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-city_50cm_typ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8804" calcext:value-type="float">
            <text:p>8804</text:p>
          </table:table-cell>
          <table:table-cell office:value-type="float" office:value="-0.989353396" calcext:value-type="float">
            <text:p>-0.9893533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0.746152" calcext:value-type="float">
            <text:p>1260.746152</text:p>
          </table:table-cell>
          <table:table-cell office:value-type="float" office:value="8799.821645" calcext:value-type="float">
            <text:p>8799.821645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3.492303" calcext:value-type="float">
            <text:p>1263.492303</text:p>
          </table:table-cell>
          <table:table-cell office:value-type="float" office:value="8795.64329" calcext:value-type="float">
            <text:p>8795.64329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6.238455" calcext:value-type="float">
            <text:p>1266.238455</text:p>
          </table:table-cell>
          <table:table-cell office:value-type="float" office:value="8791.464935" calcext:value-type="float">
            <text:p>8791.464935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8.984606" calcext:value-type="float">
            <text:p>1268.984606</text:p>
          </table:table-cell>
          <table:table-cell office:value-type="float" office:value="8787.28658" calcext:value-type="float">
            <text:p>8787.28658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1.730758" calcext:value-type="float">
            <text:p>1271.730758</text:p>
          </table:table-cell>
          <table:table-cell office:value-type="float" office:value="8783.108225" calcext:value-type="float">
            <text:p>8783.108225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4.47691" calcext:value-type="float">
            <text:p>1274.47691</text:p>
          </table:table-cell>
          <table:table-cell office:value-type="float" office:value="8778.929869" calcext:value-type="float">
            <text:p>8778.929869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7.223061" calcext:value-type="float">
            <text:p>1277.223061</text:p>
          </table:table-cell>
          <table:table-cell office:value-type="float" office:value="8774.751514" calcext:value-type="float">
            <text:p>8774.751514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9.969213" calcext:value-type="float">
            <text:p>1279.969213</text:p>
          </table:table-cell>
          <table:table-cell office:value-type="float" office:value="8770.573159" calcext:value-type="float">
            <text:p>8770.573159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2.715365" calcext:value-type="float">
            <text:p>1282.715365</text:p>
          </table:table-cell>
          <table:table-cell office:value-type="float" office:value="8766.394804" calcext:value-type="float">
            <text:p>8766.394804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5.461516" calcext:value-type="float">
            <text:p>1285.461516</text:p>
          </table:table-cell>
          <table:table-cell office:value-type="float" office:value="8762.216449" calcext:value-type="float">
            <text:p>8762.216449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8.207668" calcext:value-type="float">
            <text:p>1288.207668</text:p>
          </table:table-cell>
          <table:table-cell office:value-type="float" office:value="8758.038094" calcext:value-type="float">
            <text:p>8758.038094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0.953819" calcext:value-type="float">
            <text:p>1290.953819</text:p>
          </table:table-cell>
          <table:table-cell office:value-type="float" office:value="8753.859739" calcext:value-type="float">
            <text:p>8753.859739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3.699971" calcext:value-type="float">
            <text:p>1293.699971</text:p>
          </table:table-cell>
          <table:table-cell office:value-type="float" office:value="8749.681384" calcext:value-type="float">
            <text:p>8749.681384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6.446123" calcext:value-type="float">
            <text:p>1296.446123</text:p>
          </table:table-cell>
          <table:table-cell office:value-type="float" office:value="8745.503029" calcext:value-type="float">
            <text:p>8745.503029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9.192274" calcext:value-type="float">
            <text:p>1299.192274</text:p>
          </table:table-cell>
          <table:table-cell office:value-type="float" office:value="8741.324674" calcext:value-type="float">
            <text:p>8741.324674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1.938426" calcext:value-type="float">
            <text:p>1301.938426</text:p>
          </table:table-cell>
          <table:table-cell office:value-type="float" office:value="8737.146318" calcext:value-type="float">
            <text:p>8737.146318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4.684578" calcext:value-type="float">
            <text:p>1304.684578</text:p>
          </table:table-cell>
          <table:table-cell office:value-type="float" office:value="8732.967963" calcext:value-type="float">
            <text:p>8732.967963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7.430729" calcext:value-type="float">
            <text:p>1307.430729</text:p>
          </table:table-cell>
          <table:table-cell office:value-type="float" office:value="8728.789608" calcext:value-type="float">
            <text:p>8728.789608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0.176881" calcext:value-type="float">
            <text:p>1310.176881</text:p>
          </table:table-cell>
          <table:table-cell office:value-type="float" office:value="8724.611253" calcext:value-type="float">
            <text:p>8724.611253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2.923032" calcext:value-type="float">
            <text:p>1312.923032</text:p>
          </table:table-cell>
          <table:table-cell office:value-type="float" office:value="8720.432898" calcext:value-type="float">
            <text:p>8720.432898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5.669184" calcext:value-type="float">
            <text:p>1315.669184</text:p>
          </table:table-cell>
          <table:table-cell office:value-type="float" office:value="8716.254543" calcext:value-type="float">
            <text:p>8716.254543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8.415336" calcext:value-type="float">
            <text:p>1318.415336</text:p>
          </table:table-cell>
          <table:table-cell office:value-type="float" office:value="8712.076188" calcext:value-type="float">
            <text:p>8712.076188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1.161487" calcext:value-type="float">
            <text:p>1321.161487</text:p>
          </table:table-cell>
          <table:table-cell office:value-type="float" office:value="8707.897833" calcext:value-type="float">
            <text:p>8707.897833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3.907639" calcext:value-type="float">
            <text:p>1323.907639</text:p>
          </table:table-cell>
          <table:table-cell office:value-type="float" office:value="8703.719478" calcext:value-type="float">
            <text:p>8703.719478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6.65379" calcext:value-type="float">
            <text:p>1326.65379</text:p>
          </table:table-cell>
          <table:table-cell office:value-type="float" office:value="8699.541123" calcext:value-type="float">
            <text:p>8699.541123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9.399942" calcext:value-type="float">
            <text:p>1329.399942</text:p>
          </table:table-cell>
          <table:table-cell office:value-type="float" office:value="8695.362768" calcext:value-type="float">
            <text:p>8695.362768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2.146094" calcext:value-type="float">
            <text:p>1332.146094</text:p>
          </table:table-cell>
          <table:table-cell office:value-type="float" office:value="8691.184412" calcext:value-type="float">
            <text:p>8691.184412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4.892245" calcext:value-type="float">
            <text:p>1334.892245</text:p>
          </table:table-cell>
          <table:table-cell office:value-type="float" office:value="8687.006057" calcext:value-type="float">
            <text:p>8687.006057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7.638397" calcext:value-type="float">
            <text:p>1337.638397</text:p>
          </table:table-cell>
          <table:table-cell office:value-type="float" office:value="8682.827702" calcext:value-type="float">
            <text:p>8682.827702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0.384549" calcext:value-type="float">
            <text:p>1340.384549</text:p>
          </table:table-cell>
          <table:table-cell office:value-type="float" office:value="8678.649347" calcext:value-type="float">
            <text:p>8678.649347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3.1307" calcext:value-type="float">
            <text:p>1343.1307</text:p>
          </table:table-cell>
          <table:table-cell office:value-type="float" office:value="8674.470992" calcext:value-type="float">
            <text:p>8674.470992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5.876852" calcext:value-type="float">
            <text:p>1345.876852</text:p>
          </table:table-cell>
          <table:table-cell office:value-type="float" office:value="8670.292637" calcext:value-type="float">
            <text:p>8670.292637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8.623003" calcext:value-type="float">
            <text:p>1348.623003</text:p>
          </table:table-cell>
          <table:table-cell office:value-type="float" office:value="8666.114282" calcext:value-type="float">
            <text:p>8666.114282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1.369155" calcext:value-type="float">
            <text:p>1351.369155</text:p>
          </table:table-cell>
          <table:table-cell office:value-type="float" office:value="8661.935927" calcext:value-type="float">
            <text:p>8661.935927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4.115307" calcext:value-type="float">
            <text:p>1354.115307</text:p>
          </table:table-cell>
          <table:table-cell office:value-type="float" office:value="8657.757572" calcext:value-type="float">
            <text:p>8657.757572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6.861458" calcext:value-type="float">
            <text:p>1356.861458</text:p>
          </table:table-cell>
          <table:table-cell office:value-type="float" office:value="8653.579217" calcext:value-type="float">
            <text:p>8653.579217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9.60761" calcext:value-type="float">
            <text:p>1359.60761</text:p>
          </table:table-cell>
          <table:table-cell office:value-type="float" office:value="8649.400862" calcext:value-type="float">
            <text:p>8649.400862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2.353761" calcext:value-type="float">
            <text:p>1362.353761</text:p>
          </table:table-cell>
          <table:table-cell office:value-type="float" office:value="8645.222506" calcext:value-type="float">
            <text:p>8645.222506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5.099913" calcext:value-type="float">
            <text:p>1365.099913</text:p>
          </table:table-cell>
          <table:table-cell office:value-type="float" office:value="8641.044151" calcext:value-type="float">
            <text:p>8641.044151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7.846065" calcext:value-type="float">
            <text:p>1367.846065</text:p>
          </table:table-cell>
          <table:table-cell office:value-type="float" office:value="8636.865796" calcext:value-type="float">
            <text:p>8636.865796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0.592216" calcext:value-type="float">
            <text:p>1370.592216</text:p>
          </table:table-cell>
          <table:table-cell office:value-type="float" office:value="8632.687441" calcext:value-type="float">
            <text:p>8632.687441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3.338368" calcext:value-type="float">
            <text:p>1373.338368</text:p>
          </table:table-cell>
          <table:table-cell office:value-type="float" office:value="8628.509086" calcext:value-type="float">
            <text:p>8628.509086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6.08452" calcext:value-type="float">
            <text:p>1376.08452</text:p>
          </table:table-cell>
          <table:table-cell office:value-type="float" office:value="8624.330731" calcext:value-type="float">
            <text:p>8624.330731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8.830671" calcext:value-type="float">
            <text:p>1378.830671</text:p>
          </table:table-cell>
          <table:table-cell office:value-type="float" office:value="8620.152376" calcext:value-type="float">
            <text:p>8620.152376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1.576823" calcext:value-type="float">
            <text:p>1381.576823</text:p>
          </table:table-cell>
          <table:table-cell office:value-type="float" office:value="8615.974021" calcext:value-type="float">
            <text:p>8615.974021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4.322974" calcext:value-type="float">
            <text:p>1384.322974</text:p>
          </table:table-cell>
          <table:table-cell office:value-type="float" office:value="8611.795666" calcext:value-type="float">
            <text:p>8611.795666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7.069126" calcext:value-type="float">
            <text:p>1387.069126</text:p>
          </table:table-cell>
          <table:table-cell office:value-type="float" office:value="8607.617311" calcext:value-type="float">
            <text:p>8607.617311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9.815278" calcext:value-type="float">
            <text:p>1389.815278</text:p>
          </table:table-cell>
          <table:table-cell office:value-type="float" office:value="8603.438955" calcext:value-type="float">
            <text:p>8603.438955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2.561429" calcext:value-type="float">
            <text:p>1392.561429</text:p>
          </table:table-cell>
          <table:table-cell office:value-type="float" office:value="8599.2606" calcext:value-type="float">
            <text:p>8599.2606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5.307581" calcext:value-type="float">
            <text:p>1395.307581</text:p>
          </table:table-cell>
          <table:table-cell office:value-type="float" office:value="8595.082245" calcext:value-type="float">
            <text:p>8595.082245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8.053733" calcext:value-type="float">
            <text:p>1398.053733</text:p>
          </table:table-cell>
          <table:table-cell office:value-type="float" office:value="8590.90389" calcext:value-type="float">
            <text:p>8590.90389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0.799884" calcext:value-type="float">
            <text:p>1400.799884</text:p>
          </table:table-cell>
          <table:table-cell office:value-type="float" office:value="8586.725535" calcext:value-type="float">
            <text:p>8586.725535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3.546036" calcext:value-type="float">
            <text:p>1403.546036</text:p>
          </table:table-cell>
          <table:table-cell office:value-type="float" office:value="8582.54718" calcext:value-type="float">
            <text:p>8582.54718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6.292187" calcext:value-type="float">
            <text:p>1406.292187</text:p>
          </table:table-cell>
          <table:table-cell office:value-type="float" office:value="8578.368825" calcext:value-type="float">
            <text:p>8578.368825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9.038339" calcext:value-type="float">
            <text:p>1409.038339</text:p>
          </table:table-cell>
          <table:table-cell office:value-type="float" office:value="8574.19047" calcext:value-type="float">
            <text:p>8574.19047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1.784491" calcext:value-type="float">
            <text:p>1411.784491</text:p>
          </table:table-cell>
          <table:table-cell office:value-type="float" office:value="8570.012115" calcext:value-type="float">
            <text:p>8570.012115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4.530642" calcext:value-type="float">
            <text:p>1414.530642</text:p>
          </table:table-cell>
          <table:table-cell office:value-type="float" office:value="8565.83376" calcext:value-type="float">
            <text:p>8565.83376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7.276794" calcext:value-type="float">
            <text:p>1417.276794</text:p>
          </table:table-cell>
          <table:table-cell office:value-type="float" office:value="8561.655405" calcext:value-type="float">
            <text:p>8561.655405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0.022945" calcext:value-type="float">
            <text:p>1420.022945</text:p>
          </table:table-cell>
          <table:table-cell office:value-type="float" office:value="8557.477049" calcext:value-type="float">
            <text:p>8557.477049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2.769097" calcext:value-type="float">
            <text:p>1422.769097</text:p>
          </table:table-cell>
          <table:table-cell office:value-type="float" office:value="8553.298694" calcext:value-type="float">
            <text:p>8553.298694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5.515249" calcext:value-type="float">
            <text:p>1425.515249</text:p>
          </table:table-cell>
          <table:table-cell office:value-type="float" office:value="8549.120339" calcext:value-type="float">
            <text:p>8549.120339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8.2614" calcext:value-type="float">
            <text:p>1428.2614</text:p>
          </table:table-cell>
          <table:table-cell office:value-type="float" office:value="8544.941984" calcext:value-type="float">
            <text:p>8544.941984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1.007552" calcext:value-type="float">
            <text:p>1431.007552</text:p>
          </table:table-cell>
          <table:table-cell office:value-type="float" office:value="8540.763629" calcext:value-type="float">
            <text:p>8540.763629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3.753704" calcext:value-type="float">
            <text:p>1433.753704</text:p>
          </table:table-cell>
          <table:table-cell office:value-type="float" office:value="8536.585274" calcext:value-type="float">
            <text:p>8536.585274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6.499855" calcext:value-type="float">
            <text:p>1436.499855</text:p>
          </table:table-cell>
          <table:table-cell office:value-type="float" office:value="8532.406919" calcext:value-type="float">
            <text:p>8532.406919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9.246007" calcext:value-type="float">
            <text:p>1439.246007</text:p>
          </table:table-cell>
          <table:table-cell office:value-type="float" office:value="8528.228564" calcext:value-type="float">
            <text:p>8528.228564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1.992158" calcext:value-type="float">
            <text:p>1441.992158</text:p>
          </table:table-cell>
          <table:table-cell office:value-type="float" office:value="8524.050209" calcext:value-type="float">
            <text:p>8524.050209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4.73831" calcext:value-type="float">
            <text:p>1444.73831</text:p>
          </table:table-cell>
          <table:table-cell office:value-type="float" office:value="8519.871854" calcext:value-type="float">
            <text:p>8519.871854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7.484462" calcext:value-type="float">
            <text:p>1447.484462</text:p>
          </table:table-cell>
          <table:table-cell office:value-type="float" office:value="8515.693499" calcext:value-type="float">
            <text:p>8515.693499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0.230613" calcext:value-type="float">
            <text:p>1450.230613</text:p>
          </table:table-cell>
          <table:table-cell office:value-type="float" office:value="8511.515143" calcext:value-type="float">
            <text:p>8511.515143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2.976765" calcext:value-type="float">
            <text:p>1452.976765</text:p>
          </table:table-cell>
          <table:table-cell office:value-type="float" office:value="8507.336788" calcext:value-type="float">
            <text:p>8507.336788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5.722917" calcext:value-type="float">
            <text:p>1455.722917</text:p>
          </table:table-cell>
          <table:table-cell office:value-type="float" office:value="8503.158433" calcext:value-type="float">
            <text:p>8503.158433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8.469068" calcext:value-type="float">
            <text:p>1458.469068</text:p>
          </table:table-cell>
          <table:table-cell office:value-type="float" office:value="8498.980078" calcext:value-type="float">
            <text:p>8498.980078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1.21522" calcext:value-type="float">
            <text:p>1461.21522</text:p>
          </table:table-cell>
          <table:table-cell office:value-type="float" office:value="8494.801723" calcext:value-type="float">
            <text:p>8494.801723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3.961371" calcext:value-type="float">
            <text:p>1463.961371</text:p>
          </table:table-cell>
          <table:table-cell office:value-type="float" office:value="8490.623368" calcext:value-type="float">
            <text:p>8490.623368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6.707523" calcext:value-type="float">
            <text:p>1466.707523</text:p>
          </table:table-cell>
          <table:table-cell office:value-type="float" office:value="8486.445013" calcext:value-type="float">
            <text:p>8486.445013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9.453675" calcext:value-type="float">
            <text:p>1469.453675</text:p>
          </table:table-cell>
          <table:table-cell office:value-type="float" office:value="8482.266658" calcext:value-type="float">
            <text:p>8482.266658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2.199826" calcext:value-type="float">
            <text:p>1472.199826</text:p>
          </table:table-cell>
          <table:table-cell office:value-type="float" office:value="8478.088303" calcext:value-type="float">
            <text:p>8478.088303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4.945978" calcext:value-type="float">
            <text:p>1474.945978</text:p>
          </table:table-cell>
          <table:table-cell office:value-type="float" office:value="8473.909948" calcext:value-type="float">
            <text:p>8473.909948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7.692129" calcext:value-type="float">
            <text:p>1477.692129</text:p>
          </table:table-cell>
          <table:table-cell office:value-type="float" office:value="8469.731592" calcext:value-type="float">
            <text:p>8469.731592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0.438281" calcext:value-type="float">
            <text:p>1480.438281</text:p>
          </table:table-cell>
          <table:table-cell office:value-type="float" office:value="8465.553237" calcext:value-type="float">
            <text:p>8465.553237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3.184433" calcext:value-type="float">
            <text:p>1483.184433</text:p>
          </table:table-cell>
          <table:table-cell office:value-type="float" office:value="8461.374882" calcext:value-type="float">
            <text:p>8461.374882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5.930584" calcext:value-type="float">
            <text:p>1485.930584</text:p>
          </table:table-cell>
          <table:table-cell office:value-type="float" office:value="8457.196527" calcext:value-type="float">
            <text:p>8457.196527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8.676736" calcext:value-type="float">
            <text:p>1488.676736</text:p>
          </table:table-cell>
          <table:table-cell office:value-type="float" office:value="8453.018172" calcext:value-type="float">
            <text:p>8453.018172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1.422888" calcext:value-type="float">
            <text:p>1491.422888</text:p>
          </table:table-cell>
          <table:table-cell office:value-type="float" office:value="8448.839817" calcext:value-type="float">
            <text:p>8448.839817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94.169039" calcext:value-type="float">
            <text:p>1494.169039</text:p>
          </table:table-cell>
          <table:table-cell office:value-type="float" office:value="8444.661462" calcext:value-type="float">
            <text:p>8444.661462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96.915191" calcext:value-type="float">
            <text:p>1496.915191</text:p>
          </table:table-cell>
          <table:table-cell office:value-type="float" office:value="8440.483107" calcext:value-type="float">
            <text:p>8440.483107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99.661342" calcext:value-type="float">
            <text:p>1499.661342</text:p>
          </table:table-cell>
          <table:table-cell office:value-type="float" office:value="8436.304752" calcext:value-type="float">
            <text:p>8436.304752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2.407494" calcext:value-type="float">
            <text:p>1502.407494</text:p>
          </table:table-cell>
          <table:table-cell office:value-type="float" office:value="8432.126397" calcext:value-type="float">
            <text:p>8432.126397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5.153646" calcext:value-type="float">
            <text:p>1505.153646</text:p>
          </table:table-cell>
          <table:table-cell office:value-type="float" office:value="8427.948042" calcext:value-type="float">
            <text:p>8427.948042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7.899797" calcext:value-type="float">
            <text:p>1507.899797</text:p>
          </table:table-cell>
          <table:table-cell office:value-type="float" office:value="8423.769686" calcext:value-type="float">
            <text:p>8423.769686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0.645949" calcext:value-type="float">
            <text:p>1510.645949</text:p>
          </table:table-cell>
          <table:table-cell office:value-type="float" office:value="8419.591331" calcext:value-type="float">
            <text:p>8419.591331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3.3921" calcext:value-type="float">
            <text:p>1513.3921</text:p>
          </table:table-cell>
          <table:table-cell office:value-type="float" office:value="8415.412976" calcext:value-type="float">
            <text:p>8415.412976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6.138252" calcext:value-type="float">
            <text:p>1516.138252</text:p>
          </table:table-cell>
          <table:table-cell office:value-type="float" office:value="8411.234621" calcext:value-type="float">
            <text:p>8411.234621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8.884404" calcext:value-type="float">
            <text:p>1518.884404</text:p>
          </table:table-cell>
          <table:table-cell office:value-type="float" office:value="8407.056266" calcext:value-type="float">
            <text:p>8407.056266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1.630555" calcext:value-type="float">
            <text:p>1521.630555</text:p>
          </table:table-cell>
          <table:table-cell office:value-type="float" office:value="8402.877911" calcext:value-type="float">
            <text:p>8402.877911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4.376707" calcext:value-type="float">
            <text:p>1524.376707</text:p>
          </table:table-cell>
          <table:table-cell office:value-type="float" office:value="8398.699556" calcext:value-type="float">
            <text:p>8398.699556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7.122859" calcext:value-type="float">
            <text:p>1527.122859</text:p>
          </table:table-cell>
          <table:table-cell office:value-type="float" office:value="8394.521201" calcext:value-type="float">
            <text:p>8394.521201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9.86901" calcext:value-type="float">
            <text:p>1529.86901</text:p>
          </table:table-cell>
          <table:table-cell office:value-type="float" office:value="8390.342846" calcext:value-type="float">
            <text:p>8390.342846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2.615162" calcext:value-type="float">
            <text:p>1532.615162</text:p>
          </table:table-cell>
          <table:table-cell office:value-type="float" office:value="8386.164491" calcext:value-type="float">
            <text:p>8386.164491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5.36" calcext:value-type="float">
            <text:p>1535.36</text:p>
          </table:table-cell>
          <table:table-cell office:value-type="float" office:value="8381.98" calcext:value-type="float">
            <text:p>8381.98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8.1" calcext:value-type="float">
            <text:p>1538.1</text:p>
          </table:table-cell>
          <table:table-cell office:value-type="float" office:value="8377.8" calcext:value-type="float">
            <text:p>8377.8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0.85" calcext:value-type="float">
            <text:p>1540.85</text:p>
          </table:table-cell>
          <table:table-cell office:value-type="float" office:value="8373.62" calcext:value-type="float">
            <text:p>8373.62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3.59" calcext:value-type="float">
            <text:p>1543.59</text:p>
          </table:table-cell>
          <table:table-cell office:value-type="float" office:value="8369.45" calcext:value-type="float">
            <text:p>8369.45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6.34" calcext:value-type="float">
            <text:p>1546.34</text:p>
          </table:table-cell>
          <table:table-cell office:value-type="float" office:value="8365.27" calcext:value-type="float">
            <text:p>8365.27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9.09" calcext:value-type="float">
            <text:p>1549.09</text:p>
          </table:table-cell>
          <table:table-cell office:value-type="float" office:value="8361.09" calcext:value-type="float">
            <text:p>8361.09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1.83" calcext:value-type="float">
            <text:p>1551.83</text:p>
          </table:table-cell>
          <table:table-cell office:value-type="float" office:value="8356.91" calcext:value-type="float">
            <text:p>8356.91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4.58" calcext:value-type="float">
            <text:p>1554.58</text:p>
          </table:table-cell>
          <table:table-cell office:value-type="float" office:value="8352.73" calcext:value-type="float">
            <text:p>8352.73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7.330526" calcext:value-type="float">
            <text:p>1557.330526</text:p>
          </table:table-cell>
          <table:table-cell office:value-type="float" office:value="8348.559295" calcext:value-type="float">
            <text:p>8348.559295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0.076678" calcext:value-type="float">
            <text:p>1560.076678</text:p>
          </table:table-cell>
          <table:table-cell office:value-type="float" office:value="8344.38094" calcext:value-type="float">
            <text:p>8344.38094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2.82283" calcext:value-type="float">
            <text:p>1562.82283</text:p>
          </table:table-cell>
          <table:table-cell office:value-type="float" office:value="8340.202585" calcext:value-type="float">
            <text:p>8340.202585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5.568981" calcext:value-type="float">
            <text:p>1565.568981</text:p>
          </table:table-cell>
          <table:table-cell office:value-type="float" office:value="8336.024229" calcext:value-type="float">
            <text:p>8336.024229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8.315133" calcext:value-type="float">
            <text:p>1568.315133</text:p>
          </table:table-cell>
          <table:table-cell office:value-type="float" office:value="8331.845874" calcext:value-type="float">
            <text:p>8331.845874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1.061284" calcext:value-type="float">
            <text:p>1571.061284</text:p>
          </table:table-cell>
          <table:table-cell office:value-type="float" office:value="8327.667519" calcext:value-type="float">
            <text:p>8327.667519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3.807436" calcext:value-type="float">
            <text:p>1573.807436</text:p>
          </table:table-cell>
          <table:table-cell office:value-type="float" office:value="8323.489164" calcext:value-type="float">
            <text:p>8323.489164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6.553588" calcext:value-type="float">
            <text:p>1576.553588</text:p>
          </table:table-cell>
          <table:table-cell office:value-type="float" office:value="8319.310809" calcext:value-type="float">
            <text:p>8319.310809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9.299739" calcext:value-type="float">
            <text:p>1579.299739</text:p>
          </table:table-cell>
          <table:table-cell office:value-type="float" office:value="8315.132454" calcext:value-type="float">
            <text:p>8315.132454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2.045891" calcext:value-type="float">
            <text:p>1582.045891</text:p>
          </table:table-cell>
          <table:table-cell office:value-type="float" office:value="8310.954099" calcext:value-type="float">
            <text:p>8310.954099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4.792043" calcext:value-type="float">
            <text:p>1584.792043</text:p>
          </table:table-cell>
          <table:table-cell office:value-type="float" office:value="8306.775744" calcext:value-type="float">
            <text:p>8306.775744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7.538194" calcext:value-type="float">
            <text:p>1587.538194</text:p>
          </table:table-cell>
          <table:table-cell office:value-type="float" office:value="8302.597389" calcext:value-type="float">
            <text:p>8302.597389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0.284346" calcext:value-type="float">
            <text:p>1590.284346</text:p>
          </table:table-cell>
          <table:table-cell office:value-type="float" office:value="8298.419034" calcext:value-type="float">
            <text:p>8298.419034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3.030497" calcext:value-type="float">
            <text:p>1593.030497</text:p>
          </table:table-cell>
          <table:table-cell office:value-type="float" office:value="8294.240679" calcext:value-type="float">
            <text:p>8294.240679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5.776649" calcext:value-type="float">
            <text:p>1595.776649</text:p>
          </table:table-cell>
          <table:table-cell office:value-type="float" office:value="8290.062323" calcext:value-type="float">
            <text:p>8290.062323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8.522801" calcext:value-type="float">
            <text:p>1598.522801</text:p>
          </table:table-cell>
          <table:table-cell office:value-type="float" office:value="8285.883968" calcext:value-type="float">
            <text:p>8285.883968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1.268952" calcext:value-type="float">
            <text:p>1601.268952</text:p>
          </table:table-cell>
          <table:table-cell office:value-type="float" office:value="8281.705613" calcext:value-type="float">
            <text:p>8281.705613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4.015104" calcext:value-type="float">
            <text:p>1604.015104</text:p>
          </table:table-cell>
          <table:table-cell office:value-type="float" office:value="8277.527258" calcext:value-type="float">
            <text:p>8277.527258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6.761256" calcext:value-type="float">
            <text:p>1606.761256</text:p>
          </table:table-cell>
          <table:table-cell office:value-type="float" office:value="8273.348903" calcext:value-type="float">
            <text:p>8273.348903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9.507407" calcext:value-type="float">
            <text:p>1609.507407</text:p>
          </table:table-cell>
          <table:table-cell office:value-type="float" office:value="8269.170548" calcext:value-type="float">
            <text:p>8269.170548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2.253559" calcext:value-type="float">
            <text:p>1612.253559</text:p>
          </table:table-cell>
          <table:table-cell office:value-type="float" office:value="8264.992193" calcext:value-type="float">
            <text:p>8264.992193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4.99971" calcext:value-type="float">
            <text:p>1614.99971</text:p>
          </table:table-cell>
          <table:table-cell office:value-type="float" office:value="8260.813838" calcext:value-type="float">
            <text:p>8260.813838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7.745862" calcext:value-type="float">
            <text:p>1617.745862</text:p>
          </table:table-cell>
          <table:table-cell office:value-type="float" office:value="8256.635483" calcext:value-type="float">
            <text:p>8256.635483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0.492014" calcext:value-type="float">
            <text:p>1620.492014</text:p>
          </table:table-cell>
          <table:table-cell office:value-type="float" office:value="8252.457128" calcext:value-type="float">
            <text:p>8252.457128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3.238165" calcext:value-type="float">
            <text:p>1623.238165</text:p>
          </table:table-cell>
          <table:table-cell office:value-type="float" office:value="8248.278773" calcext:value-type="float">
            <text:p>8248.278773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5.984317" calcext:value-type="float">
            <text:p>1625.984317</text:p>
          </table:table-cell>
          <table:table-cell office:value-type="float" office:value="8244.100417" calcext:value-type="float">
            <text:p>8244.100417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8.730468" calcext:value-type="float">
            <text:p>1628.730468</text:p>
          </table:table-cell>
          <table:table-cell office:value-type="float" office:value="8239.922062" calcext:value-type="float">
            <text:p>8239.922062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1.47662" calcext:value-type="float">
            <text:p>1631.47662</text:p>
          </table:table-cell>
          <table:table-cell office:value-type="float" office:value="8235.743707" calcext:value-type="float">
            <text:p>8235.743707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4.222772" calcext:value-type="float">
            <text:p>1634.222772</text:p>
          </table:table-cell>
          <table:table-cell office:value-type="float" office:value="8231.565352" calcext:value-type="float">
            <text:p>8231.565352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36.968923" calcext:value-type="float">
            <text:p>1636.968923</text:p>
          </table:table-cell>
          <table:table-cell office:value-type="float" office:value="8227.386997" calcext:value-type="float">
            <text:p>8227.386997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39.715075" calcext:value-type="float">
            <text:p>1639.715075</text:p>
          </table:table-cell>
          <table:table-cell office:value-type="float" office:value="8223.208642" calcext:value-type="float">
            <text:p>8223.208642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42.461227" calcext:value-type="float">
            <text:p>1642.461227</text:p>
          </table:table-cell>
          <table:table-cell office:value-type="float" office:value="8219.030287" calcext:value-type="float">
            <text:p>8219.030287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45.207378" calcext:value-type="float">
            <text:p>1645.207378</text:p>
          </table:table-cell>
          <table:table-cell office:value-type="float" office:value="8214.851932" calcext:value-type="float">
            <text:p>8214.851932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47.95353" calcext:value-type="float">
            <text:p>1647.95353</text:p>
          </table:table-cell>
          <table:table-cell office:value-type="float" office:value="8210.673577" calcext:value-type="float">
            <text:p>8210.673577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50.699681" calcext:value-type="float">
            <text:p>1650.699681</text:p>
          </table:table-cell>
          <table:table-cell office:value-type="float" office:value="8206.495222" calcext:value-type="float">
            <text:p>8206.495222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53.445833" calcext:value-type="float">
            <text:p>1653.445833</text:p>
          </table:table-cell>
          <table:table-cell office:value-type="float" office:value="8202.316866" calcext:value-type="float">
            <text:p>8202.316866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56.191985" calcext:value-type="float">
            <text:p>1656.191985</text:p>
          </table:table-cell>
          <table:table-cell office:value-type="float" office:value="8198.138511" calcext:value-type="float">
            <text:p>8198.138511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58.938136" calcext:value-type="float">
            <text:p>1658.938136</text:p>
          </table:table-cell>
          <table:table-cell office:value-type="float" office:value="8193.960156" calcext:value-type="float">
            <text:p>8193.960156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61.684288" calcext:value-type="float">
            <text:p>1661.684288</text:p>
          </table:table-cell>
          <table:table-cell office:value-type="float" office:value="8189.781801" calcext:value-type="float">
            <text:p>8189.781801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64.430439" calcext:value-type="float">
            <text:p>1664.430439</text:p>
          </table:table-cell>
          <table:table-cell office:value-type="float" office:value="8185.603446" calcext:value-type="float">
            <text:p>8185.603446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67.176591" calcext:value-type="float">
            <text:p>1667.176591</text:p>
          </table:table-cell>
          <table:table-cell office:value-type="float" office:value="8181.425091" calcext:value-type="float">
            <text:p>8181.425091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69.922743" calcext:value-type="float">
            <text:p>1669.922743</text:p>
          </table:table-cell>
          <table:table-cell office:value-type="float" office:value="8177.246736" calcext:value-type="float">
            <text:p>8177.246736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72.668894" calcext:value-type="float">
            <text:p>1672.668894</text:p>
          </table:table-cell>
          <table:table-cell office:value-type="float" office:value="8173.068381" calcext:value-type="float">
            <text:p>8173.068381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75.415046" calcext:value-type="float">
            <text:p>1675.415046</text:p>
          </table:table-cell>
          <table:table-cell office:value-type="float" office:value="8168.890026" calcext:value-type="float">
            <text:p>8168.890026</text:p>
          </table:table-cell>
          <table:table-cell office:value-type="float" office:value="-0.989353396" calcext:value-type="float">
            <text:p>-0.989353396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8168" calcext:value-type="float">
            <text:p>8168</text:p>
          </table:table-cell>
          <table:table-cell office:value-type="float" office:value="-0.824068249" calcext:value-type="float">
            <text:p>-0.824068249</text:p>
          </table:table-cell>
          <table:table-cell office:value-type="float" office:value="-8.13E-017" calcext:value-type="float">
            <text:p>-8.13E-17</text:p>
          </table:table-cell>
          <table:table-cell office:value-type="float" office:value="765" calcext:value-type="float">
            <text:p>76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79.503179" calcext:value-type="float">
            <text:p>1679.503179</text:p>
          </table:table-cell>
          <table:table-cell office:value-type="float" office:value="8164.207366" calcext:value-type="float">
            <text:p>8164.207366</text:p>
          </table:table-cell>
          <table:table-cell office:value-type="float" office:value="-0.827019906" calcext:value-type="float">
            <text:p>-0.827019906</text:p>
          </table:table-cell>
          <table:table-cell office:value-type="float" office:value="-0.00114537" calcext:value-type="float">
            <text:p>-0.00114537</text:p>
          </table:table-cell>
          <table:table-cell office:value-type="float" office:value="770" calcext:value-type="float">
            <text:p>77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82.976697" calcext:value-type="float">
            <text:p>1682.976697</text:p>
          </table:table-cell>
          <table:table-cell office:value-type="float" office:value="8160.401941" calcext:value-type="float">
            <text:p>8160.401941</text:p>
          </table:table-cell>
          <table:table-cell office:value-type="float" office:value="-0.835911409" calcext:value-type="float">
            <text:p>-0.835911409</text:p>
          </table:table-cell>
          <table:table-cell office:value-type="float" office:value="-0.002311918" calcext:value-type="float">
            <text:p>-0.002311918</text:p>
          </table:table-cell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86.39089" calcext:value-type="float">
            <text:p>1686.39089</text:p>
          </table:table-cell>
          <table:table-cell office:value-type="float" office:value="8156.570934" calcext:value-type="float">
            <text:p>8156.570934</text:p>
          </table:table-cell>
          <table:table-cell office:value-type="float" office:value="-0.850850311" calcext:value-type="float">
            <text:p>-0.850850311</text:p>
          </table:table-cell>
          <table:table-cell office:value-type="float" office:value="-0.003519817" calcext:value-type="float">
            <text:p>-0.003519817</text:p>
          </table:table-cell>
          <table:table-cell office:value-type="float" office:value="780" calcext:value-type="float">
            <text:p>78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89.716096" calcext:value-type="float">
            <text:p>1689.716096</text:p>
          </table:table-cell>
          <table:table-cell office:value-type="float" office:value="8152.701555" calcext:value-type="float">
            <text:p>8152.701555</text:p>
          </table:table-cell>
          <table:table-cell office:value-type="float" office:value="-0.872008586" calcext:value-type="float">
            <text:p>-0.872008586</text:p>
          </table:table-cell>
          <table:table-cell office:value-type="float" office:value="-0.004786899" calcext:value-type="float">
            <text:p>-0.004786899</text:p>
          </table:table-cell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92.922655" calcext:value-type="float">
            <text:p>1692.922655</text:p>
          </table:table-cell>
          <table:table-cell office:value-type="float" office:value="8148.781012" calcext:value-type="float">
            <text:p>8148.781012</text:p>
          </table:table-cell>
          <table:table-cell office:value-type="float" office:value="-0.899610044" calcext:value-type="float">
            <text:p>-0.899610044</text:p>
          </table:table-cell>
          <table:table-cell office:value-type="float" office:value="-0.006126643" calcext:value-type="float">
            <text:p>-0.006126643</text:p>
          </table:table-cell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5.980902" calcext:value-type="float">
            <text:p>1695.980902</text:p>
          </table:table-cell>
          <table:table-cell office:value-type="float" office:value="8144.796514" calcext:value-type="float">
            <text:p>8144.796514</text:p>
          </table:table-cell>
          <table:table-cell office:value-type="float" office:value="-0.933909451" calcext:value-type="float">
            <text:p>-0.933909451</text:p>
          </table:table-cell>
          <table:table-cell office:value-type="float" office:value="-0.007545165" calcext:value-type="float">
            <text:p>-0.007545165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8.861177" calcext:value-type="float">
            <text:p>1698.861177</text:p>
          </table:table-cell>
          <table:table-cell office:value-type="float" office:value="8140.735271" calcext:value-type="float">
            <text:p>8140.735271</text:p>
          </table:table-cell>
          <table:table-cell office:value-type="float" office:value="-0.975160315" calcext:value-type="float">
            <text:p>-0.975160315</text:p>
          </table:table-cell>
          <table:table-cell office:value-type="float" office:value="-0.009036992" calcext:value-type="float">
            <text:p>-0.00903699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1.533818" calcext:value-type="float">
            <text:p>1701.533818</text:p>
          </table:table-cell>
          <table:table-cell office:value-type="float" office:value="8136.584491" calcext:value-type="float">
            <text:p>8136.584491</text:p>
          </table:table-cell>
          <table:table-cell office:value-type="float" office:value="-1.02356825" calcext:value-type="float">
            <text:p>-1.02356825</text:p>
          </table:table-cell>
          <table:table-cell office:value-type="float" office:value="-0.010579737" calcext:value-type="float">
            <text:p>-0.010579737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3.969162" calcext:value-type="float">
            <text:p>1703.969162</text:p>
          </table:table-cell>
          <table:table-cell office:value-type="float" office:value="8132.331385" calcext:value-type="float">
            <text:p>8132.331385</text:p>
          </table:table-cell>
          <table:table-cell office:value-type="float" office:value="-1.079227999" calcext:value-type="float">
            <text:p>-1.079227999</text:p>
          </table:table-cell>
          <table:table-cell office:value-type="float" office:value="-0.012128457" calcext:value-type="float">
            <text:p>-0.012128457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6.137546" calcext:value-type="float">
            <text:p>1706.137546</text:p>
          </table:table-cell>
          <table:table-cell office:value-type="float" office:value="8127.96316" calcext:value-type="float">
            <text:p>8127.96316</text:p>
          </table:table-cell>
          <table:table-cell office:value-type="float" office:value="-1.142045693" calcext:value-type="float">
            <text:p>-1.142045693</text:p>
          </table:table-cell>
          <table:table-cell office:value-type="float" office:value="-0.013611591" calcext:value-type="float">
            <text:p>-0.013611591</text:p>
          </table:table-cell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8.010601" calcext:value-type="float">
            <text:p>1708.010601</text:p>
          </table:table-cell>
          <table:table-cell office:value-type="float" office:value="8123.467722" calcext:value-type="float">
            <text:p>8123.467722</text:p>
          </table:table-cell>
          <table:table-cell office:value-type="float" office:value="-1.210055697" calcext:value-type="float">
            <text:p>-1.210055697</text:p>
          </table:table-cell>
          <table:table-cell office:value-type="float" office:value="-0.013767002" calcext:value-type="float">
            <text:p>-0.013767002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9.582736" calcext:value-type="float">
            <text:p>1709.582736</text:p>
          </table:table-cell>
          <table:table-cell office:value-type="float" office:value="8118.845261" calcext:value-type="float">
            <text:p>8118.845261</text:p>
          </table:table-cell>
          <table:table-cell office:value-type="float" office:value="-1.275139233" calcext:value-type="float">
            <text:p>-1.275139233</text:p>
          </table:table-cell>
          <table:table-cell office:value-type="float" office:value="-0.012874139" calcext:value-type="float">
            <text:p>-0.012874139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0.867853" calcext:value-type="float">
            <text:p>1710.867853</text:p>
          </table:table-cell>
          <table:table-cell office:value-type="float" office:value="8114.106475" calcext:value-type="float">
            <text:p>8114.106475</text:p>
          </table:table-cell>
          <table:table-cell office:value-type="float" office:value="-1.33602745" calcext:value-type="float">
            <text:p>-1.33602745</text:p>
          </table:table-cell>
          <table:table-cell office:value-type="float" office:value="-0.011918786" calcext:value-type="float">
            <text:p>-0.011918786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1.880481" calcext:value-type="float">
            <text:p>1711.880481</text:p>
          </table:table-cell>
          <table:table-cell office:value-type="float" office:value="8109.262404" calcext:value-type="float">
            <text:p>8109.262404</text:p>
          </table:table-cell>
          <table:table-cell office:value-type="float" office:value="-1.392608041" calcext:value-type="float">
            <text:p>-1.392608041</text:p>
          </table:table-cell>
          <table:table-cell office:value-type="float" office:value="-0.010946454" calcext:value-type="float">
            <text:p>-0.010946454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2.635152" calcext:value-type="float">
            <text:p>1712.635152</text:p>
          </table:table-cell>
          <table:table-cell office:value-type="float" office:value="8104.324086" calcext:value-type="float">
            <text:p>8104.324086</text:p>
          </table:table-cell>
          <table:table-cell office:value-type="float" office:value="-1.444897022" calcext:value-type="float">
            <text:p>-1.444897022</text:p>
          </table:table-cell>
          <table:table-cell office:value-type="float" office:value="-0.009991813" calcext:value-type="float">
            <text:p>-0.009991813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3.146395" calcext:value-type="float">
            <text:p>1713.146395</text:p>
          </table:table-cell>
          <table:table-cell office:value-type="float" office:value="8099.30256" calcext:value-type="float">
            <text:p>8099.30256</text:p>
          </table:table-cell>
          <table:table-cell office:value-type="float" office:value="-1.493005786" calcext:value-type="float">
            <text:p>-1.493005786</text:p>
          </table:table-cell>
          <table:table-cell office:value-type="float" office:value="-0.009078862" calcext:value-type="float">
            <text:p>-0.009078862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3.428742" calcext:value-type="float">
            <text:p>1713.428742</text:p>
          </table:table-cell>
          <table:table-cell office:value-type="float" office:value="8094.208864" calcext:value-type="float">
            <text:p>8094.208864</text:p>
          </table:table-cell>
          <table:table-cell office:value-type="float" office:value="-1.537110651" calcext:value-type="float">
            <text:p>-1.537110651</text:p>
          </table:table-cell>
          <table:table-cell office:value-type="float" office:value="-0.008222366" calcext:value-type="float">
            <text:p>-0.008222366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3.496722" calcext:value-type="float">
            <text:p>1713.496722</text:p>
          </table:table-cell>
          <table:table-cell office:value-type="float" office:value="8089.054037" calcext:value-type="float">
            <text:p>8089.054037</text:p>
          </table:table-cell>
          <table:table-cell office:value-type="float" office:value="-1.577427204" calcext:value-type="float">
            <text:p>-1.577427204</text:p>
          </table:table-cell>
          <table:table-cell office:value-type="float" office:value="-0.007429785" calcext:value-type="float">
            <text:p>-0.007429785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3.364866" calcext:value-type="float">
            <text:p>1713.364866</text:p>
          </table:table-cell>
          <table:table-cell office:value-type="float" office:value="8083.849118" calcext:value-type="float">
            <text:p>8083.849118</text:p>
          </table:table-cell>
          <table:table-cell office:value-type="float" office:value="-1.614190103" calcext:value-type="float">
            <text:p>-1.614190103</text:p>
          </table:table-cell>
          <table:table-cell office:value-type="float" office:value="-0.006703211" calcext:value-type="float">
            <text:p>-0.006703211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3.047704" calcext:value-type="float">
            <text:p>1713.047704</text:p>
          </table:table-cell>
          <table:table-cell office:value-type="float" office:value="8078.605145" calcext:value-type="float">
            <text:p>8078.605145</text:p>
          </table:table-cell>
          <table:table-cell office:value-type="float" office:value="-1.647638095" calcext:value-type="float">
            <text:p>-1.647638095</text:p>
          </table:table-cell>
          <table:table-cell office:value-type="float" office:value="-0.006041054" calcext:value-type="float">
            <text:p>-0.006041054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2.556321" calcext:value-type="float">
            <text:p>1712.556321</text:p>
          </table:table-cell>
          <table:table-cell office:value-type="float" office:value="8073.335687" calcext:value-type="float">
            <text:p>8073.335687</text:p>
          </table:table-cell>
          <table:table-cell office:value-type="float" office:value="-1.680365678" calcext:value-type="float">
            <text:p>-1.680365678</text:p>
          </table:table-cell>
          <table:table-cell office:value-type="float" office:value="-0.006459008" calcext:value-type="float">
            <text:p>-0.006459008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1.882284" calcext:value-type="float">
            <text:p>1711.882284</text:p>
          </table:table-cell>
          <table:table-cell office:value-type="float" office:value="8068.068643" calcext:value-type="float">
            <text:p>8068.068643</text:p>
          </table:table-cell>
          <table:table-cell office:value-type="float" office:value="-1.716377737" calcext:value-type="float">
            <text:p>-1.716377737</text:p>
          </table:table-cell>
          <table:table-cell office:value-type="float" office:value="-0.007125214" calcext:value-type="float">
            <text:p>-0.007125214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1.010299" calcext:value-type="float">
            <text:p>1711.010299</text:p>
          </table:table-cell>
          <table:table-cell office:value-type="float" office:value="8062.836948" calcext:value-type="float">
            <text:p>8062.836948</text:p>
          </table:table-cell>
          <table:table-cell office:value-type="float" office:value="-1.756235189" calcext:value-type="float">
            <text:p>-1.756235189</text:p>
          </table:table-cell>
          <table:table-cell office:value-type="float" office:value="-0.007928302" calcext:value-type="float">
            <text:p>-0.007928302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9.925064" calcext:value-type="float">
            <text:p>1709.925064</text:p>
          </table:table-cell>
          <table:table-cell office:value-type="float" office:value="8057.673545" calcext:value-type="float">
            <text:p>8057.673545</text:p>
          </table:table-cell>
          <table:table-cell office:value-type="float" office:value="-1.800527695" calcext:value-type="float">
            <text:p>-1.800527695</text:p>
          </table:table-cell>
          <table:table-cell office:value-type="float" office:value="-0.008889046" calcext:value-type="float">
            <text:p>-0.008889046</text:p>
          </table:table-cell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8.611277" calcext:value-type="float">
            <text:p>1708.611277</text:p>
          </table:table-cell>
          <table:table-cell office:value-type="float" office:value="8052.611376" calcext:value-type="float">
            <text:p>8052.611376</text:p>
          </table:table-cell>
          <table:table-cell office:value-type="float" office:value="-1.849914479" calcext:value-type="float">
            <text:p>-1.849914479</text:p>
          </table:table-cell>
          <table:table-cell office:value-type="float" office:value="-0.010029044" calcext:value-type="float">
            <text:p>-0.010029044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7.053638" calcext:value-type="float">
            <text:p>1707.053638</text:p>
          </table:table-cell>
          <table:table-cell office:value-type="float" office:value="8047.683382" calcext:value-type="float">
            <text:p>8047.683382</text:p>
          </table:table-cell>
          <table:table-cell office:value-type="float" office:value="-1.905116851" calcext:value-type="float">
            <text:p>-1.905116851</text:p>
          </table:table-cell>
          <table:table-cell office:value-type="float" office:value="-0.011367385" calcext:value-type="float">
            <text:p>-0.011367385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5.236842" calcext:value-type="float">
            <text:p>1705.236842</text:p>
          </table:table-cell>
          <table:table-cell office:value-type="float" office:value="8042.922507" calcext:value-type="float">
            <text:p>8042.922507</text:p>
          </table:table-cell>
          <table:table-cell office:value-type="float" office:value="-1.966895436" calcext:value-type="float">
            <text:p>-1.966895436</text:p>
          </table:table-cell>
          <table:table-cell office:value-type="float" office:value="-0.012914643" calcext:value-type="float">
            <text:p>-0.012914643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3.14559" calcext:value-type="float">
            <text:p>1703.14559</text:p>
          </table:table-cell>
          <table:table-cell office:value-type="float" office:value="8038.361692" calcext:value-type="float">
            <text:p>8038.361692</text:p>
          </table:table-cell>
          <table:table-cell office:value-type="float" office:value="-2.036003138" calcext:value-type="float">
            <text:p>-2.036003138</text:p>
          </table:table-cell>
          <table:table-cell office:value-type="float" office:value="-0.014663078" calcext:value-type="float">
            <text:p>-0.014663078</text:p>
          </table:table-cell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0.764578" calcext:value-type="float">
            <text:p>1700.764578</text:p>
          </table:table-cell>
          <table:table-cell office:value-type="float" office:value="8034.033878" calcext:value-type="float">
            <text:p>8034.033878</text:p>
          </table:table-cell>
          <table:table-cell office:value-type="float" office:value="-2.113103046" calcext:value-type="float">
            <text:p>-2.113103046</text:p>
          </table:table-cell>
          <table:table-cell office:value-type="float" office:value="-0.016572542" calcext:value-type="float">
            <text:p>-0.016572542</text:p>
          </table:table-cell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8.078505" calcext:value-type="float">
            <text:p>1698.078505</text:p>
          </table:table-cell>
          <table:table-cell office:value-type="float" office:value="8029.972009" calcext:value-type="float">
            <text:p>8029.972009</text:p>
          </table:table-cell>
          <table:table-cell office:value-type="float" office:value="-2.198642063" calcext:value-type="float">
            <text:p>-2.198642063</text:p>
          </table:table-cell>
          <table:table-cell office:value-type="float" office:value="-0.018553555" calcext:value-type="float">
            <text:p>-0.018553555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5.07207" calcext:value-type="float">
            <text:p>1695.07207</text:p>
          </table:table-cell>
          <table:table-cell office:value-type="float" office:value="8026.209026" calcext:value-type="float">
            <text:p>8026.209026</text:p>
          </table:table-cell>
          <table:table-cell office:value-type="float" office:value="-2.292680359" calcext:value-type="float">
            <text:p>-2.292680359</text:p>
          </table:table-cell>
          <table:table-cell office:value-type="float" office:value="-0.020453364" calcext:value-type="float">
            <text:p>-0.020453364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1.730414" calcext:value-type="float">
            <text:p>1691.730414</text:p>
          </table:table-cell>
          <table:table-cell office:value-type="float" office:value="8022.777273" calcext:value-type="float">
            <text:p>8022.777273</text:p>
          </table:table-cell>
          <table:table-cell office:value-type="float" office:value="-2.393437759" calcext:value-type="float">
            <text:p>-2.393437759</text:p>
          </table:table-cell>
          <table:table-cell office:value-type="float" office:value="-0.020621342" calcext:value-type="float">
            <text:p>-0.020621342</text:p>
          </table:table-cell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8.059741" calcext:value-type="float">
            <text:p>1688.059741</text:p>
          </table:table-cell>
          <table:table-cell office:value-type="float" office:value="8019.680774" calcext:value-type="float">
            <text:p>8019.680774</text:p>
          </table:table-cell>
          <table:table-cell office:value-type="float" office:value="-2.486034763" calcext:value-type="float">
            <text:p>-2.486034763</text:p>
          </table:table-cell>
          <table:table-cell office:value-type="float" office:value="-0.017874725" calcext:value-type="float">
            <text:p>-0.017874725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4.09602" calcext:value-type="float">
            <text:p>1684.09602</text:p>
          </table:table-cell>
          <table:table-cell office:value-type="float" office:value="8016.883528" calcext:value-type="float">
            <text:p>8016.883528</text:p>
          </table:table-cell>
          <table:table-cell office:value-type="float" office:value="-2.565689363" calcext:value-type="float">
            <text:p>-2.565689363</text:p>
          </table:table-cell>
          <table:table-cell office:value-type="float" office:value="-0.014958118" calcext:value-type="float">
            <text:p>-0.014958118</text:p>
          </table:table-cell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9.87747" calcext:value-type="float">
            <text:p>1679.87747</text:p>
          </table:table-cell>
          <table:table-cell office:value-type="float" office:value="8014.346507" calcext:value-type="float">
            <text:p>8014.346507</text:p>
          </table:table-cell>
          <table:table-cell office:value-type="float" office:value="-2.632279766" calcext:value-type="float">
            <text:p>-2.632279766</text:p>
          </table:table-cell>
          <table:table-cell office:value-type="float" office:value="-0.012127482" calcext:value-type="float">
            <text:p>-0.012127482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5.44231" calcext:value-type="float">
            <text:p>1675.44231</text:p>
          </table:table-cell>
          <table:table-cell office:value-type="float" office:value="8012.03068" calcext:value-type="float">
            <text:p>8012.03068</text:p>
          </table:table-cell>
          <table:table-cell office:value-type="float" office:value="-2.686300171" calcext:value-type="float">
            <text:p>-2.686300171</text:p>
          </table:table-cell>
          <table:table-cell office:value-type="float" office:value="-0.009511584" calcext:value-type="float">
            <text:p>-0.009511584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0.828762" calcext:value-type="float">
            <text:p>1670.828762</text:p>
          </table:table-cell>
          <table:table-cell office:value-type="float" office:value="8009.897019" calcext:value-type="float">
            <text:p>8009.897019</text:p>
          </table:table-cell>
          <table:table-cell office:value-type="float" office:value="-2.728518166" calcext:value-type="float">
            <text:p>-2.728518166</text:p>
          </table:table-cell>
          <table:table-cell office:value-type="float" office:value="-0.007145471" calcext:value-type="float">
            <text:p>-0.007145471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6.075045" calcext:value-type="float">
            <text:p>1666.075045</text:p>
          </table:table-cell>
          <table:table-cell office:value-type="float" office:value="8007.906494" calcext:value-type="float">
            <text:p>8007.906494</text:p>
          </table:table-cell>
          <table:table-cell office:value-type="float" office:value="-2.759735839" calcext:value-type="float">
            <text:p>-2.759735839</text:p>
          </table:table-cell>
          <table:table-cell office:value-type="float" office:value="-0.00500767" calcext:value-type="float">
            <text:p>-0.00500767</text:p>
          </table:table-cell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1.219378" calcext:value-type="float">
            <text:p>1661.219378</text:p>
          </table:table-cell>
          <table:table-cell office:value-type="float" office:value="8006.020078" calcext:value-type="float">
            <text:p>8006.020078</text:p>
          </table:table-cell>
          <table:table-cell office:value-type="float" office:value="-2.780645533" calcext:value-type="float">
            <text:p>-2.780645533</text:p>
          </table:table-cell>
          <table:table-cell office:value-type="float" office:value="-0.003047614" calcext:value-type="float">
            <text:p>-0.003047614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6.299981" calcext:value-type="float">
            <text:p>1656.299981</text:p>
          </table:table-cell>
          <table:table-cell office:value-type="float" office:value="8004.19874" calcext:value-type="float">
            <text:p>8004.19874</text:p>
          </table:table-cell>
          <table:table-cell office:value-type="float" office:value="-2.791752224" calcext:value-type="float">
            <text:p>-2.791752224</text:p>
          </table:table-cell>
          <table:table-cell office:value-type="float" office:value="-0.001201904" calcext:value-type="float">
            <text:p>-0.001201904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8003" calcext:value-type="float">
            <text:p>8003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8.429059" calcext:value-type="float">
            <text:p>1648.429059</text:p>
          </table:table-cell>
          <table:table-cell office:value-type="float" office:value="8000.97355" calcext:value-type="float">
            <text:p>8000.97355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3.858119" calcext:value-type="float">
            <text:p>1643.858119</text:p>
          </table:table-cell>
          <table:table-cell office:value-type="float" office:value="7998.947099" calcext:value-type="float">
            <text:p>7998.947099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9.287178" calcext:value-type="float">
            <text:p>1639.287178</text:p>
          </table:table-cell>
          <table:table-cell office:value-type="float" office:value="7996.920649" calcext:value-type="float">
            <text:p>7996.920649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4.716237" calcext:value-type="float">
            <text:p>1634.716237</text:p>
          </table:table-cell>
          <table:table-cell office:value-type="float" office:value="7994.894198" calcext:value-type="float">
            <text:p>7994.894198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0.145297" calcext:value-type="float">
            <text:p>1630.145297</text:p>
          </table:table-cell>
          <table:table-cell office:value-type="float" office:value="7992.867748" calcext:value-type="float">
            <text:p>7992.867748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5.574356" calcext:value-type="float">
            <text:p>1625.574356</text:p>
          </table:table-cell>
          <table:table-cell office:value-type="float" office:value="7990.841298" calcext:value-type="float">
            <text:p>7990.841298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1.003415" calcext:value-type="float">
            <text:p>1621.003415</text:p>
          </table:table-cell>
          <table:table-cell office:value-type="float" office:value="7988.814847" calcext:value-type="float">
            <text:p>7988.814847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6.432474" calcext:value-type="float">
            <text:p>1616.432474</text:p>
          </table:table-cell>
          <table:table-cell office:value-type="float" office:value="7986.788397" calcext:value-type="float">
            <text:p>7986.788397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1.861534" calcext:value-type="float">
            <text:p>1611.861534</text:p>
          </table:table-cell>
          <table:table-cell office:value-type="float" office:value="7984.761947" calcext:value-type="float">
            <text:p>7984.761947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7.290593" calcext:value-type="float">
            <text:p>1607.290593</text:p>
          </table:table-cell>
          <table:table-cell office:value-type="float" office:value="7982.735496" calcext:value-type="float">
            <text:p>7982.735496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2.719652" calcext:value-type="float">
            <text:p>1602.719652</text:p>
          </table:table-cell>
          <table:table-cell office:value-type="float" office:value="7980.709046" calcext:value-type="float">
            <text:p>7980.709046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8.148712" calcext:value-type="float">
            <text:p>1598.148712</text:p>
          </table:table-cell>
          <table:table-cell office:value-type="float" office:value="7978.682595" calcext:value-type="float">
            <text:p>7978.682595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3.577771" calcext:value-type="float">
            <text:p>1593.577771</text:p>
          </table:table-cell>
          <table:table-cell office:value-type="float" office:value="7976.656145" calcext:value-type="float">
            <text:p>7976.656145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9.00683" calcext:value-type="float">
            <text:p>1589.00683</text:p>
          </table:table-cell>
          <table:table-cell office:value-type="float" office:value="7974.629695" calcext:value-type="float">
            <text:p>7974.629695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4.43589" calcext:value-type="float">
            <text:p>1584.43589</text:p>
          </table:table-cell>
          <table:table-cell office:value-type="float" office:value="7972.603244" calcext:value-type="float">
            <text:p>7972.603244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9.864949" calcext:value-type="float">
            <text:p>1579.864949</text:p>
          </table:table-cell>
          <table:table-cell office:value-type="float" office:value="7970.576794" calcext:value-type="float">
            <text:p>7970.576794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5.294008" calcext:value-type="float">
            <text:p>1575.294008</text:p>
          </table:table-cell>
          <table:table-cell office:value-type="float" office:value="7968.550344" calcext:value-type="float">
            <text:p>7968.550344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0.723067" calcext:value-type="float">
            <text:p>1570.723067</text:p>
          </table:table-cell>
          <table:table-cell office:value-type="float" office:value="7966.523893" calcext:value-type="float">
            <text:p>7966.523893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6.152127" calcext:value-type="float">
            <text:p>1566.152127</text:p>
          </table:table-cell>
          <table:table-cell office:value-type="float" office:value="7964.497443" calcext:value-type="float">
            <text:p>7964.497443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1.581186" calcext:value-type="float">
            <text:p>1561.581186</text:p>
          </table:table-cell>
          <table:table-cell office:value-type="float" office:value="7962.470992" calcext:value-type="float">
            <text:p>7962.470992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7.010245" calcext:value-type="float">
            <text:p>1557.010245</text:p>
          </table:table-cell>
          <table:table-cell office:value-type="float" office:value="7960.444542" calcext:value-type="float">
            <text:p>7960.444542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2.439305" calcext:value-type="float">
            <text:p>1552.439305</text:p>
          </table:table-cell>
          <table:table-cell office:value-type="float" office:value="7958.418092" calcext:value-type="float">
            <text:p>7958.418092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7.868364" calcext:value-type="float">
            <text:p>1547.868364</text:p>
          </table:table-cell>
          <table:table-cell office:value-type="float" office:value="7956.391641" calcext:value-type="float">
            <text:p>7956.391641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3.297423" calcext:value-type="float">
            <text:p>1543.297423</text:p>
          </table:table-cell>
          <table:table-cell office:value-type="float" office:value="7954.365191" calcext:value-type="float">
            <text:p>7954.365191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8.726483" calcext:value-type="float">
            <text:p>1538.726483</text:p>
          </table:table-cell>
          <table:table-cell office:value-type="float" office:value="7952.338741" calcext:value-type="float">
            <text:p>7952.338741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4.155542" calcext:value-type="float">
            <text:p>1534.155542</text:p>
          </table:table-cell>
          <table:table-cell office:value-type="float" office:value="7950.31229" calcext:value-type="float">
            <text:p>7950.31229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9.584601" calcext:value-type="float">
            <text:p>1529.584601</text:p>
          </table:table-cell>
          <table:table-cell office:value-type="float" office:value="7948.28584" calcext:value-type="float">
            <text:p>7948.28584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5.01366" calcext:value-type="float">
            <text:p>1525.01366</text:p>
          </table:table-cell>
          <table:table-cell office:value-type="float" office:value="7946.259389" calcext:value-type="float">
            <text:p>7946.259389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0.44272" calcext:value-type="float">
            <text:p>1520.44272</text:p>
          </table:table-cell>
          <table:table-cell office:value-type="float" office:value="7944.232939" calcext:value-type="float">
            <text:p>7944.232939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5.871779" calcext:value-type="float">
            <text:p>1515.871779</text:p>
          </table:table-cell>
          <table:table-cell office:value-type="float" office:value="7942.206489" calcext:value-type="float">
            <text:p>7942.206489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1.300838" calcext:value-type="float">
            <text:p>1511.300838</text:p>
          </table:table-cell>
          <table:table-cell office:value-type="float" office:value="7940.180038" calcext:value-type="float">
            <text:p>7940.180038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6.729898" calcext:value-type="float">
            <text:p>1506.729898</text:p>
          </table:table-cell>
          <table:table-cell office:value-type="float" office:value="7938.153588" calcext:value-type="float">
            <text:p>7938.153588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2.158957" calcext:value-type="float">
            <text:p>1502.158957</text:p>
          </table:table-cell>
          <table:table-cell office:value-type="float" office:value="7936.127138" calcext:value-type="float">
            <text:p>7936.127138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7.588016" calcext:value-type="float">
            <text:p>1497.588016</text:p>
          </table:table-cell>
          <table:table-cell office:value-type="float" office:value="7934.100687" calcext:value-type="float">
            <text:p>7934.100687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3.017076" calcext:value-type="float">
            <text:p>1493.017076</text:p>
          </table:table-cell>
          <table:table-cell office:value-type="float" office:value="7932.074237" calcext:value-type="float">
            <text:p>7932.074237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8.446135" calcext:value-type="float">
            <text:p>1488.446135</text:p>
          </table:table-cell>
          <table:table-cell office:value-type="float" office:value="7930.047786" calcext:value-type="float">
            <text:p>7930.047786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3.875194" calcext:value-type="float">
            <text:p>1483.875194</text:p>
          </table:table-cell>
          <table:table-cell office:value-type="float" office:value="7928.021336" calcext:value-type="float">
            <text:p>7928.021336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9.304253" calcext:value-type="float">
            <text:p>1479.304253</text:p>
          </table:table-cell>
          <table:table-cell office:value-type="float" office:value="7925.994886" calcext:value-type="float">
            <text:p>7925.994886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4.733313" calcext:value-type="float">
            <text:p>1474.733313</text:p>
          </table:table-cell>
          <table:table-cell office:value-type="float" office:value="7923.968435" calcext:value-type="float">
            <text:p>7923.968435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0.162372" calcext:value-type="float">
            <text:p>1470.162372</text:p>
          </table:table-cell>
          <table:table-cell office:value-type="float" office:value="7921.941985" calcext:value-type="float">
            <text:p>7921.941985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5.591431" calcext:value-type="float">
            <text:p>1465.591431</text:p>
          </table:table-cell>
          <table:table-cell office:value-type="float" office:value="7919.915535" calcext:value-type="float">
            <text:p>7919.915535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1.020491" calcext:value-type="float">
            <text:p>1461.020491</text:p>
          </table:table-cell>
          <table:table-cell office:value-type="float" office:value="7917.889084" calcext:value-type="float">
            <text:p>7917.889084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6.44955" calcext:value-type="float">
            <text:p>1456.44955</text:p>
          </table:table-cell>
          <table:table-cell office:value-type="float" office:value="7915.862634" calcext:value-type="float">
            <text:p>7915.862634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1.878609" calcext:value-type="float">
            <text:p>1451.878609</text:p>
          </table:table-cell>
          <table:table-cell office:value-type="float" office:value="7913.836183" calcext:value-type="float">
            <text:p>7913.836183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7.307669" calcext:value-type="float">
            <text:p>1447.307669</text:p>
          </table:table-cell>
          <table:table-cell office:value-type="float" office:value="7911.809733" calcext:value-type="float">
            <text:p>7911.809733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2.736728" calcext:value-type="float">
            <text:p>1442.736728</text:p>
          </table:table-cell>
          <table:table-cell office:value-type="float" office:value="7909.783283" calcext:value-type="float">
            <text:p>7909.783283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8.165787" calcext:value-type="float">
            <text:p>1438.165787</text:p>
          </table:table-cell>
          <table:table-cell office:value-type="float" office:value="7907.756832" calcext:value-type="float">
            <text:p>7907.756832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3.594846" calcext:value-type="float">
            <text:p>1433.594846</text:p>
          </table:table-cell>
          <table:table-cell office:value-type="float" office:value="7905.730382" calcext:value-type="float">
            <text:p>7905.730382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9.023906" calcext:value-type="float">
            <text:p>1429.023906</text:p>
          </table:table-cell>
          <table:table-cell office:value-type="float" office:value="7903.703932" calcext:value-type="float">
            <text:p>7903.703932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4.452965" calcext:value-type="float">
            <text:p>1424.452965</text:p>
          </table:table-cell>
          <table:table-cell office:value-type="float" office:value="7901.677481" calcext:value-type="float">
            <text:p>7901.677481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9.882024" calcext:value-type="float">
            <text:p>1419.882024</text:p>
          </table:table-cell>
          <table:table-cell office:value-type="float" office:value="7899.651031" calcext:value-type="float">
            <text:p>7899.651031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5.311084" calcext:value-type="float">
            <text:p>1415.311084</text:p>
          </table:table-cell>
          <table:table-cell office:value-type="float" office:value="7897.62458" calcext:value-type="float">
            <text:p>7897.62458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0.740143" calcext:value-type="float">
            <text:p>1410.740143</text:p>
          </table:table-cell>
          <table:table-cell office:value-type="float" office:value="7895.59813" calcext:value-type="float">
            <text:p>7895.59813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6.169202" calcext:value-type="float">
            <text:p>1406.169202</text:p>
          </table:table-cell>
          <table:table-cell office:value-type="float" office:value="7893.57168" calcext:value-type="float">
            <text:p>7893.57168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1.598262" calcext:value-type="float">
            <text:p>1401.598262</text:p>
          </table:table-cell>
          <table:table-cell office:value-type="float" office:value="7891.545229" calcext:value-type="float">
            <text:p>7891.545229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7.027321" calcext:value-type="float">
            <text:p>1397.027321</text:p>
          </table:table-cell>
          <table:table-cell office:value-type="float" office:value="7889.518779" calcext:value-type="float">
            <text:p>7889.518779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2.45638" calcext:value-type="float">
            <text:p>1392.45638</text:p>
          </table:table-cell>
          <table:table-cell office:value-type="float" office:value="7887.492329" calcext:value-type="float">
            <text:p>7887.492329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7.885439" calcext:value-type="float">
            <text:p>1387.885439</text:p>
          </table:table-cell>
          <table:table-cell office:value-type="float" office:value="7885.465878" calcext:value-type="float">
            <text:p>7885.465878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3.314499" calcext:value-type="float">
            <text:p>1383.314499</text:p>
          </table:table-cell>
          <table:table-cell office:value-type="float" office:value="7883.439428" calcext:value-type="float">
            <text:p>7883.439428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8.743558" calcext:value-type="float">
            <text:p>1378.743558</text:p>
          </table:table-cell>
          <table:table-cell office:value-type="float" office:value="7881.412977" calcext:value-type="float">
            <text:p>7881.412977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4.172617" calcext:value-type="float">
            <text:p>1374.172617</text:p>
          </table:table-cell>
          <table:table-cell office:value-type="float" office:value="7879.386527" calcext:value-type="float">
            <text:p>7879.386527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9.601677" calcext:value-type="float">
            <text:p>1369.601677</text:p>
          </table:table-cell>
          <table:table-cell office:value-type="float" office:value="7877.360077" calcext:value-type="float">
            <text:p>7877.360077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5.030736" calcext:value-type="float">
            <text:p>1365.030736</text:p>
          </table:table-cell>
          <table:table-cell office:value-type="float" office:value="7875.333626" calcext:value-type="float">
            <text:p>7875.333626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0.459795" calcext:value-type="float">
            <text:p>1360.459795</text:p>
          </table:table-cell>
          <table:table-cell office:value-type="float" office:value="7873.307176" calcext:value-type="float">
            <text:p>7873.307176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5.888855" calcext:value-type="float">
            <text:p>1355.888855</text:p>
          </table:table-cell>
          <table:table-cell office:value-type="float" office:value="7871.280726" calcext:value-type="float">
            <text:p>7871.280726</text:p>
          </table:table-cell>
          <table:table-cell office:value-type="float" office:value="-2.724296542" calcext:value-type="float">
            <text:p>-2.724296542</text:p>
          </table:table-cell>
          <table:table-cell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7870" calcext:value-type="float">
            <text:p>7870</text:p>
          </table:table-cell>
          <table:table-cell office:value-type="float" office:value="-2.476186016" calcext:value-type="float">
            <text:p>-2.476186016</text:p>
          </table:table-cell>
          <table:table-cell office:value-type="float" office:value="3.12E-017" calcext:value-type="float">
            <text:p>3.12E-17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8.925339" calcext:value-type="float">
            <text:p>1348.925339</text:p>
          </table:table-cell>
          <table:table-cell office:value-type="float" office:value="7866.795081" calcext:value-type="float">
            <text:p>7866.795081</text:p>
          </table:table-cell>
          <table:table-cell office:value-type="float" office:value="-2.472948888" calcext:value-type="float">
            <text:p>-2.472948888</text:p>
          </table:table-cell>
          <table:table-cell office:value-type="float" office:value="0.001251205" calcext:value-type="float">
            <text:p>0.001251205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4.880541" calcext:value-type="float">
            <text:p>1344.880541</text:p>
          </table:table-cell>
          <table:table-cell office:value-type="float" office:value="7863.570966" calcext:value-type="float">
            <text:p>7863.570966</text:p>
          </table:table-cell>
          <table:table-cell office:value-type="float" office:value="-2.46319439" calcext:value-type="float">
            <text:p>-2.46319439</text:p>
          </table:table-cell>
          <table:table-cell office:value-type="float" office:value="0.002527291" calcext:value-type="float">
            <text:p>0.002527291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0.895472" calcext:value-type="float">
            <text:p>1340.895472</text:p>
          </table:table-cell>
          <table:table-cell office:value-type="float" office:value="7860.308461" calcext:value-type="float">
            <text:p>7860.308461</text:p>
          </table:table-cell>
          <table:table-cell office:value-type="float" office:value="-2.446795938" calcext:value-type="float">
            <text:p>-2.446795938</text:p>
          </table:table-cell>
          <table:table-cell office:value-type="float" office:value="0.003851764" calcext:value-type="float">
            <text:p>0.003851764</text:p>
          </table:table-cell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6.999996" calcext:value-type="float">
            <text:p>1336.999996</text:p>
          </table:table-cell>
          <table:table-cell office:value-type="float" office:value="7856.98837" calcext:value-type="float">
            <text:p>7856.98837</text:p>
          </table:table-cell>
          <table:table-cell office:value-type="float" office:value="-2.42355243" calcext:value-type="float">
            <text:p>-2.42355243</text:p>
          </table:table-cell>
          <table:table-cell office:value-type="float" office:value="0.005244917" calcext:value-type="float">
            <text:p>0.005244917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3.223976" calcext:value-type="float">
            <text:p>1333.223976</text:p>
          </table:table-cell>
          <table:table-cell office:value-type="float" office:value="7853.591497" calcext:value-type="float">
            <text:p>7853.591497</text:p>
          </table:table-cell>
          <table:table-cell office:value-type="float" office:value="-2.393205409" calcext:value-type="float">
            <text:p>-2.393205409</text:p>
          </table:table-cell>
          <table:table-cell office:value-type="float" office:value="0.006721026" calcext:value-type="float">
            <text:p>0.006721026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9.597278" calcext:value-type="float">
            <text:p>1329.597278</text:p>
          </table:table-cell>
          <table:table-cell office:value-type="float" office:value="7850.098648" calcext:value-type="float">
            <text:p>7850.098648</text:p>
          </table:table-cell>
          <table:table-cell office:value-type="float" office:value="-2.355467694" calcext:value-type="float">
            <text:p>-2.355467694</text:p>
          </table:table-cell>
          <table:table-cell office:value-type="float" office:value="0.008284164" calcext:value-type="float">
            <text:p>0.008284164</text:p>
          </table:table-cell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6.149764" calcext:value-type="float">
            <text:p>1326.149764</text:p>
          </table:table-cell>
          <table:table-cell office:value-type="float" office:value="7846.490626" calcext:value-type="float">
            <text:p>7846.490626</text:p>
          </table:table-cell>
          <table:table-cell office:value-type="float" office:value="-2.3100676" calcext:value-type="float">
            <text:p>-2.3100676</text:p>
          </table:table-cell>
          <table:table-cell office:value-type="float" office:value="0.0099224" calcext:value-type="float">
            <text:p>0.0099224</text:p>
          </table:table-cell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2.911299" calcext:value-type="float">
            <text:p>1322.911299</text:p>
          </table:table-cell>
          <table:table-cell office:value-type="float" office:value="7842.748238" calcext:value-type="float">
            <text:p>7842.748238</text:p>
          </table:table-cell>
          <table:table-cell office:value-type="float" office:value="-2.256812591" calcext:value-type="float">
            <text:p>-2.256812591</text:p>
          </table:table-cell>
          <table:table-cell office:value-type="float" office:value="0.011600762" calcext:value-type="float">
            <text:p>0.011600762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9.911748" calcext:value-type="float">
            <text:p>1319.911748</text:p>
          </table:table-cell>
          <table:table-cell office:value-type="float" office:value="7838.852286" calcext:value-type="float">
            <text:p>7838.852286</text:p>
          </table:table-cell>
          <table:table-cell office:value-type="float" office:value="-2.195673746" calcext:value-type="float">
            <text:p>-2.195673746</text:p>
          </table:table-cell>
          <table:table-cell office:value-type="float" office:value="0.013254479" calcext:value-type="float">
            <text:p>0.013254479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7.180974" calcext:value-type="float">
            <text:p>1317.180974</text:p>
          </table:table-cell>
          <table:table-cell office:value-type="float" office:value="7834.783576" calcext:value-type="float">
            <text:p>7834.783576</text:p>
          </table:table-cell>
          <table:table-cell office:value-type="float" office:value="-2.126886249" calcext:value-type="float">
            <text:p>-2.126886249</text:p>
          </table:table-cell>
          <table:table-cell office:value-type="float" office:value="0.014785753" calcext:value-type="float">
            <text:p>0.014785753</text:p>
          </table:table-cell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4.748829" calcext:value-type="float">
            <text:p>1314.748829</text:p>
          </table:table-cell>
          <table:table-cell office:value-type="float" office:value="7830.522925" calcext:value-type="float">
            <text:p>7830.522925</text:p>
          </table:table-cell>
          <table:table-cell office:value-type="float" office:value="-2.051146458" calcext:value-type="float">
            <text:p>-2.051146458</text:p>
          </table:table-cell>
          <table:table-cell office:value-type="float" office:value="0.015714887" calcext:value-type="float">
            <text:p>0.015714887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2.631391" calcext:value-type="float">
            <text:p>1312.631391</text:p>
          </table:table-cell>
          <table:table-cell office:value-type="float" office:value="7826.06316" calcext:value-type="float">
            <text:p>7826.06316</text:p>
          </table:table-cell>
          <table:table-cell office:value-type="float" office:value="-1.978707749" calcext:value-type="float">
            <text:p>-1.978707749</text:p>
          </table:table-cell>
          <table:table-cell office:value-type="float" office:value="0.013635907" calcext:value-type="float">
            <text:p>0.013635907</text:p>
          </table:table-cell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0.804956" calcext:value-type="float">
            <text:p>1310.804956</text:p>
          </table:table-cell>
          <table:table-cell office:value-type="float" office:value="7821.431811" calcext:value-type="float">
            <text:p>7821.431811</text:p>
          </table:table-cell>
          <table:table-cell office:value-type="float" office:value="-1.915805814" calcext:value-type="float">
            <text:p>-1.915805814</text:p>
          </table:table-cell>
          <table:table-cell office:value-type="float" office:value="0.01165488" calcext:value-type="float">
            <text:p>0.01165488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9.238675" calcext:value-type="float">
            <text:p>1309.238675</text:p>
          </table:table-cell>
          <table:table-cell office:value-type="float" office:value="7816.662638" calcext:value-type="float">
            <text:p>7816.662638</text:p>
          </table:table-cell>
          <table:table-cell office:value-type="float" office:value="-1.86195597" calcext:value-type="float">
            <text:p>-1.86195597</text:p>
          </table:table-cell>
          <table:table-cell office:value-type="float" office:value="0.009827604" calcext:value-type="float">
            <text:p>0.009827604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7.9017" calcext:value-type="float">
            <text:p>1307.9017</text:p>
          </table:table-cell>
          <table:table-cell office:value-type="float" office:value="7811.7894" calcext:value-type="float">
            <text:p>7811.7894</text:p>
          </table:table-cell>
          <table:table-cell office:value-type="float" office:value="-1.816559876" calcext:value-type="float">
            <text:p>-1.816559876</text:p>
          </table:table-cell>
          <table:table-cell office:value-type="float" office:value="0.008166215" calcext:value-type="float">
            <text:p>0.008166215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6.763186" calcext:value-type="float">
            <text:p>1306.763186</text:p>
          </table:table-cell>
          <table:table-cell office:value-type="float" office:value="7806.845856" calcext:value-type="float">
            <text:p>7806.845856</text:p>
          </table:table-cell>
          <table:table-cell office:value-type="float" office:value="-1.779023016" calcext:value-type="float">
            <text:p>-1.779023016</text:p>
          </table:table-cell>
          <table:table-cell office:value-type="float" office:value="0.006654994" calcext:value-type="float">
            <text:p>0.006654994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5.792402" calcext:value-type="float">
            <text:p>1305.792402</text:p>
          </table:table-cell>
          <table:table-cell office:value-type="float" office:value="7801.86571" calcext:value-type="float">
            <text:p>7801.86571</text:p>
          </table:table-cell>
          <table:table-cell office:value-type="float" office:value="-1.748500663" calcext:value-type="float">
            <text:p>-1.748500663</text:p>
          </table:table-cell>
          <table:table-cell office:value-type="float" office:value="0.005833743" calcext:value-type="float">
            <text:p>0.005833743</text:p>
          </table:table-cell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4.976807" calcext:value-type="float">
            <text:p>1304.976807</text:p>
          </table:table-cell>
          <table:table-cell office:value-type="float" office:value="7796.874009" calcext:value-type="float">
            <text:p>7796.874009</text:p>
          </table:table-cell>
          <table:table-cell office:value-type="float" office:value="-1.716006421" calcext:value-type="float">
            <text:p>-1.716006421</text:p>
          </table:table-cell>
          <table:table-cell office:value-type="float" office:value="0.00702402" calcext:value-type="float">
            <text:p>0.00702402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4.341452" calcext:value-type="float">
            <text:p>1304.341452</text:p>
          </table:table-cell>
          <table:table-cell office:value-type="float" office:value="7791.877915" calcext:value-type="float">
            <text:p>7791.877915</text:p>
          </table:table-cell>
          <table:table-cell office:value-type="float" office:value="-1.677528277" calcext:value-type="float">
            <text:p>-1.677528277</text:p>
          </table:table-cell>
          <table:table-cell office:value-type="float" office:value="0.008263841" calcext:value-type="float">
            <text:p>0.008263841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3.916037" calcext:value-type="float">
            <text:p>1303.916037</text:p>
          </table:table-cell>
          <table:table-cell office:value-type="float" office:value="7786.882378" calcext:value-type="float">
            <text:p>7786.882378</text:p>
          </table:table-cell>
          <table:table-cell office:value-type="float" office:value="-1.632904609" calcext:value-type="float">
            <text:p>-1.632904609</text:p>
          </table:table-cell>
          <table:table-cell office:value-type="float" office:value="0.009541117" calcext:value-type="float">
            <text:p>0.00954111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3.730265" calcext:value-type="float">
            <text:p>1303.730265</text:p>
          </table:table-cell>
          <table:table-cell office:value-type="float" office:value="7781.892344" calcext:value-type="float">
            <text:p>7781.892344</text:p>
          </table:table-cell>
          <table:table-cell office:value-type="float" office:value="-1.582038278" calcext:value-type="float">
            <text:p>-1.582038278</text:p>
          </table:table-cell>
          <table:table-cell office:value-type="float" office:value="0.010829178" calcext:value-type="float">
            <text:p>0.010829178</text:p>
          </table:table-cell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3.813836" calcext:value-type="float">
            <text:p>1303.813836</text:p>
          </table:table-cell>
          <table:table-cell office:value-type="float" office:value="7776.912763" calcext:value-type="float">
            <text:p>7776.912763</text:p>
          </table:table-cell>
          <table:table-cell office:value-type="float" office:value="-1.524949106" calcext:value-type="float">
            <text:p>-1.524949106</text:p>
          </table:table-cell>
          <table:table-cell office:value-type="float" office:value="0.012083918" calcext:value-type="float">
            <text:p>0.012083918</text:p>
          </table:table-cell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4.195857" calcext:value-type="float">
            <text:p>1304.195857</text:p>
          </table:table-cell>
          <table:table-cell office:value-type="float" office:value="7771.948637" calcext:value-type="float">
            <text:p>7771.948637</text:p>
          </table:table-cell>
          <table:table-cell office:value-type="float" office:value="-1.462689132" calcext:value-type="float">
            <text:p>-1.462689132</text:p>
          </table:table-cell>
          <table:table-cell office:value-type="float" office:value="0.01241745" calcext:value-type="float">
            <text:p>0.01241745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4.883965" calcext:value-type="float">
            <text:p>1304.883965</text:p>
          </table:table-cell>
          <table:table-cell office:value-type="float" office:value="7767.006924" calcext:value-type="float">
            <text:p>7767.006924</text:p>
          </table:table-cell>
          <table:table-cell office:value-type="float" office:value="-1.402927233" calcext:value-type="float">
            <text:p>-1.402927233</text:p>
          </table:table-cell>
          <table:table-cell office:value-type="float" office:value="0.011535406" calcext:value-type="float">
            <text:p>0.011535406</text:p>
          </table:table-cell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5.858902" calcext:value-type="float">
            <text:p>1305.858902</text:p>
          </table:table-cell>
          <table:table-cell office:value-type="float" office:value="7762.097033" calcext:value-type="float">
            <text:p>7762.097033</text:p>
          </table:table-cell>
          <table:table-cell office:value-type="float" office:value="-1.347354568" calcext:value-type="float">
            <text:p>-1.347354568</text:p>
          </table:table-cell>
          <table:table-cell office:value-type="float" office:value="0.010671027" calcext:value-type="float">
            <text:p>0.010671027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7.099707" calcext:value-type="float">
            <text:p>1307.099707</text:p>
          </table:table-cell>
          <table:table-cell office:value-type="float" office:value="7757.228527" calcext:value-type="float">
            <text:p>7757.228527</text:p>
          </table:table-cell>
          <table:table-cell office:value-type="float" office:value="-1.295825336" calcext:value-type="float">
            <text:p>-1.295825336</text:p>
          </table:table-cell>
          <table:table-cell office:value-type="float" office:value="0.00984833" calcext:value-type="float">
            <text:p>0.00984833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8.585419" calcext:value-type="float">
            <text:p>1308.585419</text:p>
          </table:table-cell>
          <table:table-cell office:value-type="float" office:value="7752.410971" calcext:value-type="float">
            <text:p>7752.410971</text:p>
          </table:table-cell>
          <table:table-cell office:value-type="float" office:value="-1.248128572" calcext:value-type="float">
            <text:p>-1.248128572</text:p>
          </table:table-cell>
          <table:table-cell office:value-type="float" office:value="0.009082472" calcext:value-type="float">
            <text:p>0.009082472</text:p>
          </table:table-cell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0.295079" calcext:value-type="float">
            <text:p>1310.295079</text:p>
          </table:table-cell>
          <table:table-cell office:value-type="float" office:value="7747.653929" calcext:value-type="float">
            <text:p>7747.653929</text:p>
          </table:table-cell>
          <table:table-cell office:value-type="float" office:value="-1.204013939" calcext:value-type="float">
            <text:p>-1.204013939</text:p>
          </table:table-cell>
          <table:table-cell office:value-type="float" office:value="0.008381674" calcext:value-type="float">
            <text:p>0.008381674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2.207725" calcext:value-type="float">
            <text:p>1312.207725</text:p>
          </table:table-cell>
          <table:table-cell office:value-type="float" office:value="7742.966963" calcext:value-type="float">
            <text:p>7742.966963</text:p>
          </table:table-cell>
          <table:table-cell office:value-type="float" office:value="-1.16321158" calcext:value-type="float">
            <text:p>-1.16321158</text:p>
          </table:table-cell>
          <table:table-cell office:value-type="float" office:value="0.00774913" calcext:value-type="float">
            <text:p>0.00774913</text:p>
          </table:table-cell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4.302396" calcext:value-type="float">
            <text:p>1314.302396</text:p>
          </table:table-cell>
          <table:table-cell office:value-type="float" office:value="7738.359639" calcext:value-type="float">
            <text:p>7738.359639</text:p>
          </table:table-cell>
          <table:table-cell office:value-type="float" office:value="-1.125446438" calcext:value-type="float">
            <text:p>-1.125446438</text:p>
          </table:table-cell>
          <table:table-cell office:value-type="float" office:value="0.007184669" calcext:value-type="float">
            <text:p>0.007184669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6.558132" calcext:value-type="float">
            <text:p>1316.558132</text:p>
          </table:table-cell>
          <table:table-cell office:value-type="float" office:value="7733.84152" calcext:value-type="float">
            <text:p>7733.84152</text:p>
          </table:table-cell>
          <table:table-cell office:value-type="float" office:value="-1.090447936" calcext:value-type="float">
            <text:p>-1.090447936</text:p>
          </table:table-cell>
          <table:table-cell office:value-type="float" office:value="0.006686069" calcext:value-type="float">
            <text:p>0.006686069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8.953588" calcext:value-type="float">
            <text:p>1318.953588</text:p>
          </table:table-cell>
          <table:table-cell office:value-type="float" office:value="7729.419656" calcext:value-type="float">
            <text:p>7729.419656</text:p>
          </table:table-cell>
          <table:table-cell office:value-type="float" office:value="-1.05911165" calcext:value-type="float">
            <text:p>-1.05911165</text:p>
          </table:table-cell>
          <table:table-cell office:value-type="float" office:value="0.005663208" calcext:value-type="float">
            <text:p>0.005663208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1.464675" calcext:value-type="float">
            <text:p>1321.464675</text:p>
          </table:table-cell>
          <table:table-cell office:value-type="float" office:value="7725.08318" calcext:value-type="float">
            <text:p>7725.08318</text:p>
          </table:table-cell>
          <table:table-cell office:value-type="float" office:value="-1.033720765" calcext:value-type="float">
            <text:p>-1.033720765</text:p>
          </table:table-cell>
          <table:table-cell office:value-type="float" office:value="0.004463046" calcext:value-type="float">
            <text:p>0.004463046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4.066117" calcext:value-type="float">
            <text:p>1324.066117</text:p>
          </table:table-cell>
          <table:table-cell office:value-type="float" office:value="7720.813448" calcext:value-type="float">
            <text:p>7720.813448</text:p>
          </table:table-cell>
          <table:table-cell office:value-type="float" office:value="-1.014475542" calcext:value-type="float">
            <text:p>-1.014475542</text:p>
          </table:table-cell>
          <table:table-cell office:value-type="float" office:value="0.003230927" calcext:value-type="float">
            <text:p>0.003230927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6.732631" calcext:value-type="float">
            <text:p>1326.732631</text:p>
          </table:table-cell>
          <table:table-cell office:value-type="float" office:value="7716.591785" calcext:value-type="float">
            <text:p>7716.591785</text:p>
          </table:table-cell>
          <table:table-cell office:value-type="float" office:value="-1.001456888" calcext:value-type="float">
            <text:p>-1.001456888</text:p>
          </table:table-cell>
          <table:table-cell office:value-type="float" office:value="0.001981297" calcext:value-type="float">
            <text:p>0.001981297</text:p>
          </table:table-cell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9.438935" calcext:value-type="float">
            <text:p>1329.438935</text:p>
          </table:table-cell>
          <table:table-cell office:value-type="float" office:value="7712.399514" calcext:value-type="float">
            <text:p>7712.399514</text:p>
          </table:table-cell>
          <table:table-cell office:value-type="float" office:value="-0.994706683" calcext:value-type="float">
            <text:p>-0.994706683</text:p>
          </table:table-cell>
          <table:table-cell office:value-type="float" office:value="0.000723307" calcext:value-type="float">
            <text:p>0.000723307</text:p>
          </table:table-cell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7710" calcext:value-type="float">
            <text:p>7710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3.719477" calcext:value-type="float">
            <text:p>1333.719477</text:p>
          </table:table-cell>
          <table:table-cell office:value-type="float" office:value="7705.804235" calcext:value-type="float">
            <text:p>7705.804235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6.438955" calcext:value-type="float">
            <text:p>1336.438955</text:p>
          </table:table-cell>
          <table:table-cell office:value-type="float" office:value="7701.60847" calcext:value-type="float">
            <text:p>7701.60847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9.158432" calcext:value-type="float">
            <text:p>1339.158432</text:p>
          </table:table-cell>
          <table:table-cell office:value-type="float" office:value="7697.412705" calcext:value-type="float">
            <text:p>7697.412705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1.877909" calcext:value-type="float">
            <text:p>1341.877909</text:p>
          </table:table-cell>
          <table:table-cell office:value-type="float" office:value="7693.21694" calcext:value-type="float">
            <text:p>7693.21694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4.597386" calcext:value-type="float">
            <text:p>1344.597386</text:p>
          </table:table-cell>
          <table:table-cell office:value-type="float" office:value="7689.021175" calcext:value-type="float">
            <text:p>7689.021175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7.316864" calcext:value-type="float">
            <text:p>1347.316864</text:p>
          </table:table-cell>
          <table:table-cell office:value-type="float" office:value="7684.82541" calcext:value-type="float">
            <text:p>7684.82541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0.036341" calcext:value-type="float">
            <text:p>1350.036341</text:p>
          </table:table-cell>
          <table:table-cell office:value-type="float" office:value="7680.629645" calcext:value-type="float">
            <text:p>7680.629645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2.755818" calcext:value-type="float">
            <text:p>1352.755818</text:p>
          </table:table-cell>
          <table:table-cell office:value-type="float" office:value="7676.433881" calcext:value-type="float">
            <text:p>7676.433881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5.475295" calcext:value-type="float">
            <text:p>1355.475295</text:p>
          </table:table-cell>
          <table:table-cell office:value-type="float" office:value="7672.238116" calcext:value-type="float">
            <text:p>7672.238116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8.194773" calcext:value-type="float">
            <text:p>1358.194773</text:p>
          </table:table-cell>
          <table:table-cell office:value-type="float" office:value="7668.042351" calcext:value-type="float">
            <text:p>7668.042351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0.91425" calcext:value-type="float">
            <text:p>1360.91425</text:p>
          </table:table-cell>
          <table:table-cell office:value-type="float" office:value="7663.846586" calcext:value-type="float">
            <text:p>7663.846586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3.633727" calcext:value-type="float">
            <text:p>1363.633727</text:p>
          </table:table-cell>
          <table:table-cell office:value-type="float" office:value="7659.650821" calcext:value-type="float">
            <text:p>7659.650821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6.353205" calcext:value-type="float">
            <text:p>1366.353205</text:p>
          </table:table-cell>
          <table:table-cell office:value-type="float" office:value="7655.455056" calcext:value-type="float">
            <text:p>7655.455056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9.072682" calcext:value-type="float">
            <text:p>1369.072682</text:p>
          </table:table-cell>
          <table:table-cell office:value-type="float" office:value="7651.259291" calcext:value-type="float">
            <text:p>7651.259291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1.792159" calcext:value-type="float">
            <text:p>1371.792159</text:p>
          </table:table-cell>
          <table:table-cell office:value-type="float" office:value="7647.063526" calcext:value-type="float">
            <text:p>7647.063526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4.511636" calcext:value-type="float">
            <text:p>1374.511636</text:p>
          </table:table-cell>
          <table:table-cell office:value-type="float" office:value="7642.867761" calcext:value-type="float">
            <text:p>7642.867761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7.231114" calcext:value-type="float">
            <text:p>1377.231114</text:p>
          </table:table-cell>
          <table:table-cell office:value-type="float" office:value="7638.671996" calcext:value-type="float">
            <text:p>7638.671996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9.950591" calcext:value-type="float">
            <text:p>1379.950591</text:p>
          </table:table-cell>
          <table:table-cell office:value-type="float" office:value="7634.476231" calcext:value-type="float">
            <text:p>7634.476231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2.670068" calcext:value-type="float">
            <text:p>1382.670068</text:p>
          </table:table-cell>
          <table:table-cell office:value-type="float" office:value="7630.280466" calcext:value-type="float">
            <text:p>7630.280466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5.389545" calcext:value-type="float">
            <text:p>1385.389545</text:p>
          </table:table-cell>
          <table:table-cell office:value-type="float" office:value="7626.084701" calcext:value-type="float">
            <text:p>7626.084701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8.109023" calcext:value-type="float">
            <text:p>1388.109023</text:p>
          </table:table-cell>
          <table:table-cell office:value-type="float" office:value="7621.888936" calcext:value-type="float">
            <text:p>7621.888936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0.8285" calcext:value-type="float">
            <text:p>1390.8285</text:p>
          </table:table-cell>
          <table:table-cell office:value-type="float" office:value="7617.693171" calcext:value-type="float">
            <text:p>7617.693171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3.547977" calcext:value-type="float">
            <text:p>1393.547977</text:p>
          </table:table-cell>
          <table:table-cell office:value-type="float" office:value="7613.497407" calcext:value-type="float">
            <text:p>7613.497407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6.267455" calcext:value-type="float">
            <text:p>1396.267455</text:p>
          </table:table-cell>
          <table:table-cell office:value-type="float" office:value="7609.301642" calcext:value-type="float">
            <text:p>7609.301642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605" calcext:value-type="float">
            <text:p>16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398.986932" calcext:value-type="float">
            <text:p>1398.986932</text:p>
          </table:table-cell>
          <table:table-cell office:value-type="float" office:value="7605.105877" calcext:value-type="float">
            <text:p>7605.105877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01.706409" calcext:value-type="float">
            <text:p>1401.706409</text:p>
          </table:table-cell>
          <table:table-cell office:value-type="float" office:value="7600.910112" calcext:value-type="float">
            <text:p>7600.910112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615" calcext:value-type="float">
            <text:p>16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04.425886" calcext:value-type="float">
            <text:p>1404.425886</text:p>
          </table:table-cell>
          <table:table-cell office:value-type="float" office:value="7596.714347" calcext:value-type="float">
            <text:p>7596.714347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620" calcext:value-type="float">
            <text:p>16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07.145364" calcext:value-type="float">
            <text:p>1407.145364</text:p>
          </table:table-cell>
          <table:table-cell office:value-type="float" office:value="7592.518582" calcext:value-type="float">
            <text:p>7592.518582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625" calcext:value-type="float">
            <text:p>16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09.864841" calcext:value-type="float">
            <text:p>1409.864841</text:p>
          </table:table-cell>
          <table:table-cell office:value-type="float" office:value="7588.322817" calcext:value-type="float">
            <text:p>7588.322817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12.584318" calcext:value-type="float">
            <text:p>1412.584318</text:p>
          </table:table-cell>
          <table:table-cell office:value-type="float" office:value="7584.127052" calcext:value-type="float">
            <text:p>7584.127052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635" calcext:value-type="float">
            <text:p>163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15.303795" calcext:value-type="float">
            <text:p>1415.303795</text:p>
          </table:table-cell>
          <table:table-cell office:value-type="float" office:value="7579.931287" calcext:value-type="float">
            <text:p>7579.931287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18.023273" calcext:value-type="float">
            <text:p>1418.023273</text:p>
          </table:table-cell>
          <table:table-cell office:value-type="float" office:value="7575.735522" calcext:value-type="float">
            <text:p>7575.735522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645" calcext:value-type="float">
            <text:p>164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20.74275" calcext:value-type="float">
            <text:p>1420.74275</text:p>
          </table:table-cell>
          <table:table-cell office:value-type="float" office:value="7571.539757" calcext:value-type="float">
            <text:p>7571.539757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23.462227" calcext:value-type="float">
            <text:p>1423.462227</text:p>
          </table:table-cell>
          <table:table-cell office:value-type="float" office:value="7567.343992" calcext:value-type="float">
            <text:p>7567.343992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655" calcext:value-type="float">
            <text:p>16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26.181704" calcext:value-type="float">
            <text:p>1426.181704</text:p>
          </table:table-cell>
          <table:table-cell office:value-type="float" office:value="7563.148227" calcext:value-type="float">
            <text:p>7563.148227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28.901182" calcext:value-type="float">
            <text:p>1428.901182</text:p>
          </table:table-cell>
          <table:table-cell office:value-type="float" office:value="7558.952462" calcext:value-type="float">
            <text:p>7558.952462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665" calcext:value-type="float">
            <text:p>166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31.620659" calcext:value-type="float">
            <text:p>1431.620659</text:p>
          </table:table-cell>
          <table:table-cell office:value-type="float" office:value="7554.756697" calcext:value-type="float">
            <text:p>7554.756697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670" calcext:value-type="float">
            <text:p>167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34.340136" calcext:value-type="float">
            <text:p>1434.340136</text:p>
          </table:table-cell>
          <table:table-cell office:value-type="float" office:value="7550.560933" calcext:value-type="float">
            <text:p>7550.560933</text:p>
          </table:table-cell>
          <table:table-cell office:value-type="float" office:value="-0.995724037" calcext:value-type="float">
            <text:p>-0.995724037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7548" calcext:value-type="float">
            <text:p>7548</text:p>
          </table:table-cell>
          <table:table-cell office:value-type="float" office:value="-1.040671226" calcext:value-type="float">
            <text:p>-1.040671226</text:p>
          </table:table-cell>
          <table:table-cell office:value-type="float" office:value="4.54E-017" calcext:value-type="float">
            <text:p>4.54E-17</text:p>
          </table:table-cell>
          <table:table-cell office:value-type="float" office:value="1680" calcext:value-type="float">
            <text:p>168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38.534185" calcext:value-type="float">
            <text:p>1438.534185</text:p>
          </table:table-cell>
          <table:table-cell office:value-type="float" office:value="7543.685272" calcext:value-type="float">
            <text:p>7543.685272</text:p>
          </table:table-cell>
          <table:table-cell office:value-type="float" office:value="-1.037884337" calcext:value-type="float">
            <text:p>-1.037884337</text:p>
          </table:table-cell>
          <table:table-cell office:value-type="float" office:value="0.001114087" calcext:value-type="float">
            <text:p>0.001114087</text:p>
          </table:table-cell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1.091861" calcext:value-type="float">
            <text:p>1441.091861</text:p>
          </table:table-cell>
          <table:table-cell office:value-type="float" office:value="7539.385619" calcext:value-type="float">
            <text:p>7539.385619</text:p>
          </table:table-cell>
          <table:table-cell office:value-type="float" office:value="-1.029520335" calcext:value-type="float">
            <text:p>-1.029520335</text:p>
          </table:table-cell>
          <table:table-cell office:value-type="float" office:value="0.002230045" calcext:value-type="float">
            <text:p>0.002230045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3.696518" calcext:value-type="float">
            <text:p>1443.696518</text:p>
          </table:table-cell>
          <table:table-cell office:value-type="float" office:value="7535.116113" calcext:value-type="float">
            <text:p>7535.116113</text:p>
          </table:table-cell>
          <table:table-cell office:value-type="float" office:value="-1.015571807" calcext:value-type="float">
            <text:p>-1.015571807</text:p>
          </table:table-cell>
          <table:table-cell office:value-type="float" office:value="0.003348188" calcext:value-type="float">
            <text:p>0.003348188</text:p>
          </table:table-cell>
          <table:table-cell office:value-type="float" office:value="1695" calcext:value-type="float">
            <text:p>16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6.371647" calcext:value-type="float">
            <text:p>1446.371647</text:p>
          </table:table-cell>
          <table:table-cell office:value-type="float" office:value="7530.891831" calcext:value-type="float">
            <text:p>7530.891831</text:p>
          </table:table-cell>
          <table:table-cell office:value-type="float" office:value="-0.99603508" calcext:value-type="float">
            <text:p>-0.99603508</text:p>
          </table:table-cell>
          <table:table-cell office:value-type="float" office:value="0.004465698" calcext:value-type="float">
            <text:p>0.004465698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9.140739" calcext:value-type="float">
            <text:p>1449.140739</text:p>
          </table:table-cell>
          <table:table-cell office:value-type="float" office:value="7526.727844" calcext:value-type="float">
            <text:p>7526.727844</text:p>
          </table:table-cell>
          <table:table-cell office:value-type="float" office:value="-0.970923268" calcext:value-type="float">
            <text:p>-0.970923268</text:p>
          </table:table-cell>
          <table:table-cell office:value-type="float" office:value="0.005575063" calcext:value-type="float">
            <text:p>0.005575063</text:p>
          </table:table-cell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2.027285" calcext:value-type="float">
            <text:p>1452.027285</text:p>
          </table:table-cell>
          <table:table-cell office:value-type="float" office:value="7522.639229" calcext:value-type="float">
            <text:p>7522.639229</text:p>
          </table:table-cell>
          <table:table-cell office:value-type="float" office:value="-0.940284413" calcext:value-type="float">
            <text:p>-0.940284413</text:p>
          </table:table-cell>
          <table:table-cell office:value-type="float" office:value="0.006662643" calcext:value-type="float">
            <text:p>0.006662643</text:p>
          </table:table-cell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5.054707" calcext:value-type="float">
            <text:p>1455.054707</text:p>
          </table:table-cell>
          <table:table-cell office:value-type="float" office:value="7518.641205" calcext:value-type="float">
            <text:p>7518.641205</text:p>
          </table:table-cell>
          <table:table-cell office:value-type="float" office:value="-0.904158389" calcext:value-type="float">
            <text:p>-0.904158389</text:p>
          </table:table-cell>
          <table:table-cell office:value-type="float" office:value="0.007788128" calcext:value-type="float">
            <text:p>0.007788128</text:p>
          </table:table-cell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8.242629" calcext:value-type="float">
            <text:p>1458.242629</text:p>
          </table:table-cell>
          <table:table-cell office:value-type="float" office:value="7514.757245" calcext:value-type="float">
            <text:p>7514.757245</text:p>
          </table:table-cell>
          <table:table-cell office:value-type="float" office:value="-0.86175081" calcext:value-type="float">
            <text:p>-0.86175081</text:p>
          </table:table-cell>
          <table:table-cell office:value-type="float" office:value="0.009103741" calcext:value-type="float">
            <text:p>0.009103741</text:p>
          </table:table-cell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1.604929" calcext:value-type="float">
            <text:p>1461.604929</text:p>
          </table:table-cell>
          <table:table-cell office:value-type="float" office:value="7511.023295" calcext:value-type="float">
            <text:p>7511.023295</text:p>
          </table:table-cell>
          <table:table-cell office:value-type="float" office:value="-0.81252475" calcext:value-type="float">
            <text:p>-0.81252475</text:p>
          </table:table-cell>
          <table:table-cell office:value-type="float" office:value="0.010501234" calcext:value-type="float">
            <text:p>0.010501234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5.155007" calcext:value-type="float">
            <text:p>1465.155007</text:p>
          </table:table-cell>
          <table:table-cell office:value-type="float" office:value="7507.476338" calcext:value-type="float">
            <text:p>7507.476338</text:p>
          </table:table-cell>
          <table:table-cell office:value-type="float" office:value="-0.756166048" calcext:value-type="float">
            <text:p>-0.756166048</text:p>
          </table:table-cell>
          <table:table-cell office:value-type="float" office:value="0.011965947" calcext:value-type="float">
            <text:p>0.011965947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8.906265" calcext:value-type="float">
            <text:p>1468.906265</text:p>
          </table:table-cell>
          <table:table-cell office:value-type="float" office:value="7504.153358" calcext:value-type="float">
            <text:p>7504.153358</text:p>
          </table:table-cell>
          <table:table-cell office:value-type="float" office:value="-0.692448971" calcext:value-type="float">
            <text:p>-0.692448971</text:p>
          </table:table-cell>
          <table:table-cell office:value-type="float" office:value="0.01345874" calcext:value-type="float">
            <text:p>0.01345874</text:p>
          </table:table-cell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2.872103" calcext:value-type="float">
            <text:p>1472.872103</text:p>
          </table:table-cell>
          <table:table-cell office:value-type="float" office:value="7501.091337" calcext:value-type="float">
            <text:p>7501.091337</text:p>
          </table:table-cell>
          <table:table-cell office:value-type="float" office:value="-0.621327904" calcext:value-type="float">
            <text:p>-0.621327904</text:p>
          </table:table-cell>
          <table:table-cell office:value-type="float" office:value="0.014910185" calcext:value-type="float">
            <text:p>0.014910185</text:p>
          </table:table-cell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7.059506" calcext:value-type="float">
            <text:p>1477.059506</text:p>
          </table:table-cell>
          <table:table-cell office:value-type="float" office:value="7498.321952" calcext:value-type="float">
            <text:p>7498.321952</text:p>
          </table:table-cell>
          <table:table-cell office:value-type="float" office:value="-0.547883708" calcext:value-type="float">
            <text:p>-0.547883708</text:p>
          </table:table-cell>
          <table:table-cell office:value-type="float" office:value="0.014289021" calcext:value-type="float">
            <text:p>0.014289021</text:p>
          </table:table-cell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1.447265" calcext:value-type="float">
            <text:p>1481.447265</text:p>
          </table:table-cell>
          <table:table-cell office:value-type="float" office:value="7495.853559" calcext:value-type="float">
            <text:p>7495.853559</text:p>
          </table:table-cell>
          <table:table-cell office:value-type="float" office:value="-0.477502079" calcext:value-type="float">
            <text:p>-0.477502079</text:p>
          </table:table-cell>
          <table:table-cell office:value-type="float" office:value="0.013680839" calcext:value-type="float">
            <text:p>0.013680839</text:p>
          </table:table-cell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6.006431" calcext:value-type="float">
            <text:p>1486.006431</text:p>
          </table:table-cell>
          <table:table-cell office:value-type="float" office:value="7493.688112" calcext:value-type="float">
            <text:p>7493.688112</text:p>
          </table:table-cell>
          <table:table-cell office:value-type="float" office:value="-0.409766536" calcext:value-type="float">
            <text:p>-0.409766536</text:p>
          </table:table-cell>
          <table:table-cell office:value-type="float" office:value="0.013172527" calcext:value-type="float">
            <text:p>0.013172527</text:p>
          </table:table-cell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0.708052" calcext:value-type="float">
            <text:p>1490.708052</text:p>
          </table:table-cell>
          <table:table-cell office:value-type="float" office:value="7491.827562" calcext:value-type="float">
            <text:p>7491.827562</text:p>
          </table:table-cell>
          <table:table-cell office:value-type="float" office:value="-0.344198041" calcext:value-type="float">
            <text:p>-0.344198041</text:p>
          </table:table-cell>
          <table:table-cell office:value-type="float" office:value="0.012777691" calcext:value-type="float">
            <text:p>0.012777691</text:p>
          </table:table-cell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5.523176" calcext:value-type="float">
            <text:p>1495.523176</text:p>
          </table:table-cell>
          <table:table-cell office:value-type="float" office:value="7490.273862" calcext:value-type="float">
            <text:p>7490.273862</text:p>
          </table:table-cell>
          <table:table-cell office:value-type="float" office:value="-0.280279309" calcext:value-type="float">
            <text:p>-0.280279309</text:p>
          </table:table-cell>
          <table:table-cell office:value-type="float" office:value="0.012505427" calcext:value-type="float">
            <text:p>0.012505427</text:p>
          </table:table-cell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0.422855" calcext:value-type="float">
            <text:p>1500.422855</text:p>
          </table:table-cell>
          <table:table-cell office:value-type="float" office:value="7489.028963" calcext:value-type="float">
            <text:p>7489.028963</text:p>
          </table:table-cell>
          <table:table-cell office:value-type="float" office:value="-0.217466714" calcext:value-type="float">
            <text:p>-0.217466714</text:p>
          </table:table-cell>
          <table:table-cell office:value-type="float" office:value="0.012362406" calcext:value-type="float">
            <text:p>0.012362406</text:p>
          </table:table-cell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5.378135" calcext:value-type="float">
            <text:p>1505.378135</text:p>
          </table:table-cell>
          <table:table-cell office:value-type="float" office:value="7488.094819" calcext:value-type="float">
            <text:p>7488.094819</text:p>
          </table:table-cell>
          <table:table-cell office:value-type="float" office:value="-0.155196487" calcext:value-type="float">
            <text:p>-0.155196487</text:p>
          </table:table-cell>
          <table:table-cell office:value-type="float" office:value="0.012354451" calcext:value-type="float">
            <text:p>0.012354451</text:p>
          </table:table-cell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0.362436" calcext:value-type="float">
            <text:p>1510.362436</text:p>
          </table:table-cell>
          <table:table-cell office:value-type="float" office:value="7487.469807" calcext:value-type="float">
            <text:p>7487.469807</text:p>
          </table:table-cell>
          <table:table-cell office:value-type="float" office:value="-0.095169093" calcext:value-type="float">
            <text:p>-0.095169093</text:p>
          </table:table-cell>
          <table:table-cell office:value-type="float" office:value="0.011400779" calcext:value-type="float">
            <text:p>0.011400779</text:p>
          </table:table-cell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5.363015" calcext:value-type="float">
            <text:p>1515.363015</text:p>
          </table:table-cell>
          <table:table-cell office:value-type="float" office:value="7487.131431" calcext:value-type="float">
            <text:p>7487.131431</text:p>
          </table:table-cell>
          <table:table-cell office:value-type="float" office:value="-0.04094134" calcext:value-type="float">
            <text:p>-0.04094134</text:p>
          </table:table-cell>
          <table:table-cell office:value-type="float" office:value="0.01022649" calcext:value-type="float">
            <text:p>0.01022649</text:p>
          </table:table-cell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0.372135" calcext:value-type="float">
            <text:p>1520.372135</text:p>
          </table:table-cell>
          <table:table-cell office:value-type="float" office:value="7487.049641" calcext:value-type="float">
            <text:p>7487.049641</text:p>
          </table:table-cell>
          <table:table-cell office:value-type="float" office:value="0.007280644" calcext:value-type="float">
            <text:p>0.007280644</text:p>
          </table:table-cell>
          <table:table-cell office:value-type="float" office:value="0.00902096" calcext:value-type="float">
            <text:p>0.00902096</text:p>
          </table:table-cell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5.382068" calcext:value-type="float">
            <text:p>1525.382068</text:p>
          </table:table-cell>
          <table:table-cell office:value-type="float" office:value="7487.194376" calcext:value-type="float">
            <text:p>7487.194376</text:p>
          </table:table-cell>
          <table:table-cell office:value-type="float" office:value="0.049478013" calcext:value-type="float">
            <text:p>0.049478013</text:p>
          </table:table-cell>
          <table:table-cell office:value-type="float" office:value="0.007819066" calcext:value-type="float">
            <text:p>0.007819066</text:p>
          </table:table-cell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0.385086" calcext:value-type="float">
            <text:p>1530.385086</text:p>
          </table:table-cell>
          <table:table-cell office:value-type="float" office:value="7487.535574" calcext:value-type="float">
            <text:p>7487.535574</text:p>
          </table:table-cell>
          <table:table-cell office:value-type="float" office:value="0.085723112" calcext:value-type="float">
            <text:p>0.085723112</text:p>
          </table:table-cell>
          <table:table-cell office:value-type="float" office:value="0.006640826" calcext:value-type="float">
            <text:p>0.00664082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5.373461" calcext:value-type="float">
            <text:p>1535.373461</text:p>
          </table:table-cell>
          <table:table-cell office:value-type="float" office:value="7488.043176" calcext:value-type="float">
            <text:p>7488.043176</text:p>
          </table:table-cell>
          <table:table-cell office:value-type="float" office:value="0.116144873" calcext:value-type="float">
            <text:p>0.116144873</text:p>
          </table:table-cell>
          <table:table-cell office:value-type="float" office:value="0.005554341" calcext:value-type="float">
            <text:p>0.005554341</text:p>
          </table:table-cell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0.340988" calcext:value-type="float">
            <text:p>1540.340988</text:p>
          </table:table-cell>
          <table:table-cell office:value-type="float" office:value="7488.691534" calcext:value-type="float">
            <text:p>7488.691534</text:p>
          </table:table-cell>
          <table:table-cell office:value-type="float" office:value="0.14315237" calcext:value-type="float">
            <text:p>0.14315237</text:p>
          </table:table-cell>
          <table:table-cell office:value-type="float" office:value="0.005226303" calcext:value-type="float">
            <text:p>0.005226303</text:p>
          </table:table-cell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5.28633" calcext:value-type="float">
            <text:p>1545.28633</text:p>
          </table:table-cell>
          <table:table-cell office:value-type="float" office:value="7489.46911" calcext:value-type="float">
            <text:p>7489.46911</text:p>
          </table:table-cell>
          <table:table-cell office:value-type="float" office:value="0.168483795" calcext:value-type="float">
            <text:p>0.168483795</text:p>
          </table:table-cell>
          <table:table-cell office:value-type="float" office:value="0.004893001" calcext:value-type="float">
            <text:p>0.004893001</text:p>
          </table:table-cell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0.209123" calcext:value-type="float">
            <text:p>1550.209123</text:p>
          </table:table-cell>
          <table:table-cell office:value-type="float" office:value="7490.36718" calcext:value-type="float">
            <text:p>7490.36718</text:p>
          </table:table-cell>
          <table:table-cell office:value-type="float" office:value="0.192129701" calcext:value-type="float">
            <text:p>0.192129701</text:p>
          </table:table-cell>
          <table:table-cell office:value-type="float" office:value="0.00455729" calcext:value-type="float">
            <text:p>0.00455729</text:p>
          </table:table-cell>
          <table:table-cell office:value-type="float" office:value="1820" calcext:value-type="float">
            <text:p>18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5.109003" calcext:value-type="float">
            <text:p>1555.109003</text:p>
          </table:table-cell>
          <table:table-cell office:value-type="float" office:value="7491.377023" calcext:value-type="float">
            <text:p>7491.377023</text:p>
          </table:table-cell>
          <table:table-cell office:value-type="float" office:value="0.214089147" calcext:value-type="float">
            <text:p>0.214089147</text:p>
          </table:table-cell>
          <table:table-cell office:value-type="float" office:value="0.004221407" calcext:value-type="float">
            <text:p>0.004221407</text:p>
          </table:table-cell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9.985605" calcext:value-type="float">
            <text:p>1559.985605</text:p>
          </table:table-cell>
          <table:table-cell office:value-type="float" office:value="7492.489913" calcext:value-type="float">
            <text:p>7492.489913</text:p>
          </table:table-cell>
          <table:table-cell office:value-type="float" office:value="0.234367673" calcext:value-type="float">
            <text:p>0.234367673</text:p>
          </table:table-cell>
          <table:table-cell office:value-type="float" office:value="0.003887003" calcext:value-type="float">
            <text:p>0.003887003</text:p>
          </table:table-cell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4.838564" calcext:value-type="float">
            <text:p>1564.838564</text:p>
          </table:table-cell>
          <table:table-cell office:value-type="float" office:value="7493.697127" calcext:value-type="float">
            <text:p>7493.697127</text:p>
          </table:table-cell>
          <table:table-cell office:value-type="float" office:value="0.252975406" calcext:value-type="float">
            <text:p>0.252975406</text:p>
          </table:table-cell>
          <table:table-cell office:value-type="float" office:value="0.003555187" calcext:value-type="float">
            <text:p>0.003555187</text:p>
          </table:table-cell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9.667748" calcext:value-type="float">
            <text:p>1569.667748</text:p>
          </table:table-cell>
          <table:table-cell office:value-type="float" office:value="7494.989871" calcext:value-type="float">
            <text:p>7494.989871</text:p>
          </table:table-cell>
          <table:table-cell office:value-type="float" office:value="0.269821779" calcext:value-type="float">
            <text:p>0.269821779</text:p>
          </table:table-cell>
          <table:table-cell office:value-type="float" office:value="0.003171009" calcext:value-type="float">
            <text:p>0.003171009</text:p>
          </table:table-cell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4.474973" calcext:value-type="float">
            <text:p>1574.474973</text:p>
          </table:table-cell>
          <table:table-cell office:value-type="float" office:value="7496.358743" calcext:value-type="float">
            <text:p>7496.358743</text:p>
          </table:table-cell>
          <table:table-cell office:value-type="float" office:value="0.284663161" calcext:value-type="float">
            <text:p>0.284663161</text:p>
          </table:table-cell>
          <table:table-cell office:value-type="float" office:value="0.002767118" calcext:value-type="float">
            <text:p>0.002767118</text:p>
          </table:table-cell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9.263033" calcext:value-type="float">
            <text:p>1579.263033</text:p>
          </table:table-cell>
          <table:table-cell office:value-type="float" office:value="7497.794038" calcext:value-type="float">
            <text:p>7497.794038</text:p>
          </table:table-cell>
          <table:table-cell office:value-type="float" office:value="0.297482118" calcext:value-type="float">
            <text:p>0.297482118</text:p>
          </table:table-cell>
          <table:table-cell office:value-type="float" office:value="0.002361786" calcext:value-type="float">
            <text:p>0.002361786</text:p>
          </table:table-cell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4.034729" calcext:value-type="float">
            <text:p>1584.034729</text:p>
          </table:table-cell>
          <table:table-cell office:value-type="float" office:value="7499.286047" calcext:value-type="float">
            <text:p>7499.286047</text:p>
          </table:table-cell>
          <table:table-cell office:value-type="float" office:value="0.308275863" calcext:value-type="float">
            <text:p>0.308275863</text:p>
          </table:table-cell>
          <table:table-cell office:value-type="float" office:value="0.001956143" calcext:value-type="float">
            <text:p>0.001956143</text:p>
          </table:table-cell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8.792861" calcext:value-type="float">
            <text:p>1588.792861</text:p>
          </table:table-cell>
          <table:table-cell office:value-type="float" office:value="7500.825064" calcext:value-type="float">
            <text:p>7500.825064</text:p>
          </table:table-cell>
          <table:table-cell office:value-type="float" office:value="0.317044627" calcext:value-type="float">
            <text:p>0.317044627</text:p>
          </table:table-cell>
          <table:table-cell office:value-type="float" office:value="0.001550883" calcext:value-type="float">
            <text:p>0.001550883</text:p>
          </table:table-cell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3.540232" calcext:value-type="float">
            <text:p>1593.540232</text:p>
          </table:table-cell>
          <table:table-cell office:value-type="float" office:value="7502.401381" calcext:value-type="float">
            <text:p>7502.401381</text:p>
          </table:table-cell>
          <table:table-cell office:value-type="float" office:value="0.323790333" calcext:value-type="float">
            <text:p>0.323790333</text:p>
          </table:table-cell>
          <table:table-cell office:value-type="float" office:value="0.00114634" calcext:value-type="float">
            <text:p>0.00114634</text:p>
          </table:table-cell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8.279641" calcext:value-type="float">
            <text:p>1598.279641</text:p>
          </table:table-cell>
          <table:table-cell office:value-type="float" office:value="7504.00529" calcext:value-type="float">
            <text:p>7504.00529</text:p>
          </table:table-cell>
          <table:table-cell office:value-type="float" office:value="0.328515518" calcext:value-type="float">
            <text:p>0.328515518</text:p>
          </table:table-cell>
          <table:table-cell office:value-type="float" office:value="0.000742561" calcext:value-type="float">
            <text:p>0.000742561</text:p>
          </table:table-cell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3.013889" calcext:value-type="float">
            <text:p>1603.013889</text:p>
          </table:table-cell>
          <table:table-cell office:value-type="float" office:value="7505.627085" calcext:value-type="float">
            <text:p>7505.627085</text:p>
          </table:table-cell>
          <table:table-cell office:value-type="float" office:value="0.331222503" calcext:value-type="float">
            <text:p>0.331222503</text:p>
          </table:table-cell>
          <table:table-cell office:value-type="float" office:value="0.000339382" calcext:value-type="float">
            <text:p>0.000339382</text:p>
          </table:table-cell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7507" calcext:value-type="float">
            <text:p>7507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1.60607" calcext:value-type="float">
            <text:p>1611.60607</text:p>
          </table:table-cell>
          <table:table-cell office:value-type="float" office:value="7508.945282" calcext:value-type="float">
            <text:p>7508.945282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6.212139" calcext:value-type="float">
            <text:p>1616.212139</text:p>
          </table:table-cell>
          <table:table-cell office:value-type="float" office:value="7510.890564" calcext:value-type="float">
            <text:p>7510.890564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0.818209" calcext:value-type="float">
            <text:p>1620.818209</text:p>
          </table:table-cell>
          <table:table-cell office:value-type="float" office:value="7512.835846" calcext:value-type="float">
            <text:p>7512.835846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5.424279" calcext:value-type="float">
            <text:p>1625.424279</text:p>
          </table:table-cell>
          <table:table-cell office:value-type="float" office:value="7514.781128" calcext:value-type="float">
            <text:p>7514.781128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0.030349" calcext:value-type="float">
            <text:p>1630.030349</text:p>
          </table:table-cell>
          <table:table-cell office:value-type="float" office:value="7516.726409" calcext:value-type="float">
            <text:p>7516.726409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4.636418" calcext:value-type="float">
            <text:p>1634.636418</text:p>
          </table:table-cell>
          <table:table-cell office:value-type="float" office:value="7518.671691" calcext:value-type="float">
            <text:p>7518.671691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9.242488" calcext:value-type="float">
            <text:p>1639.242488</text:p>
          </table:table-cell>
          <table:table-cell office:value-type="float" office:value="7520.616973" calcext:value-type="float">
            <text:p>7520.616973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3.848558" calcext:value-type="float">
            <text:p>1643.848558</text:p>
          </table:table-cell>
          <table:table-cell office:value-type="float" office:value="7522.562255" calcext:value-type="float">
            <text:p>7522.562255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8.454628" calcext:value-type="float">
            <text:p>1648.454628</text:p>
          </table:table-cell>
          <table:table-cell office:value-type="float" office:value="7524.507537" calcext:value-type="float">
            <text:p>7524.507537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3.060697" calcext:value-type="float">
            <text:p>1653.060697</text:p>
          </table:table-cell>
          <table:table-cell office:value-type="float" office:value="7526.452819" calcext:value-type="float">
            <text:p>7526.452819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7.666767" calcext:value-type="float">
            <text:p>1657.666767</text:p>
          </table:table-cell>
          <table:table-cell office:value-type="float" office:value="7528.398101" calcext:value-type="float">
            <text:p>7528.398101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2.272837" calcext:value-type="float">
            <text:p>1662.272837</text:p>
          </table:table-cell>
          <table:table-cell office:value-type="float" office:value="7530.343383" calcext:value-type="float">
            <text:p>7530.343383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6.878907" calcext:value-type="float">
            <text:p>1666.878907</text:p>
          </table:table-cell>
          <table:table-cell office:value-type="float" office:value="7532.288664" calcext:value-type="float">
            <text:p>7532.288664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1.484976" calcext:value-type="float">
            <text:p>1671.484976</text:p>
          </table:table-cell>
          <table:table-cell office:value-type="float" office:value="7534.233946" calcext:value-type="float">
            <text:p>7534.233946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6.091046" calcext:value-type="float">
            <text:p>1676.091046</text:p>
          </table:table-cell>
          <table:table-cell office:value-type="float" office:value="7536.179228" calcext:value-type="float">
            <text:p>7536.179228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0.697116" calcext:value-type="float">
            <text:p>1680.697116</text:p>
          </table:table-cell>
          <table:table-cell office:value-type="float" office:value="7538.12451" calcext:value-type="float">
            <text:p>7538.12451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5.303186" calcext:value-type="float">
            <text:p>1685.303186</text:p>
          </table:table-cell>
          <table:table-cell office:value-type="float" office:value="7540.069792" calcext:value-type="float">
            <text:p>7540.069792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9.909255" calcext:value-type="float">
            <text:p>1689.909255</text:p>
          </table:table-cell>
          <table:table-cell office:value-type="float" office:value="7542.015074" calcext:value-type="float">
            <text:p>7542.015074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4.515325" calcext:value-type="float">
            <text:p>1694.515325</text:p>
          </table:table-cell>
          <table:table-cell office:value-type="float" office:value="7543.960356" calcext:value-type="float">
            <text:p>7543.960356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9.121395" calcext:value-type="float">
            <text:p>1699.121395</text:p>
          </table:table-cell>
          <table:table-cell office:value-type="float" office:value="7545.905638" calcext:value-type="float">
            <text:p>7545.905638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3.727464" calcext:value-type="float">
            <text:p>1703.727464</text:p>
          </table:table-cell>
          <table:table-cell office:value-type="float" office:value="7547.850919" calcext:value-type="float">
            <text:p>7547.850919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8.333534" calcext:value-type="float">
            <text:p>1708.333534</text:p>
          </table:table-cell>
          <table:table-cell office:value-type="float" office:value="7549.796201" calcext:value-type="float">
            <text:p>7549.796201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2.939604" calcext:value-type="float">
            <text:p>1712.939604</text:p>
          </table:table-cell>
          <table:table-cell office:value-type="float" office:value="7551.741483" calcext:value-type="float">
            <text:p>7551.741483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7.545674" calcext:value-type="float">
            <text:p>1717.545674</text:p>
          </table:table-cell>
          <table:table-cell office:value-type="float" office:value="7553.686765" calcext:value-type="float">
            <text:p>7553.686765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2.151743" calcext:value-type="float">
            <text:p>1722.151743</text:p>
          </table:table-cell>
          <table:table-cell office:value-type="float" office:value="7555.632047" calcext:value-type="float">
            <text:p>7555.632047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6.757813" calcext:value-type="float">
            <text:p>1726.757813</text:p>
          </table:table-cell>
          <table:table-cell office:value-type="float" office:value="7557.577329" calcext:value-type="float">
            <text:p>7557.577329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1.363883" calcext:value-type="float">
            <text:p>1731.363883</text:p>
          </table:table-cell>
          <table:table-cell office:value-type="float" office:value="7559.522611" calcext:value-type="float">
            <text:p>7559.522611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5.969953" calcext:value-type="float">
            <text:p>1735.969953</text:p>
          </table:table-cell>
          <table:table-cell office:value-type="float" office:value="7561.467893" calcext:value-type="float">
            <text:p>7561.467893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0.576022" calcext:value-type="float">
            <text:p>1740.576022</text:p>
          </table:table-cell>
          <table:table-cell office:value-type="float" office:value="7563.413174" calcext:value-type="float">
            <text:p>7563.413174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5.182092" calcext:value-type="float">
            <text:p>1745.182092</text:p>
          </table:table-cell>
          <table:table-cell office:value-type="float" office:value="7565.358456" calcext:value-type="float">
            <text:p>7565.358456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49.788162" calcext:value-type="float">
            <text:p>1749.788162</text:p>
          </table:table-cell>
          <table:table-cell office:value-type="float" office:value="7567.303738" calcext:value-type="float">
            <text:p>7567.303738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54.394232" calcext:value-type="float">
            <text:p>1754.394232</text:p>
          </table:table-cell>
          <table:table-cell office:value-type="float" office:value="7569.24902" calcext:value-type="float">
            <text:p>7569.24902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2040" calcext:value-type="float">
            <text:p>20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59.000301" calcext:value-type="float">
            <text:p>1759.000301</text:p>
          </table:table-cell>
          <table:table-cell office:value-type="float" office:value="7571.194302" calcext:value-type="float">
            <text:p>7571.194302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2045" calcext:value-type="float">
            <text:p>204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63.606371" calcext:value-type="float">
            <text:p>1763.606371</text:p>
          </table:table-cell>
          <table:table-cell office:value-type="float" office:value="7573.139584" calcext:value-type="float">
            <text:p>7573.139584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68.212441" calcext:value-type="float">
            <text:p>1768.212441</text:p>
          </table:table-cell>
          <table:table-cell office:value-type="float" office:value="7575.084866" calcext:value-type="float">
            <text:p>7575.084866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2055" calcext:value-type="float">
            <text:p>205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72.81851" calcext:value-type="float">
            <text:p>1772.81851</text:p>
          </table:table-cell>
          <table:table-cell office:value-type="float" office:value="7577.030148" calcext:value-type="float">
            <text:p>7577.030148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2060" calcext:value-type="float">
            <text:p>206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77.42458" calcext:value-type="float">
            <text:p>1777.42458</text:p>
          </table:table-cell>
          <table:table-cell office:value-type="float" office:value="7578.97543" calcext:value-type="float">
            <text:p>7578.97543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2065" calcext:value-type="float">
            <text:p>206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82.03065" calcext:value-type="float">
            <text:p>1782.03065</text:p>
          </table:table-cell>
          <table:table-cell office:value-type="float" office:value="7580.920711" calcext:value-type="float">
            <text:p>7580.920711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2070" calcext:value-type="float">
            <text:p>207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86.63672" calcext:value-type="float">
            <text:p>1786.63672</text:p>
          </table:table-cell>
          <table:table-cell office:value-type="float" office:value="7582.865993" calcext:value-type="float">
            <text:p>7582.865993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91.242789" calcext:value-type="float">
            <text:p>1791.242789</text:p>
          </table:table-cell>
          <table:table-cell office:value-type="float" office:value="7584.811275" calcext:value-type="float">
            <text:p>7584.811275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95.848859" calcext:value-type="float">
            <text:p>1795.848859</text:p>
          </table:table-cell>
          <table:table-cell office:value-type="float" office:value="7586.756557" calcext:value-type="float">
            <text:p>7586.756557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2085" calcext:value-type="float">
            <text:p>208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800.454929" calcext:value-type="float">
            <text:p>1800.454929</text:p>
          </table:table-cell>
          <table:table-cell office:value-type="float" office:value="7588.701839" calcext:value-type="float">
            <text:p>7588.701839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2090" calcext:value-type="float">
            <text:p>209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805.060999" calcext:value-type="float">
            <text:p>1805.060999</text:p>
          </table:table-cell>
          <table:table-cell office:value-type="float" office:value="7590.647121" calcext:value-type="float">
            <text:p>7590.647121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2095" calcext:value-type="float">
            <text:p>209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809.667068" calcext:value-type="float">
            <text:p>1809.667068</text:p>
          </table:table-cell>
          <table:table-cell office:value-type="float" office:value="7592.592403" calcext:value-type="float">
            <text:p>7592.592403</text:p>
          </table:table-cell>
          <table:table-cell office:value-type="float" office:value="0.399607044" calcext:value-type="float">
            <text:p>0.399607044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7594" calcext:value-type="float">
            <text:p>7594</text:p>
          </table:table-cell>
          <table:table-cell office:value-type="float" office:value="0.315997027" calcext:value-type="float">
            <text:p>0.315997027</text:p>
          </table:table-cell>
          <table:table-cell office:value-type="float" office:value="0" calcext:value-type="float">
            <text:p>0</text:p>
          </table:table-cell>
          <table:table-cell office:value-type="float" office:value="2105" calcext:value-type="float">
            <text:p>210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817.759293" calcext:value-type="float">
            <text:p>1817.759293</text:p>
          </table:table-cell>
          <table:table-cell office:value-type="float" office:value="7595.555846" calcext:value-type="float">
            <text:p>7595.555846</text:p>
          </table:table-cell>
          <table:table-cell office:value-type="float" office:value="0.315872997" calcext:value-type="float">
            <text:p>0.315872997</text:p>
          </table:table-cell>
          <table:table-cell office:value-type="float" office:value="0" calcext:value-type="float">
            <text:p>0</text:p>
          </table:table-cell>
          <table:table-cell office:value-type="float" office:value="2110" calcext:value-type="float">
            <text:p>21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2.518754" calcext:value-type="float">
            <text:p>1822.518754</text:p>
          </table:table-cell>
          <table:table-cell office:value-type="float" office:value="7597.11044" calcext:value-type="float">
            <text:p>7597.11044</text:p>
          </table:table-cell>
          <table:table-cell office:value-type="float" office:value="0.315500874" calcext:value-type="float">
            <text:p>0.315500874</text:p>
          </table:table-cell>
          <table:table-cell office:value-type="float" office:value="0" calcext:value-type="float">
            <text:p>0</text:p>
          </table:table-cell>
          <table:table-cell office:value-type="float" office:value="2115" calcext:value-type="float">
            <text:p>21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7.27855" calcext:value-type="float">
            <text:p>1827.27855</text:p>
          </table:table-cell>
          <table:table-cell office:value-type="float" office:value="7598.66253" calcext:value-type="float">
            <text:p>7598.66253</text:p>
          </table:table-cell>
          <table:table-cell office:value-type="float" office:value="0.314880555" calcext:value-type="float">
            <text:p>0.314880555</text:p>
          </table:table-cell>
          <table:table-cell office:value-type="float" office:value="0" calcext:value-type="float">
            <text:p>0</text:p>
          </table:table-cell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2.03885" calcext:value-type="float">
            <text:p>1832.03885</text:p>
          </table:table-cell>
          <table:table-cell office:value-type="float" office:value="7600.210864" calcext:value-type="float">
            <text:p>7600.210864</text:p>
          </table:table-cell>
          <table:table-cell office:value-type="float" office:value="0.314011871" calcext:value-type="float">
            <text:p>0.314011871</text:p>
          </table:table-cell>
          <table:table-cell office:value-type="float" office:value="0" calcext:value-type="float">
            <text:p>0</text:p>
          </table:table-cell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6.79982" calcext:value-type="float">
            <text:p>1836.79982</text:p>
          </table:table-cell>
          <table:table-cell office:value-type="float" office:value="7601.754191" calcext:value-type="float">
            <text:p>7601.754191</text:p>
          </table:table-cell>
          <table:table-cell office:value-type="float" office:value="0.312894586" calcext:value-type="float">
            <text:p>0.312894586</text:p>
          </table:table-cell>
          <table:table-cell office:value-type="float" office:value="0" calcext:value-type="float">
            <text:p>0</text:p>
          </table:table-cell>
          <table:table-cell office:value-type="float" office:value="2130" calcext:value-type="float">
            <text:p>21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1.561629" calcext:value-type="float">
            <text:p>1841.561629</text:p>
          </table:table-cell>
          <table:table-cell office:value-type="float" office:value="7603.291258" calcext:value-type="float">
            <text:p>7603.291258</text:p>
          </table:table-cell>
          <table:table-cell office:value-type="float" office:value="0.311528399" calcext:value-type="float">
            <text:p>0.311528399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6.324444" calcext:value-type="float">
            <text:p>1846.324444</text:p>
          </table:table-cell>
          <table:table-cell office:value-type="float" office:value="7604.820814" calcext:value-type="float">
            <text:p>7604.820814</text:p>
          </table:table-cell>
          <table:table-cell office:value-type="float" office:value="0.309912947" calcext:value-type="float">
            <text:p>0.309912947</text:p>
          </table:table-cell>
          <table:table-cell office:value-type="float" office:value="0" calcext:value-type="float">
            <text:p>0</text:p>
          </table:table-cell>
          <table:table-cell office:value-type="float" office:value="2140" calcext:value-type="float">
            <text:p>21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1.088433" calcext:value-type="float">
            <text:p>1851.088433</text:p>
          </table:table-cell>
          <table:table-cell office:value-type="float" office:value="7606.341606" calcext:value-type="float">
            <text:p>7606.341606</text:p>
          </table:table-cell>
          <table:table-cell office:value-type="float" office:value="0.308047806" calcext:value-type="float">
            <text:p>0.308047806</text:p>
          </table:table-cell>
          <table:table-cell office:value-type="float" office:value="0" calcext:value-type="float">
            <text:p>0</text:p>
          </table:table-cell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5.853765" calcext:value-type="float">
            <text:p>1855.853765</text:p>
          </table:table-cell>
          <table:table-cell office:value-type="float" office:value="7607.852383" calcext:value-type="float">
            <text:p>7607.852383</text:p>
          </table:table-cell>
          <table:table-cell office:value-type="float" office:value="0.305932492" calcext:value-type="float">
            <text:p>0.305932492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0.620605" calcext:value-type="float">
            <text:p>1860.620605</text:p>
          </table:table-cell>
          <table:table-cell office:value-type="float" office:value="7609.351893" calcext:value-type="float">
            <text:p>7609.351893</text:p>
          </table:table-cell>
          <table:table-cell office:value-type="float" office:value="0.30356647" calcext:value-type="float">
            <text:p>0.30356647</text:p>
          </table:table-cell>
          <table:table-cell office:value-type="float" office:value="0" calcext:value-type="float">
            <text:p>0</text:p>
          </table:table-cell>
          <table:table-cell office:value-type="float" office:value="2155" calcext:value-type="float">
            <text:p>21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5.389123" calcext:value-type="float">
            <text:p>1865.389123</text:p>
          </table:table-cell>
          <table:table-cell office:value-type="float" office:value="7610.838883" calcext:value-type="float">
            <text:p>7610.838883</text:p>
          </table:table-cell>
          <table:table-cell office:value-type="float" office:value="0.300949151" calcext:value-type="float">
            <text:p>0.300949151</text:p>
          </table:table-cell>
          <table:table-cell office:value-type="float" office:value="0" calcext:value-type="float">
            <text:p>0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0.159486" calcext:value-type="float">
            <text:p>1870.159486</text:p>
          </table:table-cell>
          <table:table-cell office:value-type="float" office:value="7612.312103" calcext:value-type="float">
            <text:p>7612.312103</text:p>
          </table:table-cell>
          <table:table-cell office:value-type="float" office:value="0.2980799" calcext:value-type="float">
            <text:p>0.2980799</text:p>
          </table:table-cell>
          <table:table-cell office:value-type="float" office:value="0" calcext:value-type="float">
            <text:p>0</text:p>
          </table:table-cell>
          <table:table-cell office:value-type="float" office:value="2165" calcext:value-type="float">
            <text:p>21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4.931861" calcext:value-type="float">
            <text:p>1874.931861</text:p>
          </table:table-cell>
          <table:table-cell office:value-type="float" office:value="7613.770299" calcext:value-type="float">
            <text:p>7613.770299</text:p>
          </table:table-cell>
          <table:table-cell office:value-type="float" office:value="0.29495804" calcext:value-type="float">
            <text:p>0.29495804</text:p>
          </table:table-cell>
          <table:table-cell office:value-type="float" office:value="0" calcext:value-type="float">
            <text:p>0</text:p>
          </table:table-cell>
          <table:table-cell office:value-type="float" office:value="2170" calcext:value-type="float">
            <text:p>21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9.706418" calcext:value-type="float">
            <text:p>1879.706418</text:p>
          </table:table-cell>
          <table:table-cell office:value-type="float" office:value="7615.21222" calcext:value-type="float">
            <text:p>7615.21222</text:p>
          </table:table-cell>
          <table:table-cell office:value-type="float" office:value="0.291578771" calcext:value-type="float">
            <text:p>0.291578771</text:p>
          </table:table-cell>
          <table:table-cell office:value-type="float" office:value="0" calcext:value-type="float">
            <text:p>0</text:p>
          </table:table-cell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4.483783" calcext:value-type="float">
            <text:p>1884.483783</text:p>
          </table:table-cell>
          <table:table-cell office:value-type="float" office:value="7616.636264" calcext:value-type="float">
            <text:p>7616.636264</text:p>
          </table:table-cell>
          <table:table-cell office:value-type="float" office:value="0.287708195" calcext:value-type="float">
            <text:p>0.287708195</text:p>
          </table:table-cell>
          <table:table-cell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9.265767" calcext:value-type="float">
            <text:p>1889.265767</text:p>
          </table:table-cell>
          <table:table-cell office:value-type="float" office:value="7618.03993" calcext:value-type="float">
            <text:p>7618.03993</text:p>
          </table:table-cell>
          <table:table-cell office:value-type="float" office:value="0.283212632" calcext:value-type="float">
            <text:p>0.283212632</text:p>
          </table:table-cell>
          <table:table-cell office:value-type="float" office:value="0" calcext:value-type="float">
            <text:p>0</text:p>
          </table:table-cell>
          <table:table-cell office:value-type="float" office:value="2185" calcext:value-type="float">
            <text:p>21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4.054371" calcext:value-type="float">
            <text:p>1894.054371</text:p>
          </table:table-cell>
          <table:table-cell office:value-type="float" office:value="7619.420573" calcext:value-type="float">
            <text:p>7619.420573</text:p>
          </table:table-cell>
          <table:table-cell office:value-type="float" office:value="0.278095174" calcext:value-type="float">
            <text:p>0.278095174</text:p>
          </table:table-cell>
          <table:table-cell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8.851594" calcext:value-type="float">
            <text:p>1898.851594</text:p>
          </table:table-cell>
          <table:table-cell office:value-type="float" office:value="7620.775546" calcext:value-type="float">
            <text:p>7620.775546</text:p>
          </table:table-cell>
          <table:table-cell office:value-type="float" office:value="0.272359973" calcext:value-type="float">
            <text:p>0.272359973</text:p>
          </table:table-cell>
          <table:table-cell office:value-type="float" office:value="0" calcext:value-type="float">
            <text:p>0</text:p>
          </table:table-cell>
          <table:table-cell office:value-type="float" office:value="2195" calcext:value-type="float">
            <text:p>21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3.659436" calcext:value-type="float">
            <text:p>1903.659436</text:p>
          </table:table-cell>
          <table:table-cell office:value-type="float" office:value="7622.102205" calcext:value-type="float">
            <text:p>7622.102205</text:p>
          </table:table-cell>
          <table:table-cell office:value-type="float" office:value="0.266012285" calcext:value-type="float">
            <text:p>0.266012285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8.479899" calcext:value-type="float">
            <text:p>1908.479899</text:p>
          </table:table-cell>
          <table:table-cell office:value-type="float" office:value="7623.397904" calcext:value-type="float">
            <text:p>7623.397904</text:p>
          </table:table-cell>
          <table:table-cell office:value-type="float" office:value="0.259058519" calcext:value-type="float">
            <text:p>0.259058519</text:p>
          </table:table-cell>
          <table:table-cell office:value-type="float" office:value="0" calcext:value-type="float">
            <text:p>0</text:p>
          </table:table-cell>
          <table:table-cell office:value-type="float" office:value="2205" calcext:value-type="float">
            <text:p>22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3.314981" calcext:value-type="float">
            <text:p>1913.314981</text:p>
          </table:table-cell>
          <table:table-cell office:value-type="float" office:value="7624.659998" calcext:value-type="float">
            <text:p>7624.659998</text:p>
          </table:table-cell>
          <table:table-cell office:value-type="float" office:value="0.251506284" calcext:value-type="float">
            <text:p>0.251506284</text:p>
          </table:table-cell>
          <table:table-cell office:value-type="float" office:value="0" calcext:value-type="float">
            <text:p>0</text:p>
          </table:table-cell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8.166683" calcext:value-type="float">
            <text:p>1918.166683</text:p>
          </table:table-cell>
          <table:table-cell office:value-type="float" office:value="7625.885841" calcext:value-type="float">
            <text:p>7625.885841</text:p>
          </table:table-cell>
          <table:table-cell office:value-type="float" office:value="0.243364438" calcext:value-type="float">
            <text:p>0.243364438</text:p>
          </table:table-cell>
          <table:table-cell office:value-type="float" office:value="0" calcext:value-type="float">
            <text:p>0</text:p>
          </table:table-cell>
          <table:table-cell office:value-type="float" office:value="2215" calcext:value-type="float">
            <text:p>22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3.037005" calcext:value-type="float">
            <text:p>1923.037005</text:p>
          </table:table-cell>
          <table:table-cell office:value-type="float" office:value="7627.072789" calcext:value-type="float">
            <text:p>7627.072789</text:p>
          </table:table-cell>
          <table:table-cell office:value-type="float" office:value="0.234643128" calcext:value-type="float">
            <text:p>0.234643128</text:p>
          </table:table-cell>
          <table:table-cell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7.927948" calcext:value-type="float">
            <text:p>1927.927948</text:p>
          </table:table-cell>
          <table:table-cell office:value-type="float" office:value="7628.218195" calcext:value-type="float">
            <text:p>7628.218195</text:p>
          </table:table-cell>
          <table:table-cell office:value-type="float" office:value="0.225353837" calcext:value-type="float">
            <text:p>0.225353837</text:p>
          </table:table-cell>
          <table:table-cell office:value-type="float" office:value="0" calcext:value-type="float">
            <text:p>0</text:p>
          </table:table-cell>
          <table:table-cell office:value-type="float" office:value="2225" calcext:value-type="float">
            <text:p>22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2.841511" calcext:value-type="float">
            <text:p>1932.841511</text:p>
          </table:table-cell>
          <table:table-cell office:value-type="float" office:value="7629.319415" calcext:value-type="float">
            <text:p>7629.319415</text:p>
          </table:table-cell>
          <table:table-cell office:value-type="float" office:value="0.215509411" calcext:value-type="float">
            <text:p>0.215509411</text:p>
          </table:table-cell>
          <table:table-cell office:value-type="float" office:value="0" calcext:value-type="float">
            <text:p>0</text:p>
          </table:table-cell>
          <table:table-cell office:value-type="float" office:value="2230" calcext:value-type="float">
            <text:p>22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7.779642" calcext:value-type="float">
            <text:p>1937.779642</text:p>
          </table:table-cell>
          <table:table-cell office:value-type="float" office:value="7630.373674" calcext:value-type="float">
            <text:p>7630.373674</text:p>
          </table:table-cell>
          <table:table-cell office:value-type="float" office:value="0.204932615" calcext:value-type="float">
            <text:p>0.204932615</text:p>
          </table:table-cell>
          <table:table-cell office:value-type="float" office:value="0" calcext:value-type="float">
            <text:p>0</text:p>
          </table:table-cell>
          <table:table-cell office:value-type="float" office:value="2235" calcext:value-type="float">
            <text:p>22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2.741696" calcext:value-type="float">
            <text:p>1942.741696</text:p>
          </table:table-cell>
          <table:table-cell office:value-type="float" office:value="7631.371728" calcext:value-type="float">
            <text:p>7631.371728</text:p>
          </table:table-cell>
          <table:table-cell office:value-type="float" office:value="0.19146355" calcext:value-type="float">
            <text:p>0.19146355</text:p>
          </table:table-cell>
          <table:table-cell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7.72328" calcext:value-type="float">
            <text:p>1947.72328</text:p>
          </table:table-cell>
          <table:table-cell office:value-type="float" office:value="7632.294992" calcext:value-type="float">
            <text:p>7632.294992</text:p>
          </table:table-cell>
          <table:table-cell office:value-type="float" office:value="0.174454489" calcext:value-type="float">
            <text:p>0.174454489</text:p>
          </table:table-cell>
          <table:table-cell office:value-type="float" office:value="0" calcext:value-type="float">
            <text:p>0</text:p>
          </table:table-cell>
          <table:table-cell office:value-type="float" office:value="2245" calcext:value-type="float">
            <text:p>22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2.71971" calcext:value-type="float">
            <text:p>1952.71971</text:p>
          </table:table-cell>
          <table:table-cell office:value-type="float" office:value="7633.124151" calcext:value-type="float">
            <text:p>7633.124151</text:p>
          </table:table-cell>
          <table:table-cell office:value-type="float" office:value="0.153837299" calcext:value-type="float">
            <text:p>0.153837299</text:p>
          </table:table-cell>
          <table:table-cell office:value-type="float" office:value="0" calcext:value-type="float">
            <text:p>0</text:p>
          </table:table-cell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7.7263" calcext:value-type="float">
            <text:p>1957.7263</text:p>
          </table:table-cell>
          <table:table-cell office:value-type="float" office:value="7633.839889" calcext:value-type="float">
            <text:p>7633.839889</text:p>
          </table:table-cell>
          <table:table-cell office:value-type="float" office:value="0.129525251" calcext:value-type="float">
            <text:p>0.129525251</text:p>
          </table:table-cell>
          <table:table-cell office:value-type="float" office:value="0" calcext:value-type="float">
            <text:p>0</text:p>
          </table:table-cell>
          <table:table-cell office:value-type="float" office:value="2255" calcext:value-type="float">
            <text:p>22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2.738366" calcext:value-type="float">
            <text:p>1962.738366</text:p>
          </table:table-cell>
          <table:table-cell office:value-type="float" office:value="7634.422891" calcext:value-type="float">
            <text:p>7634.422891</text:p>
          </table:table-cell>
          <table:table-cell office:value-type="float" office:value="0.101420395" calcext:value-type="float">
            <text:p>0.101420395</text:p>
          </table:table-cell>
          <table:table-cell office:value-type="float" office:value="0" calcext:value-type="float">
            <text:p>0</text:p>
          </table:table-cell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7.751222" calcext:value-type="float">
            <text:p>1967.751222</text:p>
          </table:table-cell>
          <table:table-cell office:value-type="float" office:value="7634.853841" calcext:value-type="float">
            <text:p>7634.853841</text:p>
          </table:table-cell>
          <table:table-cell office:value-type="float" office:value="0.069422994" calcext:value-type="float">
            <text:p>0.069422994</text:p>
          </table:table-cell>
          <table:table-cell office:value-type="float" office:value="0" calcext:value-type="float">
            <text:p>0</text:p>
          </table:table-cell>
          <table:table-cell office:value-type="float" office:value="2265" calcext:value-type="float">
            <text:p>22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2.760184" calcext:value-type="float">
            <text:p>1972.760184</text:p>
          </table:table-cell>
          <table:table-cell office:value-type="float" office:value="7635.113426" calcext:value-type="float">
            <text:p>7635.113426</text:p>
          </table:table-cell>
          <table:table-cell office:value-type="float" office:value="0.033443511" calcext:value-type="float">
            <text:p>0.033443511</text:p>
          </table:table-cell>
          <table:table-cell office:value-type="float" office:value="0" calcext:value-type="float">
            <text:p>0</text:p>
          </table:table-cell>
          <table:table-cell office:value-type="float" office:value="2270" calcext:value-type="float">
            <text:p>22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7.760566" calcext:value-type="float">
            <text:p>1977.760566</text:p>
          </table:table-cell>
          <table:table-cell office:value-type="float" office:value="7635.182328" calcext:value-type="float">
            <text:p>7635.182328</text:p>
          </table:table-cell>
          <table:table-cell office:value-type="float" office:value="-0.006582522" calcext:value-type="float">
            <text:p>-0.006582522</text:p>
          </table:table-cell>
          <table:table-cell office:value-type="float" office:value="0" calcext:value-type="float">
            <text:p>0</text:p>
          </table:table-cell>
          <table:table-cell office:value-type="float" office:value="2275" calcext:value-type="float">
            <text:p>22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2.747684" calcext:value-type="float">
            <text:p>1982.747684</text:p>
          </table:table-cell>
          <table:table-cell office:value-type="float" office:value="7635.041233" calcext:value-type="float">
            <text:p>7635.041233</text:p>
          </table:table-cell>
          <table:table-cell office:value-type="float" office:value="-0.050676724" calcext:value-type="float">
            <text:p>-0.050676724</text:p>
          </table:table-cell>
          <table:table-cell office:value-type="float" office:value="0" calcext:value-type="float">
            <text:p>0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7.716852" calcext:value-type="float">
            <text:p>1987.716852</text:p>
          </table:table-cell>
          <table:table-cell office:value-type="float" office:value="7634.670826" calcext:value-type="float">
            <text:p>7634.670826</text:p>
          </table:table-cell>
          <table:table-cell office:value-type="float" office:value="-0.098797708" calcext:value-type="float">
            <text:p>-0.098797708</text:p>
          </table:table-cell>
          <table:table-cell office:value-type="float" office:value="0" calcext:value-type="float">
            <text:p>0</text:p>
          </table:table-cell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2.663386" calcext:value-type="float">
            <text:p>1992.663386</text:p>
          </table:table-cell>
          <table:table-cell office:value-type="float" office:value="7634.051791" calcext:value-type="float">
            <text:p>7634.051791</text:p>
          </table:table-cell>
          <table:table-cell office:value-type="float" office:value="-0.150819863" calcext:value-type="float">
            <text:p>-0.150819863</text:p>
          </table:table-cell>
          <table:table-cell office:value-type="float" office:value="0" calcext:value-type="float">
            <text:p>0</text:p>
          </table:table-cell>
          <table:table-cell office:value-type="float" office:value="2290" calcext:value-type="float">
            <text:p>22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7.581714" calcext:value-type="float">
            <text:p>1997.581714</text:p>
          </table:table-cell>
          <table:table-cell office:value-type="float" office:value="7633.168705" calcext:value-type="float">
            <text:p>7633.168705</text:p>
          </table:table-cell>
          <table:table-cell office:value-type="float" office:value="-0.20418024" calcext:value-type="float">
            <text:p>-0.20418024</text:p>
          </table:table-cell>
          <table:table-cell office:value-type="float" office:value="0" calcext:value-type="float">
            <text:p>0</text:p>
          </table:table-cell>
          <table:table-cell office:value-type="float" office:value="2295" calcext:value-type="float">
            <text:p>22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2.461904" calcext:value-type="float">
            <text:p>2002.461904</text:p>
          </table:table-cell>
          <table:table-cell office:value-type="float" office:value="7632.025258" calcext:value-type="float">
            <text:p>7632.025258</text:p>
          </table:table-cell>
          <table:table-cell office:value-type="float" office:value="-0.255819741" calcext:value-type="float">
            <text:p>-0.255819741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7.29269" calcext:value-type="float">
            <text:p>2007.29269</text:p>
          </table:table-cell>
          <table:table-cell office:value-type="float" office:value="7630.630996" calcext:value-type="float">
            <text:p>7630.630996</text:p>
          </table:table-cell>
          <table:table-cell office:value-type="float" office:value="-0.30587135" calcext:value-type="float">
            <text:p>-0.30587135</text:p>
          </table:table-cell>
          <table:table-cell office:value-type="float" office:value="0" calcext:value-type="float">
            <text:p>0</text:p>
          </table:table-cell>
          <table:table-cell office:value-type="float" office:value="2305" calcext:value-type="float">
            <text:p>23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2.062806" calcext:value-type="float">
            <text:p>2012.062806</text:p>
          </table:table-cell>
          <table:table-cell office:value-type="float" office:value="7628.995471" calcext:value-type="float">
            <text:p>7628.995471</text:p>
          </table:table-cell>
          <table:table-cell office:value-type="float" office:value="-0.354499852" calcext:value-type="float">
            <text:p>-0.354499852</text:p>
          </table:table-cell>
          <table:table-cell office:value-type="float" office:value="0" calcext:value-type="float">
            <text:p>0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6.760983" calcext:value-type="float">
            <text:p>2016.760983</text:p>
          </table:table-cell>
          <table:table-cell office:value-type="float" office:value="7627.12823" calcext:value-type="float">
            <text:p>7627.12823</text:p>
          </table:table-cell>
          <table:table-cell office:value-type="float" office:value="-0.401883835" calcext:value-type="float">
            <text:p>-0.401883835</text:p>
          </table:table-cell>
          <table:table-cell office:value-type="float" office:value="0" calcext:value-type="float">
            <text:p>0</text:p>
          </table:table-cell>
          <table:table-cell office:value-type="float" office:value="2315" calcext:value-type="float">
            <text:p>23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1.375955" calcext:value-type="float">
            <text:p>2021.375955</text:p>
          </table:table-cell>
          <table:table-cell office:value-type="float" office:value="7625.038824" calcext:value-type="float">
            <text:p>7625.038824</text:p>
          </table:table-cell>
          <table:table-cell office:value-type="float" office:value="-0.448211766" calcext:value-type="float">
            <text:p>-0.448211766</text:p>
          </table:table-cell>
          <table:table-cell office:value-type="float" office:value="0" calcext:value-type="float">
            <text:p>0</text:p>
          </table:table-cell>
          <table:table-cell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5.896456" calcext:value-type="float">
            <text:p>2025.896456</text:p>
          </table:table-cell>
          <table:table-cell office:value-type="float" office:value="7622.736802" calcext:value-type="float">
            <text:p>7622.736802</text:p>
          </table:table-cell>
          <table:table-cell office:value-type="float" office:value="-0.493679154" calcext:value-type="float">
            <text:p>-0.493679154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0.311217" calcext:value-type="float">
            <text:p>2030.311217</text:p>
          </table:table-cell>
          <table:table-cell office:value-type="float" office:value="7620.231713" calcext:value-type="float">
            <text:p>7620.231713</text:p>
          </table:table-cell>
          <table:table-cell office:value-type="float" office:value="-0.538486646" calcext:value-type="float">
            <text:p>-0.538486646</text:p>
          </table:table-cell>
          <table:table-cell office:value-type="float" office:value="0" calcext:value-type="float">
            <text:p>0</text:p>
          </table:table-cell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4.608973" calcext:value-type="float">
            <text:p>2034.608973</text:p>
          </table:table-cell>
          <table:table-cell office:value-type="float" office:value="7617.533107" calcext:value-type="float">
            <text:p>7617.533107</text:p>
          </table:table-cell>
          <table:table-cell office:value-type="float" office:value="-0.582838879" calcext:value-type="float">
            <text:p>-0.582838879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8.778456" calcext:value-type="float">
            <text:p>2038.778456</text:p>
          </table:table-cell>
          <table:table-cell office:value-type="float" office:value="7614.650533" calcext:value-type="float">
            <text:p>7614.650533</text:p>
          </table:table-cell>
          <table:table-cell office:value-type="float" office:value="-0.626943932" calcext:value-type="float">
            <text:p>-0.626943932</text:p>
          </table:table-cell>
          <table:table-cell office:value-type="float" office:value="0" calcext:value-type="float">
            <text:p>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2.808588" calcext:value-type="float">
            <text:p>2042.808588</text:p>
          </table:table-cell>
          <table:table-cell office:value-type="float" office:value="7611.593542" calcext:value-type="float">
            <text:p>7611.593542</text:p>
          </table:table-cell>
          <table:table-cell office:value-type="float" office:value="-0.670858236" calcext:value-type="float">
            <text:p>-0.670858236</text:p>
          </table:table-cell>
          <table:table-cell office:value-type="float" office:value="0" calcext:value-type="float">
            <text:p>0</text:p>
          </table:table-cell>
          <table:table-cell office:value-type="float" office:value="2345" calcext:value-type="float">
            <text:p>23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6.693755" calcext:value-type="float">
            <text:p>2046.693755</text:p>
          </table:table-cell>
          <table:table-cell office:value-type="float" office:value="7608.371721" calcext:value-type="float">
            <text:p>7608.371721</text:p>
          </table:table-cell>
          <table:table-cell office:value-type="float" office:value="-0.713579178" calcext:value-type="float">
            <text:p>-0.713579178</text:p>
          </table:table-cell>
          <table:table-cell office:value-type="float" office:value="0" calcext:value-type="float">
            <text:p>0</text:p>
          </table:table-cell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0.434517" calcext:value-type="float">
            <text:p>2050.434517</text:p>
          </table:table-cell>
          <table:table-cell office:value-type="float" office:value="7604.994698" calcext:value-type="float">
            <text:p>7604.994698</text:p>
          </table:table-cell>
          <table:table-cell office:value-type="float" office:value="-0.754868834" calcext:value-type="float">
            <text:p>-0.754868834</text:p>
          </table:table-cell>
          <table:table-cell office:value-type="float" office:value="0" calcext:value-type="float">
            <text:p>0</text:p>
          </table:table-cell>
          <table:table-cell office:value-type="float" office:value="2355" calcext:value-type="float">
            <text:p>23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4.031768" calcext:value-type="float">
            <text:p>2054.031768</text:p>
          </table:table-cell>
          <table:table-cell office:value-type="float" office:value="7601.472105" calcext:value-type="float">
            <text:p>7601.472105</text:p>
          </table:table-cell>
          <table:table-cell office:value-type="float" office:value="-0.794723226" calcext:value-type="float">
            <text:p>-0.794723226</text:p>
          </table:table-cell>
          <table:table-cell office:value-type="float" office:value="0" calcext:value-type="float">
            <text:p>0</text:p>
          </table:table-cell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7.486398" calcext:value-type="float">
            <text:p>2057.486398</text:p>
          </table:table-cell>
          <table:table-cell office:value-type="float" office:value="7597.813571" calcext:value-type="float">
            <text:p>7597.813571</text:p>
          </table:table-cell>
          <table:table-cell office:value-type="float" office:value="-0.833157096" calcext:value-type="float">
            <text:p>-0.833157096</text:p>
          </table:table-cell>
          <table:table-cell office:value-type="float" office:value="0" calcext:value-type="float">
            <text:p>0</text:p>
          </table:table-cell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0.7993" calcext:value-type="float">
            <text:p>2060.7993</text:p>
          </table:table-cell>
          <table:table-cell office:value-type="float" office:value="7594.028727" calcext:value-type="float">
            <text:p>7594.028727</text:p>
          </table:table-cell>
          <table:table-cell office:value-type="float" office:value="-0.870201089" calcext:value-type="float">
            <text:p>-0.870201089</text:p>
          </table:table-cell>
          <table:table-cell office:value-type="float" office:value="0" calcext:value-type="float">
            <text:p>0</text:p>
          </table:table-cell>
          <table:table-cell office:value-type="float" office:value="2370" calcext:value-type="float">
            <text:p>23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3.971365" calcext:value-type="float">
            <text:p>2063.971365</text:p>
          </table:table-cell>
          <table:table-cell office:value-type="float" office:value="7590.127204" calcext:value-type="float">
            <text:p>7590.127204</text:p>
          </table:table-cell>
          <table:table-cell office:value-type="float" office:value="-0.905899034" calcext:value-type="float">
            <text:p>-0.905899034</text:p>
          </table:table-cell>
          <table:table-cell office:value-type="float" office:value="0" calcext:value-type="float">
            <text:p>0</text:p>
          </table:table-cell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7.003486" calcext:value-type="float">
            <text:p>2067.003486</text:p>
          </table:table-cell>
          <table:table-cell office:value-type="float" office:value="7586.118632" calcext:value-type="float">
            <text:p>7586.118632</text:p>
          </table:table-cell>
          <table:table-cell office:value-type="float" office:value="-0.940305462" calcext:value-type="float">
            <text:p>-0.940305462</text:p>
          </table:table-cell>
          <table:table-cell office:value-type="float" office:value="0" calcext:value-type="float">
            <text:p>0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9.896555" calcext:value-type="float">
            <text:p>2069.896555</text:p>
          </table:table-cell>
          <table:table-cell office:value-type="float" office:value="7582.012642" calcext:value-type="float">
            <text:p>7582.012642</text:p>
          </table:table-cell>
          <table:table-cell office:value-type="float" office:value="-0.973483402" calcext:value-type="float">
            <text:p>-0.973483402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72.651463" calcext:value-type="float">
            <text:p>2072.651463</text:p>
          </table:table-cell>
          <table:table-cell office:value-type="float" office:value="7577.818864" calcext:value-type="float">
            <text:p>7577.818864</text:p>
          </table:table-cell>
          <table:table-cell office:value-type="float" office:value="-1.005502502" calcext:value-type="float">
            <text:p>-1.005502502</text:p>
          </table:table-cell>
          <table:table-cell office:value-type="float" office:value="0" calcext:value-type="float">
            <text:p>0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75.269105" calcext:value-type="float">
            <text:p>2075.269105</text:p>
          </table:table-cell>
          <table:table-cell office:value-type="float" office:value="7573.546929" calcext:value-type="float">
            <text:p>7573.546929</text:p>
          </table:table-cell>
          <table:table-cell office:value-type="float" office:value="-1.036427734" calcext:value-type="float">
            <text:p>-1.036427734</text:p>
          </table:table-cell>
          <table:table-cell office:value-type="float" office:value="0" calcext:value-type="float">
            <text:p>0</text:p>
          </table:table-cell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77.753073" calcext:value-type="float">
            <text:p>2077.753073</text:p>
          </table:table-cell>
          <table:table-cell office:value-type="float" office:value="7569.205784" calcext:value-type="float">
            <text:p>7569.205784</text:p>
          </table:table-cell>
          <table:table-cell office:value-type="float" office:value="-1.065259727" calcext:value-type="float">
            <text:p>-1.065259727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80.114854" calcext:value-type="float">
            <text:p>2080.114854</text:p>
          </table:table-cell>
          <table:table-cell office:value-type="float" office:value="7564.802377" calcext:value-type="float">
            <text:p>7564.802377</text:p>
          </table:table-cell>
          <table:table-cell office:value-type="float" office:value="-1.091245652" calcext:value-type="float">
            <text:p>-1.091245652</text:p>
          </table:table-cell>
          <table:table-cell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82.367371" calcext:value-type="float">
            <text:p>2082.367371</text:p>
          </table:table-cell>
          <table:table-cell office:value-type="float" office:value="7560.343292" calcext:value-type="float">
            <text:p>7560.343292</text:p>
          </table:table-cell>
          <table:table-cell office:value-type="float" office:value="-1.114340238" calcext:value-type="float">
            <text:p>-1.114340238</text:p>
          </table:table-cell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84.523547" calcext:value-type="float">
            <text:p>2084.523547</text:p>
          </table:table-cell>
          <table:table-cell office:value-type="float" office:value="7555.835116" calcext:value-type="float">
            <text:p>7555.835116</text:p>
          </table:table-cell>
          <table:table-cell office:value-type="float" office:value="-1.134519593" calcext:value-type="float">
            <text:p>-1.134519593</text:p>
          </table:table-cell>
          <table:table-cell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86.596305" calcext:value-type="float">
            <text:p>2086.596305</text:p>
          </table:table-cell>
          <table:table-cell office:value-type="float" office:value="7551.284434" calcext:value-type="float">
            <text:p>7551.284434</text:p>
          </table:table-cell>
          <table:table-cell office:value-type="float" office:value="-1.151775549" calcext:value-type="float">
            <text:p>-1.151775549</text:p>
          </table:table-cell>
          <table:table-cell office:value-type="float" office:value="0" calcext:value-type="float">
            <text:p>0</text:p>
          </table:table-cell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88.598567" calcext:value-type="float">
            <text:p>2088.598567</text:p>
          </table:table-cell>
          <table:table-cell office:value-type="float" office:value="7546.697829" calcext:value-type="float">
            <text:p>7546.697829</text:p>
          </table:table-cell>
          <table:table-cell office:value-type="float" office:value="-1.166110539" calcext:value-type="float">
            <text:p>-1.166110539</text:p>
          </table:table-cell>
          <table:table-cell office:value-type="float" office:value="0" calcext:value-type="float">
            <text:p>0</text:p>
          </table:table-cell>
          <table:table-cell office:value-type="float" office:value="2425" calcext:value-type="float">
            <text:p>24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0.543257" calcext:value-type="float">
            <text:p>2090.543257</text:p>
          </table:table-cell>
          <table:table-cell office:value-type="float" office:value="7542.081888" calcext:value-type="float">
            <text:p>7542.081888</text:p>
          </table:table-cell>
          <table:table-cell office:value-type="float" office:value="-1.177533169" calcext:value-type="float">
            <text:p>-1.177533169</text:p>
          </table:table-cell>
          <table:table-cell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2.443297" calcext:value-type="float">
            <text:p>2092.443297</text:p>
          </table:table-cell>
          <table:table-cell office:value-type="float" office:value="7537.443196" calcext:value-type="float">
            <text:p>7537.443196</text:p>
          </table:table-cell>
          <table:table-cell office:value-type="float" office:value="-1.18605455" calcext:value-type="float">
            <text:p>-1.18605455</text:p>
          </table:table-cell>
          <table:table-cell office:value-type="float" office:value="0" calcext:value-type="float">
            <text:p>0</text:p>
          </table:table-cell>
          <table:table-cell office:value-type="float" office:value="2435" calcext:value-type="float">
            <text:p>24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4.311611" calcext:value-type="float">
            <text:p>2094.311611</text:p>
          </table:table-cell>
          <table:table-cell office:value-type="float" office:value="7532.788337" calcext:value-type="float">
            <text:p>7532.788337</text:p>
          </table:table-cell>
          <table:table-cell office:value-type="float" office:value="-1.191685415" calcext:value-type="float">
            <text:p>-1.191685415</text:p>
          </table:table-cell>
          <table:table-cell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6.161122" calcext:value-type="float">
            <text:p>2096.161122</text:p>
          </table:table-cell>
          <table:table-cell office:value-type="float" office:value="7528.123896" calcext:value-type="float">
            <text:p>7528.123896</text:p>
          </table:table-cell>
          <table:table-cell office:value-type="float" office:value="-1.194433995" calcext:value-type="float">
            <text:p>-1.194433995</text:p>
          </table:table-cell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7526" calcext:value-type="float">
            <text:p>7526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9.687787" calcext:value-type="float">
            <text:p>2099.687787</text:p>
          </table:table-cell>
          <table:table-cell office:value-type="float" office:value="7521.783864" calcext:value-type="float">
            <text:p>7521.783864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2.375573" calcext:value-type="float">
            <text:p>2102.375573</text:p>
          </table:table-cell>
          <table:table-cell office:value-type="float" office:value="7517.567728" calcext:value-type="float">
            <text:p>7517.567728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5.06336" calcext:value-type="float">
            <text:p>2105.06336</text:p>
          </table:table-cell>
          <table:table-cell office:value-type="float" office:value="7513.351592" calcext:value-type="float">
            <text:p>7513.351592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7.751147" calcext:value-type="float">
            <text:p>2107.751147</text:p>
          </table:table-cell>
          <table:table-cell office:value-type="float" office:value="7509.135456" calcext:value-type="float">
            <text:p>7509.135456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470" calcext:value-type="float">
            <text:p>24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0.438933" calcext:value-type="float">
            <text:p>2110.438933</text:p>
          </table:table-cell>
          <table:table-cell office:value-type="float" office:value="7504.91932" calcext:value-type="float">
            <text:p>7504.91932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3.12672" calcext:value-type="float">
            <text:p>2113.12672</text:p>
          </table:table-cell>
          <table:table-cell office:value-type="float" office:value="7500.703184" calcext:value-type="float">
            <text:p>7500.703184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5.814507" calcext:value-type="float">
            <text:p>2115.814507</text:p>
          </table:table-cell>
          <table:table-cell office:value-type="float" office:value="7496.487048" calcext:value-type="float">
            <text:p>7496.487048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8.502294" calcext:value-type="float">
            <text:p>2118.502294</text:p>
          </table:table-cell>
          <table:table-cell office:value-type="float" office:value="7492.270912" calcext:value-type="float">
            <text:p>7492.270912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1.19008" calcext:value-type="float">
            <text:p>2121.19008</text:p>
          </table:table-cell>
          <table:table-cell office:value-type="float" office:value="7488.054776" calcext:value-type="float">
            <text:p>7488.054776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495" calcext:value-type="float">
            <text:p>24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3.877867" calcext:value-type="float">
            <text:p>2123.877867</text:p>
          </table:table-cell>
          <table:table-cell office:value-type="float" office:value="7483.83864" calcext:value-type="float">
            <text:p>7483.83864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6.565654" calcext:value-type="float">
            <text:p>2126.565654</text:p>
          </table:table-cell>
          <table:table-cell office:value-type="float" office:value="7479.622504" calcext:value-type="float">
            <text:p>7479.622504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9.25344" calcext:value-type="float">
            <text:p>2129.25344</text:p>
          </table:table-cell>
          <table:table-cell office:value-type="float" office:value="7475.406368" calcext:value-type="float">
            <text:p>7475.406368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1.941227" calcext:value-type="float">
            <text:p>2131.941227</text:p>
          </table:table-cell>
          <table:table-cell office:value-type="float" office:value="7471.190232" calcext:value-type="float">
            <text:p>7471.190232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515" calcext:value-type="float">
            <text:p>25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4.629014" calcext:value-type="float">
            <text:p>2134.629014</text:p>
          </table:table-cell>
          <table:table-cell office:value-type="float" office:value="7466.974096" calcext:value-type="float">
            <text:p>7466.974096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7.3168" calcext:value-type="float">
            <text:p>2137.3168</text:p>
          </table:table-cell>
          <table:table-cell office:value-type="float" office:value="7462.75796" calcext:value-type="float">
            <text:p>7462.75796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0.004587" calcext:value-type="float">
            <text:p>2140.004587</text:p>
          </table:table-cell>
          <table:table-cell office:value-type="float" office:value="7458.541824" calcext:value-type="float">
            <text:p>7458.541824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530" calcext:value-type="float">
            <text:p>25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2.692374" calcext:value-type="float">
            <text:p>2142.692374</text:p>
          </table:table-cell>
          <table:table-cell office:value-type="float" office:value="7454.325688" calcext:value-type="float">
            <text:p>7454.325688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535" calcext:value-type="float">
            <text:p>25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5.38016" calcext:value-type="float">
            <text:p>2145.38016</text:p>
          </table:table-cell>
          <table:table-cell office:value-type="float" office:value="7450.109552" calcext:value-type="float">
            <text:p>7450.109552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8.067947" calcext:value-type="float">
            <text:p>2148.067947</text:p>
          </table:table-cell>
          <table:table-cell office:value-type="float" office:value="7445.893416" calcext:value-type="float">
            <text:p>7445.893416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0.755734" calcext:value-type="float">
            <text:p>2150.755734</text:p>
          </table:table-cell>
          <table:table-cell office:value-type="float" office:value="7441.67728" calcext:value-type="float">
            <text:p>7441.67728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3.443521" calcext:value-type="float">
            <text:p>2153.443521</text:p>
          </table:table-cell>
          <table:table-cell office:value-type="float" office:value="7437.461144" calcext:value-type="float">
            <text:p>7437.461144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555" calcext:value-type="float">
            <text:p>25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6.131307" calcext:value-type="float">
            <text:p>2156.131307</text:p>
          </table:table-cell>
          <table:table-cell office:value-type="float" office:value="7433.245008" calcext:value-type="float">
            <text:p>7433.245008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8.819094" calcext:value-type="float">
            <text:p>2158.819094</text:p>
          </table:table-cell>
          <table:table-cell office:value-type="float" office:value="7429.028872" calcext:value-type="float">
            <text:p>7429.028872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565" calcext:value-type="float">
            <text:p>256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61.506881" calcext:value-type="float">
            <text:p>2161.506881</text:p>
          </table:table-cell>
          <table:table-cell office:value-type="float" office:value="7424.812736" calcext:value-type="float">
            <text:p>7424.812736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570" calcext:value-type="float">
            <text:p>257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64.194667" calcext:value-type="float">
            <text:p>2164.194667</text:p>
          </table:table-cell>
          <table:table-cell office:value-type="float" office:value="7420.5966" calcext:value-type="float">
            <text:p>7420.5966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575" calcext:value-type="float">
            <text:p>257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66.882454" calcext:value-type="float">
            <text:p>2166.882454</text:p>
          </table:table-cell>
          <table:table-cell office:value-type="float" office:value="7416.380464" calcext:value-type="float">
            <text:p>7416.380464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580" calcext:value-type="float">
            <text:p>258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69.570241" calcext:value-type="float">
            <text:p>2169.570241</text:p>
          </table:table-cell>
          <table:table-cell office:value-type="float" office:value="7412.164328" calcext:value-type="float">
            <text:p>7412.164328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585" calcext:value-type="float">
            <text:p>258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72.258027" calcext:value-type="float">
            <text:p>2172.258027</text:p>
          </table:table-cell>
          <table:table-cell office:value-type="float" office:value="7407.948192" calcext:value-type="float">
            <text:p>7407.948192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590" calcext:value-type="float">
            <text:p>259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74.945814" calcext:value-type="float">
            <text:p>2174.945814</text:p>
          </table:table-cell>
          <table:table-cell office:value-type="float" office:value="7403.732056" calcext:value-type="float">
            <text:p>7403.732056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595" calcext:value-type="float">
            <text:p>259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77.633601" calcext:value-type="float">
            <text:p>2177.633601</text:p>
          </table:table-cell>
          <table:table-cell office:value-type="float" office:value="7399.51592" calcext:value-type="float">
            <text:p>7399.51592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80.321388" calcext:value-type="float">
            <text:p>2180.321388</text:p>
          </table:table-cell>
          <table:table-cell office:value-type="float" office:value="7395.299784" calcext:value-type="float">
            <text:p>7395.299784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605" calcext:value-type="float">
            <text:p>26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83.009174" calcext:value-type="float">
            <text:p>2183.009174</text:p>
          </table:table-cell>
          <table:table-cell office:value-type="float" office:value="7391.083648" calcext:value-type="float">
            <text:p>7391.083648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610" calcext:value-type="float">
            <text:p>26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85.696961" calcext:value-type="float">
            <text:p>2185.696961</text:p>
          </table:table-cell>
          <table:table-cell office:value-type="float" office:value="7386.867512" calcext:value-type="float">
            <text:p>7386.867512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615" calcext:value-type="float">
            <text:p>26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88.384748" calcext:value-type="float">
            <text:p>2188.384748</text:p>
          </table:table-cell>
          <table:table-cell office:value-type="float" office:value="7382.651376" calcext:value-type="float">
            <text:p>7382.651376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91.072534" calcext:value-type="float">
            <text:p>2191.072534</text:p>
          </table:table-cell>
          <table:table-cell office:value-type="float" office:value="7378.43524" calcext:value-type="float">
            <text:p>7378.43524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625" calcext:value-type="float">
            <text:p>26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93.760321" calcext:value-type="float">
            <text:p>2193.760321</text:p>
          </table:table-cell>
          <table:table-cell office:value-type="float" office:value="7374.219104" calcext:value-type="float">
            <text:p>7374.219104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630" calcext:value-type="float">
            <text:p>26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96.448108" calcext:value-type="float">
            <text:p>2196.448108</text:p>
          </table:table-cell>
          <table:table-cell office:value-type="float" office:value="7370.002968" calcext:value-type="float">
            <text:p>7370.002968</text:p>
          </table:table-cell>
          <table:table-cell office:value-type="float" office:value="-1.003258702" calcext:value-type="float">
            <text:p>-1.003258702</text:p>
          </table:table-cell>
          <table:table-cell office:value-type="float" office:value="0" calcext:value-type="float">
            <text:p>0</text:p>
          </table:table-cell>
          <table:table-cell office:value-type="float" office:value="2635" calcext:value-type="float">
            <text:p>263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7366" calcext:value-type="float">
            <text:p>7366</text:p>
          </table:table-cell>
          <table:table-cell office:value-type="float" office:value="-1.02393468" calcext:value-type="float">
            <text:p>-1.02393468</text:p>
          </table:table-cell>
          <table:table-cell office:value-type="float" office:value="0" calcext:value-type="float">
            <text:p>0</text:p>
          </table:table-cell>
          <table:table-cell office:value-type="float" office:value="2640" calcext:value-type="float">
            <text:p>264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201.602799" calcext:value-type="float">
            <text:p>2201.602799</text:p>
          </table:table-cell>
          <table:table-cell office:value-type="float" office:value="7361.72494" calcext:value-type="float">
            <text:p>7361.72494</text:p>
          </table:table-cell>
          <table:table-cell office:value-type="float" office:value="-1.023851647" calcext:value-type="float">
            <text:p>-1.023851647</text:p>
          </table:table-cell>
          <table:table-cell office:value-type="float" office:value="0" calcext:value-type="float">
            <text:p>0</text:p>
          </table:table-cell>
          <table:table-cell office:value-type="float" office:value="2645" calcext:value-type="float">
            <text:p>264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204.206283" calcext:value-type="float">
            <text:p>2204.206283</text:p>
          </table:table-cell>
          <table:table-cell office:value-type="float" office:value="7357.450354" calcext:value-type="float">
            <text:p>7357.450354</text:p>
          </table:table-cell>
          <table:table-cell office:value-type="float" office:value="-1.023602544" calcext:value-type="float">
            <text:p>-1.023602544</text:p>
          </table:table-cell>
          <table:table-cell office:value-type="float" office:value="0" calcext:value-type="float">
            <text:p>0</text:p>
          </table:table-cell>
          <table:table-cell office:value-type="float" office:value="2650" calcext:value-type="float">
            <text:p>265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206.811136" calcext:value-type="float">
            <text:p>2206.811136</text:p>
          </table:table-cell>
          <table:table-cell office:value-type="float" office:value="7353.176715" calcext:value-type="float">
            <text:p>7353.176715</text:p>
          </table:table-cell>
          <table:table-cell office:value-type="float" office:value="-1.023187356" calcext:value-type="float">
            <text:p>-1.023187356</text:p>
          </table:table-cell>
          <table:table-cell office:value-type="float" office:value="0" calcext:value-type="float">
            <text:p>0</text:p>
          </table:table-cell>
          <table:table-cell office:value-type="float" office:value="2655" calcext:value-type="float">
            <text:p>265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209.418042" calcext:value-type="float">
            <text:p>2209.418042</text:p>
          </table:table-cell>
          <table:table-cell office:value-type="float" office:value="7348.904499" calcext:value-type="float">
            <text:p>7348.904499</text:p>
          </table:table-cell>
          <table:table-cell office:value-type="float" office:value="-1.022606059" calcext:value-type="float">
            <text:p>-1.022606059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2.027687" calcext:value-type="float">
            <text:p>2212.027687</text:p>
          </table:table-cell>
          <table:table-cell office:value-type="float" office:value="7344.634179" calcext:value-type="float">
            <text:p>7344.634179</text:p>
          </table:table-cell>
          <table:table-cell office:value-type="float" office:value="-1.021858621" calcext:value-type="float">
            <text:p>-1.02185862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4.640754" calcext:value-type="float">
            <text:p>2214.640754</text:p>
          </table:table-cell>
          <table:table-cell office:value-type="float" office:value="7340.366229" calcext:value-type="float">
            <text:p>7340.366229</text:p>
          </table:table-cell>
          <table:table-cell office:value-type="float" office:value="-1.020944998" calcext:value-type="float">
            <text:p>-1.020944998</text:p>
          </table:table-cell>
          <table:table-cell office:value-type="float" office:value="0" calcext:value-type="float">
            <text:p>0</text:p>
          </table:table-cell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7.257928" calcext:value-type="float">
            <text:p>2217.257928</text:p>
          </table:table-cell>
          <table:table-cell office:value-type="float" office:value="7336.101123" calcext:value-type="float">
            <text:p>7336.101123</text:p>
          </table:table-cell>
          <table:table-cell office:value-type="float" office:value="-1.019865143" calcext:value-type="float">
            <text:p>-1.019865143</text:p>
          </table:table-cell>
          <table:table-cell office:value-type="float" office:value="0" calcext:value-type="float">
            <text:p>0</text:p>
          </table:table-cell>
          <table:table-cell office:value-type="float" office:value="2675" calcext:value-type="float">
            <text:p>26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9.879893" calcext:value-type="float">
            <text:p>2219.879893</text:p>
          </table:table-cell>
          <table:table-cell office:value-type="float" office:value="7331.839335" calcext:value-type="float">
            <text:p>7331.839335</text:p>
          </table:table-cell>
          <table:table-cell office:value-type="float" office:value="-1.018618997" calcext:value-type="float">
            <text:p>-1.018618997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2.507334" calcext:value-type="float">
            <text:p>2222.507334</text:p>
          </table:table-cell>
          <table:table-cell office:value-type="float" office:value="7327.58134" calcext:value-type="float">
            <text:p>7327.58134</text:p>
          </table:table-cell>
          <table:table-cell office:value-type="float" office:value="-1.017206497" calcext:value-type="float">
            <text:p>-1.017206497</text:p>
          </table:table-cell>
          <table:table-cell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5.140936" calcext:value-type="float">
            <text:p>2225.140936</text:p>
          </table:table-cell>
          <table:table-cell office:value-type="float" office:value="7323.32761" calcext:value-type="float">
            <text:p>7323.32761</text:p>
          </table:table-cell>
          <table:table-cell office:value-type="float" office:value="-1.015627575" calcext:value-type="float">
            <text:p>-1.015627575</text:p>
          </table:table-cell>
          <table:table-cell office:value-type="float" office:value="0" calcext:value-type="float">
            <text:p>0</text:p>
          </table:table-cell>
          <table:table-cell office:value-type="float" office:value="2690" calcext:value-type="float">
            <text:p>26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7.781383" calcext:value-type="float">
            <text:p>2227.781383</text:p>
          </table:table-cell>
          <table:table-cell office:value-type="float" office:value="7319.078621" calcext:value-type="float">
            <text:p>7319.078621</text:p>
          </table:table-cell>
          <table:table-cell office:value-type="float" office:value="-1.013882157" calcext:value-type="float">
            <text:p>-1.013882157</text:p>
          </table:table-cell>
          <table:table-cell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0.42936" calcext:value-type="float">
            <text:p>2230.42936</text:p>
          </table:table-cell>
          <table:table-cell office:value-type="float" office:value="7314.834846" calcext:value-type="float">
            <text:p>7314.834846</text:p>
          </table:table-cell>
          <table:table-cell office:value-type="float" office:value="-1.011970169" calcext:value-type="float">
            <text:p>-1.011970169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3.08555" calcext:value-type="float">
            <text:p>2233.08555</text:p>
          </table:table-cell>
          <table:table-cell office:value-type="float" office:value="7310.596758" calcext:value-type="float">
            <text:p>7310.596758</text:p>
          </table:table-cell>
          <table:table-cell office:value-type="float" office:value="-1.009891533" calcext:value-type="float">
            <text:p>-1.009891533</text:p>
          </table:table-cell>
          <table:table-cell office:value-type="float" office:value="0" calcext:value-type="float">
            <text:p>0</text:p>
          </table:table-cell>
          <table:table-cell office:value-type="float" office:value="2705" calcext:value-type="float">
            <text:p>27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5.750639" calcext:value-type="float">
            <text:p>2235.750639</text:p>
          </table:table-cell>
          <table:table-cell office:value-type="float" office:value="7306.364834" calcext:value-type="float">
            <text:p>7306.364834</text:p>
          </table:table-cell>
          <table:table-cell office:value-type="float" office:value="-1.007646171" calcext:value-type="float">
            <text:p>-1.007646171</text:p>
          </table:table-cell>
          <table:table-cell office:value-type="float" office:value="0" calcext:value-type="float">
            <text:p>0</text:p>
          </table:table-cell>
          <table:table-cell office:value-type="float" office:value="2710" calcext:value-type="float">
            <text:p>27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8.425311" calcext:value-type="float">
            <text:p>2238.425311</text:p>
          </table:table-cell>
          <table:table-cell office:value-type="float" office:value="7302.139545" calcext:value-type="float">
            <text:p>7302.139545</text:p>
          </table:table-cell>
          <table:table-cell office:value-type="float" office:value="-1.005234008" calcext:value-type="float">
            <text:p>-1.005234008</text:p>
          </table:table-cell>
          <table:table-cell office:value-type="float" office:value="0" calcext:value-type="float">
            <text:p>0</text:p>
          </table:table-cell>
          <table:table-cell office:value-type="float" office:value="2715" calcext:value-type="float">
            <text:p>27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1.110251" calcext:value-type="float">
            <text:p>2241.110251</text:p>
          </table:table-cell>
          <table:table-cell office:value-type="float" office:value="7297.921367" calcext:value-type="float">
            <text:p>7297.921367</text:p>
          </table:table-cell>
          <table:table-cell office:value-type="float" office:value="-1.002654974" calcext:value-type="float">
            <text:p>-1.002654974</text:p>
          </table:table-cell>
          <table:table-cell office:value-type="float" office:value="0" calcext:value-type="float">
            <text:p>0</text:p>
          </table:table-cell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3.806142" calcext:value-type="float">
            <text:p>2243.806142</text:p>
          </table:table-cell>
          <table:table-cell office:value-type="float" office:value="7293.710772" calcext:value-type="float">
            <text:p>7293.710772</text:p>
          </table:table-cell>
          <table:table-cell office:value-type="float" office:value="-0.999909003" calcext:value-type="float">
            <text:p>-0.999909003</text:p>
          </table:table-cell>
          <table:table-cell office:value-type="float" office:value="0" calcext:value-type="float">
            <text:p>0</text:p>
          </table:table-cell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6.51367" calcext:value-type="float">
            <text:p>2246.51367</text:p>
          </table:table-cell>
          <table:table-cell office:value-type="float" office:value="7289.508236" calcext:value-type="float">
            <text:p>7289.508236</text:p>
          </table:table-cell>
          <table:table-cell office:value-type="float" office:value="-0.996996036" calcext:value-type="float">
            <text:p>-0.996996036</text:p>
          </table:table-cell>
          <table:table-cell office:value-type="float" office:value="0" calcext:value-type="float">
            <text:p>0</text:p>
          </table:table-cell>
          <table:table-cell office:value-type="float" office:value="2730" calcext:value-type="float">
            <text:p>27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9.233519" calcext:value-type="float">
            <text:p>2249.233519</text:p>
          </table:table-cell>
          <table:table-cell office:value-type="float" office:value="7285.314233" calcext:value-type="float">
            <text:p>7285.314233</text:p>
          </table:table-cell>
          <table:table-cell office:value-type="float" office:value="-0.993916026" calcext:value-type="float">
            <text:p>-0.993916026</text:p>
          </table:table-cell>
          <table:table-cell office:value-type="float" office:value="0" calcext:value-type="float">
            <text:p>0</text:p>
          </table:table-cell>
          <table:table-cell office:value-type="float" office:value="2735" calcext:value-type="float">
            <text:p>27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1.966374" calcext:value-type="float">
            <text:p>2251.966374</text:p>
          </table:table-cell>
          <table:table-cell office:value-type="float" office:value="7281.129235" calcext:value-type="float">
            <text:p>7281.129235</text:p>
          </table:table-cell>
          <table:table-cell office:value-type="float" office:value="-0.990668939" calcext:value-type="float">
            <text:p>-0.990668939</text:p>
          </table:table-cell>
          <table:table-cell office:value-type="float" office:value="0" calcext:value-type="float">
            <text:p>0</text:p>
          </table:table-cell>
          <table:table-cell office:value-type="float" office:value="2740" calcext:value-type="float">
            <text:p>27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4.712919" calcext:value-type="float">
            <text:p>2254.712919</text:p>
          </table:table-cell>
          <table:table-cell office:value-type="float" office:value="7276.953718" calcext:value-type="float">
            <text:p>7276.953718</text:p>
          </table:table-cell>
          <table:table-cell office:value-type="float" office:value="-0.987254755" calcext:value-type="float">
            <text:p>-0.987254755</text:p>
          </table:table-cell>
          <table:table-cell office:value-type="float" office:value="0" calcext:value-type="float">
            <text:p>0</text:p>
          </table:table-cell>
          <table:table-cell office:value-type="float" office:value="2745" calcext:value-type="float">
            <text:p>27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7.473838" calcext:value-type="float">
            <text:p>2257.473838</text:p>
          </table:table-cell>
          <table:table-cell office:value-type="float" office:value="7272.788156" calcext:value-type="float">
            <text:p>7272.788156</text:p>
          </table:table-cell>
          <table:table-cell office:value-type="float" office:value="-0.983673472" calcext:value-type="float">
            <text:p>-0.983673472</text:p>
          </table:table-cell>
          <table:table-cell office:value-type="float" office:value="0" calcext:value-type="float">
            <text:p>0</text:p>
          </table:table-cell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0.249816" calcext:value-type="float">
            <text:p>2260.249816</text:p>
          </table:table-cell>
          <table:table-cell office:value-type="float" office:value="7268.633021" calcext:value-type="float">
            <text:p>7268.633021</text:p>
          </table:table-cell>
          <table:table-cell office:value-type="float" office:value="-0.97992511" calcext:value-type="float">
            <text:p>-0.97992511</text:p>
          </table:table-cell>
          <table:table-cell office:value-type="float" office:value="0" calcext:value-type="float">
            <text:p>0</text:p>
          </table:table-cell>
          <table:table-cell office:value-type="float" office:value="2755" calcext:value-type="float">
            <text:p>27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3.041538" calcext:value-type="float">
            <text:p>2263.041538</text:p>
          </table:table-cell>
          <table:table-cell office:value-type="float" office:value="7264.488789" calcext:value-type="float">
            <text:p>7264.488789</text:p>
          </table:table-cell>
          <table:table-cell office:value-type="float" office:value="-0.976009712" calcext:value-type="float">
            <text:p>-0.976009712</text:p>
          </table:table-cell>
          <table:table-cell office:value-type="float" office:value="0" calcext:value-type="float">
            <text:p>0</text:p>
          </table:table-cell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5.849687" calcext:value-type="float">
            <text:p>2265.849687</text:p>
          </table:table-cell>
          <table:table-cell office:value-type="float" office:value="7260.355934" calcext:value-type="float">
            <text:p>7260.355934</text:p>
          </table:table-cell>
          <table:table-cell office:value-type="float" office:value="-0.971927347" calcext:value-type="float">
            <text:p>-0.971927347</text:p>
          </table:table-cell>
          <table:table-cell office:value-type="float" office:value="0" calcext:value-type="float">
            <text:p>0</text:p>
          </table:table-cell>
          <table:table-cell office:value-type="float" office:value="2765" calcext:value-type="float">
            <text:p>27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8.67495" calcext:value-type="float">
            <text:p>2268.67495</text:p>
          </table:table-cell>
          <table:table-cell office:value-type="float" office:value="7256.234928" calcext:value-type="float">
            <text:p>7256.234928</text:p>
          </table:table-cell>
          <table:table-cell office:value-type="float" office:value="-0.967678116" calcext:value-type="float">
            <text:p>-0.967678116</text:p>
          </table:table-cell>
          <table:table-cell office:value-type="float" office:value="0" calcext:value-type="float">
            <text:p>0</text:p>
          </table:table-cell>
          <table:table-cell office:value-type="float" office:value="2770" calcext:value-type="float">
            <text:p>27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1.518009" calcext:value-type="float">
            <text:p>2271.518009</text:p>
          </table:table-cell>
          <table:table-cell office:value-type="float" office:value="7252.126247" calcext:value-type="float">
            <text:p>7252.126247</text:p>
          </table:table-cell>
          <table:table-cell office:value-type="float" office:value="-0.963262153" calcext:value-type="float">
            <text:p>-0.963262153</text:p>
          </table:table-cell>
          <table:table-cell office:value-type="float" office:value="0" calcext:value-type="float">
            <text:p>0</text:p>
          </table:table-cell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4.379521" calcext:value-type="float">
            <text:p>2274.379521</text:p>
          </table:table-cell>
          <table:table-cell office:value-type="float" office:value="7248.030345" calcext:value-type="float">
            <text:p>7248.030345</text:p>
          </table:table-cell>
          <table:table-cell office:value-type="float" office:value="-0.958723067" calcext:value-type="float">
            <text:p>-0.958723067</text:p>
          </table:table-cell>
          <table:table-cell office:value-type="float" office:value="0" calcext:value-type="float">
            <text:p>0</text:p>
          </table:table-cell>
          <table:table-cell office:value-type="float" office:value="2780" calcext:value-type="float">
            <text:p>27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7.259422" calcext:value-type="float">
            <text:p>2277.259422</text:p>
          </table:table-cell>
          <table:table-cell office:value-type="float" office:value="7243.947177" calcext:value-type="float">
            <text:p>7243.947177</text:p>
          </table:table-cell>
          <table:table-cell office:value-type="float" office:value="-0.954342207" calcext:value-type="float">
            <text:p>-0.954342207</text:p>
          </table:table-cell>
          <table:table-cell office:value-type="float" office:value="0" calcext:value-type="float">
            <text:p>0</text:p>
          </table:table-cell>
          <table:table-cell office:value-type="float" office:value="2785" calcext:value-type="float">
            <text:p>27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0.156892" calcext:value-type="float">
            <text:p>2280.156892</text:p>
          </table:table-cell>
          <table:table-cell office:value-type="float" office:value="7239.876175" calcext:value-type="float">
            <text:p>7239.876175</text:p>
          </table:table-cell>
          <table:table-cell office:value-type="float" office:value="-0.950170156" calcext:value-type="float">
            <text:p>-0.950170156</text:p>
          </table:table-cell>
          <table:table-cell office:value-type="float" office:value="0" calcext:value-type="float">
            <text:p>0</text:p>
          </table:table-cell>
          <table:table-cell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3.071073" calcext:value-type="float">
            <text:p>2283.071073</text:p>
          </table:table-cell>
          <table:table-cell office:value-type="float" office:value="7235.816746" calcext:value-type="float">
            <text:p>7235.816746</text:p>
          </table:table-cell>
          <table:table-cell office:value-type="float" office:value="-0.946206992" calcext:value-type="float">
            <text:p>-0.946206992</text:p>
          </table:table-cell>
          <table:table-cell office:value-type="float" office:value="0" calcext:value-type="float">
            <text:p>0</text:p>
          </table:table-cell>
          <table:table-cell office:value-type="float" office:value="2795" calcext:value-type="float">
            <text:p>27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6.00111" calcext:value-type="float">
            <text:p>2286.00111</text:p>
          </table:table-cell>
          <table:table-cell office:value-type="float" office:value="7231.768297" calcext:value-type="float">
            <text:p>7231.768297</text:p>
          </table:table-cell>
          <table:table-cell office:value-type="float" office:value="-0.942452756" calcext:value-type="float">
            <text:p>-0.942452756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8.946147" calcext:value-type="float">
            <text:p>2288.946147</text:p>
          </table:table-cell>
          <table:table-cell office:value-type="float" office:value="7227.730235" calcext:value-type="float">
            <text:p>7227.730235</text:p>
          </table:table-cell>
          <table:table-cell office:value-type="float" office:value="-0.938907457" calcext:value-type="float">
            <text:p>-0.938907457</text:p>
          </table:table-cell>
          <table:table-cell office:value-type="float" office:value="0" calcext:value-type="float">
            <text:p>0</text:p>
          </table:table-cell>
          <table:table-cell office:value-type="float" office:value="2805" calcext:value-type="float">
            <text:p>28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1.905328" calcext:value-type="float">
            <text:p>2291.905328</text:p>
          </table:table-cell>
          <table:table-cell office:value-type="float" office:value="7223.701967" calcext:value-type="float">
            <text:p>7223.701967</text:p>
          </table:table-cell>
          <table:table-cell office:value-type="float" office:value="-0.935571077" calcext:value-type="float">
            <text:p>-0.935571077</text:p>
          </table:table-cell>
          <table:table-cell office:value-type="float" office:value="0" calcext:value-type="float">
            <text:p>0</text:p>
          </table:table-cell>
          <table:table-cell office:value-type="float" office:value="2810" calcext:value-type="float">
            <text:p>28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4.877796" calcext:value-type="float">
            <text:p>2294.877796</text:p>
          </table:table-cell>
          <table:table-cell office:value-type="float" office:value="7219.682901" calcext:value-type="float">
            <text:p>7219.682901</text:p>
          </table:table-cell>
          <table:table-cell office:value-type="float" office:value="-0.932443573" calcext:value-type="float">
            <text:p>-0.932443573</text:p>
          </table:table-cell>
          <table:table-cell office:value-type="float" office:value="0" calcext:value-type="float">
            <text:p>0</text:p>
          </table:table-cell>
          <table:table-cell office:value-type="float" office:value="2815" calcext:value-type="float">
            <text:p>28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7.862694" calcext:value-type="float">
            <text:p>2297.862694</text:p>
          </table:table-cell>
          <table:table-cell office:value-type="float" office:value="7215.672444" calcext:value-type="float">
            <text:p>7215.672444</text:p>
          </table:table-cell>
          <table:table-cell office:value-type="float" office:value="-0.929524885" calcext:value-type="float">
            <text:p>-0.929524885</text:p>
          </table:table-cell>
          <table:table-cell office:value-type="float" office:value="0" calcext:value-type="float">
            <text:p>0</text:p>
          </table:table-cell>
          <table:table-cell office:value-type="float" office:value="2820" calcext:value-type="float">
            <text:p>28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0.859168" calcext:value-type="float">
            <text:p>2300.859168</text:p>
          </table:table-cell>
          <table:table-cell office:value-type="float" office:value="7211.670002" calcext:value-type="float">
            <text:p>7211.670002</text:p>
          </table:table-cell>
          <table:table-cell office:value-type="float" office:value="-0.926814938" calcext:value-type="float">
            <text:p>-0.926814938</text:p>
          </table:table-cell>
          <table:table-cell office:value-type="float" office:value="0" calcext:value-type="float">
            <text:p>0</text:p>
          </table:table-cell>
          <table:table-cell office:value-type="float" office:value="2825" calcext:value-type="float">
            <text:p>28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3.86636" calcext:value-type="float">
            <text:p>2303.86636</text:p>
          </table:table-cell>
          <table:table-cell office:value-type="float" office:value="7207.674983" calcext:value-type="float">
            <text:p>7207.674983</text:p>
          </table:table-cell>
          <table:table-cell office:value-type="float" office:value="-0.924313648" calcext:value-type="float">
            <text:p>-0.924313648</text:p>
          </table:table-cell>
          <table:table-cell office:value-type="float" office:value="0" calcext:value-type="float">
            <text:p>0</text:p>
          </table:table-cell>
          <table:table-cell office:value-type="float" office:value="2830" calcext:value-type="float">
            <text:p>28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6.883415" calcext:value-type="float">
            <text:p>2306.883415</text:p>
          </table:table-cell>
          <table:table-cell office:value-type="float" office:value="7203.686793" calcext:value-type="float">
            <text:p>7203.686793</text:p>
          </table:table-cell>
          <table:table-cell office:value-type="float" office:value="-0.922020922" calcext:value-type="float">
            <text:p>-0.922020922</text:p>
          </table:table-cell>
          <table:table-cell office:value-type="float" office:value="0" calcext:value-type="float">
            <text:p>0</text:p>
          </table:table-cell>
          <table:table-cell office:value-type="float" office:value="2835" calcext:value-type="float">
            <text:p>28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9.909476" calcext:value-type="float">
            <text:p>2309.909476</text:p>
          </table:table-cell>
          <table:table-cell office:value-type="float" office:value="7199.70484" calcext:value-type="float">
            <text:p>7199.70484</text:p>
          </table:table-cell>
          <table:table-cell office:value-type="float" office:value="-0.919936665" calcext:value-type="float">
            <text:p>-0.919936665</text:p>
          </table:table-cell>
          <table:table-cell office:value-type="float" office:value="0" calcext:value-type="float">
            <text:p>0</text:p>
          </table:table-cell>
          <table:table-cell office:value-type="float" office:value="2840" calcext:value-type="float">
            <text:p>28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2.943687" calcext:value-type="float">
            <text:p>2312.943687</text:p>
          </table:table-cell>
          <table:table-cell office:value-type="float" office:value="7195.728531" calcext:value-type="float">
            <text:p>7195.728531</text:p>
          </table:table-cell>
          <table:table-cell office:value-type="float" office:value="-0.918060779" calcext:value-type="float">
            <text:p>-0.918060779</text:p>
          </table:table-cell>
          <table:table-cell office:value-type="float" office:value="0" calcext:value-type="float">
            <text:p>0</text:p>
          </table:table-cell>
          <table:table-cell office:value-type="float" office:value="2845" calcext:value-type="float">
            <text:p>28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5.985192" calcext:value-type="float">
            <text:p>2315.985192</text:p>
          </table:table-cell>
          <table:table-cell office:value-type="float" office:value="7191.757273" calcext:value-type="float">
            <text:p>7191.757273</text:p>
          </table:table-cell>
          <table:table-cell office:value-type="float" office:value="-0.91639317" calcext:value-type="float">
            <text:p>-0.91639317</text:p>
          </table:table-cell>
          <table:table-cell office:value-type="float" office:value="0" calcext:value-type="float">
            <text:p>0</text:p>
          </table:table-cell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9.033134" calcext:value-type="float">
            <text:p>2319.033134</text:p>
          </table:table-cell>
          <table:table-cell office:value-type="float" office:value="7187.790473" calcext:value-type="float">
            <text:p>7187.790473</text:p>
          </table:table-cell>
          <table:table-cell office:value-type="float" office:value="-0.914933748" calcext:value-type="float">
            <text:p>-0.914933748</text:p>
          </table:table-cell>
          <table:table-cell office:value-type="float" office:value="0" calcext:value-type="float">
            <text:p>0</text:p>
          </table:table-cell>
          <table:table-cell office:value-type="float" office:value="2855" calcext:value-type="float">
            <text:p>28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2.086658" calcext:value-type="float">
            <text:p>2322.086658</text:p>
          </table:table-cell>
          <table:table-cell office:value-type="float" office:value="7183.827538" calcext:value-type="float">
            <text:p>7183.827538</text:p>
          </table:table-cell>
          <table:table-cell office:value-type="float" office:value="-0.913682429" calcext:value-type="float">
            <text:p>-0.913682429</text:p>
          </table:table-cell>
          <table:table-cell office:value-type="float" office:value="0" calcext:value-type="float">
            <text:p>0</text:p>
          </table:table-cell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5.144907" calcext:value-type="float">
            <text:p>2325.144907</text:p>
          </table:table-cell>
          <table:table-cell office:value-type="float" office:value="7179.867875" calcext:value-type="float">
            <text:p>7179.867875</text:p>
          </table:table-cell>
          <table:table-cell office:value-type="float" office:value="-0.912639137" calcext:value-type="float">
            <text:p>-0.912639137</text:p>
          </table:table-cell>
          <table:table-cell office:value-type="float" office:value="0" calcext:value-type="float">
            <text:p>0</text:p>
          </table:table-cell>
          <table:table-cell office:value-type="float" office:value="2865" calcext:value-type="float">
            <text:p>28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8.207025" calcext:value-type="float">
            <text:p>2328.207025</text:p>
          </table:table-cell>
          <table:table-cell office:value-type="float" office:value="7175.910892" calcext:value-type="float">
            <text:p>7175.910892</text:p>
          </table:table-cell>
          <table:table-cell office:value-type="float" office:value="-0.911803808" calcext:value-type="float">
            <text:p>-0.911803808</text:p>
          </table:table-cell>
          <table:table-cell office:value-type="float" office:value="0" calcext:value-type="float">
            <text:p>0</text:p>
          </table:table-cell>
          <table:table-cell office:value-type="float" office:value="2870" calcext:value-type="float">
            <text:p>28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1.272156" calcext:value-type="float">
            <text:p>2331.272156</text:p>
          </table:table-cell>
          <table:table-cell office:value-type="float" office:value="7171.955995" calcext:value-type="float">
            <text:p>7171.955995</text:p>
          </table:table-cell>
          <table:table-cell office:value-type="float" office:value="-0.911176387" calcext:value-type="float">
            <text:p>-0.911176387</text:p>
          </table:table-cell>
          <table:table-cell office:value-type="float" office:value="0" calcext:value-type="float">
            <text:p>0</text:p>
          </table:table-cell>
          <table:table-cell office:value-type="float" office:value="2875" calcext:value-type="float">
            <text:p>28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4.339443" calcext:value-type="float">
            <text:p>2334.339443</text:p>
          </table:table-cell>
          <table:table-cell office:value-type="float" office:value="7168.002591" calcext:value-type="float">
            <text:p>7168.002591</text:p>
          </table:table-cell>
          <table:table-cell office:value-type="float" office:value="-0.910756834" calcext:value-type="float">
            <text:p>-0.910756834</text:p>
          </table:table-cell>
          <table:table-cell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7.40803" calcext:value-type="float">
            <text:p>2337.40803</text:p>
          </table:table-cell>
          <table:table-cell office:value-type="float" office:value="7164.050087" calcext:value-type="float">
            <text:p>7164.050087</text:p>
          </table:table-cell>
          <table:table-cell office:value-type="float" office:value="-0.910545118" calcext:value-type="float">
            <text:p>-0.910545118</text:p>
          </table:table-cell>
          <table:table-cell office:value-type="float" office:value="0" calcext:value-type="float">
            <text:p>0</text:p>
          </table:table-cell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7162" calcext:value-type="float">
            <text:p>7162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1.616866" calcext:value-type="float">
            <text:p>2341.616866</text:p>
          </table:table-cell>
          <table:table-cell office:value-type="float" office:value="7157.739482" calcext:value-type="float">
            <text:p>7157.739482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2895" calcext:value-type="float">
            <text:p>28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4.233732" calcext:value-type="float">
            <text:p>2344.233732</text:p>
          </table:table-cell>
          <table:table-cell office:value-type="float" office:value="7153.478965" calcext:value-type="float">
            <text:p>7153.478965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6.850599" calcext:value-type="float">
            <text:p>2346.850599</text:p>
          </table:table-cell>
          <table:table-cell office:value-type="float" office:value="7149.218447" calcext:value-type="float">
            <text:p>7149.218447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2905" calcext:value-type="float">
            <text:p>29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9.467465" calcext:value-type="float">
            <text:p>2349.467465</text:p>
          </table:table-cell>
          <table:table-cell office:value-type="float" office:value="7144.957929" calcext:value-type="float">
            <text:p>7144.957929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2910" calcext:value-type="float">
            <text:p>29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2.084331" calcext:value-type="float">
            <text:p>2352.084331</text:p>
          </table:table-cell>
          <table:table-cell office:value-type="float" office:value="7140.697411" calcext:value-type="float">
            <text:p>7140.697411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2915" calcext:value-type="float">
            <text:p>29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4.701197" calcext:value-type="float">
            <text:p>2354.701197</text:p>
          </table:table-cell>
          <table:table-cell office:value-type="float" office:value="7136.436894" calcext:value-type="float">
            <text:p>7136.436894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7.318063" calcext:value-type="float">
            <text:p>2357.318063</text:p>
          </table:table-cell>
          <table:table-cell office:value-type="float" office:value="7132.176376" calcext:value-type="float">
            <text:p>7132.176376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2925" calcext:value-type="float">
            <text:p>29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9.93493" calcext:value-type="float">
            <text:p>2359.93493</text:p>
          </table:table-cell>
          <table:table-cell office:value-type="float" office:value="7127.915858" calcext:value-type="float">
            <text:p>7127.915858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2.551796" calcext:value-type="float">
            <text:p>2362.551796</text:p>
          </table:table-cell>
          <table:table-cell office:value-type="float" office:value="7123.655341" calcext:value-type="float">
            <text:p>7123.655341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2935" calcext:value-type="float">
            <text:p>29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5.168662" calcext:value-type="float">
            <text:p>2365.168662</text:p>
          </table:table-cell>
          <table:table-cell office:value-type="float" office:value="7119.394823" calcext:value-type="float">
            <text:p>7119.394823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7.785528" calcext:value-type="float">
            <text:p>2367.785528</text:p>
          </table:table-cell>
          <table:table-cell office:value-type="float" office:value="7115.134305" calcext:value-type="float">
            <text:p>7115.134305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2945" calcext:value-type="float">
            <text:p>29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0.402395" calcext:value-type="float">
            <text:p>2370.402395</text:p>
          </table:table-cell>
          <table:table-cell office:value-type="float" office:value="7110.873787" calcext:value-type="float">
            <text:p>7110.873787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3.019261" calcext:value-type="float">
            <text:p>2373.019261</text:p>
          </table:table-cell>
          <table:table-cell office:value-type="float" office:value="7106.61327" calcext:value-type="float">
            <text:p>7106.61327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2955" calcext:value-type="float">
            <text:p>29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5.636127" calcext:value-type="float">
            <text:p>2375.636127</text:p>
          </table:table-cell>
          <table:table-cell office:value-type="float" office:value="7102.352752" calcext:value-type="float">
            <text:p>7102.352752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8.252993" calcext:value-type="float">
            <text:p>2378.252993</text:p>
          </table:table-cell>
          <table:table-cell office:value-type="float" office:value="7098.092234" calcext:value-type="float">
            <text:p>7098.092234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2965" calcext:value-type="float">
            <text:p>29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80.869859" calcext:value-type="float">
            <text:p>2380.869859</text:p>
          </table:table-cell>
          <table:table-cell office:value-type="float" office:value="7093.831717" calcext:value-type="float">
            <text:p>7093.831717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2970" calcext:value-type="float">
            <text:p>29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83.486726" calcext:value-type="float">
            <text:p>2383.486726</text:p>
          </table:table-cell>
          <table:table-cell office:value-type="float" office:value="7089.571199" calcext:value-type="float">
            <text:p>7089.571199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2975" calcext:value-type="float">
            <text:p>29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86.103592" calcext:value-type="float">
            <text:p>2386.103592</text:p>
          </table:table-cell>
          <table:table-cell office:value-type="float" office:value="7085.310681" calcext:value-type="float">
            <text:p>7085.310681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88.720458" calcext:value-type="float">
            <text:p>2388.720458</text:p>
          </table:table-cell>
          <table:table-cell office:value-type="float" office:value="7081.050163" calcext:value-type="float">
            <text:p>7081.050163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2985" calcext:value-type="float">
            <text:p>29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1.337324" calcext:value-type="float">
            <text:p>2391.337324</text:p>
          </table:table-cell>
          <table:table-cell office:value-type="float" office:value="7076.789646" calcext:value-type="float">
            <text:p>7076.789646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2990" calcext:value-type="float">
            <text:p>29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3.95419" calcext:value-type="float">
            <text:p>2393.95419</text:p>
          </table:table-cell>
          <table:table-cell office:value-type="float" office:value="7072.529128" calcext:value-type="float">
            <text:p>7072.529128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2995" calcext:value-type="float">
            <text:p>29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6.571057" calcext:value-type="float">
            <text:p>2396.571057</text:p>
          </table:table-cell>
          <table:table-cell office:value-type="float" office:value="7068.26861" calcext:value-type="float">
            <text:p>7068.26861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9.187923" calcext:value-type="float">
            <text:p>2399.187923</text:p>
          </table:table-cell>
          <table:table-cell office:value-type="float" office:value="7064.008092" calcext:value-type="float">
            <text:p>7064.008092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005" calcext:value-type="float">
            <text:p>3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1.804789" calcext:value-type="float">
            <text:p>2401.804789</text:p>
          </table:table-cell>
          <table:table-cell office:value-type="float" office:value="7059.747575" calcext:value-type="float">
            <text:p>7059.747575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010" calcext:value-type="float">
            <text:p>30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4.421655" calcext:value-type="float">
            <text:p>2404.421655</text:p>
          </table:table-cell>
          <table:table-cell office:value-type="float" office:value="7055.487057" calcext:value-type="float">
            <text:p>7055.487057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015" calcext:value-type="float">
            <text:p>30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7.038522" calcext:value-type="float">
            <text:p>2407.038522</text:p>
          </table:table-cell>
          <table:table-cell office:value-type="float" office:value="7051.226539" calcext:value-type="float">
            <text:p>7051.226539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9.655388" calcext:value-type="float">
            <text:p>2409.655388</text:p>
          </table:table-cell>
          <table:table-cell office:value-type="float" office:value="7046.966022" calcext:value-type="float">
            <text:p>7046.966022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025" calcext:value-type="float">
            <text:p>30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12.272254" calcext:value-type="float">
            <text:p>2412.272254</text:p>
          </table:table-cell>
          <table:table-cell office:value-type="float" office:value="7042.705504" calcext:value-type="float">
            <text:p>7042.705504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030" calcext:value-type="float">
            <text:p>30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14.88912" calcext:value-type="float">
            <text:p>2414.88912</text:p>
          </table:table-cell>
          <table:table-cell office:value-type="float" office:value="7038.444986" calcext:value-type="float">
            <text:p>7038.444986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17.505986" calcext:value-type="float">
            <text:p>2417.505986</text:p>
          </table:table-cell>
          <table:table-cell office:value-type="float" office:value="7034.184468" calcext:value-type="float">
            <text:p>7034.184468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0.122853" calcext:value-type="float">
            <text:p>2420.122853</text:p>
          </table:table-cell>
          <table:table-cell office:value-type="float" office:value="7029.923951" calcext:value-type="float">
            <text:p>7029.923951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045" calcext:value-type="float">
            <text:p>30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2.739719" calcext:value-type="float">
            <text:p>2422.739719</text:p>
          </table:table-cell>
          <table:table-cell office:value-type="float" office:value="7025.663433" calcext:value-type="float">
            <text:p>7025.663433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5.356585" calcext:value-type="float">
            <text:p>2425.356585</text:p>
          </table:table-cell>
          <table:table-cell office:value-type="float" office:value="7021.402915" calcext:value-type="float">
            <text:p>7021.402915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055" calcext:value-type="float">
            <text:p>30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7.973451" calcext:value-type="float">
            <text:p>2427.973451</text:p>
          </table:table-cell>
          <table:table-cell office:value-type="float" office:value="7017.142398" calcext:value-type="float">
            <text:p>7017.142398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060" calcext:value-type="float">
            <text:p>30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0.590317" calcext:value-type="float">
            <text:p>2430.590317</text:p>
          </table:table-cell>
          <table:table-cell office:value-type="float" office:value="7012.88188" calcext:value-type="float">
            <text:p>7012.88188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065" calcext:value-type="float">
            <text:p>30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3.207184" calcext:value-type="float">
            <text:p>2433.207184</text:p>
          </table:table-cell>
          <table:table-cell office:value-type="float" office:value="7008.621362" calcext:value-type="float">
            <text:p>7008.621362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070" calcext:value-type="float">
            <text:p>30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5.82405" calcext:value-type="float">
            <text:p>2435.82405</text:p>
          </table:table-cell>
          <table:table-cell office:value-type="float" office:value="7004.360844" calcext:value-type="float">
            <text:p>7004.360844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075" calcext:value-type="float">
            <text:p>30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8.440916" calcext:value-type="float">
            <text:p>2438.440916</text:p>
          </table:table-cell>
          <table:table-cell office:value-type="float" office:value="7000.100327" calcext:value-type="float">
            <text:p>7000.100327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080" calcext:value-type="float">
            <text:p>30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1.057782" calcext:value-type="float">
            <text:p>2441.057782</text:p>
          </table:table-cell>
          <table:table-cell office:value-type="float" office:value="6995.839809" calcext:value-type="float">
            <text:p>6995.839809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085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3.674649" calcext:value-type="float">
            <text:p>2443.674649</text:p>
          </table:table-cell>
          <table:table-cell office:value-type="float" office:value="6991.579291" calcext:value-type="float">
            <text:p>6991.579291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090" calcext:value-type="float">
            <text:p>30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6.291515" calcext:value-type="float">
            <text:p>2446.291515</text:p>
          </table:table-cell>
          <table:table-cell office:value-type="float" office:value="6987.318774" calcext:value-type="float">
            <text:p>6987.318774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095" calcext:value-type="float">
            <text:p>30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8.908381" calcext:value-type="float">
            <text:p>2448.908381</text:p>
          </table:table-cell>
          <table:table-cell office:value-type="float" office:value="6983.058256" calcext:value-type="float">
            <text:p>6983.058256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1.525247" calcext:value-type="float">
            <text:p>2451.525247</text:p>
          </table:table-cell>
          <table:table-cell office:value-type="float" office:value="6978.797738" calcext:value-type="float">
            <text:p>6978.797738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4.142113" calcext:value-type="float">
            <text:p>2454.142113</text:p>
          </table:table-cell>
          <table:table-cell office:value-type="float" office:value="6974.53722" calcext:value-type="float">
            <text:p>6974.53722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110" calcext:value-type="float">
            <text:p>31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6.75898" calcext:value-type="float">
            <text:p>2456.75898</text:p>
          </table:table-cell>
          <table:table-cell office:value-type="float" office:value="6970.276703" calcext:value-type="float">
            <text:p>6970.276703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115" calcext:value-type="float">
            <text:p>31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9.375846" calcext:value-type="float">
            <text:p>2459.375846</text:p>
          </table:table-cell>
          <table:table-cell office:value-type="float" office:value="6966.016185" calcext:value-type="float">
            <text:p>6966.016185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61.992712" calcext:value-type="float">
            <text:p>2461.992712</text:p>
          </table:table-cell>
          <table:table-cell office:value-type="float" office:value="6961.755667" calcext:value-type="float">
            <text:p>6961.755667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125" calcext:value-type="float">
            <text:p>31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64.609578" calcext:value-type="float">
            <text:p>2464.609578</text:p>
          </table:table-cell>
          <table:table-cell office:value-type="float" office:value="6957.49515" calcext:value-type="float">
            <text:p>6957.49515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130" calcext:value-type="float">
            <text:p>31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67.226444" calcext:value-type="float">
            <text:p>2467.226444</text:p>
          </table:table-cell>
          <table:table-cell office:value-type="float" office:value="6953.234632" calcext:value-type="float">
            <text:p>6953.234632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135" calcext:value-type="float">
            <text:p>31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69.843311" calcext:value-type="float">
            <text:p>2469.843311</text:p>
          </table:table-cell>
          <table:table-cell office:value-type="float" office:value="6948.974114" calcext:value-type="float">
            <text:p>6948.974114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140" calcext:value-type="float">
            <text:p>31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72.460177" calcext:value-type="float">
            <text:p>2472.460177</text:p>
          </table:table-cell>
          <table:table-cell office:value-type="float" office:value="6944.713596" calcext:value-type="float">
            <text:p>6944.713596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75.077043" calcext:value-type="float">
            <text:p>2475.077043</text:p>
          </table:table-cell>
          <table:table-cell office:value-type="float" office:value="6940.453079" calcext:value-type="float">
            <text:p>6940.453079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77.693909" calcext:value-type="float">
            <text:p>2477.693909</text:p>
          </table:table-cell>
          <table:table-cell office:value-type="float" office:value="6936.192561" calcext:value-type="float">
            <text:p>6936.192561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155" calcext:value-type="float">
            <text:p>31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0.310775" calcext:value-type="float">
            <text:p>2480.310775</text:p>
          </table:table-cell>
          <table:table-cell office:value-type="float" office:value="6931.932043" calcext:value-type="float">
            <text:p>6931.932043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2.927642" calcext:value-type="float">
            <text:p>2482.927642</text:p>
          </table:table-cell>
          <table:table-cell office:value-type="float" office:value="6927.671526" calcext:value-type="float">
            <text:p>6927.671526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165" calcext:value-type="float">
            <text:p>31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5.544508" calcext:value-type="float">
            <text:p>2485.544508</text:p>
          </table:table-cell>
          <table:table-cell office:value-type="float" office:value="6923.411008" calcext:value-type="float">
            <text:p>6923.411008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170" calcext:value-type="float">
            <text:p>31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8.161374" calcext:value-type="float">
            <text:p>2488.161374</text:p>
          </table:table-cell>
          <table:table-cell office:value-type="float" office:value="6919.15049" calcext:value-type="float">
            <text:p>6919.15049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175" calcext:value-type="float">
            <text:p>31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0.77824" calcext:value-type="float">
            <text:p>2490.77824</text:p>
          </table:table-cell>
          <table:table-cell office:value-type="float" office:value="6914.889972" calcext:value-type="float">
            <text:p>6914.889972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180" calcext:value-type="float">
            <text:p>31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3.395107" calcext:value-type="float">
            <text:p>2493.395107</text:p>
          </table:table-cell>
          <table:table-cell office:value-type="float" office:value="6910.629455" calcext:value-type="float">
            <text:p>6910.629455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185" calcext:value-type="float">
            <text:p>31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6.011973" calcext:value-type="float">
            <text:p>2496.011973</text:p>
          </table:table-cell>
          <table:table-cell office:value-type="float" office:value="6906.368937" calcext:value-type="float">
            <text:p>6906.368937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190" calcext:value-type="float">
            <text:p>31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8.628839" calcext:value-type="float">
            <text:p>2498.628839</text:p>
          </table:table-cell>
          <table:table-cell office:value-type="float" office:value="6902.108419" calcext:value-type="float">
            <text:p>6902.108419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1.245705" calcext:value-type="float">
            <text:p>2501.245705</text:p>
          </table:table-cell>
          <table:table-cell office:value-type="float" office:value="6897.847901" calcext:value-type="float">
            <text:p>6897.847901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3.862571" calcext:value-type="float">
            <text:p>2503.862571</text:p>
          </table:table-cell>
          <table:table-cell office:value-type="float" office:value="6893.587384" calcext:value-type="float">
            <text:p>6893.587384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205" calcext:value-type="float">
            <text:p>32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6.479438" calcext:value-type="float">
            <text:p>2506.479438</text:p>
          </table:table-cell>
          <table:table-cell office:value-type="float" office:value="6889.326866" calcext:value-type="float">
            <text:p>6889.326866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210" calcext:value-type="float">
            <text:p>32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9.096304" calcext:value-type="float">
            <text:p>2509.096304</text:p>
          </table:table-cell>
          <table:table-cell office:value-type="float" office:value="6885.066348" calcext:value-type="float">
            <text:p>6885.066348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215" calcext:value-type="float">
            <text:p>32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1.71317" calcext:value-type="float">
            <text:p>2511.71317</text:p>
          </table:table-cell>
          <table:table-cell office:value-type="float" office:value="6880.805831" calcext:value-type="float">
            <text:p>6880.805831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220" calcext:value-type="float">
            <text:p>32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4.330036" calcext:value-type="float">
            <text:p>2514.330036</text:p>
          </table:table-cell>
          <table:table-cell office:value-type="float" office:value="6876.545313" calcext:value-type="float">
            <text:p>6876.545313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225" calcext:value-type="float">
            <text:p>32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6.946902" calcext:value-type="float">
            <text:p>2516.946902</text:p>
          </table:table-cell>
          <table:table-cell office:value-type="float" office:value="6872.284795" calcext:value-type="float">
            <text:p>6872.284795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230" calcext:value-type="float">
            <text:p>32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9.563769" calcext:value-type="float">
            <text:p>2519.563769</text:p>
          </table:table-cell>
          <table:table-cell office:value-type="float" office:value="6868.024277" calcext:value-type="float">
            <text:p>6868.024277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235" calcext:value-type="float">
            <text:p>32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22.180635" calcext:value-type="float">
            <text:p>2522.180635</text:p>
          </table:table-cell>
          <table:table-cell office:value-type="float" office:value="6863.76376" calcext:value-type="float">
            <text:p>6863.76376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24.797501" calcext:value-type="float">
            <text:p>2524.797501</text:p>
          </table:table-cell>
          <table:table-cell office:value-type="float" office:value="6859.503242" calcext:value-type="float">
            <text:p>6859.503242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245" calcext:value-type="float">
            <text:p>32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27.414367" calcext:value-type="float">
            <text:p>2527.414367</text:p>
          </table:table-cell>
          <table:table-cell office:value-type="float" office:value="6855.242724" calcext:value-type="float">
            <text:p>6855.242724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250" calcext:value-type="float">
            <text:p>32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0.031234" calcext:value-type="float">
            <text:p>2530.031234</text:p>
          </table:table-cell>
          <table:table-cell office:value-type="float" office:value="6850.982207" calcext:value-type="float">
            <text:p>6850.982207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255" calcext:value-type="float">
            <text:p>32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2.6481" calcext:value-type="float">
            <text:p>2532.6481</text:p>
          </table:table-cell>
          <table:table-cell office:value-type="float" office:value="6846.721689" calcext:value-type="float">
            <text:p>6846.721689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5.264966" calcext:value-type="float">
            <text:p>2535.264966</text:p>
          </table:table-cell>
          <table:table-cell office:value-type="float" office:value="6842.461171" calcext:value-type="float">
            <text:p>6842.461171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265" calcext:value-type="float">
            <text:p>32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7.881832" calcext:value-type="float">
            <text:p>2537.881832</text:p>
          </table:table-cell>
          <table:table-cell office:value-type="float" office:value="6838.200653" calcext:value-type="float">
            <text:p>6838.200653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270" calcext:value-type="float">
            <text:p>32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0.498698" calcext:value-type="float">
            <text:p>2540.498698</text:p>
          </table:table-cell>
          <table:table-cell office:value-type="float" office:value="6833.940136" calcext:value-type="float">
            <text:p>6833.940136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275" calcext:value-type="float">
            <text:p>32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3.115565" calcext:value-type="float">
            <text:p>2543.115565</text:p>
          </table:table-cell>
          <table:table-cell office:value-type="float" office:value="6829.679618" calcext:value-type="float">
            <text:p>6829.679618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280" calcext:value-type="float">
            <text:p>32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5.732431" calcext:value-type="float">
            <text:p>2545.732431</text:p>
          </table:table-cell>
          <table:table-cell office:value-type="float" office:value="6825.4191" calcext:value-type="float">
            <text:p>6825.4191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285" calcext:value-type="float">
            <text:p>32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8.349297" calcext:value-type="float">
            <text:p>2548.349297</text:p>
          </table:table-cell>
          <table:table-cell office:value-type="float" office:value="6821.158583" calcext:value-type="float">
            <text:p>6821.158583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290" calcext:value-type="float">
            <text:p>32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0.966163" calcext:value-type="float">
            <text:p>2550.966163</text:p>
          </table:table-cell>
          <table:table-cell office:value-type="float" office:value="6816.898065" calcext:value-type="float">
            <text:p>6816.898065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295" calcext:value-type="float">
            <text:p>32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3.583029" calcext:value-type="float">
            <text:p>2553.583029</text:p>
          </table:table-cell>
          <table:table-cell office:value-type="float" office:value="6812.637547" calcext:value-type="float">
            <text:p>6812.637547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6.199896" calcext:value-type="float">
            <text:p>2556.199896</text:p>
          </table:table-cell>
          <table:table-cell office:value-type="float" office:value="6808.377029" calcext:value-type="float">
            <text:p>6808.377029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305" calcext:value-type="float">
            <text:p>33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8.816762" calcext:value-type="float">
            <text:p>2558.816762</text:p>
          </table:table-cell>
          <table:table-cell office:value-type="float" office:value="6804.116512" calcext:value-type="float">
            <text:p>6804.116512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310" calcext:value-type="float">
            <text:p>33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1.433628" calcext:value-type="float">
            <text:p>2561.433628</text:p>
          </table:table-cell>
          <table:table-cell office:value-type="float" office:value="6799.855994" calcext:value-type="float">
            <text:p>6799.855994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315" calcext:value-type="float">
            <text:p>33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4.050494" calcext:value-type="float">
            <text:p>2564.050494</text:p>
          </table:table-cell>
          <table:table-cell office:value-type="float" office:value="6795.595476" calcext:value-type="float">
            <text:p>6795.595476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320" calcext:value-type="float">
            <text:p>33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6.66736" calcext:value-type="float">
            <text:p>2566.66736</text:p>
          </table:table-cell>
          <table:table-cell office:value-type="float" office:value="6791.334959" calcext:value-type="float">
            <text:p>6791.334959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325" calcext:value-type="float">
            <text:p>33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9.284227" calcext:value-type="float">
            <text:p>2569.284227</text:p>
          </table:table-cell>
          <table:table-cell office:value-type="float" office:value="6787.074441" calcext:value-type="float">
            <text:p>6787.074441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330" calcext:value-type="float">
            <text:p>33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1.901093" calcext:value-type="float">
            <text:p>2571.901093</text:p>
          </table:table-cell>
          <table:table-cell office:value-type="float" office:value="6782.813923" calcext:value-type="float">
            <text:p>6782.813923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335" calcext:value-type="float">
            <text:p>33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4.517959" calcext:value-type="float">
            <text:p>2574.517959</text:p>
          </table:table-cell>
          <table:table-cell office:value-type="float" office:value="6778.553405" calcext:value-type="float">
            <text:p>6778.553405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340" calcext:value-type="float">
            <text:p>33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7.134825" calcext:value-type="float">
            <text:p>2577.134825</text:p>
          </table:table-cell>
          <table:table-cell office:value-type="float" office:value="6774.292888" calcext:value-type="float">
            <text:p>6774.292888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345" calcext:value-type="float">
            <text:p>33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9.751692" calcext:value-type="float">
            <text:p>2579.751692</text:p>
          </table:table-cell>
          <table:table-cell office:value-type="float" office:value="6770.03237" calcext:value-type="float">
            <text:p>6770.03237</text:p>
          </table:table-cell>
          <table:table-cell office:value-type="float" office:value="-1.019991443" calcext:value-type="float">
            <text:p>-1.019991443</text:p>
          </table:table-cell>
          <table:table-cell office:value-type="float" office:value="0" calcext:value-type="float">
            <text:p>0</text:p>
          </table:table-cell>
          <table:table-cell office:value-type="float" office:value="3350" calcext:value-type="float">
            <text:p>33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6768" calcext:value-type="float">
            <text:p>6768</text:p>
          </table:table-cell>
          <table:table-cell office:value-type="float" office:value="-1.092620918" calcext:value-type="float">
            <text:p>-1.092620918</text:p>
          </table:table-cell>
          <table:table-cell office:value-type="float" office:value="0" calcext:value-type="float">
            <text:p>0</text:p>
          </table:table-cell>
          <table:table-cell office:value-type="float" office:value="3355" calcext:value-type="float">
            <text:p>33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3.302295" calcext:value-type="float">
            <text:p>2583.302295</text:p>
          </table:table-cell>
          <table:table-cell office:value-type="float" office:value="6763.557593" calcext:value-type="float">
            <text:p>6763.557593</text:p>
          </table:table-cell>
          <table:table-cell office:value-type="float" office:value="-1.09271543" calcext:value-type="float">
            <text:p>-1.09271543</text:p>
          </table:table-cell>
          <table:table-cell office:value-type="float" office:value="0" calcext:value-type="float">
            <text:p>0</text:p>
          </table:table-cell>
          <table:table-cell office:value-type="float" office:value="3360" calcext:value-type="float">
            <text:p>33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5.603726" calcext:value-type="float">
            <text:p>2585.603726</text:p>
          </table:table-cell>
          <table:table-cell office:value-type="float" office:value="6759.114798" calcext:value-type="float">
            <text:p>6759.114798</text:p>
          </table:table-cell>
          <table:table-cell office:value-type="float" office:value="-1.092998971" calcext:value-type="float">
            <text:p>-1.092998971</text:p>
          </table:table-cell>
          <table:table-cell office:value-type="float" office:value="0" calcext:value-type="float">
            <text:p>0</text:p>
          </table:table-cell>
          <table:table-cell office:value-type="float" office:value="3365" calcext:value-type="float">
            <text:p>33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7.903428" calcext:value-type="float">
            <text:p>2587.903428</text:p>
          </table:table-cell>
          <table:table-cell office:value-type="float" office:value="6754.671228" calcext:value-type="float">
            <text:p>6754.671228</text:p>
          </table:table-cell>
          <table:table-cell office:value-type="float" office:value="-1.093471561" calcext:value-type="float">
            <text:p>-1.093471561</text:p>
          </table:table-cell>
          <table:table-cell office:value-type="float" office:value="0" calcext:value-type="float">
            <text:p>0</text:p>
          </table:table-cell>
          <table:table-cell office:value-type="float" office:value="3370" calcext:value-type="float">
            <text:p>33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0.200538" calcext:value-type="float">
            <text:p>2590.200538</text:p>
          </table:table-cell>
          <table:table-cell office:value-type="float" office:value="6750.226493" calcext:value-type="float">
            <text:p>6750.226493</text:p>
          </table:table-cell>
          <table:table-cell office:value-type="float" office:value="-1.094133227" calcext:value-type="float">
            <text:p>-1.094133227</text:p>
          </table:table-cell>
          <table:table-cell office:value-type="float" office:value="0" calcext:value-type="float">
            <text:p>0</text:p>
          </table:table-cell>
          <table:table-cell office:value-type="float" office:value="3375" calcext:value-type="float">
            <text:p>33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2.494191" calcext:value-type="float">
            <text:p>2592.494191</text:p>
          </table:table-cell>
          <table:table-cell office:value-type="float" office:value="6745.780207" calcext:value-type="float">
            <text:p>6745.780207</text:p>
          </table:table-cell>
          <table:table-cell office:value-type="float" office:value="-1.094984012" calcext:value-type="float">
            <text:p>-1.094984012</text:p>
          </table:table-cell>
          <table:table-cell office:value-type="float" office:value="0" calcext:value-type="float">
            <text:p>0</text:p>
          </table:table-cell>
          <table:table-cell office:value-type="float" office:value="3380" calcext:value-type="float">
            <text:p>33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4.783522" calcext:value-type="float">
            <text:p>2594.783522</text:p>
          </table:table-cell>
          <table:table-cell office:value-type="float" office:value="6741.331981" calcext:value-type="float">
            <text:p>6741.331981</text:p>
          </table:table-cell>
          <table:table-cell office:value-type="float" office:value="-1.096023966" calcext:value-type="float">
            <text:p>-1.096023966</text:p>
          </table:table-cell>
          <table:table-cell office:value-type="float" office:value="0" calcext:value-type="float">
            <text:p>0</text:p>
          </table:table-cell>
          <table:table-cell office:value-type="float" office:value="3385" calcext:value-type="float">
            <text:p>33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7.067669" calcext:value-type="float">
            <text:p>2597.067669</text:p>
          </table:table-cell>
          <table:table-cell office:value-type="float" office:value="6736.881427" calcext:value-type="float">
            <text:p>6736.881427</text:p>
          </table:table-cell>
          <table:table-cell office:value-type="float" office:value="-1.09725315" calcext:value-type="float">
            <text:p>-1.09725315</text:p>
          </table:table-cell>
          <table:table-cell office:value-type="float" office:value="0" calcext:value-type="float">
            <text:p>0</text:p>
          </table:table-cell>
          <table:table-cell office:value-type="float" office:value="3390" calcext:value-type="float">
            <text:p>33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9.345766" calcext:value-type="float">
            <text:p>2599.345766</text:p>
          </table:table-cell>
          <table:table-cell office:value-type="float" office:value="6732.428158" calcext:value-type="float">
            <text:p>6732.428158</text:p>
          </table:table-cell>
          <table:table-cell office:value-type="float" office:value="-1.098671633" calcext:value-type="float">
            <text:p>-1.098671633</text:p>
          </table:table-cell>
          <table:table-cell office:value-type="float" office:value="0" calcext:value-type="float">
            <text:p>0</text:p>
          </table:table-cell>
          <table:table-cell office:value-type="float" office:value="3395" calcext:value-type="float">
            <text:p>33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1.61695" calcext:value-type="float">
            <text:p>2601.61695</text:p>
          </table:table-cell>
          <table:table-cell office:value-type="float" office:value="6727.971785" calcext:value-type="float">
            <text:p>6727.971785</text:p>
          </table:table-cell>
          <table:table-cell office:value-type="float" office:value="-1.100279491" calcext:value-type="float">
            <text:p>-1.100279491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3.880356" calcext:value-type="float">
            <text:p>2603.880356</text:p>
          </table:table-cell>
          <table:table-cell office:value-type="float" office:value="6723.511921" calcext:value-type="float">
            <text:p>6723.511921</text:p>
          </table:table-cell>
          <table:table-cell office:value-type="float" office:value="-1.102076805" calcext:value-type="float">
            <text:p>-1.102076805</text:p>
          </table:table-cell>
          <table:table-cell office:value-type="float" office:value="0" calcext:value-type="float">
            <text:p>0</text:p>
          </table:table-cell>
          <table:table-cell office:value-type="float" office:value="3405" calcext:value-type="float">
            <text:p>34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6.135119" calcext:value-type="float">
            <text:p>2606.135119</text:p>
          </table:table-cell>
          <table:table-cell office:value-type="float" office:value="6719.048178" calcext:value-type="float">
            <text:p>6719.048178</text:p>
          </table:table-cell>
          <table:table-cell office:value-type="float" office:value="-1.104063663" calcext:value-type="float">
            <text:p>-1.104063663</text:p>
          </table:table-cell>
          <table:table-cell office:value-type="float" office:value="0" calcext:value-type="float">
            <text:p>0</text:p>
          </table:table-cell>
          <table:table-cell office:value-type="float" office:value="3410" calcext:value-type="float">
            <text:p>34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8.380377" calcext:value-type="float">
            <text:p>2608.380377</text:p>
          </table:table-cell>
          <table:table-cell office:value-type="float" office:value="6714.580167" calcext:value-type="float">
            <text:p>6714.580167</text:p>
          </table:table-cell>
          <table:table-cell office:value-type="float" office:value="-1.10624015" calcext:value-type="float">
            <text:p>-1.10624015</text:p>
          </table:table-cell>
          <table:table-cell office:value-type="float" office:value="0" calcext:value-type="float">
            <text:p>0</text:p>
          </table:table-cell>
          <table:table-cell office:value-type="float" office:value="3415" calcext:value-type="float">
            <text:p>34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0.615263" calcext:value-type="float">
            <text:p>2610.615263</text:p>
          </table:table-cell>
          <table:table-cell office:value-type="float" office:value="6710.107501" calcext:value-type="float">
            <text:p>6710.107501</text:p>
          </table:table-cell>
          <table:table-cell office:value-type="float" office:value="-1.108606355" calcext:value-type="float">
            <text:p>-1.108606355</text:p>
          </table:table-cell>
          <table:table-cell office:value-type="float" office:value="0" calcext:value-type="float">
            <text:p>0</text:p>
          </table:table-cell>
          <table:table-cell office:value-type="float" office:value="3420" calcext:value-type="float">
            <text:p>3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2.838916" calcext:value-type="float">
            <text:p>2612.838916</text:p>
          </table:table-cell>
          <table:table-cell office:value-type="float" office:value="6705.629791" calcext:value-type="float">
            <text:p>6705.629791</text:p>
          </table:table-cell>
          <table:table-cell office:value-type="float" office:value="-1.111162362" calcext:value-type="float">
            <text:p>-1.111162362</text:p>
          </table:table-cell>
          <table:table-cell office:value-type="float" office:value="0" calcext:value-type="float">
            <text:p>0</text:p>
          </table:table-cell>
          <table:table-cell office:value-type="float" office:value="3425" calcext:value-type="float">
            <text:p>34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5.050469" calcext:value-type="float">
            <text:p>2615.050469</text:p>
          </table:table-cell>
          <table:table-cell office:value-type="float" office:value="6701.146651" calcext:value-type="float">
            <text:p>6701.146651</text:p>
          </table:table-cell>
          <table:table-cell office:value-type="float" office:value="-1.113908251" calcext:value-type="float">
            <text:p>-1.113908251</text:p>
          </table:table-cell>
          <table:table-cell office:value-type="float" office:value="0" calcext:value-type="float">
            <text:p>0</text:p>
          </table:table-cell>
          <table:table-cell office:value-type="float" office:value="3430" calcext:value-type="float">
            <text:p>34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7.249059" calcext:value-type="float">
            <text:p>2617.249059</text:p>
          </table:table-cell>
          <table:table-cell office:value-type="float" office:value="6696.657691" calcext:value-type="float">
            <text:p>6696.657691</text:p>
          </table:table-cell>
          <table:table-cell office:value-type="float" office:value="-1.116844094" calcext:value-type="float">
            <text:p>-1.116844094</text:p>
          </table:table-cell>
          <table:table-cell office:value-type="float" office:value="0" calcext:value-type="float">
            <text:p>0</text:p>
          </table:table-cell>
          <table:table-cell office:value-type="float" office:value="3435" calcext:value-type="float">
            <text:p>34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9.433822" calcext:value-type="float">
            <text:p>2619.433822</text:p>
          </table:table-cell>
          <table:table-cell office:value-type="float" office:value="6692.162525" calcext:value-type="float">
            <text:p>6692.162525</text:p>
          </table:table-cell>
          <table:table-cell office:value-type="float" office:value="-1.119969952" calcext:value-type="float">
            <text:p>-1.119969952</text:p>
          </table:table-cell>
          <table:table-cell office:value-type="float" office:value="0" calcext:value-type="float">
            <text:p>0</text:p>
          </table:table-cell>
          <table:table-cell office:value-type="float" office:value="3440" calcext:value-type="float">
            <text:p>34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1.603894" calcext:value-type="float">
            <text:p>2621.603894</text:p>
          </table:table-cell>
          <table:table-cell office:value-type="float" office:value="6687.660763" calcext:value-type="float">
            <text:p>6687.660763</text:p>
          </table:table-cell>
          <table:table-cell office:value-type="float" office:value="-1.123285871" calcext:value-type="float">
            <text:p>-1.123285871</text:p>
          </table:table-cell>
          <table:table-cell office:value-type="float" office:value="0" calcext:value-type="float">
            <text:p>0</text:p>
          </table:table-cell>
          <table:table-cell office:value-type="float" office:value="3445" calcext:value-type="float">
            <text:p>34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3.758409" calcext:value-type="float">
            <text:p>2623.758409</text:p>
          </table:table-cell>
          <table:table-cell office:value-type="float" office:value="6683.152019" calcext:value-type="float">
            <text:p>6683.152019</text:p>
          </table:table-cell>
          <table:table-cell office:value-type="float" office:value="-1.126791882" calcext:value-type="float">
            <text:p>-1.126791882</text:p>
          </table:table-cell>
          <table:table-cell office:value-type="float" office:value="0" calcext:value-type="float">
            <text:p>0</text:p>
          </table:table-cell>
          <table:table-cell office:value-type="float" office:value="3450" calcext:value-type="float">
            <text:p>34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5.896505" calcext:value-type="float">
            <text:p>2625.896505</text:p>
          </table:table-cell>
          <table:table-cell office:value-type="float" office:value="6678.635903" calcext:value-type="float">
            <text:p>6678.635903</text:p>
          </table:table-cell>
          <table:table-cell office:value-type="float" office:value="-1.130487993" calcext:value-type="float">
            <text:p>-1.130487993</text:p>
          </table:table-cell>
          <table:table-cell office:value-type="float" office:value="0" calcext:value-type="float">
            <text:p>0</text:p>
          </table:table-cell>
          <table:table-cell office:value-type="float" office:value="3455" calcext:value-type="float">
            <text:p>34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8.017317" calcext:value-type="float">
            <text:p>2628.017317</text:p>
          </table:table-cell>
          <table:table-cell office:value-type="float" office:value="6674.112029" calcext:value-type="float">
            <text:p>6674.112029</text:p>
          </table:table-cell>
          <table:table-cell office:value-type="float" office:value="-1.134374188" calcext:value-type="float">
            <text:p>-1.134374188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0.120026" calcext:value-type="float">
            <text:p>2630.120026</text:p>
          </table:table-cell>
          <table:table-cell office:value-type="float" office:value="6669.580027" calcext:value-type="float">
            <text:p>6669.580027</text:p>
          </table:table-cell>
          <table:table-cell office:value-type="float" office:value="-1.138395318" calcext:value-type="float">
            <text:p>-1.138395318</text:p>
          </table:table-cell>
          <table:table-cell office:value-type="float" office:value="0" calcext:value-type="float">
            <text:p>0</text:p>
          </table:table-cell>
          <table:table-cell office:value-type="float" office:value="3465" calcext:value-type="float">
            <text:p>34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2.204707" calcext:value-type="float">
            <text:p>2632.204707</text:p>
          </table:table-cell>
          <table:table-cell office:value-type="float" office:value="6665.039895" calcext:value-type="float">
            <text:p>6665.039895</text:p>
          </table:table-cell>
          <table:table-cell office:value-type="float" office:value="-1.142261531" calcext:value-type="float">
            <text:p>-1.142261531</text:p>
          </table:table-cell>
          <table:table-cell office:value-type="float" office:value="0" calcext:value-type="float">
            <text:p>0</text:p>
          </table:table-cell>
          <table:table-cell office:value-type="float" office:value="3470" calcext:value-type="float">
            <text:p>34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4.272257" calcext:value-type="float">
            <text:p>2634.272257</text:p>
          </table:table-cell>
          <table:table-cell office:value-type="float" office:value="6660.491966" calcext:value-type="float">
            <text:p>6660.491966</text:p>
          </table:table-cell>
          <table:table-cell office:value-type="float" office:value="-1.145930495" calcext:value-type="float">
            <text:p>-1.145930495</text:p>
          </table:table-cell>
          <table:table-cell office:value-type="float" office:value="0" calcext:value-type="float">
            <text:p>0</text:p>
          </table:table-cell>
          <table:table-cell office:value-type="float" office:value="3475" calcext:value-type="float">
            <text:p>34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6.323599" calcext:value-type="float">
            <text:p>2636.323599</text:p>
          </table:table-cell>
          <table:table-cell office:value-type="float" office:value="6655.936589" calcext:value-type="float">
            <text:p>6655.936589</text:p>
          </table:table-cell>
          <table:table-cell office:value-type="float" office:value="-1.149401968" calcext:value-type="float">
            <text:p>-1.149401968</text:p>
          </table:table-cell>
          <table:table-cell office:value-type="float" office:value="0" calcext:value-type="float">
            <text:p>0</text:p>
          </table:table-cell>
          <table:table-cell office:value-type="float" office:value="3480" calcext:value-type="float">
            <text:p>34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8.35966" calcext:value-type="float">
            <text:p>2638.35966</text:p>
          </table:table-cell>
          <table:table-cell office:value-type="float" office:value="6651.374109" calcext:value-type="float">
            <text:p>6651.374109</text:p>
          </table:table-cell>
          <table:table-cell office:value-type="float" office:value="-1.152675752" calcext:value-type="float">
            <text:p>-1.152675752</text:p>
          </table:table-cell>
          <table:table-cell office:value-type="float" office:value="0" calcext:value-type="float">
            <text:p>0</text:p>
          </table:table-cell>
          <table:table-cell office:value-type="float" office:value="3485" calcext:value-type="float">
            <text:p>34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0.381365" calcext:value-type="float">
            <text:p>2640.381365</text:p>
          </table:table-cell>
          <table:table-cell office:value-type="float" office:value="6646.804873" calcext:value-type="float">
            <text:p>6646.804873</text:p>
          </table:table-cell>
          <table:table-cell office:value-type="float" office:value="-1.155751692" calcext:value-type="float">
            <text:p>-1.155751692</text:p>
          </table:table-cell>
          <table:table-cell office:value-type="float" office:value="0" calcext:value-type="float">
            <text:p>0</text:p>
          </table:table-cell>
          <table:table-cell office:value-type="float" office:value="3490" calcext:value-type="float">
            <text:p>34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2.389638" calcext:value-type="float">
            <text:p>2642.389638</text:p>
          </table:table-cell>
          <table:table-cell office:value-type="float" office:value="6642.229228" calcext:value-type="float">
            <text:p>6642.229228</text:p>
          </table:table-cell>
          <table:table-cell office:value-type="float" office:value="-1.158629672" calcext:value-type="float">
            <text:p>-1.158629672</text:p>
          </table:table-cell>
          <table:table-cell office:value-type="float" office:value="0" calcext:value-type="float">
            <text:p>0</text:p>
          </table:table-cell>
          <table:table-cell office:value-type="float" office:value="3495" calcext:value-type="float">
            <text:p>34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4.385406" calcext:value-type="float">
            <text:p>2644.385406</text:p>
          </table:table-cell>
          <table:table-cell office:value-type="float" office:value="6637.647521" calcext:value-type="float">
            <text:p>6637.647521</text:p>
          </table:table-cell>
          <table:table-cell office:value-type="float" office:value="-1.161309607" calcext:value-type="float">
            <text:p>-1.161309607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6.369593" calcext:value-type="float">
            <text:p>2646.369593</text:p>
          </table:table-cell>
          <table:table-cell office:value-type="float" office:value="6633.060097" calcext:value-type="float">
            <text:p>6633.060097</text:p>
          </table:table-cell>
          <table:table-cell office:value-type="float" office:value="-1.163791447" calcext:value-type="float">
            <text:p>-1.163791447</text:p>
          </table:table-cell>
          <table:table-cell office:value-type="float" office:value="0" calcext:value-type="float">
            <text:p>0</text:p>
          </table:table-cell>
          <table:table-cell office:value-type="float" office:value="3505" calcext:value-type="float">
            <text:p>35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8.343125" calcext:value-type="float">
            <text:p>2648.343125</text:p>
          </table:table-cell>
          <table:table-cell office:value-type="float" office:value="6628.467305" calcext:value-type="float">
            <text:p>6628.467305</text:p>
          </table:table-cell>
          <table:table-cell office:value-type="float" office:value="-1.166075167" calcext:value-type="float">
            <text:p>-1.166075167</text:p>
          </table:table-cell>
          <table:table-cell office:value-type="float" office:value="0" calcext:value-type="float">
            <text:p>0</text:p>
          </table:table-cell>
          <table:table-cell office:value-type="float" office:value="3510" calcext:value-type="float">
            <text:p>35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50.306927" calcext:value-type="float">
            <text:p>2650.306927</text:p>
          </table:table-cell>
          <table:table-cell office:value-type="float" office:value="6623.86949" calcext:value-type="float">
            <text:p>6623.86949</text:p>
          </table:table-cell>
          <table:table-cell office:value-type="float" office:value="-1.168160769" calcext:value-type="float">
            <text:p>-1.168160769</text:p>
          </table:table-cell>
          <table:table-cell office:value-type="float" office:value="0" calcext:value-type="float">
            <text:p>0</text:p>
          </table:table-cell>
          <table:table-cell office:value-type="float" office:value="3515" calcext:value-type="float">
            <text:p>35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52.261924" calcext:value-type="float">
            <text:p>2652.261924</text:p>
          </table:table-cell>
          <table:table-cell office:value-type="float" office:value="6619.266999" calcext:value-type="float">
            <text:p>6619.266999</text:p>
          </table:table-cell>
          <table:table-cell office:value-type="float" office:value="-1.170048274" calcext:value-type="float">
            <text:p>-1.170048274</text:p>
          </table:table-cell>
          <table:table-cell office:value-type="float" office:value="0" calcext:value-type="float">
            <text:p>0</text:p>
          </table:table-cell>
          <table:table-cell office:value-type="float" office:value="3520" calcext:value-type="float">
            <text:p>35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54.209041" calcext:value-type="float">
            <text:p>2654.209041</text:p>
          </table:table-cell>
          <table:table-cell office:value-type="float" office:value="6614.660179" calcext:value-type="float">
            <text:p>6614.660179</text:p>
          </table:table-cell>
          <table:table-cell office:value-type="float" office:value="-1.171737727" calcext:value-type="float">
            <text:p>-1.171737727</text:p>
          </table:table-cell>
          <table:table-cell office:value-type="float" office:value="0" calcext:value-type="float">
            <text:p>0</text:p>
          </table:table-cell>
          <table:table-cell office:value-type="float" office:value="3525" calcext:value-type="float">
            <text:p>35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56.149205" calcext:value-type="float">
            <text:p>2656.149205</text:p>
          </table:table-cell>
          <table:table-cell office:value-type="float" office:value="6610.049377" calcext:value-type="float">
            <text:p>6610.049377</text:p>
          </table:table-cell>
          <table:table-cell office:value-type="float" office:value="-1.173229187" calcext:value-type="float">
            <text:p>-1.173229187</text:p>
          </table:table-cell>
          <table:table-cell office:value-type="float" office:value="0" calcext:value-type="float">
            <text:p>0</text:p>
          </table:table-cell>
          <table:table-cell office:value-type="float" office:value="3530" calcext:value-type="float">
            <text:p>35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58.083339" calcext:value-type="float">
            <text:p>2658.083339</text:p>
          </table:table-cell>
          <table:table-cell office:value-type="float" office:value="6605.434938" calcext:value-type="float">
            <text:p>6605.434938</text:p>
          </table:table-cell>
          <table:table-cell office:value-type="float" office:value="-1.17452273" calcext:value-type="float">
            <text:p>-1.17452273</text:p>
          </table:table-cell>
          <table:table-cell office:value-type="float" office:value="0" calcext:value-type="float">
            <text:p>0</text:p>
          </table:table-cell>
          <table:table-cell office:value-type="float" office:value="3535" calcext:value-type="float">
            <text:p>35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60.01237" calcext:value-type="float">
            <text:p>2660.01237</text:p>
          </table:table-cell>
          <table:table-cell office:value-type="float" office:value="6600.817211" calcext:value-type="float">
            <text:p>6600.817211</text:p>
          </table:table-cell>
          <table:table-cell office:value-type="float" office:value="-1.175618447" calcext:value-type="float">
            <text:p>-1.175618447</text:p>
          </table:table-cell>
          <table:table-cell office:value-type="float" office:value="0" calcext:value-type="float">
            <text:p>0</text:p>
          </table:table-cell>
          <table:table-cell office:value-type="float" office:value="3540" calcext:value-type="float">
            <text:p>35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61.937222" calcext:value-type="float">
            <text:p>2661.937222</text:p>
          </table:table-cell>
          <table:table-cell office:value-type="float" office:value="6596.196541" calcext:value-type="float">
            <text:p>6596.196541</text:p>
          </table:table-cell>
          <table:table-cell office:value-type="float" office:value="-1.176516438" calcext:value-type="float">
            <text:p>-1.176516438</text:p>
          </table:table-cell>
          <table:table-cell office:value-type="float" office:value="0" calcext:value-type="float">
            <text:p>0</text:p>
          </table:table-cell>
          <table:table-cell office:value-type="float" office:value="3545" calcext:value-type="float">
            <text:p>35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63.858821" calcext:value-type="float">
            <text:p>2663.858821</text:p>
          </table:table-cell>
          <table:table-cell office:value-type="float" office:value="6591.573276" calcext:value-type="float">
            <text:p>6591.573276</text:p>
          </table:table-cell>
          <table:table-cell office:value-type="float" office:value="-1.177216817" calcext:value-type="float">
            <text:p>-1.177216817</text:p>
          </table:table-cell>
          <table:table-cell office:value-type="float" office:value="0" calcext:value-type="float">
            <text:p>0</text:p>
          </table:table-cell>
          <table:table-cell office:value-type="float" office:value="3550" calcext:value-type="float">
            <text:p>35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65.778092" calcext:value-type="float">
            <text:p>2665.778092</text:p>
          </table:table-cell>
          <table:table-cell office:value-type="float" office:value="6586.947761" calcext:value-type="float">
            <text:p>6586.947761</text:p>
          </table:table-cell>
          <table:table-cell office:value-type="float" office:value="-1.177719706" calcext:value-type="float">
            <text:p>-1.177719706</text:p>
          </table:table-cell>
          <table:table-cell office:value-type="float" office:value="0" calcext:value-type="float">
            <text:p>0</text:p>
          </table:table-cell>
          <table:table-cell office:value-type="float" office:value="3555" calcext:value-type="float">
            <text:p>35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67.695939" calcext:value-type="float">
            <text:p>2667.695939</text:p>
          </table:table-cell>
          <table:table-cell office:value-type="float" office:value="6582.320338" calcext:value-type="float">
            <text:p>6582.320338</text:p>
          </table:table-cell>
          <table:table-cell office:value-type="float" office:value="-1.178061693" calcext:value-type="float">
            <text:p>-1.178061693</text:p>
          </table:table-cell>
          <table:table-cell office:value-type="float" office:value="0" calcext:value-type="float">
            <text:p>0</text:p>
          </table:table-cell>
          <table:table-cell office:value-type="float" office:value="3560" calcext:value-type="float">
            <text:p>35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69.612223" calcext:value-type="float">
            <text:p>2669.612223</text:p>
          </table:table-cell>
          <table:table-cell office:value-type="float" office:value="6577.691038" calcext:value-type="float">
            <text:p>6577.691038</text:p>
          </table:table-cell>
          <table:table-cell office:value-type="float" office:value="-1.178647577" calcext:value-type="float">
            <text:p>-1.178647577</text:p>
          </table:table-cell>
          <table:table-cell office:value-type="float" office:value="0" calcext:value-type="float">
            <text:p>0</text:p>
          </table:table-cell>
          <table:table-cell office:value-type="float" office:value="3565" calcext:value-type="float">
            <text:p>35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71.525311" calcext:value-type="float">
            <text:p>2671.525311</text:p>
          </table:table-cell>
          <table:table-cell office:value-type="float" office:value="6573.05945" calcext:value-type="float">
            <text:p>6573.05945</text:p>
          </table:table-cell>
          <table:table-cell office:value-type="float" office:value="-1.179589582" calcext:value-type="float">
            <text:p>-1.179589582</text:p>
          </table:table-cell>
          <table:table-cell office:value-type="float" office:value="0" calcext:value-type="float">
            <text:p>0</text:p>
          </table:table-cell>
          <table:table-cell office:value-type="float" office:value="3570" calcext:value-type="float">
            <text:p>35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73.433453" calcext:value-type="float">
            <text:p>2673.433453</text:p>
          </table:table-cell>
          <table:table-cell office:value-type="float" office:value="6568.42513" calcext:value-type="float">
            <text:p>6568.42513</text:p>
          </table:table-cell>
          <table:table-cell office:value-type="float" office:value="-1.180887688" calcext:value-type="float">
            <text:p>-1.180887688</text:p>
          </table:table-cell>
          <table:table-cell office:value-type="float" office:value="0" calcext:value-type="float">
            <text:p>0</text:p>
          </table:table-cell>
          <table:table-cell office:value-type="float" office:value="3575" calcext:value-type="float">
            <text:p>35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75.334903" calcext:value-type="float">
            <text:p>2675.334903</text:p>
          </table:table-cell>
          <table:table-cell office:value-type="float" office:value="6563.787633" calcext:value-type="float">
            <text:p>6563.787633</text:p>
          </table:table-cell>
          <table:table-cell office:value-type="float" office:value="-1.182541976" calcext:value-type="float">
            <text:p>-1.182541976</text:p>
          </table:table-cell>
          <table:table-cell office:value-type="float" office:value="0" calcext:value-type="float">
            <text:p>0</text:p>
          </table:table-cell>
          <table:table-cell office:value-type="float" office:value="3580" calcext:value-type="float">
            <text:p>35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77.22791" calcext:value-type="float">
            <text:p>2677.22791</text:p>
          </table:table-cell>
          <table:table-cell office:value-type="float" office:value="6559.146515" calcext:value-type="float">
            <text:p>6559.146515</text:p>
          </table:table-cell>
          <table:table-cell office:value-type="float" office:value="-1.184552629" calcext:value-type="float">
            <text:p>-1.184552629</text:p>
          </table:table-cell>
          <table:table-cell office:value-type="float" office:value="0" calcext:value-type="float">
            <text:p>0</text:p>
          </table:table-cell>
          <table:table-cell office:value-type="float" office:value="3585" calcext:value-type="float">
            <text:p>35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79.110726" calcext:value-type="float">
            <text:p>2679.110726</text:p>
          </table:table-cell>
          <table:table-cell office:value-type="float" office:value="6554.501331" calcext:value-type="float">
            <text:p>6554.501331</text:p>
          </table:table-cell>
          <table:table-cell office:value-type="float" office:value="-1.18691992" calcext:value-type="float">
            <text:p>-1.18691992</text:p>
          </table:table-cell>
          <table:table-cell office:value-type="float" office:value="0" calcext:value-type="float">
            <text:p>0</text:p>
          </table:table-cell>
          <table:table-cell office:value-type="float" office:value="3590" calcext:value-type="float">
            <text:p>35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80.981604" calcext:value-type="float">
            <text:p>2680.981604</text:p>
          </table:table-cell>
          <table:table-cell office:value-type="float" office:value="6549.851636" calcext:value-type="float">
            <text:p>6549.851636</text:p>
          </table:table-cell>
          <table:table-cell office:value-type="float" office:value="-1.189644207" calcext:value-type="float">
            <text:p>-1.189644207</text:p>
          </table:table-cell>
          <table:table-cell office:value-type="float" office:value="0" calcext:value-type="float">
            <text:p>0</text:p>
          </table:table-cell>
          <table:table-cell office:value-type="float" office:value="3595" calcext:value-type="float">
            <text:p>35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82.838793" calcext:value-type="float">
            <text:p>2682.838793</text:p>
          </table:table-cell>
          <table:table-cell office:value-type="float" office:value="6545.196986" calcext:value-type="float">
            <text:p>6545.196986</text:p>
          </table:table-cell>
          <table:table-cell office:value-type="float" office:value="-1.192725924" calcext:value-type="float">
            <text:p>-1.192725924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84.680547" calcext:value-type="float">
            <text:p>2684.680547</text:p>
          </table:table-cell>
          <table:table-cell office:value-type="float" office:value="6540.536936" calcext:value-type="float">
            <text:p>6540.536936</text:p>
          </table:table-cell>
          <table:table-cell office:value-type="float" office:value="-1.19616557" calcext:value-type="float">
            <text:p>-1.19616557</text:p>
          </table:table-cell>
          <table:table-cell office:value-type="float" office:value="0" calcext:value-type="float">
            <text:p>0</text:p>
          </table:table-cell>
          <table:table-cell office:value-type="float" office:value="3605" calcext:value-type="float">
            <text:p>36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86.505115" calcext:value-type="float">
            <text:p>2686.505115</text:p>
          </table:table-cell>
          <table:table-cell office:value-type="float" office:value="6535.871041" calcext:value-type="float">
            <text:p>6535.871041</text:p>
          </table:table-cell>
          <table:table-cell office:value-type="float" office:value="-1.1999637" calcext:value-type="float">
            <text:p>-1.1999637</text:p>
          </table:table-cell>
          <table:table-cell office:value-type="float" office:value="0" calcext:value-type="float">
            <text:p>0</text:p>
          </table:table-cell>
          <table:table-cell office:value-type="float" office:value="3610" calcext:value-type="float">
            <text:p>36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88.310751" calcext:value-type="float">
            <text:p>2688.310751</text:p>
          </table:table-cell>
          <table:table-cell office:value-type="float" office:value="6531.198857" calcext:value-type="float">
            <text:p>6531.198857</text:p>
          </table:table-cell>
          <table:table-cell office:value-type="float" office:value="-1.204120906" calcext:value-type="float">
            <text:p>-1.204120906</text:p>
          </table:table-cell>
          <table:table-cell office:value-type="float" office:value="0" calcext:value-type="float">
            <text:p>0</text:p>
          </table:table-cell>
          <table:table-cell office:value-type="float" office:value="3615" calcext:value-type="float">
            <text:p>36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0.095704" calcext:value-type="float">
            <text:p>2690.095704</text:p>
          </table:table-cell>
          <table:table-cell office:value-type="float" office:value="6526.51994" calcext:value-type="float">
            <text:p>6526.51994</text:p>
          </table:table-cell>
          <table:table-cell office:value-type="float" office:value="-1.208637811" calcext:value-type="float">
            <text:p>-1.208637811</text:p>
          </table:table-cell>
          <table:table-cell office:value-type="float" office:value="0" calcext:value-type="float">
            <text:p>0</text:p>
          </table:table-cell>
          <table:table-cell office:value-type="float" office:value="3620" calcext:value-type="float">
            <text:p>36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1.858227" calcext:value-type="float">
            <text:p>2691.858227</text:p>
          </table:table-cell>
          <table:table-cell office:value-type="float" office:value="6521.833844" calcext:value-type="float">
            <text:p>6521.833844</text:p>
          </table:table-cell>
          <table:table-cell office:value-type="float" office:value="-1.213515045" calcext:value-type="float">
            <text:p>-1.213515045</text:p>
          </table:table-cell>
          <table:table-cell office:value-type="float" office:value="0" calcext:value-type="float">
            <text:p>0</text:p>
          </table:table-cell>
          <table:table-cell office:value-type="float" office:value="3625" calcext:value-type="float">
            <text:p>36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3.596571" calcext:value-type="float">
            <text:p>2693.596571</text:p>
          </table:table-cell>
          <table:table-cell office:value-type="float" office:value="6517.140125" calcext:value-type="float">
            <text:p>6517.140125</text:p>
          </table:table-cell>
          <table:table-cell office:value-type="float" office:value="-1.218753233" calcext:value-type="float">
            <text:p>-1.218753233</text:p>
          </table:table-cell>
          <table:table-cell office:value-type="float" office:value="0" calcext:value-type="float">
            <text:p>0</text:p>
          </table:table-cell>
          <table:table-cell office:value-type="float" office:value="3630" calcext:value-type="float">
            <text:p>36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5.308987" calcext:value-type="float">
            <text:p>2695.308987</text:p>
          </table:table-cell>
          <table:table-cell office:value-type="float" office:value="6512.438338" calcext:value-type="float">
            <text:p>6512.438338</text:p>
          </table:table-cell>
          <table:table-cell office:value-type="float" office:value="-1.224352974" calcext:value-type="float">
            <text:p>-1.224352974</text:p>
          </table:table-cell>
          <table:table-cell office:value-type="float" office:value="0" calcext:value-type="float">
            <text:p>0</text:p>
          </table:table-cell>
          <table:table-cell office:value-type="float" office:value="3635" calcext:value-type="float">
            <text:p>36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6.993727" calcext:value-type="float">
            <text:p>2696.993727</text:p>
          </table:table-cell>
          <table:table-cell office:value-type="float" office:value="6507.728039" calcext:value-type="float">
            <text:p>6507.728039</text:p>
          </table:table-cell>
          <table:table-cell office:value-type="float" office:value="-1.23031482" calcext:value-type="float">
            <text:p>-1.23031482</text:p>
          </table:table-cell>
          <table:table-cell office:value-type="float" office:value="0" calcext:value-type="float">
            <text:p>0</text:p>
          </table:table-cell>
          <table:table-cell office:value-type="float" office:value="3640" calcext:value-type="float">
            <text:p>36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8.649042" calcext:value-type="float">
            <text:p>2698.649042</text:p>
          </table:table-cell>
          <table:table-cell office:value-type="float" office:value="6503.008783" calcext:value-type="float">
            <text:p>6503.008783</text:p>
          </table:table-cell>
          <table:table-cell office:value-type="float" office:value="-1.236639256" calcext:value-type="float">
            <text:p>-1.236639256</text:p>
          </table:table-cell>
          <table:table-cell office:value-type="float" office:value="0" calcext:value-type="float">
            <text:p>0</text:p>
          </table:table-cell>
          <table:table-cell office:value-type="float" office:value="3645" calcext:value-type="float">
            <text:p>36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0.273184" calcext:value-type="float">
            <text:p>2700.273184</text:p>
          </table:table-cell>
          <table:table-cell office:value-type="float" office:value="6498.280126" calcext:value-type="float">
            <text:p>6498.280126</text:p>
          </table:table-cell>
          <table:table-cell office:value-type="float" office:value="-1.243326674" calcext:value-type="float">
            <text:p>-1.243326674</text:p>
          </table:table-cell>
          <table:table-cell office:value-type="float" office:value="0" calcext:value-type="float">
            <text:p>0</text:p>
          </table:table-cell>
          <table:table-cell office:value-type="float" office:value="3650" calcext:value-type="float">
            <text:p>36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1.864404" calcext:value-type="float">
            <text:p>2701.864404</text:p>
          </table:table-cell>
          <table:table-cell office:value-type="float" office:value="6493.541623" calcext:value-type="float">
            <text:p>6493.541623</text:p>
          </table:table-cell>
          <table:table-cell office:value-type="float" office:value="-1.250377349" calcext:value-type="float">
            <text:p>-1.250377349</text:p>
          </table:table-cell>
          <table:table-cell office:value-type="float" office:value="0" calcext:value-type="float">
            <text:p>0</text:p>
          </table:table-cell>
          <table:table-cell office:value-type="float" office:value="3655" calcext:value-type="float">
            <text:p>36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3.420954" calcext:value-type="float">
            <text:p>2703.420954</text:p>
          </table:table-cell>
          <table:table-cell office:value-type="float" office:value="6488.792828" calcext:value-type="float">
            <text:p>6488.792828</text:p>
          </table:table-cell>
          <table:table-cell office:value-type="float" office:value="-1.257791415" calcext:value-type="float">
            <text:p>-1.257791415</text:p>
          </table:table-cell>
          <table:table-cell office:value-type="float" office:value="0" calcext:value-type="float">
            <text:p>0</text:p>
          </table:table-cell>
          <table:table-cell office:value-type="float" office:value="3660" calcext:value-type="float">
            <text:p>36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4.941085" calcext:value-type="float">
            <text:p>2704.941085</text:p>
          </table:table-cell>
          <table:table-cell office:value-type="float" office:value="6484.033299" calcext:value-type="float">
            <text:p>6484.033299</text:p>
          </table:table-cell>
          <table:table-cell office:value-type="float" office:value="-1.265568831" calcext:value-type="float">
            <text:p>-1.265568831</text:p>
          </table:table-cell>
          <table:table-cell office:value-type="float" office:value="0" calcext:value-type="float">
            <text:p>0</text:p>
          </table:table-cell>
          <table:table-cell office:value-type="float" office:value="3665" calcext:value-type="float">
            <text:p>36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6.423048" calcext:value-type="float">
            <text:p>2706.423048</text:p>
          </table:table-cell>
          <table:table-cell office:value-type="float" office:value="6479.262589" calcext:value-type="float">
            <text:p>6479.262589</text:p>
          </table:table-cell>
          <table:table-cell office:value-type="float" office:value="-1.273709359" calcext:value-type="float">
            <text:p>-1.273709359</text:p>
          </table:table-cell>
          <table:table-cell office:value-type="float" office:value="0" calcext:value-type="float">
            <text:p>0</text:p>
          </table:table-cell>
          <table:table-cell office:value-type="float" office:value="3670" calcext:value-type="float">
            <text:p>36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7.865096" calcext:value-type="float">
            <text:p>2707.865096</text:p>
          </table:table-cell>
          <table:table-cell office:value-type="float" office:value="6474.480255" calcext:value-type="float">
            <text:p>6474.480255</text:p>
          </table:table-cell>
          <table:table-cell office:value-type="float" office:value="-1.282212526" calcext:value-type="float">
            <text:p>-1.282212526</text:p>
          </table:table-cell>
          <table:table-cell office:value-type="float" office:value="0" calcext:value-type="float">
            <text:p>0</text:p>
          </table:table-cell>
          <table:table-cell office:value-type="float" office:value="3675" calcext:value-type="float">
            <text:p>36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9.265478" calcext:value-type="float">
            <text:p>2709.265478</text:p>
          </table:table-cell>
          <table:table-cell office:value-type="float" office:value="6469.685852" calcext:value-type="float">
            <text:p>6469.685852</text:p>
          </table:table-cell>
          <table:table-cell office:value-type="float" office:value="-1.291077596" calcext:value-type="float">
            <text:p>-1.291077596</text:p>
          </table:table-cell>
          <table:table-cell office:value-type="float" office:value="0" calcext:value-type="float">
            <text:p>0</text:p>
          </table:table-cell>
          <table:table-cell office:value-type="float" office:value="3680" calcext:value-type="float">
            <text:p>36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0.622448" calcext:value-type="float">
            <text:p>2710.622448</text:p>
          </table:table-cell>
          <table:table-cell office:value-type="float" office:value="6464.878934" calcext:value-type="float">
            <text:p>6464.878934</text:p>
          </table:table-cell>
          <table:table-cell office:value-type="float" office:value="-1.30030354" calcext:value-type="float">
            <text:p>-1.30030354</text:p>
          </table:table-cell>
          <table:table-cell office:value-type="float" office:value="0" calcext:value-type="float">
            <text:p>0</text:p>
          </table:table-cell>
          <table:table-cell office:value-type="float" office:value="3685" calcext:value-type="float">
            <text:p>36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1.934256" calcext:value-type="float">
            <text:p>2711.934256</text:p>
          </table:table-cell>
          <table:table-cell office:value-type="float" office:value="6460.059058" calcext:value-type="float">
            <text:p>6460.059058</text:p>
          </table:table-cell>
          <table:table-cell office:value-type="float" office:value="-1.309888994" calcext:value-type="float">
            <text:p>-1.309888994</text:p>
          </table:table-cell>
          <table:table-cell office:value-type="float" office:value="0" calcext:value-type="float">
            <text:p>0</text:p>
          </table:table-cell>
          <table:table-cell office:value-type="float" office:value="3690" calcext:value-type="float">
            <text:p>36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3.199155" calcext:value-type="float">
            <text:p>2713.199155</text:p>
          </table:table-cell>
          <table:table-cell office:value-type="float" office:value="6455.22578" calcext:value-type="float">
            <text:p>6455.22578</text:p>
          </table:table-cell>
          <table:table-cell office:value-type="float" office:value="-1.319825468" calcext:value-type="float">
            <text:p>-1.319825468</text:p>
          </table:table-cell>
          <table:table-cell office:value-type="float" office:value="0" calcext:value-type="float">
            <text:p>0</text:p>
          </table:table-cell>
          <table:table-cell office:value-type="float" office:value="3695" calcext:value-type="float">
            <text:p>36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4.416029" calcext:value-type="float">
            <text:p>2714.416029</text:p>
          </table:table-cell>
          <table:table-cell office:value-type="float" office:value="6450.378933" calcext:value-type="float">
            <text:p>6450.378933</text:p>
          </table:table-cell>
          <table:table-cell office:value-type="float" office:value="-1.329776376" calcext:value-type="float">
            <text:p>-1.329776376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5.585336" calcext:value-type="float">
            <text:p>2715.585336</text:p>
          </table:table-cell>
          <table:table-cell office:value-type="float" office:value="6445.519045" calcext:value-type="float">
            <text:p>6445.519045</text:p>
          </table:table-cell>
          <table:table-cell office:value-type="float" office:value="-1.339555788" calcext:value-type="float">
            <text:p>-1.339555788</text:p>
          </table:table-cell>
          <table:table-cell office:value-type="float" office:value="0" calcext:value-type="float">
            <text:p>0</text:p>
          </table:table-cell>
          <table:table-cell office:value-type="float" office:value="3705" calcext:value-type="float">
            <text:p>37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6.707777" calcext:value-type="float">
            <text:p>2716.707777</text:p>
          </table:table-cell>
          <table:table-cell office:value-type="float" office:value="6440.646749" calcext:value-type="float">
            <text:p>6440.646749</text:p>
          </table:table-cell>
          <table:table-cell office:value-type="float" office:value="-1.349164626" calcext:value-type="float">
            <text:p>-1.349164626</text:p>
          </table:table-cell>
          <table:table-cell office:value-type="float" office:value="0" calcext:value-type="float">
            <text:p>0</text:p>
          </table:table-cell>
          <table:table-cell office:value-type="float" office:value="3710" calcext:value-type="float">
            <text:p>37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7.784052" calcext:value-type="float">
            <text:p>2717.784052</text:p>
          </table:table-cell>
          <table:table-cell office:value-type="float" office:value="6435.76268" calcext:value-type="float">
            <text:p>6435.76268</text:p>
          </table:table-cell>
          <table:table-cell office:value-type="float" office:value="-1.358603905" calcext:value-type="float">
            <text:p>-1.358603905</text:p>
          </table:table-cell>
          <table:table-cell office:value-type="float" office:value="0" calcext:value-type="float">
            <text:p>0</text:p>
          </table:table-cell>
          <table:table-cell office:value-type="float" office:value="3715" calcext:value-type="float">
            <text:p>37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8.81486" calcext:value-type="float">
            <text:p>2718.81486</text:p>
          </table:table-cell>
          <table:table-cell office:value-type="float" office:value="6430.867472" calcext:value-type="float">
            <text:p>6430.867472</text:p>
          </table:table-cell>
          <table:table-cell office:value-type="float" office:value="-1.36787473" calcext:value-type="float">
            <text:p>-1.36787473</text:p>
          </table:table-cell>
          <table:table-cell office:value-type="float" office:value="0" calcext:value-type="float">
            <text:p>0</text:p>
          </table:table-cell>
          <table:table-cell office:value-type="float" office:value="3720" calcext:value-type="float">
            <text:p>37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9.800903" calcext:value-type="float">
            <text:p>2719.800903</text:p>
          </table:table-cell>
          <table:table-cell office:value-type="float" office:value="6425.961758" calcext:value-type="float">
            <text:p>6425.961758</text:p>
          </table:table-cell>
          <table:table-cell office:value-type="float" office:value="-1.376978282" calcext:value-type="float">
            <text:p>-1.376978282</text:p>
          </table:table-cell>
          <table:table-cell office:value-type="float" office:value="0" calcext:value-type="float">
            <text:p>0</text:p>
          </table:table-cell>
          <table:table-cell office:value-type="float" office:value="3725" calcext:value-type="float">
            <text:p>37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0.74288" calcext:value-type="float">
            <text:p>2720.74288</text:p>
          </table:table-cell>
          <table:table-cell office:value-type="float" office:value="6421.046172" calcext:value-type="float">
            <text:p>6421.046172</text:p>
          </table:table-cell>
          <table:table-cell office:value-type="float" office:value="-1.385915815" calcext:value-type="float">
            <text:p>-1.385915815</text:p>
          </table:table-cell>
          <table:table-cell office:value-type="float" office:value="0" calcext:value-type="float">
            <text:p>0</text:p>
          </table:table-cell>
          <table:table-cell office:value-type="float" office:value="3730" calcext:value-type="float">
            <text:p>37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1.641491" calcext:value-type="float">
            <text:p>2721.641491</text:p>
          </table:table-cell>
          <table:table-cell office:value-type="float" office:value="6416.121348" calcext:value-type="float">
            <text:p>6416.121348</text:p>
          </table:table-cell>
          <table:table-cell office:value-type="float" office:value="-1.394688642" calcext:value-type="float">
            <text:p>-1.394688642</text:p>
          </table:table-cell>
          <table:table-cell office:value-type="float" office:value="0" calcext:value-type="float">
            <text:p>0</text:p>
          </table:table-cell>
          <table:table-cell office:value-type="float" office:value="3735" calcext:value-type="float">
            <text:p>37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2.497438" calcext:value-type="float">
            <text:p>2722.497438</text:p>
          </table:table-cell>
          <table:table-cell office:value-type="float" office:value="6411.18792" calcext:value-type="float">
            <text:p>6411.18792</text:p>
          </table:table-cell>
          <table:table-cell office:value-type="float" office:value="-1.403298135" calcext:value-type="float">
            <text:p>-1.403298135</text:p>
          </table:table-cell>
          <table:table-cell office:value-type="float" office:value="0" calcext:value-type="float">
            <text:p>0</text:p>
          </table:table-cell>
          <table:table-cell office:value-type="float" office:value="3740" calcext:value-type="float">
            <text:p>37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3.31142" calcext:value-type="float">
            <text:p>2723.31142</text:p>
          </table:table-cell>
          <table:table-cell office:value-type="float" office:value="6406.246522" calcext:value-type="float">
            <text:p>6406.246522</text:p>
          </table:table-cell>
          <table:table-cell office:value-type="float" office:value="-1.411745711" calcext:value-type="float">
            <text:p>-1.411745711</text:p>
          </table:table-cell>
          <table:table-cell office:value-type="float" office:value="0" calcext:value-type="float">
            <text:p>0</text:p>
          </table:table-cell>
          <table:table-cell office:value-type="float" office:value="3745" calcext:value-type="float">
            <text:p>37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4.084137" calcext:value-type="float">
            <text:p>2724.084137</text:p>
          </table:table-cell>
          <table:table-cell office:value-type="float" office:value="6401.297788" calcext:value-type="float">
            <text:p>6401.297788</text:p>
          </table:table-cell>
          <table:table-cell office:value-type="float" office:value="-1.420032829" calcext:value-type="float">
            <text:p>-1.420032829</text:p>
          </table:table-cell>
          <table:table-cell office:value-type="float" office:value="0" calcext:value-type="float">
            <text:p>0</text:p>
          </table:table-cell>
          <table:table-cell office:value-type="float" office:value="3750" calcext:value-type="float">
            <text:p>37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4.81629" calcext:value-type="float">
            <text:p>2724.81629</text:p>
          </table:table-cell>
          <table:table-cell office:value-type="float" office:value="6396.342352" calcext:value-type="float">
            <text:p>6396.342352</text:p>
          </table:table-cell>
          <table:table-cell office:value-type="float" office:value="-1.428160982" calcext:value-type="float">
            <text:p>-1.428160982</text:p>
          </table:table-cell>
          <table:table-cell office:value-type="float" office:value="0" calcext:value-type="float">
            <text:p>0</text:p>
          </table:table-cell>
          <table:table-cell office:value-type="float" office:value="3755" calcext:value-type="float">
            <text:p>37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5.508578" calcext:value-type="float">
            <text:p>2725.508578</text:p>
          </table:table-cell>
          <table:table-cell office:value-type="float" office:value="6391.380847" calcext:value-type="float">
            <text:p>6391.380847</text:p>
          </table:table-cell>
          <table:table-cell office:value-type="float" office:value="-1.436131692" calcext:value-type="float">
            <text:p>-1.436131692</text:p>
          </table:table-cell>
          <table:table-cell office:value-type="float" office:value="0" calcext:value-type="float">
            <text:p>0</text:p>
          </table:table-cell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6.161703" calcext:value-type="float">
            <text:p>2726.161703</text:p>
          </table:table-cell>
          <table:table-cell office:value-type="float" office:value="6386.413908" calcext:value-type="float">
            <text:p>6386.413908</text:p>
          </table:table-cell>
          <table:table-cell office:value-type="float" office:value="-1.443946502" calcext:value-type="float">
            <text:p>-1.443946502</text:p>
          </table:table-cell>
          <table:table-cell office:value-type="float" office:value="0" calcext:value-type="float">
            <text:p>0</text:p>
          </table:table-cell>
          <table:table-cell office:value-type="float" office:value="3765" calcext:value-type="float">
            <text:p>37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6.776364" calcext:value-type="float">
            <text:p>2726.776364</text:p>
          </table:table-cell>
          <table:table-cell office:value-type="float" office:value="6381.442169" calcext:value-type="float">
            <text:p>6381.442169</text:p>
          </table:table-cell>
          <table:table-cell office:value-type="float" office:value="-1.451606972" calcext:value-type="float">
            <text:p>-1.451606972</text:p>
          </table:table-cell>
          <table:table-cell office:value-type="float" office:value="0" calcext:value-type="float">
            <text:p>0</text:p>
          </table:table-cell>
          <table:table-cell office:value-type="float" office:value="3770" calcext:value-type="float">
            <text:p>37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7.353262" calcext:value-type="float">
            <text:p>2727.353262</text:p>
          </table:table-cell>
          <table:table-cell office:value-type="float" office:value="6376.466263" calcext:value-type="float">
            <text:p>6376.466263</text:p>
          </table:table-cell>
          <table:table-cell office:value-type="float" office:value="-1.459114674" calcext:value-type="float">
            <text:p>-1.459114674</text:p>
          </table:table-cell>
          <table:table-cell office:value-type="float" office:value="0" calcext:value-type="float">
            <text:p>0</text:p>
          </table:table-cell>
          <table:table-cell office:value-type="float" office:value="3775" calcext:value-type="float">
            <text:p>37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7.893096" calcext:value-type="float">
            <text:p>2727.893096</text:p>
          </table:table-cell>
          <table:table-cell office:value-type="float" office:value="6371.486824" calcext:value-type="float">
            <text:p>6371.486824</text:p>
          </table:table-cell>
          <table:table-cell office:value-type="float" office:value="-1.466471185" calcext:value-type="float">
            <text:p>-1.466471185</text:p>
          </table:table-cell>
          <table:table-cell office:value-type="float" office:value="0" calcext:value-type="float">
            <text:p>0</text:p>
          </table:table-cell>
          <table:table-cell office:value-type="float" office:value="3780" calcext:value-type="float">
            <text:p>37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8.396568" calcext:value-type="float">
            <text:p>2728.396568</text:p>
          </table:table-cell>
          <table:table-cell office:value-type="float" office:value="6366.504486" calcext:value-type="float">
            <text:p>6366.504486</text:p>
          </table:table-cell>
          <table:table-cell office:value-type="float" office:value="-1.473678084" calcext:value-type="float">
            <text:p>-1.473678084</text:p>
          </table:table-cell>
          <table:table-cell office:value-type="float" office:value="0" calcext:value-type="float">
            <text:p>0</text:p>
          </table:table-cell>
          <table:table-cell office:value-type="float" office:value="3785" calcext:value-type="float">
            <text:p>37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8.864377" calcext:value-type="float">
            <text:p>2728.864377</text:p>
          </table:table-cell>
          <table:table-cell office:value-type="float" office:value="6361.519884" calcext:value-type="float">
            <text:p>6361.519884</text:p>
          </table:table-cell>
          <table:table-cell office:value-type="float" office:value="-1.480736948" calcext:value-type="float">
            <text:p>-1.480736948</text:p>
          </table:table-cell>
          <table:table-cell office:value-type="float" office:value="0" calcext:value-type="float">
            <text:p>0</text:p>
          </table:table-cell>
          <table:table-cell office:value-type="float" office:value="3790" calcext:value-type="float">
            <text:p>37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9.297269" calcext:value-type="float">
            <text:p>2729.297269</text:p>
          </table:table-cell>
          <table:table-cell office:value-type="float" office:value="6356.533619" calcext:value-type="float">
            <text:p>6356.533619</text:p>
          </table:table-cell>
          <table:table-cell office:value-type="float" office:value="-1.48761204" calcext:value-type="float">
            <text:p>-1.48761204</text:p>
          </table:table-cell>
          <table:table-cell office:value-type="float" office:value="0" calcext:value-type="float">
            <text:p>0</text:p>
          </table:table-cell>
          <table:table-cell office:value-type="float" office:value="3795" calcext:value-type="float">
            <text:p>37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9.696476" calcext:value-type="float">
            <text:p>2729.696476</text:p>
          </table:table-cell>
          <table:table-cell office:value-type="float" office:value="6351.545956" calcext:value-type="float">
            <text:p>6351.545956</text:p>
          </table:table-cell>
          <table:table-cell office:value-type="float" office:value="-1.494193711" calcext:value-type="float">
            <text:p>-1.494193711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0.063515" calcext:value-type="float">
            <text:p>2730.063515</text:p>
          </table:table-cell>
          <table:table-cell office:value-type="float" office:value="6346.556963" calcext:value-type="float">
            <text:p>6346.556963</text:p>
          </table:table-cell>
          <table:table-cell office:value-type="float" office:value="-1.500473797" calcext:value-type="float">
            <text:p>-1.500473797</text:p>
          </table:table-cell>
          <table:table-cell office:value-type="float" office:value="0" calcext:value-type="float">
            <text:p>0</text:p>
          </table:table-cell>
          <table:table-cell office:value-type="float" office:value="3805" calcext:value-type="float">
            <text:p>38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0.39991" calcext:value-type="float">
            <text:p>2730.39991</text:p>
          </table:table-cell>
          <table:table-cell office:value-type="float" office:value="6341.566703" calcext:value-type="float">
            <text:p>6341.566703</text:p>
          </table:table-cell>
          <table:table-cell office:value-type="float" office:value="-1.506451434" calcext:value-type="float">
            <text:p>-1.506451434</text:p>
          </table:table-cell>
          <table:table-cell office:value-type="float" office:value="0" calcext:value-type="float">
            <text:p>0</text:p>
          </table:table-cell>
          <table:table-cell office:value-type="float" office:value="3810" calcext:value-type="float">
            <text:p>38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0.707185" calcext:value-type="float">
            <text:p>2730.707185</text:p>
          </table:table-cell>
          <table:table-cell office:value-type="float" office:value="6336.575237" calcext:value-type="float">
            <text:p>6336.575237</text:p>
          </table:table-cell>
          <table:table-cell office:value-type="float" office:value="-1.51212591" calcext:value-type="float">
            <text:p>-1.51212591</text:p>
          </table:table-cell>
          <table:table-cell office:value-type="float" office:value="0" calcext:value-type="float">
            <text:p>0</text:p>
          </table:table-cell>
          <table:table-cell office:value-type="float" office:value="3815" calcext:value-type="float">
            <text:p>38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0.986862" calcext:value-type="float">
            <text:p>2730.986862</text:p>
          </table:table-cell>
          <table:table-cell office:value-type="float" office:value="6331.582629" calcext:value-type="float">
            <text:p>6331.582629</text:p>
          </table:table-cell>
          <table:table-cell office:value-type="float" office:value="-1.517496649" calcext:value-type="float">
            <text:p>-1.517496649</text:p>
          </table:table-cell>
          <table:table-cell office:value-type="float" office:value="0" calcext:value-type="float">
            <text:p>0</text:p>
          </table:table-cell>
          <table:table-cell office:value-type="float" office:value="3820" calcext:value-type="float">
            <text:p>38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1.240465" calcext:value-type="float">
            <text:p>2731.240465</text:p>
          </table:table-cell>
          <table:table-cell office:value-type="float" office:value="6326.588943" calcext:value-type="float">
            <text:p>6326.588943</text:p>
          </table:table-cell>
          <table:table-cell office:value-type="float" office:value="-1.522563196" calcext:value-type="float">
            <text:p>-1.522563196</text:p>
          </table:table-cell>
          <table:table-cell office:value-type="float" office:value="0" calcext:value-type="float">
            <text:p>0</text:p>
          </table:table-cell>
          <table:table-cell office:value-type="float" office:value="3825" calcext:value-type="float">
            <text:p>38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1.469516" calcext:value-type="float">
            <text:p>2731.469516</text:p>
          </table:table-cell>
          <table:table-cell office:value-type="float" office:value="6321.594241" calcext:value-type="float">
            <text:p>6321.594241</text:p>
          </table:table-cell>
          <table:table-cell office:value-type="float" office:value="-1.527325204" calcext:value-type="float">
            <text:p>-1.527325204</text:p>
          </table:table-cell>
          <table:table-cell office:value-type="float" office:value="0" calcext:value-type="float">
            <text:p>0</text:p>
          </table:table-cell>
          <table:table-cell office:value-type="float" office:value="3830" calcext:value-type="float">
            <text:p>38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1.675539" calcext:value-type="float">
            <text:p>2731.675539</text:p>
          </table:table-cell>
          <table:table-cell office:value-type="float" office:value="6316.598585" calcext:value-type="float">
            <text:p>6316.598585</text:p>
          </table:table-cell>
          <table:table-cell office:value-type="float" office:value="-1.531782414" calcext:value-type="float">
            <text:p>-1.531782414</text:p>
          </table:table-cell>
          <table:table-cell office:value-type="float" office:value="0" calcext:value-type="float">
            <text:p>0</text:p>
          </table:table-cell>
          <table:table-cell office:value-type="float" office:value="3835" calcext:value-type="float">
            <text:p>38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1.860057" calcext:value-type="float">
            <text:p>2731.860057</text:p>
          </table:table-cell>
          <table:table-cell office:value-type="float" office:value="6311.602041" calcext:value-type="float">
            <text:p>6311.602041</text:p>
          </table:table-cell>
          <table:table-cell office:value-type="float" office:value="-1.535934651" calcext:value-type="float">
            <text:p>-1.535934651</text:p>
          </table:table-cell>
          <table:table-cell office:value-type="float" office:value="0" calcext:value-type="float">
            <text:p>0</text:p>
          </table:table-cell>
          <table:table-cell office:value-type="float" office:value="3840" calcext:value-type="float">
            <text:p>38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2.024593" calcext:value-type="float">
            <text:p>2732.024593</text:p>
          </table:table-cell>
          <table:table-cell office:value-type="float" office:value="6306.604669" calcext:value-type="float">
            <text:p>6306.604669</text:p>
          </table:table-cell>
          <table:table-cell office:value-type="float" office:value="-1.539781803" calcext:value-type="float">
            <text:p>-1.539781803</text:p>
          </table:table-cell>
          <table:table-cell office:value-type="float" office:value="0" calcext:value-type="float">
            <text:p>0</text:p>
          </table:table-cell>
          <table:table-cell office:value-type="float" office:value="3845" calcext:value-type="float">
            <text:p>38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2.170671" calcext:value-type="float">
            <text:p>2732.170671</text:p>
          </table:table-cell>
          <table:table-cell office:value-type="float" office:value="6301.606534" calcext:value-type="float">
            <text:p>6301.606534</text:p>
          </table:table-cell>
          <table:table-cell office:value-type="float" office:value="-1.543323814" calcext:value-type="float">
            <text:p>-1.543323814</text:p>
          </table:table-cell>
          <table:table-cell office:value-type="float" office:value="0" calcext:value-type="float">
            <text:p>0</text:p>
          </table:table-cell>
          <table:table-cell office:value-type="float" office:value="3850" calcext:value-type="float">
            <text:p>385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2.299813" calcext:value-type="float">
            <text:p>2732.299813</text:p>
          </table:table-cell>
          <table:table-cell office:value-type="float" office:value="6296.607698" calcext:value-type="float">
            <text:p>6296.607698</text:p>
          </table:table-cell>
          <table:table-cell office:value-type="float" office:value="-1.546560672" calcext:value-type="float">
            <text:p>-1.546560672</text:p>
          </table:table-cell>
          <table:table-cell office:value-type="float" office:value="0" calcext:value-type="float">
            <text:p>0</text:p>
          </table:table-cell>
          <table:table-cell office:value-type="float" office:value="3855" calcext:value-type="float">
            <text:p>38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2.413542" calcext:value-type="float">
            <text:p>2732.413542</text:p>
          </table:table-cell>
          <table:table-cell office:value-type="float" office:value="6291.608224" calcext:value-type="float">
            <text:p>6291.608224</text:p>
          </table:table-cell>
          <table:table-cell office:value-type="float" office:value="-1.549492402" calcext:value-type="float">
            <text:p>-1.549492402</text:p>
          </table:table-cell>
          <table:table-cell office:value-type="float" office:value="0" calcext:value-type="float">
            <text:p>0</text:p>
          </table:table-cell>
          <table:table-cell office:value-type="float" office:value="3860" calcext:value-type="float">
            <text:p>386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2.513382" calcext:value-type="float">
            <text:p>2732.513382</text:p>
          </table:table-cell>
          <table:table-cell office:value-type="float" office:value="6286.608176" calcext:value-type="float">
            <text:p>6286.608176</text:p>
          </table:table-cell>
          <table:table-cell office:value-type="float" office:value="-1.552119052" calcext:value-type="float">
            <text:p>-1.552119052</text:p>
          </table:table-cell>
          <table:table-cell office:value-type="float" office:value="0" calcext:value-type="float">
            <text:p>0</text:p>
          </table:table-cell>
          <table:table-cell office:value-type="float" office:value="3865" calcext:value-type="float">
            <text:p>38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2.600856" calcext:value-type="float">
            <text:p>2732.600856</text:p>
          </table:table-cell>
          <table:table-cell office:value-type="float" office:value="6281.607615" calcext:value-type="float">
            <text:p>6281.607615</text:p>
          </table:table-cell>
          <table:table-cell office:value-type="float" office:value="-1.554440686" calcext:value-type="float">
            <text:p>-1.554440686</text:p>
          </table:table-cell>
          <table:table-cell office:value-type="float" office:value="0" calcext:value-type="float">
            <text:p>0</text:p>
          </table:table-cell>
          <table:table-cell office:value-type="float" office:value="3870" calcext:value-type="float">
            <text:p>387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2.677487" calcext:value-type="float">
            <text:p>2732.677487</text:p>
          </table:table-cell>
          <table:table-cell office:value-type="float" office:value="6276.606607" calcext:value-type="float">
            <text:p>6276.606607</text:p>
          </table:table-cell>
          <table:table-cell office:value-type="float" office:value="-1.556457381" calcext:value-type="float">
            <text:p>-1.556457381</text:p>
          </table:table-cell>
          <table:table-cell office:value-type="float" office:value="0" calcext:value-type="float">
            <text:p>0</text:p>
          </table:table-cell>
          <table:table-cell office:value-type="float" office:value="3875" calcext:value-type="float">
            <text:p>38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2.744798" calcext:value-type="float">
            <text:p>2732.744798</text:p>
          </table:table-cell>
          <table:table-cell office:value-type="float" office:value="6271.605212" calcext:value-type="float">
            <text:p>6271.605212</text:p>
          </table:table-cell>
          <table:table-cell office:value-type="float" office:value="-1.558169216" calcext:value-type="float">
            <text:p>-1.558169216</text:p>
          </table:table-cell>
          <table:table-cell office:value-type="float" office:value="0" calcext:value-type="float">
            <text:p>0</text:p>
          </table:table-cell>
          <table:table-cell office:value-type="float" office:value="3880" calcext:value-type="float">
            <text:p>38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2.804312" calcext:value-type="float">
            <text:p>2732.804312</text:p>
          </table:table-cell>
          <table:table-cell office:value-type="float" office:value="6266.603496" calcext:value-type="float">
            <text:p>6266.603496</text:p>
          </table:table-cell>
          <table:table-cell office:value-type="float" office:value="-1.559576268" calcext:value-type="float">
            <text:p>-1.559576268</text:p>
          </table:table-cell>
          <table:table-cell office:value-type="float" office:value="0" calcext:value-type="float">
            <text:p>0</text:p>
          </table:table-cell>
          <table:table-cell office:value-type="float" office:value="3885" calcext:value-type="float">
            <text:p>38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2.857553" calcext:value-type="float">
            <text:p>2732.857553</text:p>
          </table:table-cell>
          <table:table-cell office:value-type="float" office:value="6261.601519" calcext:value-type="float">
            <text:p>6261.601519</text:p>
          </table:table-cell>
          <table:table-cell office:value-type="float" office:value="-1.560678605" calcext:value-type="float">
            <text:p>-1.560678605</text:p>
          </table:table-cell>
          <table:table-cell office:value-type="float" office:value="0" calcext:value-type="float">
            <text:p>0</text:p>
          </table:table-cell>
          <table:table-cell office:value-type="float" office:value="3890" calcext:value-type="float">
            <text:p>389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2.906043" calcext:value-type="float">
            <text:p>2732.906043</text:p>
          </table:table-cell>
          <table:table-cell office:value-type="float" office:value="6256.599346" calcext:value-type="float">
            <text:p>6256.599346</text:p>
          </table:table-cell>
          <table:table-cell office:value-type="float" office:value="-1.561476288" calcext:value-type="float">
            <text:p>-1.561476288</text:p>
          </table:table-cell>
          <table:table-cell office:value-type="float" office:value="0" calcext:value-type="float">
            <text:p>0</text:p>
          </table:table-cell>
          <table:table-cell office:value-type="float" office:value="3895" calcext:value-type="float">
            <text:p>38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2.951305" calcext:value-type="float">
            <text:p>2732.951305</text:p>
          </table:table-cell>
          <table:table-cell office:value-type="float" office:value="6251.597039" calcext:value-type="float">
            <text:p>6251.597039</text:p>
          </table:table-cell>
          <table:table-cell office:value-type="float" office:value="-1.56196936" calcext:value-type="float">
            <text:p>-1.56196936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2.994864" calcext:value-type="float">
            <text:p>2732.994864</text:p>
          </table:table-cell>
          <table:table-cell office:value-type="float" office:value="6246.594662" calcext:value-type="float">
            <text:p>6246.594662</text:p>
          </table:table-cell>
          <table:table-cell office:value-type="float" office:value="-1.562157852" calcext:value-type="float">
            <text:p>-1.562157852</text:p>
          </table:table-cell>
          <table:table-cell office:value-type="float" office:value="0" calcext:value-type="float">
            <text:p>0</text:p>
          </table:table-cell>
          <table:table-cell office:value-type="float" office:value="3905" calcext:value-type="float">
            <text:p>39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6246" calcext:value-type="float">
            <text:p>6246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3910" calcext:value-type="float">
            <text:p>391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3.046294" calcext:value-type="float">
            <text:p>2733.046294</text:p>
          </table:table-cell>
          <table:table-cell office:value-type="float" office:value="6241.000214" calcext:value-type="float">
            <text:p>6241.000214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3915" calcext:value-type="float">
            <text:p>39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3.092589" calcext:value-type="float">
            <text:p>2733.092589</text:p>
          </table:table-cell>
          <table:table-cell office:value-type="float" office:value="6236.000429" calcext:value-type="float">
            <text:p>6236.000429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3920" calcext:value-type="float">
            <text:p>39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3.138883" calcext:value-type="float">
            <text:p>2733.138883</text:p>
          </table:table-cell>
          <table:table-cell office:value-type="float" office:value="6231.000643" calcext:value-type="float">
            <text:p>6231.000643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3925" calcext:value-type="float">
            <text:p>39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3.185177" calcext:value-type="float">
            <text:p>2733.185177</text:p>
          </table:table-cell>
          <table:table-cell office:value-type="float" office:value="6226.000857" calcext:value-type="float">
            <text:p>6226.000857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3930" calcext:value-type="float">
            <text:p>393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3.231472" calcext:value-type="float">
            <text:p>2733.231472</text:p>
          </table:table-cell>
          <table:table-cell office:value-type="float" office:value="6221.001072" calcext:value-type="float">
            <text:p>6221.001072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3935" calcext:value-type="float">
            <text:p>39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3.277766" calcext:value-type="float">
            <text:p>2733.277766</text:p>
          </table:table-cell>
          <table:table-cell office:value-type="float" office:value="6216.001286" calcext:value-type="float">
            <text:p>6216.001286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3940" calcext:value-type="float">
            <text:p>39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3.32406" calcext:value-type="float">
            <text:p>2733.32406</text:p>
          </table:table-cell>
          <table:table-cell office:value-type="float" office:value="6211.0015" calcext:value-type="float">
            <text:p>6211.0015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3945" calcext:value-type="float">
            <text:p>39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3.370354" calcext:value-type="float">
            <text:p>2733.370354</text:p>
          </table:table-cell>
          <table:table-cell office:value-type="float" office:value="6206.001715" calcext:value-type="float">
            <text:p>6206.001715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3950" calcext:value-type="float">
            <text:p>395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3.416649" calcext:value-type="float">
            <text:p>2733.416649</text:p>
          </table:table-cell>
          <table:table-cell office:value-type="float" office:value="6201.001929" calcext:value-type="float">
            <text:p>6201.001929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3955" calcext:value-type="float">
            <text:p>39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33.462943" calcext:value-type="float">
            <text:p>2733.462943</text:p>
          </table:table-cell>
          <table:table-cell office:value-type="float" office:value="6196.002143" calcext:value-type="float">
            <text:p>6196.002143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3960" calcext:value-type="float">
            <text:p>39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3.509237" calcext:value-type="float">
            <text:p>2733.509237</text:p>
          </table:table-cell>
          <table:table-cell office:value-type="float" office:value="6191.002358" calcext:value-type="float">
            <text:p>6191.002358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3965" calcext:value-type="float">
            <text:p>39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3.555532" calcext:value-type="float">
            <text:p>2733.555532</text:p>
          </table:table-cell>
          <table:table-cell office:value-type="float" office:value="6186.002572" calcext:value-type="float">
            <text:p>6186.002572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3970" calcext:value-type="float">
            <text:p>39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3.601826" calcext:value-type="float">
            <text:p>2733.601826</text:p>
          </table:table-cell>
          <table:table-cell office:value-type="float" office:value="6181.002786" calcext:value-type="float">
            <text:p>6181.002786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3975" calcext:value-type="float">
            <text:p>39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3.64812" calcext:value-type="float">
            <text:p>2733.64812</text:p>
          </table:table-cell>
          <table:table-cell office:value-type="float" office:value="6176.003" calcext:value-type="float">
            <text:p>6176.003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3.694415" calcext:value-type="float">
            <text:p>2733.694415</text:p>
          </table:table-cell>
          <table:table-cell office:value-type="float" office:value="6171.003215" calcext:value-type="float">
            <text:p>6171.003215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3985" calcext:value-type="float">
            <text:p>39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3.740709" calcext:value-type="float">
            <text:p>2733.740709</text:p>
          </table:table-cell>
          <table:table-cell office:value-type="float" office:value="6166.003429" calcext:value-type="float">
            <text:p>6166.003429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3990" calcext:value-type="float">
            <text:p>39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3.787003" calcext:value-type="float">
            <text:p>2733.787003</text:p>
          </table:table-cell>
          <table:table-cell office:value-type="float" office:value="6161.003643" calcext:value-type="float">
            <text:p>6161.003643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3995" calcext:value-type="float">
            <text:p>39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3.833298" calcext:value-type="float">
            <text:p>2733.833298</text:p>
          </table:table-cell>
          <table:table-cell office:value-type="float" office:value="6156.003858" calcext:value-type="float">
            <text:p>6156.003858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3.879592" calcext:value-type="float">
            <text:p>2733.879592</text:p>
          </table:table-cell>
          <table:table-cell office:value-type="float" office:value="6151.004072" calcext:value-type="float">
            <text:p>6151.004072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005" calcext:value-type="float">
            <text:p>4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3.925886" calcext:value-type="float">
            <text:p>2733.925886</text:p>
          </table:table-cell>
          <table:table-cell office:value-type="float" office:value="6146.004286" calcext:value-type="float">
            <text:p>6146.004286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010" calcext:value-type="float">
            <text:p>40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3.972181" calcext:value-type="float">
            <text:p>2733.972181</text:p>
          </table:table-cell>
          <table:table-cell office:value-type="float" office:value="6141.004501" calcext:value-type="float">
            <text:p>6141.004501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015" calcext:value-type="float">
            <text:p>40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4.018475" calcext:value-type="float">
            <text:p>2734.018475</text:p>
          </table:table-cell>
          <table:table-cell office:value-type="float" office:value="6136.004715" calcext:value-type="float">
            <text:p>6136.004715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020" calcext:value-type="float">
            <text:p>40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4.064769" calcext:value-type="float">
            <text:p>2734.064769</text:p>
          </table:table-cell>
          <table:table-cell office:value-type="float" office:value="6131.004929" calcext:value-type="float">
            <text:p>6131.004929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025" calcext:value-type="float">
            <text:p>40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4.111063" calcext:value-type="float">
            <text:p>2734.111063</text:p>
          </table:table-cell>
          <table:table-cell office:value-type="float" office:value="6126.005144" calcext:value-type="float">
            <text:p>6126.005144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030" calcext:value-type="float">
            <text:p>40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4.157358" calcext:value-type="float">
            <text:p>2734.157358</text:p>
          </table:table-cell>
          <table:table-cell office:value-type="float" office:value="6121.005358" calcext:value-type="float">
            <text:p>6121.005358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035" calcext:value-type="float">
            <text:p>40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4.203652" calcext:value-type="float">
            <text:p>2734.203652</text:p>
          </table:table-cell>
          <table:table-cell office:value-type="float" office:value="6116.005572" calcext:value-type="float">
            <text:p>6116.005572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040" calcext:value-type="float">
            <text:p>40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4.249946" calcext:value-type="float">
            <text:p>2734.249946</text:p>
          </table:table-cell>
          <table:table-cell office:value-type="float" office:value="6111.005787" calcext:value-type="float">
            <text:p>6111.005787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045" calcext:value-type="float">
            <text:p>40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4.296241" calcext:value-type="float">
            <text:p>2734.296241</text:p>
          </table:table-cell>
          <table:table-cell office:value-type="float" office:value="6106.006001" calcext:value-type="float">
            <text:p>6106.006001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050" calcext:value-type="float">
            <text:p>40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4.342535" calcext:value-type="float">
            <text:p>2734.342535</text:p>
          </table:table-cell>
          <table:table-cell office:value-type="float" office:value="6101.006215" calcext:value-type="float">
            <text:p>6101.006215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055" calcext:value-type="float">
            <text:p>40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4.388829" calcext:value-type="float">
            <text:p>2734.388829</text:p>
          </table:table-cell>
          <table:table-cell office:value-type="float" office:value="6096.00643" calcext:value-type="float">
            <text:p>6096.00643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060" calcext:value-type="float">
            <text:p>40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4.435124" calcext:value-type="float">
            <text:p>2734.435124</text:p>
          </table:table-cell>
          <table:table-cell office:value-type="float" office:value="6091.006644" calcext:value-type="float">
            <text:p>6091.006644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065" calcext:value-type="float">
            <text:p>40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4.481418" calcext:value-type="float">
            <text:p>2734.481418</text:p>
          </table:table-cell>
          <table:table-cell office:value-type="float" office:value="6086.006858" calcext:value-type="float">
            <text:p>6086.006858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070" calcext:value-type="float">
            <text:p>40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4.527712" calcext:value-type="float">
            <text:p>2734.527712</text:p>
          </table:table-cell>
          <table:table-cell office:value-type="float" office:value="6081.007073" calcext:value-type="float">
            <text:p>6081.007073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075" calcext:value-type="float">
            <text:p>40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4.574007" calcext:value-type="float">
            <text:p>2734.574007</text:p>
          </table:table-cell>
          <table:table-cell office:value-type="float" office:value="6076.007287" calcext:value-type="float">
            <text:p>6076.007287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080" calcext:value-type="float">
            <text:p>40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4.620301" calcext:value-type="float">
            <text:p>2734.620301</text:p>
          </table:table-cell>
          <table:table-cell office:value-type="float" office:value="6071.007501" calcext:value-type="float">
            <text:p>6071.007501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085" calcext:value-type="float">
            <text:p>40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4.666595" calcext:value-type="float">
            <text:p>2734.666595</text:p>
          </table:table-cell>
          <table:table-cell office:value-type="float" office:value="6066.007716" calcext:value-type="float">
            <text:p>6066.007716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090" calcext:value-type="float">
            <text:p>40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4.71289" calcext:value-type="float">
            <text:p>2734.71289</text:p>
          </table:table-cell>
          <table:table-cell office:value-type="float" office:value="6061.00793" calcext:value-type="float">
            <text:p>6061.00793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4.759184" calcext:value-type="float">
            <text:p>2734.759184</text:p>
          </table:table-cell>
          <table:table-cell office:value-type="float" office:value="6056.008144" calcext:value-type="float">
            <text:p>6056.008144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4.805478" calcext:value-type="float">
            <text:p>2734.805478</text:p>
          </table:table-cell>
          <table:table-cell office:value-type="float" office:value="6051.008359" calcext:value-type="float">
            <text:p>6051.008359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105" calcext:value-type="float">
            <text:p>41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4.851772" calcext:value-type="float">
            <text:p>2734.851772</text:p>
          </table:table-cell>
          <table:table-cell office:value-type="float" office:value="6046.008573" calcext:value-type="float">
            <text:p>6046.008573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110" calcext:value-type="float">
            <text:p>41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4.898067" calcext:value-type="float">
            <text:p>2734.898067</text:p>
          </table:table-cell>
          <table:table-cell office:value-type="float" office:value="6041.008787" calcext:value-type="float">
            <text:p>6041.008787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115" calcext:value-type="float">
            <text:p>41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4.944361" calcext:value-type="float">
            <text:p>2734.944361</text:p>
          </table:table-cell>
          <table:table-cell office:value-type="float" office:value="6036.009001" calcext:value-type="float">
            <text:p>6036.009001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120" calcext:value-type="float">
            <text:p>41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4.990655" calcext:value-type="float">
            <text:p>2734.990655</text:p>
          </table:table-cell>
          <table:table-cell office:value-type="float" office:value="6031.009216" calcext:value-type="float">
            <text:p>6031.009216</text:p>
          </table:table-cell>
          <table:table-cell office:value-type="float" office:value="-1.561537332" calcext:value-type="float">
            <text:p>-1.561537332</text:p>
          </table:table-cell>
          <table:table-cell office:value-type="float" office:value="0" calcext:value-type="float">
            <text:p>0</text:p>
          </table:table-cell>
          <table:table-cell office:value-type="float" office:value="4125" calcext:value-type="float">
            <text:p>41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6030" calcext:value-type="float">
            <text:p>6030</text:p>
          </table:table-cell>
          <table:table-cell office:value-type="float" office:value="-1.463874638" calcext:value-type="float">
            <text:p>-1.463874638</text:p>
          </table:table-cell>
          <table:table-cell office:value-type="float" office:value="-2.25E-017" calcext:value-type="float">
            <text:p>-2.25E-17</text:p>
          </table:table-cell>
          <table:table-cell office:value-type="float" office:value="4130" calcext:value-type="float">
            <text:p>41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5.533265" calcext:value-type="float">
            <text:p>2735.533265</text:p>
          </table:table-cell>
          <table:table-cell office:value-type="float" office:value="6025.032157" calcext:value-type="float">
            <text:p>6025.032157</text:p>
          </table:table-cell>
          <table:table-cell office:value-type="float" office:value="-1.463838143" calcext:value-type="float">
            <text:p>-1.463838143</text:p>
          </table:table-cell>
          <table:table-cell office:value-type="float" office:value="0.0000146" calcext:value-type="float">
            <text:p>1.46E-05</text:p>
          </table:table-cell>
          <table:table-cell office:value-type="float" office:value="4135" calcext:value-type="float">
            <text:p>41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6.066896" calcext:value-type="float">
            <text:p>2736.066896</text:p>
          </table:table-cell>
          <table:table-cell office:value-type="float" office:value="6020.064318" calcext:value-type="float">
            <text:p>6020.064318</text:p>
          </table:table-cell>
          <table:table-cell office:value-type="float" office:value="-1.463728661" calcext:value-type="float">
            <text:p>-1.463728661</text:p>
          </table:table-cell>
          <table:table-cell office:value-type="float" office:value="0.0000292" calcext:value-type="float">
            <text:p>2.92E-05</text:p>
          </table:table-cell>
          <table:table-cell office:value-type="float" office:value="4140" calcext:value-type="float">
            <text:p>41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6.60126" calcext:value-type="float">
            <text:p>2736.60126</text:p>
          </table:table-cell>
          <table:table-cell office:value-type="float" office:value="6015.096488" calcext:value-type="float">
            <text:p>6015.096488</text:p>
          </table:table-cell>
          <table:table-cell office:value-type="float" office:value="-1.463546195" calcext:value-type="float">
            <text:p>-1.463546195</text:p>
          </table:table-cell>
          <table:table-cell office:value-type="float" office:value="0.0000438" calcext:value-type="float">
            <text:p>4.38E-05</text:p>
          </table:table-cell>
          <table:table-cell office:value-type="float" office:value="4145" calcext:value-type="float">
            <text:p>41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7.136722" calcext:value-type="float">
            <text:p>2737.136722</text:p>
          </table:table-cell>
          <table:table-cell office:value-type="float" office:value="6010.128671" calcext:value-type="float">
            <text:p>6010.128671</text:p>
          </table:table-cell>
          <table:table-cell office:value-type="float" office:value="-1.463290753" calcext:value-type="float">
            <text:p>-1.463290753</text:p>
          </table:table-cell>
          <table:table-cell office:value-type="float" office:value="0.0000584" calcext:value-type="float">
            <text:p>5.84E-05</text:p>
          </table:table-cell>
          <table:table-cell office:value-type="float" office:value="4150" calcext:value-type="float">
            <text:p>41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7.67365" calcext:value-type="float">
            <text:p>2737.67365</text:p>
          </table:table-cell>
          <table:table-cell office:value-type="float" office:value="6005.160872" calcext:value-type="float">
            <text:p>6005.160872</text:p>
          </table:table-cell>
          <table:table-cell office:value-type="float" office:value="-1.462962347" calcext:value-type="float">
            <text:p>-1.462962347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4155" calcext:value-type="float">
            <text:p>41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8.212409" calcext:value-type="float">
            <text:p>2738.212409</text:p>
          </table:table-cell>
          <table:table-cell office:value-type="float" office:value="6000.193095" calcext:value-type="float">
            <text:p>6000.193095</text:p>
          </table:table-cell>
          <table:table-cell office:value-type="float" office:value="-1.462560989" calcext:value-type="float">
            <text:p>-1.462560989</text:p>
          </table:table-cell>
          <table:table-cell office:value-type="float" office:value="0.0000876" calcext:value-type="float">
            <text:p>8.76E-05</text:p>
          </table:table-cell>
          <table:table-cell office:value-type="float" office:value="4160" calcext:value-type="float">
            <text:p>41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8.753366" calcext:value-type="float">
            <text:p>2738.753366</text:p>
          </table:table-cell>
          <table:table-cell office:value-type="float" office:value="5995.225344" calcext:value-type="float">
            <text:p>5995.225344</text:p>
          </table:table-cell>
          <table:table-cell office:value-type="float" office:value="-1.462086698" calcext:value-type="float">
            <text:p>-1.462086698</text:p>
          </table:table-cell>
          <table:table-cell office:value-type="float" office:value="0.000102207" calcext:value-type="float">
            <text:p>0.000102207</text:p>
          </table:table-cell>
          <table:table-cell office:value-type="float" office:value="4165" calcext:value-type="float">
            <text:p>41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9.296888" calcext:value-type="float">
            <text:p>2739.296888</text:p>
          </table:table-cell>
          <table:table-cell office:value-type="float" office:value="5990.257625" calcext:value-type="float">
            <text:p>5990.257625</text:p>
          </table:table-cell>
          <table:table-cell office:value-type="float" office:value="-1.461539493" calcext:value-type="float">
            <text:p>-1.461539493</text:p>
          </table:table-cell>
          <table:table-cell office:value-type="float" office:value="0.000116789" calcext:value-type="float">
            <text:p>0.000116789</text:p>
          </table:table-cell>
          <table:table-cell office:value-type="float" office:value="4170" calcext:value-type="float">
            <text:p>41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9.84334" calcext:value-type="float">
            <text:p>2739.84334</text:p>
          </table:table-cell>
          <table:table-cell office:value-type="float" office:value="5985.28994" calcext:value-type="float">
            <text:p>5985.28994</text:p>
          </table:table-cell>
          <table:table-cell office:value-type="float" office:value="-1.460919398" calcext:value-type="float">
            <text:p>-1.460919398</text:p>
          </table:table-cell>
          <table:table-cell office:value-type="float" office:value="0.000131364" calcext:value-type="float">
            <text:p>0.000131364</text:p>
          </table:table-cell>
          <table:table-cell office:value-type="float" office:value="4175" calcext:value-type="float">
            <text:p>41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0.393088" calcext:value-type="float">
            <text:p>2740.393088</text:p>
          </table:table-cell>
          <table:table-cell office:value-type="float" office:value="5980.322296" calcext:value-type="float">
            <text:p>5980.322296</text:p>
          </table:table-cell>
          <table:table-cell office:value-type="float" office:value="-1.46022644" calcext:value-type="float">
            <text:p>-1.46022644</text:p>
          </table:table-cell>
          <table:table-cell office:value-type="float" office:value="0.00014593" calcext:value-type="float">
            <text:p>0.00014593</text:p>
          </table:table-cell>
          <table:table-cell office:value-type="float" office:value="4180" calcext:value-type="float">
            <text:p>41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0.9465" calcext:value-type="float">
            <text:p>2740.9465</text:p>
          </table:table-cell>
          <table:table-cell office:value-type="float" office:value="5975.354695" calcext:value-type="float">
            <text:p>5975.354695</text:p>
          </table:table-cell>
          <table:table-cell office:value-type="float" office:value="-1.459460649" calcext:value-type="float">
            <text:p>-1.459460649</text:p>
          </table:table-cell>
          <table:table-cell office:value-type="float" office:value="0.000160487" calcext:value-type="float">
            <text:p>0.000160487</text:p>
          </table:table-cell>
          <table:table-cell office:value-type="float" office:value="4185" calcext:value-type="float">
            <text:p>41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1.50394" calcext:value-type="float">
            <text:p>2741.50394</text:p>
          </table:table-cell>
          <table:table-cell office:value-type="float" office:value="5970.387143" calcext:value-type="float">
            <text:p>5970.387143</text:p>
          </table:table-cell>
          <table:table-cell office:value-type="float" office:value="-1.45862206" calcext:value-type="float">
            <text:p>-1.45862206</text:p>
          </table:table-cell>
          <table:table-cell office:value-type="float" office:value="0.000175032" calcext:value-type="float">
            <text:p>0.000175032</text:p>
          </table:table-cell>
          <table:table-cell office:value-type="float" office:value="4190" calcext:value-type="float">
            <text:p>41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2.065777" calcext:value-type="float">
            <text:p>2742.065777</text:p>
          </table:table-cell>
          <table:table-cell office:value-type="float" office:value="5965.419644" calcext:value-type="float">
            <text:p>5965.419644</text:p>
          </table:table-cell>
          <table:table-cell office:value-type="float" office:value="-1.45771071" calcext:value-type="float">
            <text:p>-1.45771071</text:p>
          </table:table-cell>
          <table:table-cell office:value-type="float" office:value="0.000189566" calcext:value-type="float">
            <text:p>0.000189566</text:p>
          </table:table-cell>
          <table:table-cell office:value-type="float" office:value="4195" calcext:value-type="float">
            <text:p>41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2.632375" calcext:value-type="float">
            <text:p>2742.632375</text:p>
          </table:table-cell>
          <table:table-cell office:value-type="float" office:value="5960.452202" calcext:value-type="float">
            <text:p>5960.452202</text:p>
          </table:table-cell>
          <table:table-cell office:value-type="float" office:value="-1.456726641" calcext:value-type="float">
            <text:p>-1.456726641</text:p>
          </table:table-cell>
          <table:table-cell office:value-type="float" office:value="0.000204086" calcext:value-type="float">
            <text:p>0.000204086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3.204102" calcext:value-type="float">
            <text:p>2743.204102</text:p>
          </table:table-cell>
          <table:table-cell office:value-type="float" office:value="5955.484822" calcext:value-type="float">
            <text:p>5955.484822</text:p>
          </table:table-cell>
          <table:table-cell office:value-type="float" office:value="-1.4556699" calcext:value-type="float">
            <text:p>-1.4556699</text:p>
          </table:table-cell>
          <table:table-cell office:value-type="float" office:value="0.000218593" calcext:value-type="float">
            <text:p>0.000218593</text:p>
          </table:table-cell>
          <table:table-cell office:value-type="float" office:value="4205" calcext:value-type="float">
            <text:p>42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3.781324" calcext:value-type="float">
            <text:p>2743.781324</text:p>
          </table:table-cell>
          <table:table-cell office:value-type="float" office:value="5950.517509" calcext:value-type="float">
            <text:p>5950.517509</text:p>
          </table:table-cell>
          <table:table-cell office:value-type="float" office:value="-1.454540535" calcext:value-type="float">
            <text:p>-1.454540535</text:p>
          </table:table-cell>
          <table:table-cell office:value-type="float" office:value="0.000233083" calcext:value-type="float">
            <text:p>0.000233083</text:p>
          </table:table-cell>
          <table:table-cell office:value-type="float" office:value="4210" calcext:value-type="float">
            <text:p>42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4.364406" calcext:value-type="float">
            <text:p>2744.364406</text:p>
          </table:table-cell>
          <table:table-cell office:value-type="float" office:value="5945.550265" calcext:value-type="float">
            <text:p>5945.550265</text:p>
          </table:table-cell>
          <table:table-cell office:value-type="float" office:value="-1.453338601" calcext:value-type="float">
            <text:p>-1.453338601</text:p>
          </table:table-cell>
          <table:table-cell office:value-type="float" office:value="0.000247557" calcext:value-type="float">
            <text:p>0.000247557</text:p>
          </table:table-cell>
          <table:table-cell office:value-type="float" office:value="4215" calcext:value-type="float">
            <text:p>42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4.953715" calcext:value-type="float">
            <text:p>2744.953715</text:p>
          </table:table-cell>
          <table:table-cell office:value-type="float" office:value="5940.583097" calcext:value-type="float">
            <text:p>5940.583097</text:p>
          </table:table-cell>
          <table:table-cell office:value-type="float" office:value="-1.452064157" calcext:value-type="float">
            <text:p>-1.452064157</text:p>
          </table:table-cell>
          <table:table-cell office:value-type="float" office:value="0.000262013" calcext:value-type="float">
            <text:p>0.000262013</text:p>
          </table:table-cell>
          <table:table-cell office:value-type="float" office:value="4220" calcext:value-type="float">
            <text:p>42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5.549618" calcext:value-type="float">
            <text:p>2745.549618</text:p>
          </table:table-cell>
          <table:table-cell office:value-type="float" office:value="5935.616009" calcext:value-type="float">
            <text:p>5935.616009</text:p>
          </table:table-cell>
          <table:table-cell office:value-type="float" office:value="-1.450717266" calcext:value-type="float">
            <text:p>-1.450717266</text:p>
          </table:table-cell>
          <table:table-cell office:value-type="float" office:value="0.000276449" calcext:value-type="float">
            <text:p>0.000276449</text:p>
          </table:table-cell>
          <table:table-cell office:value-type="float" office:value="4225" calcext:value-type="float">
            <text:p>42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6.152481" calcext:value-type="float">
            <text:p>2746.152481</text:p>
          </table:table-cell>
          <table:table-cell office:value-type="float" office:value="5930.649004" calcext:value-type="float">
            <text:p>5930.649004</text:p>
          </table:table-cell>
          <table:table-cell office:value-type="float" office:value="-1.449297995" calcext:value-type="float">
            <text:p>-1.449297995</text:p>
          </table:table-cell>
          <table:table-cell office:value-type="float" office:value="0.000290863" calcext:value-type="float">
            <text:p>0.000290863</text:p>
          </table:table-cell>
          <table:table-cell office:value-type="float" office:value="4230" calcext:value-type="float">
            <text:p>42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6.762669" calcext:value-type="float">
            <text:p>2746.762669</text:p>
          </table:table-cell>
          <table:table-cell office:value-type="float" office:value="5925.682087" calcext:value-type="float">
            <text:p>5925.682087</text:p>
          </table:table-cell>
          <table:table-cell office:value-type="float" office:value="-1.447806419" calcext:value-type="float">
            <text:p>-1.447806419</text:p>
          </table:table-cell>
          <table:table-cell office:value-type="float" office:value="0.000305255" calcext:value-type="float">
            <text:p>0.000305255</text:p>
          </table:table-cell>
          <table:table-cell office:value-type="float" office:value="4235" calcext:value-type="float">
            <text:p>42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7.380551" calcext:value-type="float">
            <text:p>2747.380551</text:p>
          </table:table-cell>
          <table:table-cell office:value-type="float" office:value="5920.715263" calcext:value-type="float">
            <text:p>5920.715263</text:p>
          </table:table-cell>
          <table:table-cell office:value-type="float" office:value="-1.446242615" calcext:value-type="float">
            <text:p>-1.446242615</text:p>
          </table:table-cell>
          <table:table-cell office:value-type="float" office:value="0.000319623" calcext:value-type="float">
            <text:p>0.000319623</text:p>
          </table:table-cell>
          <table:table-cell office:value-type="float" office:value="4240" calcext:value-type="float">
            <text:p>42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8.00649" calcext:value-type="float">
            <text:p>2748.00649</text:p>
          </table:table-cell>
          <table:table-cell office:value-type="float" office:value="5915.748537" calcext:value-type="float">
            <text:p>5915.748537</text:p>
          </table:table-cell>
          <table:table-cell office:value-type="float" office:value="-1.444606668" calcext:value-type="float">
            <text:p>-1.444606668</text:p>
          </table:table-cell>
          <table:table-cell office:value-type="float" office:value="0.000333965" calcext:value-type="float">
            <text:p>0.000333965</text:p>
          </table:table-cell>
          <table:table-cell office:value-type="float" office:value="4245" calcext:value-type="float">
            <text:p>42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8.640855" calcext:value-type="float">
            <text:p>2748.640855</text:p>
          </table:table-cell>
          <table:table-cell office:value-type="float" office:value="5910.781911" calcext:value-type="float">
            <text:p>5910.781911</text:p>
          </table:table-cell>
          <table:table-cell office:value-type="float" office:value="-1.442898668" calcext:value-type="float">
            <text:p>-1.442898668</text:p>
          </table:table-cell>
          <table:table-cell office:value-type="float" office:value="0.000348279" calcext:value-type="float">
            <text:p>0.000348279</text:p>
          </table:table-cell>
          <table:table-cell office:value-type="float" office:value="4250" calcext:value-type="float">
            <text:p>42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9.283971" calcext:value-type="float">
            <text:p>2749.283971</text:p>
          </table:table-cell>
          <table:table-cell office:value-type="float" office:value="5905.815391" calcext:value-type="float">
            <text:p>5905.815391</text:p>
          </table:table-cell>
          <table:table-cell office:value-type="float" office:value="-1.441173057" calcext:value-type="float">
            <text:p>-1.441173057</text:p>
          </table:table-cell>
          <table:table-cell office:value-type="float" office:value="0.000313231" calcext:value-type="float">
            <text:p>0.000313231</text:p>
          </table:table-cell>
          <table:table-cell office:value-type="float" office:value="4255" calcext:value-type="float">
            <text:p>42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9.934918" calcext:value-type="float">
            <text:p>2749.934918</text:p>
          </table:table-cell>
          <table:table-cell office:value-type="float" office:value="5900.848949" calcext:value-type="float">
            <text:p>5900.848949</text:p>
          </table:table-cell>
          <table:table-cell office:value-type="float" office:value="-1.439849036" calcext:value-type="float">
            <text:p>-1.439849036</text:p>
          </table:table-cell>
          <table:table-cell office:value-type="float" office:value="0.000215459" calcext:value-type="float">
            <text:p>0.000215459</text:p>
          </table:table-cell>
          <table:table-cell office:value-type="float" office:value="4260" calcext:value-type="float">
            <text:p>42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0.591315" calcext:value-type="float">
            <text:p>2750.591315</text:p>
          </table:table-cell>
          <table:table-cell office:value-type="float" office:value="5895.882524" calcext:value-type="float">
            <text:p>5895.882524</text:p>
          </table:table-cell>
          <table:table-cell office:value-type="float" office:value="-1.439014329" calcext:value-type="float">
            <text:p>-1.439014329</text:p>
          </table:table-cell>
          <table:table-cell office:value-type="float" office:value="0.000117799" calcext:value-type="float">
            <text:p>0.000117799</text:p>
          </table:table-cell>
          <table:table-cell office:value-type="float" office:value="4265" calcext:value-type="float">
            <text:p>42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1.250702" calcext:value-type="float">
            <text:p>2751.250702</text:p>
          </table:table-cell>
          <table:table-cell office:value-type="float" office:value="5890.916051" calcext:value-type="float">
            <text:p>5890.916051</text:p>
          </table:table-cell>
          <table:table-cell office:value-type="float" office:value="-1.438668643" calcext:value-type="float">
            <text:p>-1.438668643</text:p>
          </table:table-cell>
          <table:table-cell office:value-type="float" office:value="0.0000202" calcext:value-type="float">
            <text:p>2.02E-05</text:p>
          </table:table-cell>
          <table:table-cell office:value-type="float" office:value="4270" calcext:value-type="float">
            <text:p>42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1.910615" calcext:value-type="float">
            <text:p>2751.910615</text:p>
          </table:table-cell>
          <table:table-cell office:value-type="float" office:value="5885.949468" calcext:value-type="float">
            <text:p>5885.949468</text:p>
          </table:table-cell>
          <table:table-cell office:value-type="float" office:value="-1.438811833" calcext:value-type="float">
            <text:p>-1.438811833</text:p>
          </table:table-cell>
          <table:table-cell office:value-type="float" office:value="-0.0000774" calcext:value-type="float">
            <text:p>-7.74E-05</text:p>
          </table:table-cell>
          <table:table-cell office:value-type="float" office:value="4275" calcext:value-type="float">
            <text:p>42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2.568591" calcext:value-type="float">
            <text:p>2752.568591</text:p>
          </table:table-cell>
          <table:table-cell office:value-type="float" office:value="5880.982711" calcext:value-type="float">
            <text:p>5880.982711</text:p>
          </table:table-cell>
          <table:table-cell office:value-type="float" office:value="-1.439443906" calcext:value-type="float">
            <text:p>-1.439443906</text:p>
          </table:table-cell>
          <table:table-cell office:value-type="float" office:value="-0.000174961" calcext:value-type="float">
            <text:p>-0.000174961</text:p>
          </table:table-cell>
          <table:table-cell office:value-type="float" office:value="4280" calcext:value-type="float">
            <text:p>42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3.22217" calcext:value-type="float">
            <text:p>2753.22217</text:p>
          </table:table-cell>
          <table:table-cell office:value-type="float" office:value="5876.015716" calcext:value-type="float">
            <text:p>5876.015716</text:p>
          </table:table-cell>
          <table:table-cell office:value-type="float" office:value="-1.440565024" calcext:value-type="float">
            <text:p>-1.440565024</text:p>
          </table:table-cell>
          <table:table-cell office:value-type="float" office:value="-0.000272625" calcext:value-type="float">
            <text:p>-0.000272625</text:p>
          </table:table-cell>
          <table:table-cell office:value-type="float" office:value="4285" calcext:value-type="float">
            <text:p>42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3.868888" calcext:value-type="float">
            <text:p>2753.868888</text:p>
          </table:table-cell>
          <table:table-cell office:value-type="float" office:value="5871.048419" calcext:value-type="float">
            <text:p>5871.048419</text:p>
          </table:table-cell>
          <table:table-cell office:value-type="float" office:value="-1.442175491" calcext:value-type="float">
            <text:p>-1.442175491</text:p>
          </table:table-cell>
          <table:table-cell office:value-type="float" office:value="-0.000370401" calcext:value-type="float">
            <text:p>-0.000370401</text:p>
          </table:table-cell>
          <table:table-cell office:value-type="float" office:value="4290" calcext:value-type="float">
            <text:p>42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4.506282" calcext:value-type="float">
            <text:p>2754.506282</text:p>
          </table:table-cell>
          <table:table-cell office:value-type="float" office:value="5866.080757" calcext:value-type="float">
            <text:p>5866.080757</text:p>
          </table:table-cell>
          <table:table-cell office:value-type="float" office:value="-1.444275753" calcext:value-type="float">
            <text:p>-1.444275753</text:p>
          </table:table-cell>
          <table:table-cell office:value-type="float" office:value="-0.000468329" calcext:value-type="float">
            <text:p>-0.000468329</text:p>
          </table:table-cell>
          <table:table-cell office:value-type="float" office:value="4295" calcext:value-type="float">
            <text:p>42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5.131892" calcext:value-type="float">
            <text:p>2755.131892</text:p>
          </table:table-cell>
          <table:table-cell office:value-type="float" office:value="5861.112666" calcext:value-type="float">
            <text:p>5861.112666</text:p>
          </table:table-cell>
          <table:table-cell office:value-type="float" office:value="-1.446866384" calcext:value-type="float">
            <text:p>-1.446866384</text:p>
          </table:table-cell>
          <table:table-cell office:value-type="float" office:value="-0.000566445" calcext:value-type="float">
            <text:p>-0.000566445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5.743254" calcext:value-type="float">
            <text:p>2755.743254</text:p>
          </table:table-cell>
          <table:table-cell office:value-type="float" office:value="5856.144082" calcext:value-type="float">
            <text:p>5856.144082</text:p>
          </table:table-cell>
          <table:table-cell office:value-type="float" office:value="-1.449948069" calcext:value-type="float">
            <text:p>-1.449948069</text:p>
          </table:table-cell>
          <table:table-cell office:value-type="float" office:value="-0.000664781" calcext:value-type="float">
            <text:p>-0.000664781</text:p>
          </table:table-cell>
          <table:table-cell office:value-type="float" office:value="4305" calcext:value-type="float">
            <text:p>43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6.337906" calcext:value-type="float">
            <text:p>2756.337906</text:p>
          </table:table-cell>
          <table:table-cell office:value-type="float" office:value="5851.174942" calcext:value-type="float">
            <text:p>5851.174942</text:p>
          </table:table-cell>
          <table:table-cell office:value-type="float" office:value="-1.453521591" calcext:value-type="float">
            <text:p>-1.453521591</text:p>
          </table:table-cell>
          <table:table-cell office:value-type="float" office:value="-0.000763362" calcext:value-type="float">
            <text:p>-0.000763362</text:p>
          </table:table-cell>
          <table:table-cell office:value-type="float" office:value="4310" calcext:value-type="float">
            <text:p>43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6.913386" calcext:value-type="float">
            <text:p>2756.913386</text:p>
          </table:table-cell>
          <table:table-cell office:value-type="float" office:value="5846.205182" calcext:value-type="float">
            <text:p>5846.205182</text:p>
          </table:table-cell>
          <table:table-cell office:value-type="float" office:value="-1.457587801" calcext:value-type="float">
            <text:p>-1.457587801</text:p>
          </table:table-cell>
          <table:table-cell office:value-type="float" office:value="-0.000862207" calcext:value-type="float">
            <text:p>-0.000862207</text:p>
          </table:table-cell>
          <table:table-cell office:value-type="float" office:value="4315" calcext:value-type="float">
            <text:p>43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7.467231" calcext:value-type="float">
            <text:p>2757.467231</text:p>
          </table:table-cell>
          <table:table-cell office:value-type="float" office:value="5841.234739" calcext:value-type="float">
            <text:p>5841.234739</text:p>
          </table:table-cell>
          <table:table-cell office:value-type="float" office:value="-1.462147602" calcext:value-type="float">
            <text:p>-1.462147602</text:p>
          </table:table-cell>
          <table:table-cell office:value-type="float" office:value="-0.000961325" calcext:value-type="float">
            <text:p>-0.000961325</text:p>
          </table:table-cell>
          <table:table-cell office:value-type="float" office:value="4320" calcext:value-type="float">
            <text:p>43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7.996979" calcext:value-type="float">
            <text:p>2757.996979</text:p>
          </table:table-cell>
          <table:table-cell office:value-type="float" office:value="5836.263548" calcext:value-type="float">
            <text:p>5836.263548</text:p>
          </table:table-cell>
          <table:table-cell office:value-type="float" office:value="-1.467201913" calcext:value-type="float">
            <text:p>-1.467201913</text:p>
          </table:table-cell>
          <table:table-cell office:value-type="float" office:value="-0.001060717" calcext:value-type="float">
            <text:p>-0.001060717</text:p>
          </table:table-cell>
          <table:table-cell office:value-type="float" office:value="4325" calcext:value-type="float">
            <text:p>43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8.500168" calcext:value-type="float">
            <text:p>2758.500168</text:p>
          </table:table-cell>
          <table:table-cell office:value-type="float" office:value="5831.291546" calcext:value-type="float">
            <text:p>5831.291546</text:p>
          </table:table-cell>
          <table:table-cell office:value-type="float" office:value="-1.472751637" calcext:value-type="float">
            <text:p>-1.472751637</text:p>
          </table:table-cell>
          <table:table-cell office:value-type="float" office:value="-0.001160374" calcext:value-type="float">
            <text:p>-0.001160374</text:p>
          </table:table-cell>
          <table:table-cell office:value-type="float" office:value="4330" calcext:value-type="float">
            <text:p>43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8.974335" calcext:value-type="float">
            <text:p>2758.974335</text:p>
          </table:table-cell>
          <table:table-cell office:value-type="float" office:value="5826.318669" calcext:value-type="float">
            <text:p>5826.318669</text:p>
          </table:table-cell>
          <table:table-cell office:value-type="float" office:value="-1.478797626" calcext:value-type="float">
            <text:p>-1.478797626</text:p>
          </table:table-cell>
          <table:table-cell office:value-type="float" office:value="-0.001260274" calcext:value-type="float">
            <text:p>-0.001260274</text:p>
          </table:table-cell>
          <table:table-cell office:value-type="float" office:value="4335" calcext:value-type="float">
            <text:p>43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9.417018" calcext:value-type="float">
            <text:p>2759.417018</text:p>
          </table:table-cell>
          <table:table-cell office:value-type="float" office:value="5821.344854" calcext:value-type="float">
            <text:p>5821.344854</text:p>
          </table:table-cell>
          <table:table-cell office:value-type="float" office:value="-1.485340638" calcext:value-type="float">
            <text:p>-1.485340638</text:p>
          </table:table-cell>
          <table:table-cell office:value-type="float" office:value="-0.001360383" calcext:value-type="float">
            <text:p>-0.001360383</text:p>
          </table:table-cell>
          <table:table-cell office:value-type="float" office:value="4340" calcext:value-type="float">
            <text:p>43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9.825755" calcext:value-type="float">
            <text:p>2759.825755</text:p>
          </table:table-cell>
          <table:table-cell office:value-type="float" office:value="5816.370037" calcext:value-type="float">
            <text:p>5816.370037</text:p>
          </table:table-cell>
          <table:table-cell office:value-type="float" office:value="-1.492381295" calcext:value-type="float">
            <text:p>-1.492381295</text:p>
          </table:table-cell>
          <table:table-cell office:value-type="float" office:value="-0.001460653" calcext:value-type="float">
            <text:p>-0.001460653</text:p>
          </table:table-cell>
          <table:table-cell office:value-type="float" office:value="4345" calcext:value-type="float">
            <text:p>43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0.198083" calcext:value-type="float">
            <text:p>2760.198083</text:p>
          </table:table-cell>
          <table:table-cell office:value-type="float" office:value="5811.394155" calcext:value-type="float">
            <text:p>5811.394155</text:p>
          </table:table-cell>
          <table:table-cell office:value-type="float" office:value="-1.499920031" calcext:value-type="float">
            <text:p>-1.499920031</text:p>
          </table:table-cell>
          <table:table-cell office:value-type="float" office:value="-0.001561019" calcext:value-type="float">
            <text:p>-0.001561019</text:p>
          </table:table-cell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0.531541" calcext:value-type="float">
            <text:p>2760.531541</text:p>
          </table:table-cell>
          <table:table-cell office:value-type="float" office:value="5806.417143" calcext:value-type="float">
            <text:p>5806.417143</text:p>
          </table:table-cell>
          <table:table-cell office:value-type="float" office:value="-1.50795704" calcext:value-type="float">
            <text:p>-1.50795704</text:p>
          </table:table-cell>
          <table:table-cell office:value-type="float" office:value="-0.001661401" calcext:value-type="float">
            <text:p>-0.001661401</text:p>
          </table:table-cell>
          <table:table-cell office:value-type="float" office:value="4355" calcext:value-type="float">
            <text:p>43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0.823665" calcext:value-type="float">
            <text:p>2760.823665</text:p>
          </table:table-cell>
          <table:table-cell office:value-type="float" office:value="5801.438938" calcext:value-type="float">
            <text:p>5801.438938</text:p>
          </table:table-cell>
          <table:table-cell office:value-type="float" office:value="-1.516492222" calcext:value-type="float">
            <text:p>-1.516492222</text:p>
          </table:table-cell>
          <table:table-cell office:value-type="float" office:value="-0.001761702" calcext:value-type="float">
            <text:p>-0.001761702</text:p>
          </table:table-cell>
          <table:table-cell office:value-type="float" office:value="4360" calcext:value-type="float">
            <text:p>43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1.072021" calcext:value-type="float">
            <text:p>2761.072021</text:p>
          </table:table-cell>
          <table:table-cell office:value-type="float" office:value="5796.459476" calcext:value-type="float">
            <text:p>5796.459476</text:p>
          </table:table-cell>
          <table:table-cell office:value-type="float" office:value="-1.525470966" calcext:value-type="float">
            <text:p>-1.525470966</text:p>
          </table:table-cell>
          <table:table-cell office:value-type="float" office:value="-0.001791559" calcext:value-type="float">
            <text:p>-0.001791559</text:p>
          </table:table-cell>
          <table:table-cell office:value-type="float" office:value="4365" calcext:value-type="float">
            <text:p>43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1.276178" calcext:value-type="float">
            <text:p>2761.276178</text:p>
          </table:table-cell>
          <table:table-cell office:value-type="float" office:value="5791.478667" calcext:value-type="float">
            <text:p>5791.478667</text:p>
          </table:table-cell>
          <table:table-cell office:value-type="float" office:value="-1.534084108" calcext:value-type="float">
            <text:p>-1.534084108</text:p>
          </table:table-cell>
          <table:table-cell office:value-type="float" office:value="-0.001663925" calcext:value-type="float">
            <text:p>-0.001663925</text:p>
          </table:table-cell>
          <table:table-cell office:value-type="float" office:value="4370" calcext:value-type="float">
            <text:p>43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1.439014" calcext:value-type="float">
            <text:p>2761.439014</text:p>
          </table:table-cell>
          <table:table-cell office:value-type="float" office:value="5786.496378" calcext:value-type="float">
            <text:p>5786.496378</text:p>
          </table:table-cell>
          <table:table-cell office:value-type="float" office:value="-1.542059108" calcext:value-type="float">
            <text:p>-1.542059108</text:p>
          </table:table-cell>
          <table:table-cell office:value-type="float" office:value="-0.001535602" calcext:value-type="float">
            <text:p>-0.001535602</text:p>
          </table:table-cell>
          <table:table-cell office:value-type="float" office:value="4375" calcext:value-type="float">
            <text:p>43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1.563719" calcext:value-type="float">
            <text:p>2761.563719</text:p>
          </table:table-cell>
          <table:table-cell office:value-type="float" office:value="5781.512472" calcext:value-type="float">
            <text:p>5781.512472</text:p>
          </table:table-cell>
          <table:table-cell office:value-type="float" office:value="-1.54939388" calcext:value-type="float">
            <text:p>-1.54939388</text:p>
          </table:table-cell>
          <table:table-cell office:value-type="float" office:value="-0.001406791" calcext:value-type="float">
            <text:p>-0.001406791</text:p>
          </table:table-cell>
          <table:table-cell office:value-type="float" office:value="4380" calcext:value-type="float">
            <text:p>43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1.653482" calcext:value-type="float">
            <text:p>2761.653482</text:p>
          </table:table-cell>
          <table:table-cell office:value-type="float" office:value="5776.526813" calcext:value-type="float">
            <text:p>5776.526813</text:p>
          </table:table-cell>
          <table:table-cell office:value-type="float" office:value="-1.556086966" calcext:value-type="float">
            <text:p>-1.556086966</text:p>
          </table:table-cell>
          <table:table-cell office:value-type="float" office:value="-0.00127767" calcext:value-type="float">
            <text:p>-0.00127767</text:p>
          </table:table-cell>
          <table:table-cell office:value-type="float" office:value="4385" calcext:value-type="float">
            <text:p>43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1.711492" calcext:value-type="float">
            <text:p>2761.711492</text:p>
          </table:table-cell>
          <table:table-cell office:value-type="float" office:value="5771.539262" calcext:value-type="float">
            <text:p>5771.539262</text:p>
          </table:table-cell>
          <table:table-cell office:value-type="float" office:value="-1.562137444" calcext:value-type="float">
            <text:p>-1.562137444</text:p>
          </table:table-cell>
          <table:table-cell office:value-type="float" office:value="-0.001148386" calcext:value-type="float">
            <text:p>-0.001148386</text:p>
          </table:table-cell>
          <table:table-cell office:value-type="float" office:value="4390" calcext:value-type="float">
            <text:p>43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1.740938" calcext:value-type="float">
            <text:p>2761.740938</text:p>
          </table:table-cell>
          <table:table-cell office:value-type="float" office:value="5766.549683" calcext:value-type="float">
            <text:p>5766.549683</text:p>
          </table:table-cell>
          <table:table-cell office:value-type="float" office:value="-1.567544853" calcext:value-type="float">
            <text:p>-1.567544853</text:p>
          </table:table-cell>
          <table:table-cell office:value-type="float" office:value="-0.001019066" calcext:value-type="float">
            <text:p>-0.001019066</text:p>
          </table:table-cell>
          <table:table-cell office:value-type="float" office:value="4395" calcext:value-type="float">
            <text:p>43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1.745009" calcext:value-type="float">
            <text:p>2761.745009</text:p>
          </table:table-cell>
          <table:table-cell office:value-type="float" office:value="5761.55794" calcext:value-type="float">
            <text:p>5761.55794</text:p>
          </table:table-cell>
          <table:table-cell office:value-type="float" office:value="-1.572309111" calcext:value-type="float">
            <text:p>-1.572309111</text:p>
          </table:table-cell>
          <table:table-cell office:value-type="float" office:value="-0.000889815" calcext:value-type="float">
            <text:p>-0.000889815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1.726894" calcext:value-type="float">
            <text:p>2761.726894</text:p>
          </table:table-cell>
          <table:table-cell office:value-type="float" office:value="5756.563895" calcext:value-type="float">
            <text:p>5756.563895</text:p>
          </table:table-cell>
          <table:table-cell office:value-type="float" office:value="-1.57643045" calcext:value-type="float">
            <text:p>-1.57643045</text:p>
          </table:table-cell>
          <table:table-cell office:value-type="float" office:value="-0.000760717" calcext:value-type="float">
            <text:p>-0.000760717</text:p>
          </table:table-cell>
          <table:table-cell office:value-type="float" office:value="4405" calcext:value-type="float">
            <text:p>44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1.689784" calcext:value-type="float">
            <text:p>2761.689784</text:p>
          </table:table-cell>
          <table:table-cell office:value-type="float" office:value="5751.567411" calcext:value-type="float">
            <text:p>5751.567411</text:p>
          </table:table-cell>
          <table:table-cell office:value-type="float" office:value="-1.579909358" calcext:value-type="float">
            <text:p>-1.579909358</text:p>
          </table:table-cell>
          <table:table-cell office:value-type="float" office:value="-0.00063184" calcext:value-type="float">
            <text:p>-0.00063184</text:p>
          </table:table-cell>
          <table:table-cell office:value-type="float" office:value="4410" calcext:value-type="float">
            <text:p>44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1.636866" calcext:value-type="float">
            <text:p>2761.636866</text:p>
          </table:table-cell>
          <table:table-cell office:value-type="float" office:value="5746.568352" calcext:value-type="float">
            <text:p>5746.568352</text:p>
          </table:table-cell>
          <table:table-cell office:value-type="float" office:value="-1.582746526" calcext:value-type="float">
            <text:p>-1.582746526</text:p>
          </table:table-cell>
          <table:table-cell office:value-type="float" office:value="-0.000503238" calcext:value-type="float">
            <text:p>-0.000503238</text:p>
          </table:table-cell>
          <table:table-cell office:value-type="float" office:value="4415" calcext:value-type="float">
            <text:p>44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1.57133" calcext:value-type="float">
            <text:p>2761.57133</text:p>
          </table:table-cell>
          <table:table-cell office:value-type="float" office:value="5741.56658" calcext:value-type="float">
            <text:p>5741.56658</text:p>
          </table:table-cell>
          <table:table-cell office:value-type="float" office:value="-1.584942803" calcext:value-type="float">
            <text:p>-1.584942803</text:p>
          </table:table-cell>
          <table:table-cell office:value-type="float" office:value="-0.000374954" calcext:value-type="float">
            <text:p>-0.000374954</text:p>
          </table:table-cell>
          <table:table-cell office:value-type="float" office:value="4420" calcext:value-type="float">
            <text:p>4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1.496365" calcext:value-type="float">
            <text:p>2761.496365</text:p>
          </table:table-cell>
          <table:table-cell office:value-type="float" office:value="5736.561958" calcext:value-type="float">
            <text:p>5736.561958</text:p>
          </table:table-cell>
          <table:table-cell office:value-type="float" office:value="-1.586499164" calcext:value-type="float">
            <text:p>-1.586499164</text:p>
          </table:table-cell>
          <table:table-cell office:value-type="float" office:value="-0.000247019" calcext:value-type="float">
            <text:p>-0.000247019</text:p>
          </table:table-cell>
          <table:table-cell office:value-type="float" office:value="4425" calcext:value-type="float">
            <text:p>44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1.41516" calcext:value-type="float">
            <text:p>2761.41516</text:p>
          </table:table-cell>
          <table:table-cell office:value-type="float" office:value="5731.554349" calcext:value-type="float">
            <text:p>5731.554349</text:p>
          </table:table-cell>
          <table:table-cell office:value-type="float" office:value="-1.587416678" calcext:value-type="float">
            <text:p>-1.587416678</text:p>
          </table:table-cell>
          <table:table-cell office:value-type="float" office:value="-0.000119458" calcext:value-type="float">
            <text:p>-0.000119458</text:p>
          </table:table-cell>
          <table:table-cell office:value-type="float" office:value="4430" calcext:value-type="float">
            <text:p>44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1.330905" calcext:value-type="float">
            <text:p>2761.330905</text:p>
          </table:table-cell>
          <table:table-cell office:value-type="float" office:value="5726.543617" calcext:value-type="float">
            <text:p>5726.543617</text:p>
          </table:table-cell>
          <table:table-cell office:value-type="float" office:value="-1.587696492" calcext:value-type="float">
            <text:p>-1.587696492</text:p>
          </table:table-cell>
          <table:table-cell office:value-type="float" office:value="0.00000771" calcext:value-type="float">
            <text:p>7.71E-06</text:p>
          </table:table-cell>
          <table:table-cell office:value-type="float" office:value="4435" calcext:value-type="float">
            <text:p>44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1.246788" calcext:value-type="float">
            <text:p>2761.246788</text:p>
          </table:table-cell>
          <table:table-cell office:value-type="float" office:value="5721.529624" calcext:value-type="float">
            <text:p>5721.529624</text:p>
          </table:table-cell>
          <table:table-cell office:value-type="float" office:value="-1.587339819" calcext:value-type="float">
            <text:p>-1.587339819</text:p>
          </table:table-cell>
          <table:table-cell office:value-type="float" office:value="0.00013446" calcext:value-type="float">
            <text:p>0.00013446</text:p>
          </table:table-cell>
          <table:table-cell office:value-type="float" office:value="4440" calcext:value-type="float">
            <text:p>44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1.165999" calcext:value-type="float">
            <text:p>2761.165999</text:p>
          </table:table-cell>
          <table:table-cell office:value-type="float" office:value="5716.512234" calcext:value-type="float">
            <text:p>5716.512234</text:p>
          </table:table-cell>
          <table:table-cell office:value-type="float" office:value="-1.586347933" calcext:value-type="float">
            <text:p>-1.586347933</text:p>
          </table:table-cell>
          <table:table-cell office:value-type="float" office:value="0.000260781" calcext:value-type="float">
            <text:p>0.000260781</text:p>
          </table:table-cell>
          <table:table-cell office:value-type="float" office:value="4445" calcext:value-type="float">
            <text:p>44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1.091727" calcext:value-type="float">
            <text:p>2761.091727</text:p>
          </table:table-cell>
          <table:table-cell office:value-type="float" office:value="5711.49131" calcext:value-type="float">
            <text:p>5711.49131</text:p>
          </table:table-cell>
          <table:table-cell office:value-type="float" office:value="-1.584722171" calcext:value-type="float">
            <text:p>-1.584722171</text:p>
          </table:table-cell>
          <table:table-cell office:value-type="float" office:value="0.000386651" calcext:value-type="float">
            <text:p>0.000386651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1.027162" calcext:value-type="float">
            <text:p>2761.027162</text:p>
          </table:table-cell>
          <table:table-cell office:value-type="float" office:value="5706.466713" calcext:value-type="float">
            <text:p>5706.466713</text:p>
          </table:table-cell>
          <table:table-cell office:value-type="float" office:value="-1.582463949" calcext:value-type="float">
            <text:p>-1.582463949</text:p>
          </table:table-cell>
          <table:table-cell office:value-type="float" office:value="0.000512045" calcext:value-type="float">
            <text:p>0.000512045</text:p>
          </table:table-cell>
          <table:table-cell office:value-type="float" office:value="4455" calcext:value-type="float">
            <text:p>44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0.975325" calcext:value-type="float">
            <text:p>2760.975325</text:p>
          </table:table-cell>
          <table:table-cell office:value-type="float" office:value="5701.43833" calcext:value-type="float">
            <text:p>5701.43833</text:p>
          </table:table-cell>
          <table:table-cell office:value-type="float" office:value="-1.579769876" calcext:value-type="float">
            <text:p>-1.579769876</text:p>
          </table:table-cell>
          <table:table-cell office:value-type="float" office:value="0.0004847" calcext:value-type="float">
            <text:p>0.0004847</text:p>
          </table:table-cell>
          <table:table-cell office:value-type="float" office:value="4460" calcext:value-type="float">
            <text:p>44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0.935574" calcext:value-type="float">
            <text:p>2760.935574</text:p>
          </table:table-cell>
          <table:table-cell office:value-type="float" office:value="5696.406521" calcext:value-type="float">
            <text:p>5696.406521</text:p>
          </table:table-cell>
          <table:table-cell office:value-type="float" office:value="-1.577767726" calcext:value-type="float">
            <text:p>-1.577767726</text:p>
          </table:table-cell>
          <table:table-cell office:value-type="float" office:value="0.000311216" calcext:value-type="float">
            <text:p>0.000311216</text:p>
          </table:table-cell>
          <table:table-cell office:value-type="float" office:value="4465" calcext:value-type="float">
            <text:p>44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0.90369" calcext:value-type="float">
            <text:p>2760.90369</text:p>
          </table:table-cell>
          <table:table-cell office:value-type="float" office:value="5691.37211" calcext:value-type="float">
            <text:p>5691.37211</text:p>
          </table:table-cell>
          <table:table-cell office:value-type="float" office:value="-1.576636256" calcext:value-type="float">
            <text:p>-1.576636256</text:p>
          </table:table-cell>
          <table:table-cell office:value-type="float" office:value="0.000138367" calcext:value-type="float">
            <text:p>0.000138367</text:p>
          </table:table-cell>
          <table:table-cell office:value-type="float" office:value="4470" calcext:value-type="float">
            <text:p>44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0.875304" calcext:value-type="float">
            <text:p>2760.875304</text:p>
          </table:table-cell>
          <table:table-cell office:value-type="float" office:value="5686.335942" calcext:value-type="float">
            <text:p>5686.335942</text:p>
          </table:table-cell>
          <table:table-cell office:value-type="float" office:value="-1.576373811" calcext:value-type="float">
            <text:p>-1.576373811</text:p>
          </table:table-cell>
          <table:table-cell office:value-type="float" office:value="-0.0000341" calcext:value-type="float">
            <text:p>-3.41E-05</text:p>
          </table:table-cell>
          <table:table-cell office:value-type="float" office:value="4475" calcext:value-type="float">
            <text:p>44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0.846048" calcext:value-type="float">
            <text:p>2760.846048</text:p>
          </table:table-cell>
          <table:table-cell office:value-type="float" office:value="5681.298861" calcext:value-type="float">
            <text:p>5681.298861</text:p>
          </table:table-cell>
          <table:table-cell office:value-type="float" office:value="-1.576979577" calcext:value-type="float">
            <text:p>-1.576979577</text:p>
          </table:table-cell>
          <table:table-cell office:value-type="float" office:value="-0.00020642" calcext:value-type="float">
            <text:p>-0.00020642</text:p>
          </table:table-cell>
          <table:table-cell office:value-type="float" office:value="4480" calcext:value-type="float">
            <text:p>44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0.811554" calcext:value-type="float">
            <text:p>2760.811554</text:p>
          </table:table-cell>
          <table:table-cell office:value-type="float" office:value="5676.261711" calcext:value-type="float">
            <text:p>5676.261711</text:p>
          </table:table-cell>
          <table:table-cell office:value-type="float" office:value="-1.578453584" calcext:value-type="float">
            <text:p>-1.578453584</text:p>
          </table:table-cell>
          <table:table-cell office:value-type="float" office:value="-0.000378862" calcext:value-type="float">
            <text:p>-0.000378862</text:p>
          </table:table-cell>
          <table:table-cell office:value-type="float" office:value="4485" calcext:value-type="float">
            <text:p>44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0.767453" calcext:value-type="float">
            <text:p>2760.767453</text:p>
          </table:table-cell>
          <table:table-cell office:value-type="float" office:value="5671.225336" calcext:value-type="float">
            <text:p>5671.225336</text:p>
          </table:table-cell>
          <table:table-cell office:value-type="float" office:value="-1.580796692" calcext:value-type="float">
            <text:p>-1.580796692</text:p>
          </table:table-cell>
          <table:table-cell office:value-type="float" office:value="-0.000551662" calcext:value-type="float">
            <text:p>-0.000551662</text:p>
          </table:table-cell>
          <table:table-cell office:value-type="float" office:value="4490" calcext:value-type="float">
            <text:p>44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0.709377" calcext:value-type="float">
            <text:p>2760.709377</text:p>
          </table:table-cell>
          <table:table-cell office:value-type="float" office:value="5666.19058" calcext:value-type="float">
            <text:p>5666.19058</text:p>
          </table:table-cell>
          <table:table-cell office:value-type="float" office:value="-1.584010562" calcext:value-type="float">
            <text:p>-1.584010562</text:p>
          </table:table-cell>
          <table:table-cell office:value-type="float" office:value="-0.000725053" calcext:value-type="float">
            <text:p>-0.000725053</text:p>
          </table:table-cell>
          <table:table-cell office:value-type="float" office:value="4495" calcext:value-type="float">
            <text:p>44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0.632957" calcext:value-type="float">
            <text:p>2760.632957</text:p>
          </table:table-cell>
          <table:table-cell office:value-type="float" office:value="5661.158289" calcext:value-type="float">
            <text:p>5661.158289</text:p>
          </table:table-cell>
          <table:table-cell office:value-type="float" office:value="-1.588097603" calcext:value-type="float">
            <text:p>-1.588097603</text:p>
          </table:table-cell>
          <table:table-cell office:value-type="float" office:value="-0.00089925" calcext:value-type="float">
            <text:p>-0.00089925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0.533825" calcext:value-type="float">
            <text:p>2760.533825</text:p>
          </table:table-cell>
          <table:table-cell office:value-type="float" office:value="5656.129304" calcext:value-type="float">
            <text:p>5656.129304</text:p>
          </table:table-cell>
          <table:table-cell office:value-type="float" office:value="-1.593060904" calcext:value-type="float">
            <text:p>-1.593060904</text:p>
          </table:table-cell>
          <table:table-cell office:value-type="float" office:value="-0.001074443" calcext:value-type="float">
            <text:p>-0.001074443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0.407613" calcext:value-type="float">
            <text:p>2760.407613</text:p>
          </table:table-cell>
          <table:table-cell office:value-type="float" office:value="5651.104472" calcext:value-type="float">
            <text:p>5651.104472</text:p>
          </table:table-cell>
          <table:table-cell office:value-type="float" office:value="-1.598904148" calcext:value-type="float">
            <text:p>-1.598904148</text:p>
          </table:table-cell>
          <table:table-cell office:value-type="float" office:value="-0.001250795" calcext:value-type="float">
            <text:p>-0.001250795</text:p>
          </table:table-cell>
          <table:table-cell office:value-type="float" office:value="4510" calcext:value-type="float">
            <text:p>45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0.249953" calcext:value-type="float">
            <text:p>2760.249953</text:p>
          </table:table-cell>
          <table:table-cell office:value-type="float" office:value="5646.084636" calcext:value-type="float">
            <text:p>5646.084636</text:p>
          </table:table-cell>
          <table:table-cell office:value-type="float" office:value="-1.605631502" calcext:value-type="float">
            <text:p>-1.605631502</text:p>
          </table:table-cell>
          <table:table-cell office:value-type="float" office:value="-0.001428436" calcext:value-type="float">
            <text:p>-0.001428436</text:p>
          </table:table-cell>
          <table:table-cell office:value-type="float" office:value="4515" calcext:value-type="float">
            <text:p>45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0.056476" calcext:value-type="float">
            <text:p>2760.056476</text:p>
          </table:table-cell>
          <table:table-cell office:value-type="float" office:value="5641.07064" calcext:value-type="float">
            <text:p>5641.07064</text:p>
          </table:table-cell>
          <table:table-cell office:value-type="float" office:value="-1.613247485" calcext:value-type="float">
            <text:p>-1.613247485</text:p>
          </table:table-cell>
          <table:table-cell office:value-type="float" office:value="-0.00160745" calcext:value-type="float">
            <text:p>-0.00160745</text:p>
          </table:table-cell>
          <table:table-cell office:value-type="float" office:value="4520" calcext:value-type="float">
            <text:p>45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9.822813" calcext:value-type="float">
            <text:p>2759.822813</text:p>
          </table:table-cell>
          <table:table-cell office:value-type="float" office:value="5636.063329" calcext:value-type="float">
            <text:p>5636.063329</text:p>
          </table:table-cell>
          <table:table-cell office:value-type="float" office:value="-1.621756822" calcext:value-type="float">
            <text:p>-1.621756822</text:p>
          </table:table-cell>
          <table:table-cell office:value-type="float" office:value="-0.001787876" calcext:value-type="float">
            <text:p>-0.001787876</text:p>
          </table:table-cell>
          <table:table-cell office:value-type="float" office:value="4525" calcext:value-type="float">
            <text:p>45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9.544597" calcext:value-type="float">
            <text:p>2759.544597</text:p>
          </table:table-cell>
          <table:table-cell office:value-type="float" office:value="5631.063546" calcext:value-type="float">
            <text:p>5631.063546</text:p>
          </table:table-cell>
          <table:table-cell office:value-type="float" office:value="-1.63116426" calcext:value-type="float">
            <text:p>-1.63116426</text:p>
          </table:table-cell>
          <table:table-cell office:value-type="float" office:value="-0.001969696" calcext:value-type="float">
            <text:p>-0.001969696</text:p>
          </table:table-cell>
          <table:table-cell office:value-type="float" office:value="4530" calcext:value-type="float">
            <text:p>45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9.217459" calcext:value-type="float">
            <text:p>2759.217459</text:p>
          </table:table-cell>
          <table:table-cell office:value-type="float" office:value="5626.072136" calcext:value-type="float">
            <text:p>5626.072136</text:p>
          </table:table-cell>
          <table:table-cell office:value-type="float" office:value="-1.641474373" calcext:value-type="float">
            <text:p>-1.641474373</text:p>
          </table:table-cell>
          <table:table-cell office:value-type="float" office:value="-0.002152825" calcext:value-type="float">
            <text:p>-0.002152825</text:p>
          </table:table-cell>
          <table:table-cell office:value-type="float" office:value="4535" calcext:value-type="float">
            <text:p>45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8.83703" calcext:value-type="float">
            <text:p>2758.83703</text:p>
          </table:table-cell>
          <table:table-cell office:value-type="float" office:value="5621.089943" calcext:value-type="float">
            <text:p>5621.089943</text:p>
          </table:table-cell>
          <table:table-cell office:value-type="float" office:value="-1.652691329" calcext:value-type="float">
            <text:p>-1.652691329</text:p>
          </table:table-cell>
          <table:table-cell office:value-type="float" office:value="-0.002337109" calcext:value-type="float">
            <text:p>-0.002337109</text:p>
          </table:table-cell>
          <table:table-cell office:value-type="float" office:value="4540" calcext:value-type="float">
            <text:p>45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8.398943" calcext:value-type="float">
            <text:p>2758.398943</text:p>
          </table:table-cell>
          <table:table-cell office:value-type="float" office:value="5616.117811" calcext:value-type="float">
            <text:p>5616.117811</text:p>
          </table:table-cell>
          <table:table-cell office:value-type="float" office:value="-1.664818641" calcext:value-type="float">
            <text:p>-1.664818641</text:p>
          </table:table-cell>
          <table:table-cell office:value-type="float" office:value="-0.002522311" calcext:value-type="float">
            <text:p>-0.002522311</text:p>
          </table:table-cell>
          <table:table-cell office:value-type="float" office:value="4545" calcext:value-type="float">
            <text:p>45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7.898828" calcext:value-type="float">
            <text:p>2757.898828</text:p>
          </table:table-cell>
          <table:table-cell office:value-type="float" office:value="5611.156585" calcext:value-type="float">
            <text:p>5611.156585</text:p>
          </table:table-cell>
          <table:table-cell office:value-type="float" office:value="-1.677858886" calcext:value-type="float">
            <text:p>-1.677858886</text:p>
          </table:table-cell>
          <table:table-cell office:value-type="float" office:value="-0.002708105" calcext:value-type="float">
            <text:p>-0.002708105</text:p>
          </table:table-cell>
          <table:table-cell office:value-type="float" office:value="4550" calcext:value-type="float">
            <text:p>45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7.332318" calcext:value-type="float">
            <text:p>2757.332318</text:p>
          </table:table-cell>
          <table:table-cell office:value-type="float" office:value="5606.207108" calcext:value-type="float">
            <text:p>5606.207108</text:p>
          </table:table-cell>
          <table:table-cell office:value-type="float" office:value="-1.691813399" calcext:value-type="float">
            <text:p>-1.691813399</text:p>
          </table:table-cell>
          <table:table-cell office:value-type="float" office:value="-0.002894069" calcext:value-type="float">
            <text:p>-0.002894069</text:p>
          </table:table-cell>
          <table:table-cell office:value-type="float" office:value="4555" calcext:value-type="float">
            <text:p>45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6.695044" calcext:value-type="float">
            <text:p>2756.695044</text:p>
          </table:table-cell>
          <table:table-cell office:value-type="float" office:value="5601.270224" calcext:value-type="float">
            <text:p>5601.270224</text:p>
          </table:table-cell>
          <table:table-cell office:value-type="float" office:value="-1.706681942" calcext:value-type="float">
            <text:p>-1.706681942</text:p>
          </table:table-cell>
          <table:table-cell office:value-type="float" office:value="-0.003079677" calcext:value-type="float">
            <text:p>-0.003079677</text:p>
          </table:table-cell>
          <table:table-cell office:value-type="float" office:value="4560" calcext:value-type="float">
            <text:p>45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5.982639" calcext:value-type="float">
            <text:p>2755.982639</text:p>
          </table:table-cell>
          <table:table-cell office:value-type="float" office:value="5596.346779" calcext:value-type="float">
            <text:p>5596.346779</text:p>
          </table:table-cell>
          <table:table-cell office:value-type="float" office:value="-1.722462353" calcext:value-type="float">
            <text:p>-1.722462353</text:p>
          </table:table-cell>
          <table:table-cell office:value-type="float" office:value="-0.00326429" calcext:value-type="float">
            <text:p>-0.00326429</text:p>
          </table:table-cell>
          <table:table-cell office:value-type="float" office:value="4565" calcext:value-type="float">
            <text:p>45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5.190732" calcext:value-type="float">
            <text:p>2755.190732</text:p>
          </table:table-cell>
          <table:table-cell office:value-type="float" office:value="5591.437615" calcext:value-type="float">
            <text:p>5591.437615</text:p>
          </table:table-cell>
          <table:table-cell office:value-type="float" office:value="-1.739150177" calcext:value-type="float">
            <text:p>-1.739150177</text:p>
          </table:table-cell>
          <table:table-cell office:value-type="float" office:value="-0.003447159" calcext:value-type="float">
            <text:p>-0.003447159</text:p>
          </table:table-cell>
          <table:table-cell office:value-type="float" office:value="4570" calcext:value-type="float">
            <text:p>45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4.314957" calcext:value-type="float">
            <text:p>2754.314957</text:p>
          </table:table-cell>
          <table:table-cell office:value-type="float" office:value="5586.543578" calcext:value-type="float">
            <text:p>5586.543578</text:p>
          </table:table-cell>
          <table:table-cell office:value-type="float" office:value="-1.756738283" calcext:value-type="float">
            <text:p>-1.756738283</text:p>
          </table:table-cell>
          <table:table-cell office:value-type="float" office:value="-0.003627414" calcext:value-type="float">
            <text:p>-0.003627414</text:p>
          </table:table-cell>
          <table:table-cell office:value-type="float" office:value="4575" calcext:value-type="float">
            <text:p>45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3.350944" calcext:value-type="float">
            <text:p>2753.350944</text:p>
          </table:table-cell>
          <table:table-cell office:value-type="float" office:value="5581.665511" calcext:value-type="float">
            <text:p>5581.665511</text:p>
          </table:table-cell>
          <table:table-cell office:value-type="float" office:value="-1.775216477" calcext:value-type="float">
            <text:p>-1.775216477</text:p>
          </table:table-cell>
          <table:table-cell office:value-type="float" office:value="-0.003804074" calcext:value-type="float">
            <text:p>-0.003804074</text:p>
          </table:table-cell>
          <table:table-cell office:value-type="float" office:value="4580" calcext:value-type="float">
            <text:p>45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2.294986" calcext:value-type="float">
            <text:p>2752.294986</text:p>
          </table:table-cell>
          <table:table-cell office:value-type="float" office:value="5576.804129" calcext:value-type="float">
            <text:p>5576.804129</text:p>
          </table:table-cell>
          <table:table-cell office:value-type="float" office:value="-1.793954509" calcext:value-type="float">
            <text:p>-1.793954509</text:p>
          </table:table-cell>
          <table:table-cell office:value-type="float" office:value="-0.00359956" calcext:value-type="float">
            <text:p>-0.00359956</text:p>
          </table:table-cell>
          <table:table-cell office:value-type="float" office:value="4585" calcext:value-type="float">
            <text:p>45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1.151303" calcext:value-type="float">
            <text:p>2751.151303</text:p>
          </table:table-cell>
          <table:table-cell office:value-type="float" office:value="5571.958573" calcext:value-type="float">
            <text:p>5571.958573</text:p>
          </table:table-cell>
          <table:table-cell office:value-type="float" office:value="-1.8108749" calcext:value-type="float">
            <text:p>-1.8108749</text:p>
          </table:table-cell>
          <table:table-cell office:value-type="float" office:value="-0.003197508" calcext:value-type="float">
            <text:p>-0.003197508</text:p>
          </table:table-cell>
          <table:table-cell office:value-type="float" office:value="4590" calcext:value-type="float">
            <text:p>45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9.929353" calcext:value-type="float">
            <text:p>2749.929353</text:p>
          </table:table-cell>
          <table:table-cell office:value-type="float" office:value="5567.126951" calcext:value-type="float">
            <text:p>5567.126951</text:p>
          </table:table-cell>
          <table:table-cell office:value-type="float" office:value="-1.825809557" calcext:value-type="float">
            <text:p>-1.825809557</text:p>
          </table:table-cell>
          <table:table-cell office:value-type="float" office:value="-0.002796077" calcext:value-type="float">
            <text:p>-0.002796077</text:p>
          </table:table-cell>
          <table:table-cell office:value-type="float" office:value="4595" calcext:value-type="float">
            <text:p>45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8.638687" calcext:value-type="float">
            <text:p>2748.638687</text:p>
          </table:table-cell>
          <table:table-cell office:value-type="float" office:value="5562.307352" calcext:value-type="float">
            <text:p>5562.307352</text:p>
          </table:table-cell>
          <table:table-cell office:value-type="float" office:value="-1.838762493" calcext:value-type="float">
            <text:p>-1.838762493</text:p>
          </table:table-cell>
          <table:table-cell office:value-type="float" office:value="-0.002396507" calcext:value-type="float">
            <text:p>-0.002396507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7.288855" calcext:value-type="float">
            <text:p>2747.288855</text:p>
          </table:table-cell>
          <table:table-cell office:value-type="float" office:value="5557.497862" calcext:value-type="float">
            <text:p>5557.497862</text:p>
          </table:table-cell>
          <table:table-cell office:value-type="float" office:value="-1.849741003" calcext:value-type="float">
            <text:p>-1.849741003</text:p>
          </table:table-cell>
          <table:table-cell office:value-type="float" office:value="-0.001999538" calcext:value-type="float">
            <text:p>-0.001999538</text:p>
          </table:table-cell>
          <table:table-cell office:value-type="float" office:value="4605" calcext:value-type="float">
            <text:p>46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5.889409" calcext:value-type="float">
            <text:p>2745.889409</text:p>
          </table:table-cell>
          <table:table-cell office:value-type="float" office:value="5552.69657" calcext:value-type="float">
            <text:p>5552.69657</text:p>
          </table:table-cell>
          <table:table-cell office:value-type="float" office:value="-1.858754132" calcext:value-type="float">
            <text:p>-1.858754132</text:p>
          </table:table-cell>
          <table:table-cell office:value-type="float" office:value="-0.001605486" calcext:value-type="float">
            <text:p>-0.001605486</text:p>
          </table:table-cell>
          <table:table-cell office:value-type="float" office:value="4610" calcext:value-type="float">
            <text:p>46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4.449899" calcext:value-type="float">
            <text:p>2744.449899</text:p>
          </table:table-cell>
          <table:table-cell office:value-type="float" office:value="5547.901565" calcext:value-type="float">
            <text:p>5547.901565</text:p>
          </table:table-cell>
          <table:table-cell office:value-type="float" office:value="-1.8658114" calcext:value-type="float">
            <text:p>-1.8658114</text:p>
          </table:table-cell>
          <table:table-cell office:value-type="float" office:value="-0.001214323" calcext:value-type="float">
            <text:p>-0.001214323</text:p>
          </table:table-cell>
          <table:table-cell office:value-type="float" office:value="4615" calcext:value-type="float">
            <text:p>46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2.979877" calcext:value-type="float">
            <text:p>2742.979877</text:p>
          </table:table-cell>
          <table:table-cell office:value-type="float" office:value="5543.110933" calcext:value-type="float">
            <text:p>5543.110933</text:p>
          </table:table-cell>
          <table:table-cell office:value-type="float" office:value="-1.870921778" calcext:value-type="float">
            <text:p>-1.870921778</text:p>
          </table:table-cell>
          <table:table-cell office:value-type="float" office:value="-0.000825748" calcext:value-type="float">
            <text:p>-0.000825748</text:p>
          </table:table-cell>
          <table:table-cell office:value-type="float" office:value="4620" calcext:value-type="float">
            <text:p>46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1.488893" calcext:value-type="float">
            <text:p>2741.488893</text:p>
          </table:table-cell>
          <table:table-cell office:value-type="float" office:value="5538.322764" calcext:value-type="float">
            <text:p>5538.322764</text:p>
          </table:table-cell>
          <table:table-cell office:value-type="float" office:value="-1.874092894" calcext:value-type="float">
            <text:p>-1.874092894</text:p>
          </table:table-cell>
          <table:table-cell office:value-type="float" office:value="-0.000439261" calcext:value-type="float">
            <text:p>-0.000439261</text:p>
          </table:table-cell>
          <table:table-cell office:value-type="float" office:value="4625" calcext:value-type="float">
            <text:p>46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9.986499" calcext:value-type="float">
            <text:p>2739.986499</text:p>
          </table:table-cell>
          <table:table-cell office:value-type="float" office:value="5533.535146" calcext:value-type="float">
            <text:p>5533.535146</text:p>
          </table:table-cell>
          <table:table-cell office:value-type="float" office:value="-1.875330474" calcext:value-type="float">
            <text:p>-1.875330474</text:p>
          </table:table-cell>
          <table:table-cell office:value-type="float" office:value="-0.0000542" calcext:value-type="float">
            <text:p>-5.42E-05</text:p>
          </table:table-cell>
          <table:table-cell office:value-type="float" office:value="4630" calcext:value-type="float">
            <text:p>46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8.482244" calcext:value-type="float">
            <text:p>2738.482244</text:p>
          </table:table-cell>
          <table:table-cell office:value-type="float" office:value="5528.746166" calcext:value-type="float">
            <text:p>5528.746166</text:p>
          </table:table-cell>
          <table:table-cell office:value-type="float" office:value="-1.874638008" calcext:value-type="float">
            <text:p>-1.874638008</text:p>
          </table:table-cell>
          <table:table-cell office:value-type="float" office:value="0.000330047" calcext:value-type="float">
            <text:p>0.000330047</text:p>
          </table:table-cell>
          <table:table-cell office:value-type="float" office:value="4635" calcext:value-type="float">
            <text:p>46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6.985681" calcext:value-type="float">
            <text:p>2736.985681</text:p>
          </table:table-cell>
          <table:table-cell office:value-type="float" office:value="5523.953912" calcext:value-type="float">
            <text:p>5523.953912</text:p>
          </table:table-cell>
          <table:table-cell office:value-type="float" office:value="-1.872016688" calcext:value-type="float">
            <text:p>-1.872016688</text:p>
          </table:table-cell>
          <table:table-cell office:value-type="float" office:value="0.000711403" calcext:value-type="float">
            <text:p>0.000711403</text:p>
          </table:table-cell>
          <table:table-cell office:value-type="float" office:value="4640" calcext:value-type="float">
            <text:p>46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5.505101" calcext:value-type="float">
            <text:p>2735.505101</text:p>
          </table:table-cell>
          <table:table-cell office:value-type="float" office:value="5519.156772" calcext:value-type="float">
            <text:p>5519.156772</text:p>
          </table:table-cell>
          <table:table-cell office:value-type="float" office:value="-1.868229118" calcext:value-type="float">
            <text:p>-1.868229118</text:p>
          </table:table-cell>
          <table:table-cell office:value-type="float" office:value="0.00079751" calcext:value-type="float">
            <text:p>0.00079751</text:p>
          </table:table-cell>
          <table:table-cell office:value-type="float" office:value="4645" calcext:value-type="float">
            <text:p>46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4.043907" calcext:value-type="float">
            <text:p>2734.043907</text:p>
          </table:table-cell>
          <table:table-cell office:value-type="float" office:value="5514.354292" calcext:value-type="float">
            <text:p>5514.354292</text:p>
          </table:table-cell>
          <table:table-cell office:value-type="float" office:value="-1.864008961" calcext:value-type="float">
            <text:p>-1.864008961</text:p>
          </table:table-cell>
          <table:table-cell office:value-type="float" office:value="0.000883936" calcext:value-type="float">
            <text:p>0.000883936</text:p>
          </table:table-cell>
          <table:table-cell office:value-type="float" office:value="4650" calcext:value-type="float">
            <text:p>46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2.604312" calcext:value-type="float">
            <text:p>2732.604312</text:p>
          </table:table-cell>
          <table:table-cell office:value-type="float" office:value="5509.546302" calcext:value-type="float">
            <text:p>5509.546302</text:p>
          </table:table-cell>
          <table:table-cell office:value-type="float" office:value="-1.859354954" calcext:value-type="float">
            <text:p>-1.859354954</text:p>
          </table:table-cell>
          <table:table-cell office:value-type="float" office:value="0.000970728" calcext:value-type="float">
            <text:p>0.000970728</text:p>
          </table:table-cell>
          <table:table-cell office:value-type="float" office:value="4655" calcext:value-type="float">
            <text:p>46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1.188532" calcext:value-type="float">
            <text:p>2731.188532</text:p>
          </table:table-cell>
          <table:table-cell office:value-type="float" office:value="5504.732631" calcext:value-type="float">
            <text:p>5504.732631</text:p>
          </table:table-cell>
          <table:table-cell office:value-type="float" office:value="-1.854265692" calcext:value-type="float">
            <text:p>-1.854265692</text:p>
          </table:table-cell>
          <table:table-cell office:value-type="float" office:value="0.001057927" calcext:value-type="float">
            <text:p>0.001057927</text:p>
          </table:table-cell>
          <table:table-cell office:value-type="float" office:value="4660" calcext:value-type="float">
            <text:p>46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9.79878" calcext:value-type="float">
            <text:p>2729.79878</text:p>
          </table:table-cell>
          <table:table-cell office:value-type="float" office:value="5499.913108" calcext:value-type="float">
            <text:p>5499.913108</text:p>
          </table:table-cell>
          <table:table-cell office:value-type="float" office:value="-1.848739648" calcext:value-type="float">
            <text:p>-1.848739648</text:p>
          </table:table-cell>
          <table:table-cell office:value-type="float" office:value="0.001145564" calcext:value-type="float">
            <text:p>0.001145564</text:p>
          </table:table-cell>
          <table:table-cell office:value-type="float" office:value="4665" calcext:value-type="float">
            <text:p>46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8.43727" calcext:value-type="float">
            <text:p>2728.43727</text:p>
          </table:table-cell>
          <table:table-cell office:value-type="float" office:value="5495.087563" calcext:value-type="float">
            <text:p>5495.087563</text:p>
          </table:table-cell>
          <table:table-cell office:value-type="float" office:value="-1.842775201" calcext:value-type="float">
            <text:p>-1.842775201</text:p>
          </table:table-cell>
          <table:table-cell office:value-type="float" office:value="0.001233663" calcext:value-type="float">
            <text:p>0.001233663</text:p>
          </table:table-cell>
          <table:table-cell office:value-type="float" office:value="4670" calcext:value-type="float">
            <text:p>46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7.106216" calcext:value-type="float">
            <text:p>2727.106216</text:p>
          </table:table-cell>
          <table:table-cell office:value-type="float" office:value="5490.255825" calcext:value-type="float">
            <text:p>5490.255825</text:p>
          </table:table-cell>
          <table:table-cell office:value-type="float" office:value="-1.836370673" calcext:value-type="float">
            <text:p>-1.836370673</text:p>
          </table:table-cell>
          <table:table-cell office:value-type="float" office:value="0.001322237" calcext:value-type="float">
            <text:p>0.001322237</text:p>
          </table:table-cell>
          <table:table-cell office:value-type="float" office:value="4675" calcext:value-type="float">
            <text:p>46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5.807834" calcext:value-type="float">
            <text:p>2725.807834</text:p>
          </table:table-cell>
          <table:table-cell office:value-type="float" office:value="5485.417724" calcext:value-type="float">
            <text:p>5485.417724</text:p>
          </table:table-cell>
          <table:table-cell office:value-type="float" office:value="-1.829524353" calcext:value-type="float">
            <text:p>-1.829524353</text:p>
          </table:table-cell>
          <table:table-cell office:value-type="float" office:value="0.001411291" calcext:value-type="float">
            <text:p>0.001411291</text:p>
          </table:table-cell>
          <table:table-cell office:value-type="float" office:value="4680" calcext:value-type="float">
            <text:p>46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4.544336" calcext:value-type="float">
            <text:p>2724.544336</text:p>
          </table:table-cell>
          <table:table-cell office:value-type="float" office:value="5480.573088" calcext:value-type="float">
            <text:p>5480.573088</text:p>
          </table:table-cell>
          <table:table-cell office:value-type="float" office:value="-1.822234543" calcext:value-type="float">
            <text:p>-1.822234543</text:p>
          </table:table-cell>
          <table:table-cell office:value-type="float" office:value="0.001500817" calcext:value-type="float">
            <text:p>0.001500817</text:p>
          </table:table-cell>
          <table:table-cell office:value-type="float" office:value="4685" calcext:value-type="float">
            <text:p>46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3.317937" calcext:value-type="float">
            <text:p>2723.317937</text:p>
          </table:table-cell>
          <table:table-cell office:value-type="float" office:value="5475.721746" calcext:value-type="float">
            <text:p>5475.721746</text:p>
          </table:table-cell>
          <table:table-cell office:value-type="float" office:value="-1.814499588" calcext:value-type="float">
            <text:p>-1.814499588</text:p>
          </table:table-cell>
          <table:table-cell office:value-type="float" office:value="0.001590793" calcext:value-type="float">
            <text:p>0.001590793</text:p>
          </table:table-cell>
          <table:table-cell office:value-type="float" office:value="4690" calcext:value-type="float">
            <text:p>46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2.130852" calcext:value-type="float">
            <text:p>2722.130852</text:p>
          </table:table-cell>
          <table:table-cell office:value-type="float" office:value="5470.863529" calcext:value-type="float">
            <text:p>5470.863529</text:p>
          </table:table-cell>
          <table:table-cell office:value-type="float" office:value="-1.80631793" calcext:value-type="float">
            <text:p>-1.80631793</text:p>
          </table:table-cell>
          <table:table-cell office:value-type="float" office:value="0.001681187" calcext:value-type="float">
            <text:p>0.001681187</text:p>
          </table:table-cell>
          <table:table-cell office:value-type="float" office:value="4695" calcext:value-type="float">
            <text:p>46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0.985294" calcext:value-type="float">
            <text:p>2720.985294</text:p>
          </table:table-cell>
          <table:table-cell office:value-type="float" office:value="5465.998264" calcext:value-type="float">
            <text:p>5465.998264</text:p>
          </table:table-cell>
          <table:table-cell office:value-type="float" office:value="-1.797688142" calcext:value-type="float">
            <text:p>-1.797688142</text:p>
          </table:table-cell>
          <table:table-cell office:value-type="float" office:value="0.00177195" calcext:value-type="float">
            <text:p>0.00177195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9.883477" calcext:value-type="float">
            <text:p>2719.883477</text:p>
          </table:table-cell>
          <table:table-cell office:value-type="float" office:value="5461.125783" calcext:value-type="float">
            <text:p>5461.125783</text:p>
          </table:table-cell>
          <table:table-cell office:value-type="float" office:value="-1.788608986" calcext:value-type="float">
            <text:p>-1.788608986</text:p>
          </table:table-cell>
          <table:table-cell office:value-type="float" office:value="0.00186302" calcext:value-type="float">
            <text:p>0.00186302</text:p>
          </table:table-cell>
          <table:table-cell office:value-type="float" office:value="4705" calcext:value-type="float">
            <text:p>47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8.827617" calcext:value-type="float">
            <text:p>2718.827617</text:p>
          </table:table-cell>
          <table:table-cell office:value-type="float" office:value="5456.245913" calcext:value-type="float">
            <text:p>5456.245913</text:p>
          </table:table-cell>
          <table:table-cell office:value-type="float" office:value="-1.779079463" calcext:value-type="float">
            <text:p>-1.779079463</text:p>
          </table:table-cell>
          <table:table-cell office:value-type="float" office:value="0.001954316" calcext:value-type="float">
            <text:p>0.001954316</text:p>
          </table:table-cell>
          <table:table-cell office:value-type="float" office:value="4710" calcext:value-type="float">
            <text:p>47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7.819926" calcext:value-type="float">
            <text:p>2717.819926</text:p>
          </table:table-cell>
          <table:table-cell office:value-type="float" office:value="5451.358484" calcext:value-type="float">
            <text:p>5451.358484</text:p>
          </table:table-cell>
          <table:table-cell office:value-type="float" office:value="-1.769098868" calcext:value-type="float">
            <text:p>-1.769098868</text:p>
          </table:table-cell>
          <table:table-cell office:value-type="float" office:value="0.002045741" calcext:value-type="float">
            <text:p>0.002045741</text:p>
          </table:table-cell>
          <table:table-cell office:value-type="float" office:value="4715" calcext:value-type="float">
            <text:p>47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6.86262" calcext:value-type="float">
            <text:p>2716.86262</text:p>
          </table:table-cell>
          <table:table-cell office:value-type="float" office:value="5446.463326" calcext:value-type="float">
            <text:p>5446.463326</text:p>
          </table:table-cell>
          <table:table-cell office:value-type="float" office:value="-1.758666849" calcext:value-type="float">
            <text:p>-1.758666849</text:p>
          </table:table-cell>
          <table:table-cell office:value-type="float" office:value="0.00213718" calcext:value-type="float">
            <text:p>0.00213718</text:p>
          </table:table-cell>
          <table:table-cell office:value-type="float" office:value="4720" calcext:value-type="float">
            <text:p>47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5.957912" calcext:value-type="float">
            <text:p>2715.957912</text:p>
          </table:table-cell>
          <table:table-cell office:value-type="float" office:value="5441.560267" calcext:value-type="float">
            <text:p>5441.560267</text:p>
          </table:table-cell>
          <table:table-cell office:value-type="float" office:value="-1.747783466" calcext:value-type="float">
            <text:p>-1.747783466</text:p>
          </table:table-cell>
          <table:table-cell office:value-type="float" office:value="0.002228499" calcext:value-type="float">
            <text:p>0.002228499</text:p>
          </table:table-cell>
          <table:table-cell office:value-type="float" office:value="4725" calcext:value-type="float">
            <text:p>47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5.108016" calcext:value-type="float">
            <text:p>2715.108016</text:p>
          </table:table-cell>
          <table:table-cell office:value-type="float" office:value="5436.649137" calcext:value-type="float">
            <text:p>5436.649137</text:p>
          </table:table-cell>
          <table:table-cell office:value-type="float" office:value="-1.736449262" calcext:value-type="float">
            <text:p>-1.736449262</text:p>
          </table:table-cell>
          <table:table-cell office:value-type="float" office:value="0.002319542" calcext:value-type="float">
            <text:p>0.002319542</text:p>
          </table:table-cell>
          <table:table-cell office:value-type="float" office:value="4730" calcext:value-type="float">
            <text:p>47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4.314676" calcext:value-type="float">
            <text:p>2714.314676</text:p>
          </table:table-cell>
          <table:table-cell office:value-type="float" office:value="5431.729817" calcext:value-type="float">
            <text:p>5431.729817</text:p>
          </table:table-cell>
          <table:table-cell office:value-type="float" office:value="-1.72499338" calcext:value-type="float">
            <text:p>-1.72499338</text:p>
          </table:table-cell>
          <table:table-cell office:value-type="float" office:value="0.002258338" calcext:value-type="float">
            <text:p>0.002258338</text:p>
          </table:table-cell>
          <table:table-cell office:value-type="float" office:value="4735" calcext:value-type="float">
            <text:p>47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3.576829" calcext:value-type="float">
            <text:p>2713.576829</text:p>
          </table:table-cell>
          <table:table-cell office:value-type="float" office:value="5426.802496" calcext:value-type="float">
            <text:p>5426.802496</text:p>
          </table:table-cell>
          <table:table-cell office:value-type="float" office:value="-1.713953625" calcext:value-type="float">
            <text:p>-1.713953625</text:p>
          </table:table-cell>
          <table:table-cell office:value-type="float" office:value="0.002173122" calcext:value-type="float">
            <text:p>0.002173122</text:p>
          </table:table-cell>
          <table:table-cell office:value-type="float" office:value="4740" calcext:value-type="float">
            <text:p>47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2.89237" calcext:value-type="float">
            <text:p>2712.89237</text:p>
          </table:table-cell>
          <table:table-cell office:value-type="float" office:value="5421.867478" calcext:value-type="float">
            <text:p>5421.867478</text:p>
          </table:table-cell>
          <table:table-cell office:value-type="float" office:value="-1.703340436" calcext:value-type="float">
            <text:p>-1.703340436</text:p>
          </table:table-cell>
          <table:table-cell office:value-type="float" office:value="0.00208714" calcext:value-type="float">
            <text:p>0.00208714</text:p>
          </table:table-cell>
          <table:table-cell office:value-type="float" office:value="4745" calcext:value-type="float">
            <text:p>47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2.259198" calcext:value-type="float">
            <text:p>2712.259198</text:p>
          </table:table-cell>
          <table:table-cell office:value-type="float" office:value="5416.925065" calcext:value-type="float">
            <text:p>5416.925065</text:p>
          </table:table-cell>
          <table:table-cell office:value-type="float" office:value="-1.693156064" calcext:value-type="float">
            <text:p>-1.693156064</text:p>
          </table:table-cell>
          <table:table-cell office:value-type="float" office:value="0.002000565" calcext:value-type="float">
            <text:p>0.002000565</text:p>
          </table:table-cell>
          <table:table-cell office:value-type="float" office:value="4750" calcext:value-type="float">
            <text:p>47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1.675207" calcext:value-type="float">
            <text:p>2711.675207</text:p>
          </table:table-cell>
          <table:table-cell office:value-type="float" office:value="5411.97556" calcext:value-type="float">
            <text:p>5411.97556</text:p>
          </table:table-cell>
          <table:table-cell office:value-type="float" office:value="-1.683402216" calcext:value-type="float">
            <text:p>-1.683402216</text:p>
          </table:table-cell>
          <table:table-cell office:value-type="float" office:value="0.001913554" calcext:value-type="float">
            <text:p>0.001913554</text:p>
          </table:table-cell>
          <table:table-cell office:value-type="float" office:value="4755" calcext:value-type="float">
            <text:p>47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1.138295" calcext:value-type="float">
            <text:p>2711.138295</text:p>
          </table:table-cell>
          <table:table-cell office:value-type="float" office:value="5407.019268" calcext:value-type="float">
            <text:p>5407.019268</text:p>
          </table:table-cell>
          <table:table-cell office:value-type="float" office:value="-1.674080106" calcext:value-type="float">
            <text:p>-1.674080106</text:p>
          </table:table-cell>
          <table:table-cell office:value-type="float" office:value="0.001826246" calcext:value-type="float">
            <text:p>0.001826246</text:p>
          </table:table-cell>
          <table:table-cell office:value-type="float" office:value="4760" calcext:value-type="float">
            <text:p>47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0.646358" calcext:value-type="float">
            <text:p>2710.646358</text:p>
          </table:table-cell>
          <table:table-cell office:value-type="float" office:value="5402.056491" calcext:value-type="float">
            <text:p>5402.056491</text:p>
          </table:table-cell>
          <table:table-cell office:value-type="float" office:value="-1.665190516" calcext:value-type="float">
            <text:p>-1.665190516</text:p>
          </table:table-cell>
          <table:table-cell office:value-type="float" office:value="0.001738764" calcext:value-type="float">
            <text:p>0.001738764</text:p>
          </table:table-cell>
          <table:table-cell office:value-type="float" office:value="4765" calcext:value-type="float">
            <text:p>47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0.197292" calcext:value-type="float">
            <text:p>2710.197292</text:p>
          </table:table-cell>
          <table:table-cell office:value-type="float" office:value="5397.087533" calcext:value-type="float">
            <text:p>5397.087533</text:p>
          </table:table-cell>
          <table:table-cell office:value-type="float" office:value="-1.656733837" calcext:value-type="float">
            <text:p>-1.656733837</text:p>
          </table:table-cell>
          <table:table-cell office:value-type="float" office:value="0.001651218" calcext:value-type="float">
            <text:p>0.001651218</text:p>
          </table:table-cell>
          <table:table-cell office:value-type="float" office:value="4770" calcext:value-type="float">
            <text:p>47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9.788993" calcext:value-type="float">
            <text:p>2709.788993</text:p>
          </table:table-cell>
          <table:table-cell office:value-type="float" office:value="5392.112697" calcext:value-type="float">
            <text:p>5392.112697</text:p>
          </table:table-cell>
          <table:table-cell office:value-type="float" office:value="-1.648710128" calcext:value-type="float">
            <text:p>-1.648710128</text:p>
          </table:table-cell>
          <table:table-cell office:value-type="float" office:value="0.001563701" calcext:value-type="float">
            <text:p>0.001563701</text:p>
          </table:table-cell>
          <table:table-cell office:value-type="float" office:value="4775" calcext:value-type="float">
            <text:p>47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9.419358" calcext:value-type="float">
            <text:p>2709.419358</text:p>
          </table:table-cell>
          <table:table-cell office:value-type="float" office:value="5387.132287" calcext:value-type="float">
            <text:p>5387.132287</text:p>
          </table:table-cell>
          <table:table-cell office:value-type="float" office:value="-1.641119161" calcext:value-type="float">
            <text:p>-1.641119161</text:p>
          </table:table-cell>
          <table:table-cell office:value-type="float" office:value="0.001476293" calcext:value-type="float">
            <text:p>0.001476293</text:p>
          </table:table-cell>
          <table:table-cell office:value-type="float" office:value="4780" calcext:value-type="float">
            <text:p>47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9.086283" calcext:value-type="float">
            <text:p>2709.086283</text:p>
          </table:table-cell>
          <table:table-cell office:value-type="float" office:value="5382.146605" calcext:value-type="float">
            <text:p>5382.146605</text:p>
          </table:table-cell>
          <table:table-cell office:value-type="float" office:value="-1.633960463" calcext:value-type="float">
            <text:p>-1.633960463</text:p>
          </table:table-cell>
          <table:table-cell office:value-type="float" office:value="0.001389059" calcext:value-type="float">
            <text:p>0.001389059</text:p>
          </table:table-cell>
          <table:table-cell office:value-type="float" office:value="4785" calcext:value-type="float">
            <text:p>47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8.787665" calcext:value-type="float">
            <text:p>2708.787665</text:p>
          </table:table-cell>
          <table:table-cell office:value-type="float" office:value="5377.155956" calcext:value-type="float">
            <text:p>5377.155956</text:p>
          </table:table-cell>
          <table:table-cell office:value-type="float" office:value="-1.627233365" calcext:value-type="float">
            <text:p>-1.627233365</text:p>
          </table:table-cell>
          <table:table-cell office:value-type="float" office:value="0.001302054" calcext:value-type="float">
            <text:p>0.001302054</text:p>
          </table:table-cell>
          <table:table-cell office:value-type="float" office:value="4790" calcext:value-type="float">
            <text:p>47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8.521399" calcext:value-type="float">
            <text:p>2708.521399</text:p>
          </table:table-cell>
          <table:table-cell office:value-type="float" office:value="5372.160641" calcext:value-type="float">
            <text:p>5372.160641</text:p>
          </table:table-cell>
          <table:table-cell office:value-type="float" office:value="-1.620937036" calcext:value-type="float">
            <text:p>-1.620937036</text:p>
          </table:table-cell>
          <table:table-cell office:value-type="float" office:value="0.001215318" calcext:value-type="float">
            <text:p>0.001215318</text:p>
          </table:table-cell>
          <table:table-cell office:value-type="float" office:value="4795" calcext:value-type="float">
            <text:p>479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08.285382" calcext:value-type="float">
            <text:p>2708.285382</text:p>
          </table:table-cell>
          <table:table-cell office:value-type="float" office:value="5367.160965" calcext:value-type="float">
            <text:p>5367.160965</text:p>
          </table:table-cell>
          <table:table-cell office:value-type="float" office:value="-1.615070527" calcext:value-type="float">
            <text:p>-1.615070527</text:p>
          </table:table-cell>
          <table:table-cell office:value-type="float" office:value="0.001128884" calcext:value-type="float">
            <text:p>0.001128884</text:p>
          </table:table-cell>
          <table:table-cell office:value-type="float" office:value="4800" calcext:value-type="float">
            <text:p>480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08.077511" calcext:value-type="float">
            <text:p>2708.077511</text:p>
          </table:table-cell>
          <table:table-cell office:value-type="float" office:value="5362.157232" calcext:value-type="float">
            <text:p>5362.157232</text:p>
          </table:table-cell>
          <table:table-cell office:value-type="float" office:value="-1.609632801" calcext:value-type="float">
            <text:p>-1.609632801</text:p>
          </table:table-cell>
          <table:table-cell office:value-type="float" office:value="0.001042771" calcext:value-type="float">
            <text:p>0.001042771</text:p>
          </table:table-cell>
          <table:table-cell office:value-type="float" office:value="4805" calcext:value-type="float">
            <text:p>480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07.895681" calcext:value-type="float">
            <text:p>2707.895681</text:p>
          </table:table-cell>
          <table:table-cell office:value-type="float" office:value="5357.149743" calcext:value-type="float">
            <text:p>5357.149743</text:p>
          </table:table-cell>
          <table:table-cell office:value-type="float" office:value="-1.604622766" calcext:value-type="float">
            <text:p>-1.604622766</text:p>
          </table:table-cell>
          <table:table-cell office:value-type="float" office:value="0.00095699" calcext:value-type="float">
            <text:p>0.00095699</text:p>
          </table:table-cell>
          <table:table-cell office:value-type="float" office:value="4810" calcext:value-type="float">
            <text:p>481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07.737789" calcext:value-type="float">
            <text:p>2707.737789</text:p>
          </table:table-cell>
          <table:table-cell office:value-type="float" office:value="5352.138803" calcext:value-type="float">
            <text:p>5352.138803</text:p>
          </table:table-cell>
          <table:table-cell office:value-type="float" office:value="-1.600039309" calcext:value-type="float">
            <text:p>-1.600039309</text:p>
          </table:table-cell>
          <table:table-cell office:value-type="float" office:value="0.000871544" calcext:value-type="float">
            <text:p>0.000871544</text:p>
          </table:table-cell>
          <table:table-cell office:value-type="float" office:value="4815" calcext:value-type="float">
            <text:p>481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07.601732" calcext:value-type="float">
            <text:p>2707.601732</text:p>
          </table:table-cell>
          <table:table-cell office:value-type="float" office:value="5347.124715" calcext:value-type="float">
            <text:p>5347.124715</text:p>
          </table:table-cell>
          <table:table-cell office:value-type="float" office:value="-1.595881319" calcext:value-type="float">
            <text:p>-1.595881319</text:p>
          </table:table-cell>
          <table:table-cell office:value-type="float" office:value="0.000786429" calcext:value-type="float">
            <text:p>0.000786429</text:p>
          </table:table-cell>
          <table:table-cell office:value-type="float" office:value="4820" calcext:value-type="float">
            <text:p>482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07.485404" calcext:value-type="float">
            <text:p>2707.485404</text:p>
          </table:table-cell>
          <table:table-cell office:value-type="float" office:value="5342.107782" calcext:value-type="float">
            <text:p>5342.107782</text:p>
          </table:table-cell>
          <table:table-cell office:value-type="float" office:value="-1.592147711" calcext:value-type="float">
            <text:p>-1.592147711</text:p>
          </table:table-cell>
          <table:table-cell office:value-type="float" office:value="0.000701631" calcext:value-type="float">
            <text:p>0.000701631</text:p>
          </table:table-cell>
          <table:table-cell office:value-type="float" office:value="4825" calcext:value-type="float">
            <text:p>482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07.386704" calcext:value-type="float">
            <text:p>2707.386704</text:p>
          </table:table-cell>
          <table:table-cell office:value-type="float" office:value="5337.088308" calcext:value-type="float">
            <text:p>5337.088308</text:p>
          </table:table-cell>
          <table:table-cell office:value-type="float" office:value="-1.588837451" calcext:value-type="float">
            <text:p>-1.588837451</text:p>
          </table:table-cell>
          <table:table-cell office:value-type="float" office:value="0.000617134" calcext:value-type="float">
            <text:p>0.000617134</text:p>
          </table:table-cell>
          <table:table-cell office:value-type="float" office:value="4830" calcext:value-type="float">
            <text:p>483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07.303527" calcext:value-type="float">
            <text:p>2707.303527</text:p>
          </table:table-cell>
          <table:table-cell office:value-type="float" office:value="5332.066595" calcext:value-type="float">
            <text:p>5332.066595</text:p>
          </table:table-cell>
          <table:table-cell office:value-type="float" office:value="-1.585949575" calcext:value-type="float">
            <text:p>-1.585949575</text:p>
          </table:table-cell>
          <table:table-cell office:value-type="float" office:value="0.000532913" calcext:value-type="float">
            <text:p>0.000532913</text:p>
          </table:table-cell>
          <table:table-cell office:value-type="float" office:value="4835" calcext:value-type="float">
            <text:p>483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07.23377" calcext:value-type="float">
            <text:p>2707.23377</text:p>
          </table:table-cell>
          <table:table-cell office:value-type="float" office:value="5327.042948" calcext:value-type="float">
            <text:p>5327.042948</text:p>
          </table:table-cell>
          <table:table-cell office:value-type="float" office:value="-1.583483204" calcext:value-type="float">
            <text:p>-1.583483204</text:p>
          </table:table-cell>
          <table:table-cell office:value-type="float" office:value="0.00044894" calcext:value-type="float">
            <text:p>0.00044894</text:p>
          </table:table-cell>
          <table:table-cell office:value-type="float" office:value="4840" calcext:value-type="float">
            <text:p>484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07.175329" calcext:value-type="float">
            <text:p>2707.175329</text:p>
          </table:table-cell>
          <table:table-cell office:value-type="float" office:value="5322.017669" calcext:value-type="float">
            <text:p>5322.017669</text:p>
          </table:table-cell>
          <table:table-cell office:value-type="float" office:value="-1.581437561" calcext:value-type="float">
            <text:p>-1.581437561</text:p>
          </table:table-cell>
          <table:table-cell office:value-type="float" office:value="0.000365183" calcext:value-type="float">
            <text:p>0.000365183</text:p>
          </table:table-cell>
          <table:table-cell office:value-type="float" office:value="4845" calcext:value-type="float">
            <text:p>48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07.126099" calcext:value-type="float">
            <text:p>2707.126099</text:p>
          </table:table-cell>
          <table:table-cell office:value-type="float" office:value="5316.991062" calcext:value-type="float">
            <text:p>5316.991062</text:p>
          </table:table-cell>
          <table:table-cell office:value-type="float" office:value="-1.579811981" calcext:value-type="float">
            <text:p>-1.579811981</text:p>
          </table:table-cell>
          <table:table-cell office:value-type="float" office:value="0.000281606" calcext:value-type="float">
            <text:p>0.000281606</text:p>
          </table:table-cell>
          <table:table-cell office:value-type="float" office:value="4850" calcext:value-type="float">
            <text:p>485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07.083979" calcext:value-type="float">
            <text:p>2707.083979</text:p>
          </table:table-cell>
          <table:table-cell office:value-type="float" office:value="5311.96343" calcext:value-type="float">
            <text:p>5311.96343</text:p>
          </table:table-cell>
          <table:table-cell office:value-type="float" office:value="-1.578605927" calcext:value-type="float">
            <text:p>-1.578605927</text:p>
          </table:table-cell>
          <table:table-cell office:value-type="float" office:value="0.00019817" calcext:value-type="float">
            <text:p>0.00019817</text:p>
          </table:table-cell>
          <table:table-cell office:value-type="float" office:value="4855" calcext:value-type="float">
            <text:p>485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07.046862" calcext:value-type="float">
            <text:p>2707.046862</text:p>
          </table:table-cell>
          <table:table-cell office:value-type="float" office:value="5306.935076" calcext:value-type="float">
            <text:p>5306.935076</text:p>
          </table:table-cell>
          <table:table-cell office:value-type="float" office:value="-1.57781899" calcext:value-type="float">
            <text:p>-1.57781899</text:p>
          </table:table-cell>
          <table:table-cell office:value-type="float" office:value="0.000114836" calcext:value-type="float">
            <text:p>0.000114836</text:p>
          </table:table-cell>
          <table:table-cell office:value-type="float" office:value="4860" calcext:value-type="float">
            <text:p>486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07.012648" calcext:value-type="float">
            <text:p>2707.012648</text:p>
          </table:table-cell>
          <table:table-cell office:value-type="float" office:value="5301.906304" calcext:value-type="float">
            <text:p>5301.906304</text:p>
          </table:table-cell>
          <table:table-cell office:value-type="float" office:value="-1.577450902" calcext:value-type="float">
            <text:p>-1.577450902</text:p>
          </table:table-cell>
          <table:table-cell office:value-type="float" office:value="0.0000316" calcext:value-type="float">
            <text:p>3.16E-05</text:p>
          </table:table-cell>
          <table:table-cell office:value-type="float" office:value="4865" calcext:value-type="float">
            <text:p>486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5300" calcext:value-type="float">
            <text:p>5300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870" calcext:value-type="float">
            <text:p>487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06.878823" calcext:value-type="float">
            <text:p>2706.878823</text:p>
          </table:table-cell>
          <table:table-cell office:value-type="float" office:value="5295.001469" calcext:value-type="float">
            <text:p>5295.001469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875" calcext:value-type="float">
            <text:p>487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06.757647" calcext:value-type="float">
            <text:p>2706.757647</text:p>
          </table:table-cell>
          <table:table-cell office:value-type="float" office:value="5290.002937" calcext:value-type="float">
            <text:p>5290.002937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880" calcext:value-type="float">
            <text:p>488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06.63647" calcext:value-type="float">
            <text:p>2706.63647</text:p>
          </table:table-cell>
          <table:table-cell office:value-type="float" office:value="5285.004406" calcext:value-type="float">
            <text:p>5285.004406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885" calcext:value-type="float">
            <text:p>488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06.515294" calcext:value-type="float">
            <text:p>2706.515294</text:p>
          </table:table-cell>
          <table:table-cell office:value-type="float" office:value="5280.005874" calcext:value-type="float">
            <text:p>5280.005874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890" calcext:value-type="float">
            <text:p>489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06.394117" calcext:value-type="float">
            <text:p>2706.394117</text:p>
          </table:table-cell>
          <table:table-cell office:value-type="float" office:value="5275.007343" calcext:value-type="float">
            <text:p>5275.007343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895" calcext:value-type="float">
            <text:p>489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06.272941" calcext:value-type="float">
            <text:p>2706.272941</text:p>
          </table:table-cell>
          <table:table-cell office:value-type="float" office:value="5270.008812" calcext:value-type="float">
            <text:p>5270.008812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06.151764" calcext:value-type="float">
            <text:p>2706.151764</text:p>
          </table:table-cell>
          <table:table-cell office:value-type="float" office:value="5265.01028" calcext:value-type="float">
            <text:p>5265.01028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905" calcext:value-type="float">
            <text:p>490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06.030588" calcext:value-type="float">
            <text:p>2706.030588</text:p>
          </table:table-cell>
          <table:table-cell office:value-type="float" office:value="5260.011749" calcext:value-type="float">
            <text:p>5260.011749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910" calcext:value-type="float">
            <text:p>49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5.909411" calcext:value-type="float">
            <text:p>2705.909411</text:p>
          </table:table-cell>
          <table:table-cell office:value-type="float" office:value="5255.013217" calcext:value-type="float">
            <text:p>5255.013217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915" calcext:value-type="float">
            <text:p>49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5.788235" calcext:value-type="float">
            <text:p>2705.788235</text:p>
          </table:table-cell>
          <table:table-cell office:value-type="float" office:value="5250.014686" calcext:value-type="float">
            <text:p>5250.014686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920" calcext:value-type="float">
            <text:p>49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5.667058" calcext:value-type="float">
            <text:p>2705.667058</text:p>
          </table:table-cell>
          <table:table-cell office:value-type="float" office:value="5245.016154" calcext:value-type="float">
            <text:p>5245.016154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925" calcext:value-type="float">
            <text:p>49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5.545882" calcext:value-type="float">
            <text:p>2705.545882</text:p>
          </table:table-cell>
          <table:table-cell office:value-type="float" office:value="5240.017623" calcext:value-type="float">
            <text:p>5240.017623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930" calcext:value-type="float">
            <text:p>49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5.424705" calcext:value-type="float">
            <text:p>2705.424705</text:p>
          </table:table-cell>
          <table:table-cell office:value-type="float" office:value="5235.019092" calcext:value-type="float">
            <text:p>5235.019092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935" calcext:value-type="float">
            <text:p>49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5.303529" calcext:value-type="float">
            <text:p>2705.303529</text:p>
          </table:table-cell>
          <table:table-cell office:value-type="float" office:value="5230.02056" calcext:value-type="float">
            <text:p>5230.02056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940" calcext:value-type="float">
            <text:p>49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5.182352" calcext:value-type="float">
            <text:p>2705.182352</text:p>
          </table:table-cell>
          <table:table-cell office:value-type="float" office:value="5225.022029" calcext:value-type="float">
            <text:p>5225.022029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945" calcext:value-type="float">
            <text:p>49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5.061176" calcext:value-type="float">
            <text:p>2705.061176</text:p>
          </table:table-cell>
          <table:table-cell office:value-type="float" office:value="5220.023497" calcext:value-type="float">
            <text:p>5220.023497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4.939999" calcext:value-type="float">
            <text:p>2704.939999</text:p>
          </table:table-cell>
          <table:table-cell office:value-type="float" office:value="5215.024966" calcext:value-type="float">
            <text:p>5215.024966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955" calcext:value-type="float">
            <text:p>49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4.818823" calcext:value-type="float">
            <text:p>2704.818823</text:p>
          </table:table-cell>
          <table:table-cell office:value-type="float" office:value="5210.026435" calcext:value-type="float">
            <text:p>5210.026435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960" calcext:value-type="float">
            <text:p>49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4.697646" calcext:value-type="float">
            <text:p>2704.697646</text:p>
          </table:table-cell>
          <table:table-cell office:value-type="float" office:value="5205.027903" calcext:value-type="float">
            <text:p>5205.027903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965" calcext:value-type="float">
            <text:p>49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4.57647" calcext:value-type="float">
            <text:p>2704.57647</text:p>
          </table:table-cell>
          <table:table-cell office:value-type="float" office:value="5200.029372" calcext:value-type="float">
            <text:p>5200.029372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970" calcext:value-type="float">
            <text:p>49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4.455293" calcext:value-type="float">
            <text:p>2704.455293</text:p>
          </table:table-cell>
          <table:table-cell office:value-type="float" office:value="5195.03084" calcext:value-type="float">
            <text:p>5195.03084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975" calcext:value-type="float">
            <text:p>49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4.334117" calcext:value-type="float">
            <text:p>2704.334117</text:p>
          </table:table-cell>
          <table:table-cell office:value-type="float" office:value="5190.032309" calcext:value-type="float">
            <text:p>5190.032309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980" calcext:value-type="float">
            <text:p>49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4.21294" calcext:value-type="float">
            <text:p>2704.21294</text:p>
          </table:table-cell>
          <table:table-cell office:value-type="float" office:value="5185.033778" calcext:value-type="float">
            <text:p>5185.033778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985" calcext:value-type="float">
            <text:p>49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4.091764" calcext:value-type="float">
            <text:p>2704.091764</text:p>
          </table:table-cell>
          <table:table-cell office:value-type="float" office:value="5180.035246" calcext:value-type="float">
            <text:p>5180.035246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990" calcext:value-type="float">
            <text:p>49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ffic_l</text:p>
          </table:table-cell>
          <table:table-cell/>
        </table:table-row>
        <table:table-row table:style-name="ro1">
          <table:table-cell office:value-type="float" office:value="2703.970587" calcext:value-type="float">
            <text:p>2703.970587</text:p>
          </table:table-cell>
          <table:table-cell office:value-type="float" office:value="5175.036715" calcext:value-type="float">
            <text:p>5175.036715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4995" calcext:value-type="float">
            <text:p>49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3.849411" calcext:value-type="float">
            <text:p>2703.849411</text:p>
          </table:table-cell>
          <table:table-cell office:value-type="float" office:value="5170.038183" calcext:value-type="float">
            <text:p>5170.038183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3.728234" calcext:value-type="float">
            <text:p>2703.728234</text:p>
          </table:table-cell>
          <table:table-cell office:value-type="float" office:value="5165.039652" calcext:value-type="float">
            <text:p>5165.039652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5005" calcext:value-type="float">
            <text:p>5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3.607057" calcext:value-type="float">
            <text:p>2703.607057</text:p>
          </table:table-cell>
          <table:table-cell office:value-type="float" office:value="5160.041121" calcext:value-type="float">
            <text:p>5160.041121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5010" calcext:value-type="float">
            <text:p>50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3.485881" calcext:value-type="float">
            <text:p>2703.485881</text:p>
          </table:table-cell>
          <table:table-cell office:value-type="float" office:value="5155.042589" calcext:value-type="float">
            <text:p>5155.042589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5015" calcext:value-type="float">
            <text:p>50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3.364704" calcext:value-type="float">
            <text:p>2703.364704</text:p>
          </table:table-cell>
          <table:table-cell office:value-type="float" office:value="5150.044058" calcext:value-type="float">
            <text:p>5150.044058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5020" calcext:value-type="float">
            <text:p>50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3.243528" calcext:value-type="float">
            <text:p>2703.243528</text:p>
          </table:table-cell>
          <table:table-cell office:value-type="float" office:value="5145.045526" calcext:value-type="float">
            <text:p>5145.045526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5025" calcext:value-type="float">
            <text:p>50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3.122351" calcext:value-type="float">
            <text:p>2703.122351</text:p>
          </table:table-cell>
          <table:table-cell office:value-type="float" office:value="5140.046995" calcext:value-type="float">
            <text:p>5140.046995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5030" calcext:value-type="float">
            <text:p>50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3.001175" calcext:value-type="float">
            <text:p>2703.001175</text:p>
          </table:table-cell>
          <table:table-cell office:value-type="float" office:value="5135.048463" calcext:value-type="float">
            <text:p>5135.048463</text:p>
          </table:table-cell>
          <table:table-cell office:value-type="float" office:value="-1.595034004" calcext:value-type="float">
            <text:p>-1.595034004</text:p>
          </table:table-cell>
          <table:table-cell office:value-type="float" office:value="0" calcext:value-type="float">
            <text:p>0</text:p>
          </table:table-cell>
          <table:table-cell office:value-type="float" office:value="5035" calcext:value-type="float">
            <text:p>50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5135" calcext:value-type="float">
            <text:p>5135</text:p>
          </table:table-cell>
          <table:table-cell office:value-type="float" office:value="-1.679979354" calcext:value-type="float">
            <text:p>-1.679979354</text:p>
          </table:table-cell>
          <table:table-cell office:value-type="float" office:value="1.25E-018" calcext:value-type="float">
            <text:p>1.25E-18</text:p>
          </table:table-cell>
          <table:table-cell office:value-type="float" office:value="5040" calcext:value-type="float">
            <text:p>50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2.444069" calcext:value-type="float">
            <text:p>2702.444069</text:p>
          </table:table-cell>
          <table:table-cell office:value-type="float" office:value="5129.945345" calcext:value-type="float">
            <text:p>5129.945345</text:p>
          </table:table-cell>
          <table:table-cell office:value-type="float" office:value="-1.681061319" calcext:value-type="float">
            <text:p>-1.681061319</text:p>
          </table:table-cell>
          <table:table-cell office:value-type="float" office:value="-0.000425717" calcext:value-type="float">
            <text:p>-0.000425717</text:p>
          </table:table-cell>
          <table:table-cell office:value-type="float" office:value="5045" calcext:value-type="float">
            <text:p>50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1.877479" calcext:value-type="float">
            <text:p>2701.877479</text:p>
          </table:table-cell>
          <table:table-cell office:value-type="float" office:value="5124.894411" calcext:value-type="float">
            <text:p>5124.894411</text:p>
          </table:table-cell>
          <table:table-cell office:value-type="float" office:value="-1.684310431" calcext:value-type="float">
            <text:p>-1.684310431</text:p>
          </table:table-cell>
          <table:table-cell office:value-type="float" office:value="-0.000853326" calcext:value-type="float">
            <text:p>-0.000853326</text:p>
          </table:table-cell>
          <table:table-cell office:value-type="float" office:value="5050" calcext:value-type="float">
            <text:p>50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1.289568" calcext:value-type="float">
            <text:p>2701.289568</text:p>
          </table:table-cell>
          <table:table-cell office:value-type="float" office:value="5119.850919" calcext:value-type="float">
            <text:p>5119.850919</text:p>
          </table:table-cell>
          <table:table-cell office:value-type="float" office:value="-1.689736209" calcext:value-type="float">
            <text:p>-1.689736209</text:p>
          </table:table-cell>
          <table:table-cell office:value-type="float" office:value="-0.001284647" calcext:value-type="float">
            <text:p>-0.001284647</text:p>
          </table:table-cell>
          <table:table-cell office:value-type="float" office:value="5055" calcext:value-type="float">
            <text:p>50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0.669676" calcext:value-type="float">
            <text:p>2700.669676</text:p>
          </table:table-cell>
          <table:table-cell office:value-type="float" office:value="5114.818588" calcext:value-type="float">
            <text:p>5114.818588</text:p>
          </table:table-cell>
          <table:table-cell office:value-type="float" office:value="-1.697354083" calcext:value-type="float">
            <text:p>-1.697354083</text:p>
          </table:table-cell>
          <table:table-cell office:value-type="float" office:value="-0.001721353" calcext:value-type="float">
            <text:p>-0.001721353</text:p>
          </table:table-cell>
          <table:table-cell office:value-type="float" office:value="5060" calcext:value-type="float">
            <text:p>50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0.007145" calcext:value-type="float">
            <text:p>2700.007145</text:p>
          </table:table-cell>
          <table:table-cell office:value-type="float" office:value="5109.80114" calcext:value-type="float">
            <text:p>5109.80114</text:p>
          </table:table-cell>
          <table:table-cell office:value-type="float" office:value="-1.707184718" calcext:value-type="float">
            <text:p>-1.707184718</text:p>
          </table:table-cell>
          <table:table-cell office:value-type="float" office:value="-0.002164882" calcext:value-type="float">
            <text:p>-0.002164882</text:p>
          </table:table-cell>
          <table:table-cell office:value-type="float" office:value="5065" calcext:value-type="float">
            <text:p>50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9.291313" calcext:value-type="float">
            <text:p>2699.291313</text:p>
          </table:table-cell>
          <table:table-cell office:value-type="float" office:value="5104.802296" calcext:value-type="float">
            <text:p>5104.802296</text:p>
          </table:table-cell>
          <table:table-cell office:value-type="float" office:value="-1.719253029" calcext:value-type="float">
            <text:p>-1.719253029</text:p>
          </table:table-cell>
          <table:table-cell office:value-type="float" office:value="-0.002616343" calcext:value-type="float">
            <text:p>-0.002616343</text:p>
          </table:table-cell>
          <table:table-cell office:value-type="float" office:value="5070" calcext:value-type="float">
            <text:p>50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8.51152" calcext:value-type="float">
            <text:p>2698.51152</text:p>
          </table:table-cell>
          <table:table-cell office:value-type="float" office:value="5099.825776" calcext:value-type="float">
            <text:p>5099.825776</text:p>
          </table:table-cell>
          <table:table-cell office:value-type="float" office:value="-1.733586847" calcext:value-type="float">
            <text:p>-1.733586847</text:p>
          </table:table-cell>
          <table:table-cell office:value-type="float" office:value="-0.003076405" calcext:value-type="float">
            <text:p>-0.003076405</text:p>
          </table:table-cell>
          <table:table-cell office:value-type="float" office:value="5075" calcext:value-type="float">
            <text:p>50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7.657107" calcext:value-type="float">
            <text:p>2697.657107</text:p>
          </table:table-cell>
          <table:table-cell office:value-type="float" office:value="5094.8753" calcext:value-type="float">
            <text:p>5094.8753</text:p>
          </table:table-cell>
          <table:table-cell office:value-type="float" office:value="-1.750215202" calcext:value-type="float">
            <text:p>-1.750215202</text:p>
          </table:table-cell>
          <table:table-cell office:value-type="float" office:value="-0.003545165" calcext:value-type="float">
            <text:p>-0.003545165</text:p>
          </table:table-cell>
          <table:table-cell office:value-type="float" office:value="5080" calcext:value-type="float">
            <text:p>50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6.717413" calcext:value-type="float">
            <text:p>2696.717413</text:p>
          </table:table-cell>
          <table:table-cell office:value-type="float" office:value="5089.954591" calcext:value-type="float">
            <text:p>5089.954591</text:p>
          </table:table-cell>
          <table:table-cell office:value-type="float" office:value="-1.769166164" calcext:value-type="float">
            <text:p>-1.769166164</text:p>
          </table:table-cell>
          <table:table-cell office:value-type="float" office:value="-0.004022008" calcext:value-type="float">
            <text:p>-0.004022008</text:p>
          </table:table-cell>
          <table:table-cell office:value-type="float" office:value="5085" calcext:value-type="float">
            <text:p>50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5.681778" calcext:value-type="float">
            <text:p>2695.681778</text:p>
          </table:table-cell>
          <table:table-cell office:value-type="float" office:value="5085.067367" calcext:value-type="float">
            <text:p>5085.067367</text:p>
          </table:table-cell>
          <table:table-cell office:value-type="float" office:value="-1.790464217" calcext:value-type="float">
            <text:p>-1.790464217</text:p>
          </table:table-cell>
          <table:table-cell office:value-type="float" office:value="-0.004505446" calcext:value-type="float">
            <text:p>-0.004505446</text:p>
          </table:table-cell>
          <table:table-cell office:value-type="float" office:value="5090" calcext:value-type="float">
            <text:p>50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4.539542" calcext:value-type="float">
            <text:p>2694.539542</text:p>
          </table:table-cell>
          <table:table-cell office:value-type="float" office:value="5080.217351" calcext:value-type="float">
            <text:p>5080.217351</text:p>
          </table:table-cell>
          <table:table-cell office:value-type="float" office:value="-1.814127138" calcext:value-type="float">
            <text:p>-1.814127138</text:p>
          </table:table-cell>
          <table:table-cell office:value-type="float" office:value="-0.004992962" calcext:value-type="float">
            <text:p>-0.004992962</text:p>
          </table:table-cell>
          <table:table-cell office:value-type="float" office:value="5095" calcext:value-type="float">
            <text:p>50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3.280045" calcext:value-type="float">
            <text:p>2693.280045</text:p>
          </table:table-cell>
          <table:table-cell office:value-type="float" office:value="5075.408262" calcext:value-type="float">
            <text:p>5075.408262</text:p>
          </table:table-cell>
          <table:table-cell office:value-type="float" office:value="-1.840162389" calcext:value-type="float">
            <text:p>-1.840162389</text:p>
          </table:table-cell>
          <table:table-cell office:value-type="float" office:value="-0.005480852" calcext:value-type="float">
            <text:p>-0.005480852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1.892626" calcext:value-type="float">
            <text:p>2691.892626</text:p>
          </table:table-cell>
          <table:table-cell office:value-type="float" office:value="5070.643821" calcext:value-type="float">
            <text:p>5070.643821</text:p>
          </table:table-cell>
          <table:table-cell office:value-type="float" office:value="-1.868563068" calcext:value-type="float">
            <text:p>-1.868563068</text:p>
          </table:table-cell>
          <table:table-cell office:value-type="float" office:value="-0.005964105" calcext:value-type="float">
            <text:p>-0.005964105</text:p>
          </table:table-cell>
          <table:table-cell office:value-type="float" office:value="5105" calcext:value-type="float">
            <text:p>51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0.366627" calcext:value-type="float">
            <text:p>2690.366627</text:p>
          </table:table-cell>
          <table:table-cell office:value-type="float" office:value="5065.92775" calcext:value-type="float">
            <text:p>5065.92775</text:p>
          </table:table-cell>
          <table:table-cell office:value-type="float" office:value="-1.899303523" calcext:value-type="float">
            <text:p>-1.899303523</text:p>
          </table:table-cell>
          <table:table-cell office:value-type="float" office:value="-0.00643633" calcext:value-type="float">
            <text:p>-0.00643633</text:p>
          </table:table-cell>
          <table:table-cell office:value-type="float" office:value="5110" calcext:value-type="float">
            <text:p>51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88.691386" calcext:value-type="float">
            <text:p>2688.691386</text:p>
          </table:table-cell>
          <table:table-cell office:value-type="float" office:value="5061.263768" calcext:value-type="float">
            <text:p>5061.263768</text:p>
          </table:table-cell>
          <table:table-cell office:value-type="float" office:value="-1.932334826" calcext:value-type="float">
            <text:p>-1.932334826</text:p>
          </table:table-cell>
          <table:table-cell office:value-type="float" office:value="-0.006889775" calcext:value-type="float">
            <text:p>-0.006889775</text:p>
          </table:table-cell>
          <table:table-cell office:value-type="float" office:value="5115" calcext:value-type="float">
            <text:p>51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86.856245" calcext:value-type="float">
            <text:p>2686.856245</text:p>
          </table:table-cell>
          <table:table-cell office:value-type="float" office:value="5056.655596" calcext:value-type="float">
            <text:p>5056.655596</text:p>
          </table:table-cell>
          <table:table-cell office:value-type="float" office:value="-1.967572545" calcext:value-type="float">
            <text:p>-1.967572545</text:p>
          </table:table-cell>
          <table:table-cell office:value-type="float" office:value="-0.007273627" calcext:value-type="float">
            <text:p>-0.007273627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84.85364" calcext:value-type="float">
            <text:p>2684.85364</text:p>
          </table:table-cell>
          <table:table-cell office:value-type="float" office:value="5052.106994" calcext:value-type="float">
            <text:p>5052.106994</text:p>
          </table:table-cell>
          <table:table-cell office:value-type="float" office:value="-2.003363592" calcext:value-type="float">
            <text:p>-2.003363592</text:p>
          </table:table-cell>
          <table:table-cell office:value-type="float" office:value="-0.007129458" calcext:value-type="float">
            <text:p>-0.007129458</text:p>
          </table:table-cell>
          <table:table-cell office:value-type="float" office:value="5125" calcext:value-type="float">
            <text:p>51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82.685905" calcext:value-type="float">
            <text:p>2682.685905</text:p>
          </table:table-cell>
          <table:table-cell office:value-type="float" office:value="5047.621838" calcext:value-type="float">
            <text:p>5047.621838</text:p>
          </table:table-cell>
          <table:table-cell office:value-type="float" office:value="-2.038532459" calcext:value-type="float">
            <text:p>-2.038532459</text:p>
          </table:table-cell>
          <table:table-cell office:value-type="float" office:value="-0.006990542" calcext:value-type="float">
            <text:p>-0.006990542</text:p>
          </table:table-cell>
          <table:table-cell office:value-type="float" office:value="5130" calcext:value-type="float">
            <text:p>51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80.357345" calcext:value-type="float">
            <text:p>2680.357345</text:p>
          </table:table-cell>
          <table:table-cell office:value-type="float" office:value="5043.204033" calcext:value-type="float">
            <text:p>5043.204033</text:p>
          </table:table-cell>
          <table:table-cell office:value-type="float" office:value="-2.073110568" calcext:value-type="float">
            <text:p>-2.073110568</text:p>
          </table:table-cell>
          <table:table-cell office:value-type="float" office:value="-0.006858082" calcext:value-type="float">
            <text:p>-0.006858082</text:p>
          </table:table-cell>
          <table:table-cell office:value-type="float" office:value="5135" calcext:value-type="float">
            <text:p>51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77.872265" calcext:value-type="float">
            <text:p>2677.872265</text:p>
          </table:table-cell>
          <table:table-cell office:value-type="float" office:value="5038.857479" calcext:value-type="float">
            <text:p>5038.857479</text:p>
          </table:table-cell>
          <table:table-cell office:value-type="float" office:value="-2.107132943" calcext:value-type="float">
            <text:p>-2.107132943</text:p>
          </table:table-cell>
          <table:table-cell office:value-type="float" office:value="-0.006733071" calcext:value-type="float">
            <text:p>-0.006733071</text:p>
          </table:table-cell>
          <table:table-cell office:value-type="float" office:value="5140" calcext:value-type="float">
            <text:p>51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75.234972" calcext:value-type="float">
            <text:p>2675.234972</text:p>
          </table:table-cell>
          <table:table-cell office:value-type="float" office:value="5034.586081" calcext:value-type="float">
            <text:p>5034.586081</text:p>
          </table:table-cell>
          <table:table-cell office:value-type="float" office:value="-2.140637593" calcext:value-type="float">
            <text:p>-2.140637593</text:p>
          </table:table-cell>
          <table:table-cell office:value-type="float" office:value="-0.006616319" calcext:value-type="float">
            <text:p>-0.006616319</text:p>
          </table:table-cell>
          <table:table-cell office:value-type="float" office:value="5145" calcext:value-type="float">
            <text:p>51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72.449771" calcext:value-type="float">
            <text:p>2672.449771</text:p>
          </table:table-cell>
          <table:table-cell office:value-type="float" office:value="5030.393739" calcext:value-type="float">
            <text:p>5030.393739</text:p>
          </table:table-cell>
          <table:table-cell office:value-type="float" office:value="-2.17366495" calcext:value-type="float">
            <text:p>-2.17366495</text:p>
          </table:table-cell>
          <table:table-cell office:value-type="float" office:value="-0.00650847" calcext:value-type="float">
            <text:p>-0.00650847</text:p>
          </table:table-cell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69.520968" calcext:value-type="float">
            <text:p>2669.520968</text:p>
          </table:table-cell>
          <table:table-cell office:value-type="float" office:value="5026.284358" calcext:value-type="float">
            <text:p>5026.284358</text:p>
          </table:table-cell>
          <table:table-cell office:value-type="float" office:value="-2.20625739" calcext:value-type="float">
            <text:p>-2.20625739</text:p>
          </table:table-cell>
          <table:table-cell office:value-type="float" office:value="-0.006410025" calcext:value-type="float">
            <text:p>-0.006410025</text:p>
          </table:table-cell>
          <table:table-cell office:value-type="float" office:value="5155" calcext:value-type="float">
            <text:p>51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66.452868" calcext:value-type="float">
            <text:p>2666.452868</text:p>
          </table:table-cell>
          <table:table-cell office:value-type="float" office:value="5022.261838" calcext:value-type="float">
            <text:p>5022.261838</text:p>
          </table:table-cell>
          <table:table-cell office:value-type="float" office:value="-2.238458803" calcext:value-type="float">
            <text:p>-2.238458803</text:p>
          </table:table-cell>
          <table:table-cell office:value-type="float" office:value="-0.006321362" calcext:value-type="float">
            <text:p>-0.006321362</text:p>
          </table:table-cell>
          <table:table-cell office:value-type="float" office:value="5160" calcext:value-type="float">
            <text:p>51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63.249778" calcext:value-type="float">
            <text:p>2663.249778</text:p>
          </table:table-cell>
          <table:table-cell office:value-type="float" office:value="5018.330083" calcext:value-type="float">
            <text:p>5018.330083</text:p>
          </table:table-cell>
          <table:table-cell office:value-type="float" office:value="-2.270314228" calcext:value-type="float">
            <text:p>-2.270314228</text:p>
          </table:table-cell>
          <table:table-cell office:value-type="float" office:value="-0.006242756" calcext:value-type="float">
            <text:p>-0.006242756</text:p>
          </table:table-cell>
          <table:table-cell office:value-type="float" office:value="5165" calcext:value-type="float">
            <text:p>51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59.916003" calcext:value-type="float">
            <text:p>2659.916003</text:p>
          </table:table-cell>
          <table:table-cell office:value-type="float" office:value="5014.492996" calcext:value-type="float">
            <text:p>5014.492996</text:p>
          </table:table-cell>
          <table:table-cell office:value-type="float" office:value="-2.301869541" calcext:value-type="float">
            <text:p>-2.301869541</text:p>
          </table:table-cell>
          <table:table-cell office:value-type="float" office:value="-0.006174394" calcext:value-type="float">
            <text:p>-0.006174394</text:p>
          </table:table-cell>
          <table:table-cell office:value-type="float" office:value="5170" calcext:value-type="float">
            <text:p>51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56.455849" calcext:value-type="float">
            <text:p>2656.455849</text:p>
          </table:table-cell>
          <table:table-cell office:value-type="float" office:value="5010.754478" calcext:value-type="float">
            <text:p>5010.754478</text:p>
          </table:table-cell>
          <table:table-cell office:value-type="float" office:value="-2.333171188" calcext:value-type="float">
            <text:p>-2.333171188</text:p>
          </table:table-cell>
          <table:table-cell office:value-type="float" office:value="-0.006116388" calcext:value-type="float">
            <text:p>-0.006116388</text:p>
          </table:table-cell>
          <table:table-cell office:value-type="float" office:value="5175" calcext:value-type="float">
            <text:p>51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52.873621" calcext:value-type="float">
            <text:p>2652.873621</text:p>
          </table:table-cell>
          <table:table-cell office:value-type="float" office:value="5007.118432" calcext:value-type="float">
            <text:p>5007.118432</text:p>
          </table:table-cell>
          <table:table-cell office:value-type="float" office:value="-2.364265956" calcext:value-type="float">
            <text:p>-2.364265956</text:p>
          </table:table-cell>
          <table:table-cell office:value-type="float" office:value="-0.006068789" calcext:value-type="float">
            <text:p>-0.006068789</text:p>
          </table:table-cell>
          <table:table-cell office:value-type="float" office:value="5180" calcext:value-type="float">
            <text:p>51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9.173626" calcext:value-type="float">
            <text:p>2649.173626</text:p>
          </table:table-cell>
          <table:table-cell office:value-type="float" office:value="5003.588761" calcext:value-type="float">
            <text:p>5003.588761</text:p>
          </table:table-cell>
          <table:table-cell office:value-type="float" office:value="-2.395200781" calcext:value-type="float">
            <text:p>-2.395200781</text:p>
          </table:table-cell>
          <table:table-cell office:value-type="float" office:value="-0.006031595" calcext:value-type="float">
            <text:p>-0.006031595</text:p>
          </table:table-cell>
          <table:table-cell office:value-type="float" office:value="5185" calcext:value-type="float">
            <text:p>51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5.360169" calcext:value-type="float">
            <text:p>2645.360169</text:p>
          </table:table-cell>
          <table:table-cell office:value-type="float" office:value="5000.169368" calcext:value-type="float">
            <text:p>5000.169368</text:p>
          </table:table-cell>
          <table:table-cell office:value-type="float" office:value="-2.426022577" calcext:value-type="float">
            <text:p>-2.426022577</text:p>
          </table:table-cell>
          <table:table-cell office:value-type="float" office:value="-0.006004759" calcext:value-type="float">
            <text:p>-0.006004759</text:p>
          </table:table-cell>
          <table:table-cell office:value-type="float" office:value="5190" calcext:value-type="float">
            <text:p>51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1.437555" calcext:value-type="float">
            <text:p>2641.437555</text:p>
          </table:table-cell>
          <table:table-cell office:value-type="float" office:value="4996.864154" calcext:value-type="float">
            <text:p>4996.864154</text:p>
          </table:table-cell>
          <table:table-cell office:value-type="float" office:value="-2.456778088" calcext:value-type="float">
            <text:p>-2.456778088</text:p>
          </table:table-cell>
          <table:table-cell office:value-type="float" office:value="-0.005988195" calcext:value-type="float">
            <text:p>-0.005988195</text:p>
          </table:table-cell>
          <table:table-cell office:value-type="float" office:value="5195" calcext:value-type="float">
            <text:p>51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7.410092" calcext:value-type="float">
            <text:p>2637.410092</text:p>
          </table:table-cell>
          <table:table-cell office:value-type="float" office:value="4993.677022" calcext:value-type="float">
            <text:p>4993.677022</text:p>
          </table:table-cell>
          <table:table-cell office:value-type="float" office:value="-2.487513749" calcext:value-type="float">
            <text:p>-2.487513749</text:p>
          </table:table-cell>
          <table:table-cell office:value-type="float" office:value="-0.005981779" calcext:value-type="float">
            <text:p>-0.005981779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3.282083" calcext:value-type="float">
            <text:p>2633.282083</text:p>
          </table:table-cell>
          <table:table-cell office:value-type="float" office:value="4990.611875" calcext:value-type="float">
            <text:p>4990.611875</text:p>
          </table:table-cell>
          <table:table-cell office:value-type="float" office:value="-2.518275554" calcext:value-type="float">
            <text:p>-2.518275554</text:p>
          </table:table-cell>
          <table:table-cell office:value-type="float" office:value="-0.005985353" calcext:value-type="float">
            <text:p>-0.005985353</text:p>
          </table:table-cell>
          <table:table-cell office:value-type="float" office:value="5205" calcext:value-type="float">
            <text:p>52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9.057854" calcext:value-type="float">
            <text:p>2629.057854</text:p>
          </table:table-cell>
          <table:table-cell office:value-type="float" office:value="4987.672596" calcext:value-type="float">
            <text:p>4987.672596</text:p>
          </table:table-cell>
          <table:table-cell office:value-type="float" office:value="-2.549075751" calcext:value-type="float">
            <text:p>-2.549075751</text:p>
          </table:table-cell>
          <table:table-cell office:value-type="float" office:value="-0.005970607" calcext:value-type="float">
            <text:p>-0.005970607</text:p>
          </table:table-cell>
          <table:table-cell office:value-type="float" office:value="5210" calcext:value-type="float">
            <text:p>52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4.742273" calcext:value-type="float">
            <text:p>2624.742273</text:p>
          </table:table-cell>
          <table:table-cell office:value-type="float" office:value="4984.862544" calcext:value-type="float">
            <text:p>4984.862544</text:p>
          </table:table-cell>
          <table:table-cell office:value-type="float" office:value="-2.579723934" calcext:value-type="float">
            <text:p>-2.579723934</text:p>
          </table:table-cell>
          <table:table-cell office:value-type="float" office:value="-0.005933487" calcext:value-type="float">
            <text:p>-0.005933487</text:p>
          </table:table-cell>
          <table:table-cell office:value-type="float" office:value="5215" calcext:value-type="float">
            <text:p>52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0.340815" calcext:value-type="float">
            <text:p>2620.340815</text:p>
          </table:table-cell>
          <table:table-cell office:value-type="float" office:value="4982.184491" calcext:value-type="float">
            <text:p>4982.184491</text:p>
          </table:table-cell>
          <table:table-cell office:value-type="float" office:value="-2.61022474" calcext:value-type="float">
            <text:p>-2.61022474</text:p>
          </table:table-cell>
          <table:table-cell office:value-type="float" office:value="-0.005907998" calcext:value-type="float">
            <text:p>-0.005907998</text:p>
          </table:table-cell>
          <table:table-cell office:value-type="float" office:value="5220" calcext:value-type="float">
            <text:p>52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5.858987" calcext:value-type="float">
            <text:p>2615.858987</text:p>
          </table:table-cell>
          <table:table-cell office:value-type="float" office:value="4979.641174" calcext:value-type="float">
            <text:p>4979.641174</text:p>
          </table:table-cell>
          <table:table-cell office:value-type="float" office:value="-2.640630368" calcext:value-type="float">
            <text:p>-2.640630368</text:p>
          </table:table-cell>
          <table:table-cell office:value-type="float" office:value="-0.005894238" calcext:value-type="float">
            <text:p>-0.005894238</text:p>
          </table:table-cell>
          <table:table-cell office:value-type="float" office:value="5225" calcext:value-type="float">
            <text:p>52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1.302297" calcext:value-type="float">
            <text:p>2611.302297</text:p>
          </table:table-cell>
          <table:table-cell office:value-type="float" office:value="4977.235334" calcext:value-type="float">
            <text:p>4977.235334</text:p>
          </table:table-cell>
          <table:table-cell office:value-type="float" office:value="-2.670993313" calcext:value-type="float">
            <text:p>-2.670993313</text:p>
          </table:table-cell>
          <table:table-cell office:value-type="float" office:value="-0.005892276" calcext:value-type="float">
            <text:p>-0.005892276</text:p>
          </table:table-cell>
          <table:table-cell office:value-type="float" office:value="5230" calcext:value-type="float">
            <text:p>52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6.67625" calcext:value-type="float">
            <text:p>2606.67625</text:p>
          </table:table-cell>
          <table:table-cell office:value-type="float" office:value="4974.96971" calcext:value-type="float">
            <text:p>4974.96971</text:p>
          </table:table-cell>
          <table:table-cell office:value-type="float" office:value="-2.701366272" calcext:value-type="float">
            <text:p>-2.701366272</text:p>
          </table:table-cell>
          <table:table-cell office:value-type="float" office:value="-0.00590216" calcext:value-type="float">
            <text:p>-0.00590216</text:p>
          </table:table-cell>
          <table:table-cell office:value-type="float" office:value="5235" calcext:value-type="float">
            <text:p>52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1.986355" calcext:value-type="float">
            <text:p>2601.986355</text:p>
          </table:table-cell>
          <table:table-cell office:value-type="float" office:value="4972.847042" calcext:value-type="float">
            <text:p>4972.847042</text:p>
          </table:table-cell>
          <table:table-cell office:value-type="float" office:value="-2.731802049" calcext:value-type="float">
            <text:p>-2.731802049</text:p>
          </table:table-cell>
          <table:table-cell office:value-type="float" office:value="-0.005923916" calcext:value-type="float">
            <text:p>-0.005923916</text:p>
          </table:table-cell>
          <table:table-cell office:value-type="float" office:value="5240" calcext:value-type="float">
            <text:p>52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7.238119" calcext:value-type="float">
            <text:p>2597.238119</text:p>
          </table:table-cell>
          <table:table-cell office:value-type="float" office:value="4970.870069" calcext:value-type="float">
            <text:p>4970.870069</text:p>
          </table:table-cell>
          <table:table-cell office:value-type="float" office:value="-2.762353467" calcext:value-type="float">
            <text:p>-2.762353467</text:p>
          </table:table-cell>
          <table:table-cell office:value-type="float" office:value="-0.005957547" calcext:value-type="float">
            <text:p>-0.005957547</text:p>
          </table:table-cell>
          <table:table-cell office:value-type="float" office:value="5245" calcext:value-type="float">
            <text:p>52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2.437049" calcext:value-type="float">
            <text:p>2592.437049</text:p>
          </table:table-cell>
          <table:table-cell office:value-type="float" office:value="4969.041531" calcext:value-type="float">
            <text:p>4969.041531</text:p>
          </table:table-cell>
          <table:table-cell office:value-type="float" office:value="-2.793073273" calcext:value-type="float">
            <text:p>-2.793073273</text:p>
          </table:table-cell>
          <table:table-cell office:value-type="float" office:value="-0.00600303" calcext:value-type="float">
            <text:p>-0.00600303</text:p>
          </table:table-cell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7.588652" calcext:value-type="float">
            <text:p>2587.588652</text:p>
          </table:table-cell>
          <table:table-cell office:value-type="float" office:value="4967.364167" calcext:value-type="float">
            <text:p>4967.364167</text:p>
          </table:table-cell>
          <table:table-cell office:value-type="float" office:value="-2.824014022" calcext:value-type="float">
            <text:p>-2.824014022</text:p>
          </table:table-cell>
          <table:table-cell office:value-type="float" office:value="-0.006060306" calcext:value-type="float">
            <text:p>-0.006060306</text:p>
          </table:table-cell>
          <table:table-cell office:value-type="float" office:value="5255" calcext:value-type="float">
            <text:p>52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2.698435" calcext:value-type="float">
            <text:p>2582.698435</text:p>
          </table:table-cell>
          <table:table-cell office:value-type="float" office:value="4965.840717" calcext:value-type="float">
            <text:p>4965.840717</text:p>
          </table:table-cell>
          <table:table-cell office:value-type="float" office:value="-2.85522794" calcext:value-type="float">
            <text:p>-2.85522794</text:p>
          </table:table-cell>
          <table:table-cell office:value-type="float" office:value="-0.006129277" calcext:value-type="float">
            <text:p>-0.006129277</text:p>
          </table:table-cell>
          <table:table-cell office:value-type="float" office:value="5260" calcext:value-type="float">
            <text:p>52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7.771905" calcext:value-type="float">
            <text:p>2577.771905</text:p>
          </table:table-cell>
          <table:table-cell office:value-type="float" office:value="4964.47392" calcext:value-type="float">
            <text:p>4964.47392</text:p>
          </table:table-cell>
          <table:table-cell office:value-type="float" office:value="-2.886766757" calcext:value-type="float">
            <text:p>-2.886766757</text:p>
          </table:table-cell>
          <table:table-cell office:value-type="float" office:value="-0.006209792" calcext:value-type="float">
            <text:p>-0.006209792</text:p>
          </table:table-cell>
          <table:table-cell office:value-type="float" office:value="5265" calcext:value-type="float">
            <text:p>52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2.81457" calcext:value-type="float">
            <text:p>2572.81457</text:p>
          </table:table-cell>
          <table:table-cell office:value-type="float" office:value="4963.266515" calcext:value-type="float">
            <text:p>4963.266515</text:p>
          </table:table-cell>
          <table:table-cell office:value-type="float" office:value="-2.9186815" calcext:value-type="float">
            <text:p>-2.9186815</text:p>
          </table:table-cell>
          <table:table-cell office:value-type="float" office:value="-0.00630163" calcext:value-type="float">
            <text:p>-0.00630163</text:p>
          </table:table-cell>
          <table:table-cell office:value-type="float" office:value="5270" calcext:value-type="float">
            <text:p>52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7.831936" calcext:value-type="float">
            <text:p>2567.831936</text:p>
          </table:table-cell>
          <table:table-cell office:value-type="float" office:value="4962.221243" calcext:value-type="float">
            <text:p>4962.221243</text:p>
          </table:table-cell>
          <table:table-cell office:value-type="float" office:value="-2.951022232" calcext:value-type="float">
            <text:p>-2.951022232</text:p>
          </table:table-cell>
          <table:table-cell office:value-type="float" office:value="-0.006404489" calcext:value-type="float">
            <text:p>-0.006404489</text:p>
          </table:table-cell>
          <table:table-cell office:value-type="float" office:value="5275" calcext:value-type="float">
            <text:p>52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2.829511" calcext:value-type="float">
            <text:p>2562.829511</text:p>
          </table:table-cell>
          <table:table-cell office:value-type="float" office:value="4961.340842" calcext:value-type="float">
            <text:p>4961.340842</text:p>
          </table:table-cell>
          <table:table-cell office:value-type="float" office:value="-2.983837746" calcext:value-type="float">
            <text:p>-2.983837746</text:p>
          </table:table-cell>
          <table:table-cell office:value-type="float" office:value="-0.006517961" calcext:value-type="float">
            <text:p>-0.006517961</text:p>
          </table:table-cell>
          <table:table-cell office:value-type="float" office:value="5280" calcext:value-type="float">
            <text:p>52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7.812802" calcext:value-type="float">
            <text:p>2557.812802</text:p>
          </table:table-cell>
          <table:table-cell office:value-type="float" office:value="4960.628053" calcext:value-type="float">
            <text:p>4960.628053</text:p>
          </table:table-cell>
          <table:table-cell office:value-type="float" office:value="-3.017175184" calcext:value-type="float">
            <text:p>-3.017175184</text:p>
          </table:table-cell>
          <table:table-cell office:value-type="float" office:value="-0.006641514" calcext:value-type="float">
            <text:p>-0.006641514</text:p>
          </table:table-cell>
          <table:table-cell office:value-type="float" office:value="5285" calcext:value-type="float">
            <text:p>52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2.787317" calcext:value-type="float">
            <text:p>2552.787317</text:p>
          </table:table-cell>
          <table:table-cell office:value-type="float" office:value="4960.085614" calcext:value-type="float">
            <text:p>4960.085614</text:p>
          </table:table-cell>
          <table:table-cell office:value-type="float" office:value="-3.051079589" calcext:value-type="float">
            <text:p>-3.051079589</text:p>
          </table:table-cell>
          <table:table-cell office:value-type="float" office:value="-0.006774465" calcext:value-type="float">
            <text:p>-0.006774465</text:p>
          </table:table-cell>
          <table:table-cell office:value-type="float" office:value="5290" calcext:value-type="float">
            <text:p>52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7.758561" calcext:value-type="float">
            <text:p>2547.758561</text:p>
          </table:table-cell>
          <table:table-cell office:value-type="float" office:value="4959.716266" calcext:value-type="float">
            <text:p>4959.716266</text:p>
          </table:table-cell>
          <table:table-cell office:value-type="float" office:value="-3.085593383" calcext:value-type="float">
            <text:p>-3.085593383</text:p>
          </table:table-cell>
          <table:table-cell office:value-type="float" office:value="-0.006915954" calcext:value-type="float">
            <text:p>-0.006915954</text:p>
          </table:table-cell>
          <table:table-cell office:value-type="float" office:value="5295" calcext:value-type="float">
            <text:p>52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2.732043" calcext:value-type="float">
            <text:p>2542.732043</text:p>
          </table:table-cell>
          <table:table-cell office:value-type="float" office:value="4959.522747" calcext:value-type="float">
            <text:p>4959.522747</text:p>
          </table:table-cell>
          <table:table-cell office:value-type="float" office:value="-3.120755755" calcext:value-type="float">
            <text:p>-3.120755755</text:p>
          </table:table-cell>
          <table:table-cell office:value-type="float" office:value="-0.00706492" calcext:value-type="float">
            <text:p>-0.00706492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7.71327" calcext:value-type="float">
            <text:p>2537.71327</text:p>
          </table:table-cell>
          <table:table-cell office:value-type="float" office:value="4959.507798" calcext:value-type="float">
            <text:p>4959.507798</text:p>
          </table:table-cell>
          <table:table-cell office:value-type="float" office:value="3.126583336" calcext:value-type="float">
            <text:p>3.126583336</text:p>
          </table:table-cell>
          <table:table-cell office:value-type="float" office:value="-0.00722007" calcext:value-type="float">
            <text:p>-0.00722007</text:p>
          </table:table-cell>
          <table:table-cell office:value-type="float" office:value="5305" calcext:value-type="float">
            <text:p>53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2.707748" calcext:value-type="float">
            <text:p>2532.707748</text:p>
          </table:table-cell>
          <table:table-cell office:value-type="float" office:value="4959.674157" calcext:value-type="float">
            <text:p>4959.674157</text:p>
          </table:table-cell>
          <table:table-cell office:value-type="float" office:value="3.090022704" calcext:value-type="float">
            <text:p>3.090022704</text:p>
          </table:table-cell>
          <table:table-cell office:value-type="float" office:value="-0.007379859" calcext:value-type="float">
            <text:p>-0.007379859</text:p>
          </table:table-cell>
          <table:table-cell office:value-type="float" office:value="5310" calcext:value-type="float">
            <text:p>53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27.720985" calcext:value-type="float">
            <text:p>2527.720985</text:p>
          </table:table-cell>
          <table:table-cell office:value-type="float" office:value="4960.024564" calcext:value-type="float">
            <text:p>4960.024564</text:p>
          </table:table-cell>
          <table:table-cell office:value-type="float" office:value="3.052732997" calcext:value-type="float">
            <text:p>3.052732997</text:p>
          </table:table-cell>
          <table:table-cell office:value-type="float" office:value="-0.007468397" calcext:value-type="float">
            <text:p>-0.007468397</text:p>
          </table:table-cell>
          <table:table-cell office:value-type="float" office:value="5315" calcext:value-type="float">
            <text:p>53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22.756626" calcext:value-type="float">
            <text:p>2522.756626</text:p>
          </table:table-cell>
          <table:table-cell office:value-type="float" office:value="4960.555433" calcext:value-type="float">
            <text:p>4960.555433</text:p>
          </table:table-cell>
          <table:table-cell office:value-type="float" office:value="3.018370503" calcext:value-type="float">
            <text:p>3.018370503</text:p>
          </table:table-cell>
          <table:table-cell office:value-type="float" office:value="-0.006290443" calcext:value-type="float">
            <text:p>-0.006290443</text:p>
          </table:table-cell>
          <table:table-cell office:value-type="float" office:value="5320" calcext:value-type="float">
            <text:p>53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7.812023" calcext:value-type="float">
            <text:p>2517.812023</text:p>
          </table:table-cell>
          <table:table-cell office:value-type="float" office:value="4961.24179" calcext:value-type="float">
            <text:p>4961.24179</text:p>
          </table:table-cell>
          <table:table-cell office:value-type="float" office:value="2.989957221" calcext:value-type="float">
            <text:p>2.989957221</text:p>
          </table:table-cell>
          <table:table-cell office:value-type="float" office:value="-0.005090856" calcext:value-type="float">
            <text:p>-0.005090856</text:p>
          </table:table-cell>
          <table:table-cell office:value-type="float" office:value="5325" calcext:value-type="float">
            <text:p>53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2.883196" calcext:value-type="float">
            <text:p>2512.883196</text:p>
          </table:table-cell>
          <table:table-cell office:value-type="float" office:value="4962.054142" calcext:value-type="float">
            <text:p>4962.054142</text:p>
          </table:table-cell>
          <table:table-cell office:value-type="float" office:value="2.967534295" calcext:value-type="float">
            <text:p>2.967534295</text:p>
          </table:table-cell>
          <table:table-cell office:value-type="float" office:value="-0.003886977" calcext:value-type="float">
            <text:p>-0.003886977</text:p>
          </table:table-cell>
          <table:table-cell office:value-type="float" office:value="5330" calcext:value-type="float">
            <text:p>53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7.966168" calcext:value-type="float">
            <text:p>2507.966168</text:p>
          </table:table-cell>
          <table:table-cell office:value-type="float" office:value="4962.962998" calcext:value-type="float">
            <text:p>4962.962998</text:p>
          </table:table-cell>
          <table:table-cell office:value-type="float" office:value="2.951099219" calcext:value-type="float">
            <text:p>2.951099219</text:p>
          </table:table-cell>
          <table:table-cell office:value-type="float" office:value="-0.002687984" calcext:value-type="float">
            <text:p>-0.002687984</text:p>
          </table:table-cell>
          <table:table-cell office:value-type="float" office:value="5335" calcext:value-type="float">
            <text:p>53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3.056958" calcext:value-type="float">
            <text:p>2503.056958</text:p>
          </table:table-cell>
          <table:table-cell office:value-type="float" office:value="4963.938865" calcext:value-type="float">
            <text:p>4963.938865</text:p>
          </table:table-cell>
          <table:table-cell office:value-type="float" office:value="2.940629945" calcext:value-type="float">
            <text:p>2.940629945</text:p>
          </table:table-cell>
          <table:table-cell office:value-type="float" office:value="-0.001496757" calcext:value-type="float">
            <text:p>-0.001496757</text:p>
          </table:table-cell>
          <table:table-cell office:value-type="float" office:value="5340" calcext:value-type="float">
            <text:p>53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8.151589" calcext:value-type="float">
            <text:p>2498.151589</text:p>
          </table:table-cell>
          <table:table-cell office:value-type="float" office:value="4964.95225" calcext:value-type="float">
            <text:p>4964.95225</text:p>
          </table:table-cell>
          <table:table-cell office:value-type="float" office:value="2.936102506" calcext:value-type="float">
            <text:p>2.936102506</text:p>
          </table:table-cell>
          <table:table-cell office:value-type="float" office:value="-0.000311877" calcext:value-type="float">
            <text:p>-0.000311877</text:p>
          </table:table-cell>
          <table:table-cell office:value-type="float" office:value="5345" calcext:value-type="float">
            <text:p>53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3.246081" calcext:value-type="float">
            <text:p>2493.246081</text:p>
          </table:table-cell>
          <table:table-cell office:value-type="float" office:value="4965.97366" calcext:value-type="float">
            <text:p>4965.97366</text:p>
          </table:table-cell>
          <table:table-cell office:value-type="float" office:value="2.937502093" calcext:value-type="float">
            <text:p>2.937502093</text:p>
          </table:table-cell>
          <table:table-cell office:value-type="float" office:value="0.000870423" calcext:value-type="float">
            <text:p>0.000870423</text:p>
          </table:table-cell>
          <table:table-cell office:value-type="float" office:value="5350" calcext:value-type="float">
            <text:p>53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8.336456" calcext:value-type="float">
            <text:p>2488.336456</text:p>
          </table:table-cell>
          <table:table-cell office:value-type="float" office:value="4966.973604" calcext:value-type="float">
            <text:p>4966.973604</text:p>
          </table:table-cell>
          <table:table-cell office:value-type="float" office:value="2.944827772" calcext:value-type="float">
            <text:p>2.944827772</text:p>
          </table:table-cell>
          <table:table-cell office:value-type="float" office:value="0.002054382" calcext:value-type="float">
            <text:p>0.002054382</text:p>
          </table:table-cell>
          <table:table-cell office:value-type="float" office:value="5355" calcext:value-type="float">
            <text:p>53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3.418735" calcext:value-type="float">
            <text:p>2483.418735</text:p>
          </table:table-cell>
          <table:table-cell office:value-type="float" office:value="4967.922589" calcext:value-type="float">
            <text:p>4967.922589</text:p>
          </table:table-cell>
          <table:table-cell office:value-type="float" office:value="2.958090989" calcext:value-type="float">
            <text:p>2.958090989</text:p>
          </table:table-cell>
          <table:table-cell office:value-type="float" office:value="0.003242869" calcext:value-type="float">
            <text:p>0.003242869</text:p>
          </table:table-cell>
          <table:table-cell office:value-type="float" office:value="5360" calcext:value-type="float">
            <text:p>53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78.48966" calcext:value-type="float">
            <text:p>2478.48966</text:p>
          </table:table-cell>
          <table:table-cell office:value-type="float" office:value="4968.796201" calcext:value-type="float">
            <text:p>4968.796201</text:p>
          </table:table-cell>
          <table:table-cell office:value-type="float" office:value="2.973948803" calcext:value-type="float">
            <text:p>2.973948803</text:p>
          </table:table-cell>
          <table:table-cell office:value-type="float" office:value="0.002967507" calcext:value-type="float">
            <text:p>0.002967507</text:p>
          </table:table-cell>
          <table:table-cell office:value-type="float" office:value="5365" calcext:value-type="float">
            <text:p>53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73.549694" calcext:value-type="float">
            <text:p>2473.549694</text:p>
          </table:table-cell>
          <table:table-cell office:value-type="float" office:value="4969.596267" calcext:value-type="float">
            <text:p>4969.596267</text:p>
          </table:table-cell>
          <table:table-cell office:value-type="float" office:value="2.987763459" calcext:value-type="float">
            <text:p>2.987763459</text:p>
          </table:table-cell>
          <table:table-cell office:value-type="float" office:value="0.002553175" calcext:value-type="float">
            <text:p>0.002553175</text:p>
          </table:table-cell>
          <table:table-cell office:value-type="float" office:value="5370" calcext:value-type="float">
            <text:p>53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68.600503" calcext:value-type="float">
            <text:p>2468.600503</text:p>
          </table:table-cell>
          <table:table-cell office:value-type="float" office:value="4970.33307" calcext:value-type="float">
            <text:p>4970.33307</text:p>
          </table:table-cell>
          <table:table-cell office:value-type="float" office:value="2.999499218" calcext:value-type="float">
            <text:p>2.999499218</text:p>
          </table:table-cell>
          <table:table-cell office:value-type="float" office:value="0.002137453" calcext:value-type="float">
            <text:p>0.002137453</text:p>
          </table:table-cell>
          <table:table-cell office:value-type="float" office:value="5375" calcext:value-type="float">
            <text:p>53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63.643749" calcext:value-type="float">
            <text:p>2463.643749</text:p>
          </table:table-cell>
          <table:table-cell office:value-type="float" office:value="4971.016895" calcext:value-type="float">
            <text:p>4971.016895</text:p>
          </table:table-cell>
          <table:table-cell office:value-type="float" office:value="3.009153277" calcext:value-type="float">
            <text:p>3.009153277</text:p>
          </table:table-cell>
          <table:table-cell office:value-type="float" office:value="0.001721282" calcext:value-type="float">
            <text:p>0.001721282</text:p>
          </table:table-cell>
          <table:table-cell office:value-type="float" office:value="5380" calcext:value-type="float">
            <text:p>53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8.681098" calcext:value-type="float">
            <text:p>2458.681098</text:p>
          </table:table-cell>
          <table:table-cell office:value-type="float" office:value="4971.658028" calcext:value-type="float">
            <text:p>4971.658028</text:p>
          </table:table-cell>
          <table:table-cell office:value-type="float" office:value="3.016725259" calcext:value-type="float">
            <text:p>3.016725259</text:p>
          </table:table-cell>
          <table:table-cell office:value-type="float" office:value="0.001305187" calcext:value-type="float">
            <text:p>0.001305187</text:p>
          </table:table-cell>
          <table:table-cell office:value-type="float" office:value="5385" calcext:value-type="float">
            <text:p>53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3.714214" calcext:value-type="float">
            <text:p>2453.714214</text:p>
          </table:table-cell>
          <table:table-cell office:value-type="float" office:value="4972.266753" calcext:value-type="float">
            <text:p>4972.266753</text:p>
          </table:table-cell>
          <table:table-cell office:value-type="float" office:value="3.022215957" calcext:value-type="float">
            <text:p>3.022215957</text:p>
          </table:table-cell>
          <table:table-cell office:value-type="float" office:value="0.000889359" calcext:value-type="float">
            <text:p>0.000889359</text:p>
          </table:table-cell>
          <table:table-cell office:value-type="float" office:value="5390" calcext:value-type="float">
            <text:p>53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8.744761" calcext:value-type="float">
            <text:p>2448.744761</text:p>
          </table:table-cell>
          <table:table-cell office:value-type="float" office:value="4972.853357" calcext:value-type="float">
            <text:p>4972.853357</text:p>
          </table:table-cell>
          <table:table-cell office:value-type="float" office:value="3.025626348" calcext:value-type="float">
            <text:p>3.025626348</text:p>
          </table:table-cell>
          <table:table-cell office:value-type="float" office:value="0.000473733" calcext:value-type="float">
            <text:p>0.000473733</text:p>
          </table:table-cell>
          <table:table-cell office:value-type="float" office:value="5395" calcext:value-type="float">
            <text:p>53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3.774403" calcext:value-type="float">
            <text:p>2443.774403</text:p>
          </table:table-cell>
          <table:table-cell office:value-type="float" office:value="4973.428124" calcext:value-type="float">
            <text:p>4973.428124</text:p>
          </table:table-cell>
          <table:table-cell office:value-type="float" office:value="3.026956885" calcext:value-type="float">
            <text:p>3.026956885</text:p>
          </table:table-cell>
          <table:table-cell office:value-type="float" office:value="0.0000581" calcext:value-type="float">
            <text:p>5.81E-05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8.804804" calcext:value-type="float">
            <text:p>2438.804804</text:p>
          </table:table-cell>
          <table:table-cell office:value-type="float" office:value="4974.001341" calcext:value-type="float">
            <text:p>4974.001341</text:p>
          </table:table-cell>
          <table:table-cell office:value-type="float" office:value="3.026207051" calcext:value-type="float">
            <text:p>3.026207051</text:p>
          </table:table-cell>
          <table:table-cell office:value-type="float" office:value="-0.000357958" calcext:value-type="float">
            <text:p>-0.000357958</text:p>
          </table:table-cell>
          <table:table-cell office:value-type="float" office:value="5405" calcext:value-type="float">
            <text:p>54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3.83763" calcext:value-type="float">
            <text:p>2433.83763</text:p>
          </table:table-cell>
          <table:table-cell office:value-type="float" office:value="4974.583293" calcext:value-type="float">
            <text:p>4974.583293</text:p>
          </table:table-cell>
          <table:table-cell office:value-type="float" office:value="3.023375183" calcext:value-type="float">
            <text:p>3.023375183</text:p>
          </table:table-cell>
          <table:table-cell office:value-type="float" office:value="-0.000774695" calcext:value-type="float">
            <text:p>-0.000774695</text:p>
          </table:table-cell>
          <table:table-cell office:value-type="float" office:value="5410" calcext:value-type="float">
            <text:p>54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8.874543" calcext:value-type="float">
            <text:p>2428.874543</text:p>
          </table:table-cell>
          <table:table-cell office:value-type="float" office:value="4975.184266" calcext:value-type="float">
            <text:p>4975.184266</text:p>
          </table:table-cell>
          <table:table-cell office:value-type="float" office:value="3.018458573" calcext:value-type="float">
            <text:p>3.018458573</text:p>
          </table:table-cell>
          <table:table-cell office:value-type="float" office:value="-0.001192414" calcext:value-type="float">
            <text:p>-0.001192414</text:p>
          </table:table-cell>
          <table:table-cell office:value-type="float" office:value="5415" calcext:value-type="float">
            <text:p>54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3.917209" calcext:value-type="float">
            <text:p>2423.917209</text:p>
          </table:table-cell>
          <table:table-cell office:value-type="float" office:value="4975.814544" calcext:value-type="float">
            <text:p>4975.814544</text:p>
          </table:table-cell>
          <table:table-cell office:value-type="float" office:value="3.011453827" calcext:value-type="float">
            <text:p>3.011453827</text:p>
          </table:table-cell>
          <table:table-cell office:value-type="float" office:value="-0.00161124" calcext:value-type="float">
            <text:p>-0.00161124</text:p>
          </table:table-cell>
          <table:table-cell office:value-type="float" office:value="5420" calcext:value-type="float">
            <text:p>5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18.967291" calcext:value-type="float">
            <text:p>2418.967291</text:p>
          </table:table-cell>
          <table:table-cell office:value-type="float" office:value="4976.484413" calcext:value-type="float">
            <text:p>4976.484413</text:p>
          </table:table-cell>
          <table:table-cell office:value-type="float" office:value="3.002357508" calcext:value-type="float">
            <text:p>3.002357508</text:p>
          </table:table-cell>
          <table:table-cell office:value-type="float" office:value="-0.002031062" calcext:value-type="float">
            <text:p>-0.002031062</text:p>
          </table:table-cell>
          <table:table-cell office:value-type="float" office:value="5425" calcext:value-type="float">
            <text:p>54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14.026455" calcext:value-type="float">
            <text:p>2414.026455</text:p>
          </table:table-cell>
          <table:table-cell office:value-type="float" office:value="4977.204159" calcext:value-type="float">
            <text:p>4977.204159</text:p>
          </table:table-cell>
          <table:table-cell office:value-type="float" office:value="2.991167051" calcext:value-type="float">
            <text:p>2.991167051</text:p>
          </table:table-cell>
          <table:table-cell office:value-type="float" office:value="-0.002451452" calcext:value-type="float">
            <text:p>-0.002451452</text:p>
          </table:table-cell>
          <table:table-cell office:value-type="float" office:value="5430" calcext:value-type="float">
            <text:p>54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9.096364" calcext:value-type="float">
            <text:p>2409.096364</text:p>
          </table:table-cell>
          <table:table-cell office:value-type="float" office:value="4977.984068" calcext:value-type="float">
            <text:p>4977.984068</text:p>
          </table:table-cell>
          <table:table-cell office:value-type="float" office:value="2.977881963" calcext:value-type="float">
            <text:p>2.977881963</text:p>
          </table:table-cell>
          <table:table-cell office:value-type="float" office:value="-0.002871582" calcext:value-type="float">
            <text:p>-0.002871582</text:p>
          </table:table-cell>
          <table:table-cell office:value-type="float" office:value="5435" calcext:value-type="float">
            <text:p>54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4.178236" calcext:value-type="float">
            <text:p>2404.178236</text:p>
          </table:table-cell>
          <table:table-cell office:value-type="float" office:value="4978.831858" calcext:value-type="float">
            <text:p>4978.831858</text:p>
          </table:table-cell>
          <table:table-cell office:value-type="float" office:value="2.96410236" calcext:value-type="float">
            <text:p>2.96410236</text:p>
          </table:table-cell>
          <table:table-cell office:value-type="float" office:value="-0.002637431" calcext:value-type="float">
            <text:p>-0.002637431</text:p>
          </table:table-cell>
          <table:table-cell office:value-type="float" office:value="5440" calcext:value-type="float">
            <text:p>54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9.271396" calcext:value-type="float">
            <text:p>2399.271396</text:p>
          </table:table-cell>
          <table:table-cell office:value-type="float" office:value="4979.744362" calcext:value-type="float">
            <text:p>4979.744362</text:p>
          </table:table-cell>
          <table:table-cell office:value-type="float" office:value="2.951559073" calcext:value-type="float">
            <text:p>2.951559073</text:p>
          </table:table-cell>
          <table:table-cell office:value-type="float" office:value="-0.002388754" calcext:value-type="float">
            <text:p>-0.002388754</text:p>
          </table:table-cell>
          <table:table-cell office:value-type="float" office:value="5445" calcext:value-type="float">
            <text:p>54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4.374666" calcext:value-type="float">
            <text:p>2394.374666</text:p>
          </table:table-cell>
          <table:table-cell office:value-type="float" office:value="4980.715527" calcext:value-type="float">
            <text:p>4980.715527</text:p>
          </table:table-cell>
          <table:table-cell office:value-type="float" office:value="2.94025657" calcext:value-type="float">
            <text:p>2.94025657</text:p>
          </table:table-cell>
          <table:table-cell office:value-type="float" office:value="-0.002139308" calcext:value-type="float">
            <text:p>-0.002139308</text:p>
          </table:table-cell>
          <table:table-cell office:value-type="float" office:value="5450" calcext:value-type="float">
            <text:p>54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89.486869" calcext:value-type="float">
            <text:p>2389.486869</text:p>
          </table:table-cell>
          <table:table-cell office:value-type="float" office:value="4981.739299" calcext:value-type="float">
            <text:p>4981.739299</text:p>
          </table:table-cell>
          <table:table-cell office:value-type="float" office:value="2.930196537" calcext:value-type="float">
            <text:p>2.930196537</text:p>
          </table:table-cell>
          <table:table-cell office:value-type="float" office:value="-0.001889655" calcext:value-type="float">
            <text:p>-0.001889655</text:p>
          </table:table-cell>
          <table:table-cell office:value-type="float" office:value="5455" calcext:value-type="float">
            <text:p>54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84.606829" calcext:value-type="float">
            <text:p>2384.606829</text:p>
          </table:table-cell>
          <table:table-cell office:value-type="float" office:value="4982.809626" calcext:value-type="float">
            <text:p>4982.809626</text:p>
          </table:table-cell>
          <table:table-cell office:value-type="float" office:value="2.921379038" calcext:value-type="float">
            <text:p>2.921379038</text:p>
          </table:table-cell>
          <table:table-cell office:value-type="float" office:value="-0.001640211" calcext:value-type="float">
            <text:p>-0.001640211</text:p>
          </table:table-cell>
          <table:table-cell office:value-type="float" office:value="5460" calcext:value-type="float">
            <text:p>54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9.733366" calcext:value-type="float">
            <text:p>2379.733366</text:p>
          </table:table-cell>
          <table:table-cell office:value-type="float" office:value="4983.920454" calcext:value-type="float">
            <text:p>4983.920454</text:p>
          </table:table-cell>
          <table:table-cell office:value-type="float" office:value="2.913802982" calcext:value-type="float">
            <text:p>2.913802982</text:p>
          </table:table-cell>
          <table:table-cell office:value-type="float" office:value="-0.001391259" calcext:value-type="float">
            <text:p>-0.001391259</text:p>
          </table:table-cell>
          <table:table-cell office:value-type="float" office:value="5465" calcext:value-type="float">
            <text:p>54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4.865305" calcext:value-type="float">
            <text:p>2374.865305</text:p>
          </table:table-cell>
          <table:table-cell office:value-type="float" office:value="4985.06573" calcext:value-type="float">
            <text:p>4985.06573</text:p>
          </table:table-cell>
          <table:table-cell office:value-type="float" office:value="2.907466527" calcext:value-type="float">
            <text:p>2.907466527</text:p>
          </table:table-cell>
          <table:table-cell office:value-type="float" office:value="-0.001142967" calcext:value-type="float">
            <text:p>-0.001142967</text:p>
          </table:table-cell>
          <table:table-cell office:value-type="float" office:value="5470" calcext:value-type="float">
            <text:p>54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0.001468" calcext:value-type="float">
            <text:p>2370.001468</text:p>
          </table:table-cell>
          <table:table-cell office:value-type="float" office:value="4986.2394" calcext:value-type="float">
            <text:p>4986.2394</text:p>
          </table:table-cell>
          <table:table-cell office:value-type="float" office:value="2.90236744" calcext:value-type="float">
            <text:p>2.90236744</text:p>
          </table:table-cell>
          <table:table-cell office:value-type="float" office:value="-0.000895407" calcext:value-type="float">
            <text:p>-0.000895407</text:p>
          </table:table-cell>
          <table:table-cell office:value-type="float" office:value="5475" calcext:value-type="float">
            <text:p>54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5.140677" calcext:value-type="float">
            <text:p>2365.140677</text:p>
          </table:table-cell>
          <table:table-cell office:value-type="float" office:value="4987.435411" calcext:value-type="float">
            <text:p>4987.435411</text:p>
          </table:table-cell>
          <table:table-cell office:value-type="float" office:value="2.898503377" calcext:value-type="float">
            <text:p>2.898503377</text:p>
          </table:table-cell>
          <table:table-cell office:value-type="float" office:value="-0.000648571" calcext:value-type="float">
            <text:p>-0.000648571</text:p>
          </table:table-cell>
          <table:table-cell office:value-type="float" office:value="5480" calcext:value-type="float">
            <text:p>54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0.281756" calcext:value-type="float">
            <text:p>2360.281756</text:p>
          </table:table-cell>
          <table:table-cell office:value-type="float" office:value="4988.64771" calcext:value-type="float">
            <text:p>4988.64771</text:p>
          </table:table-cell>
          <table:table-cell office:value-type="float" office:value="2.895872127" calcext:value-type="float">
            <text:p>2.895872127</text:p>
          </table:table-cell>
          <table:table-cell office:value-type="float" office:value="-0.000402392" calcext:value-type="float">
            <text:p>-0.000402392</text:p>
          </table:table-cell>
          <table:table-cell office:value-type="float" office:value="5485" calcext:value-type="float">
            <text:p>54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5.423526" calcext:value-type="float">
            <text:p>2355.423526</text:p>
          </table:table-cell>
          <table:table-cell office:value-type="float" office:value="4989.870244" calcext:value-type="float">
            <text:p>4989.870244</text:p>
          </table:table-cell>
          <table:table-cell office:value-type="float" office:value="2.894471776" calcext:value-type="float">
            <text:p>2.894471776</text:p>
          </table:table-cell>
          <table:table-cell office:value-type="float" office:value="-0.000156758" calcext:value-type="float">
            <text:p>-0.000156758</text:p>
          </table:table-cell>
          <table:table-cell office:value-type="float" office:value="5490" calcext:value-type="float">
            <text:p>54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0.564811" calcext:value-type="float">
            <text:p>2350.564811</text:p>
          </table:table-cell>
          <table:table-cell office:value-type="float" office:value="4991.096958" calcext:value-type="float">
            <text:p>4991.096958</text:p>
          </table:table-cell>
          <table:table-cell office:value-type="float" office:value="2.894300836" calcext:value-type="float">
            <text:p>2.894300836</text:p>
          </table:table-cell>
          <table:table-cell office:value-type="float" office:value="0.0000885" calcext:value-type="float">
            <text:p>8.85E-05</text:p>
          </table:table-cell>
          <table:table-cell office:value-type="float" office:value="5495" calcext:value-type="float">
            <text:p>54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5.704433" calcext:value-type="float">
            <text:p>2345.704433</text:p>
          </table:table-cell>
          <table:table-cell office:value-type="float" office:value="4992.321801" calcext:value-type="float">
            <text:p>4992.321801</text:p>
          </table:table-cell>
          <table:table-cell office:value-type="float" office:value="2.895358298" calcext:value-type="float">
            <text:p>2.895358298</text:p>
          </table:table-cell>
          <table:table-cell office:value-type="float" office:value="0.000333436" calcext:value-type="float">
            <text:p>0.000333436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0.841229" calcext:value-type="float">
            <text:p>2340.841229</text:p>
          </table:table-cell>
          <table:table-cell office:value-type="float" office:value="4993.538756" calcext:value-type="float">
            <text:p>4993.538756</text:p>
          </table:table-cell>
          <table:table-cell office:value-type="float" office:value="2.897588602" calcext:value-type="float">
            <text:p>2.897588602</text:p>
          </table:table-cell>
          <table:table-cell office:value-type="float" office:value="0.000528821" calcext:value-type="float">
            <text:p>0.000528821</text:p>
          </table:table-cell>
          <table:table-cell office:value-type="float" office:value="5505" calcext:value-type="float">
            <text:p>55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5.974458" calcext:value-type="float">
            <text:p>2335.974458</text:p>
          </table:table-cell>
          <table:table-cell office:value-type="float" office:value="4994.742986" calcext:value-type="float">
            <text:p>4994.742986</text:p>
          </table:table-cell>
          <table:table-cell office:value-type="float" office:value="2.900574506" calcext:value-type="float">
            <text:p>2.900574506</text:p>
          </table:table-cell>
          <table:table-cell office:value-type="float" office:value="0.000662356" calcext:value-type="float">
            <text:p>0.000662356</text:p>
          </table:table-cell>
          <table:table-cell office:value-type="float" office:value="5510" calcext:value-type="float">
            <text:p>55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1.10387" calcext:value-type="float">
            <text:p>2331.10387</text:p>
          </table:table-cell>
          <table:table-cell office:value-type="float" office:value="4995.931008" calcext:value-type="float">
            <text:p>4995.931008</text:p>
          </table:table-cell>
          <table:table-cell office:value-type="float" office:value="2.904230508" calcext:value-type="float">
            <text:p>2.904230508</text:p>
          </table:table-cell>
          <table:table-cell office:value-type="float" office:value="0.000796204" calcext:value-type="float">
            <text:p>0.000796204</text:p>
          </table:table-cell>
          <table:table-cell office:value-type="float" office:value="5515" calcext:value-type="float">
            <text:p>55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6.229241" calcext:value-type="float">
            <text:p>2326.229241</text:p>
          </table:table-cell>
          <table:table-cell office:value-type="float" office:value="4997.099422" calcext:value-type="float">
            <text:p>4997.099422</text:p>
          </table:table-cell>
          <table:table-cell office:value-type="float" office:value="2.908557966" calcext:value-type="float">
            <text:p>2.908557966</text:p>
          </table:table-cell>
          <table:table-cell office:value-type="float" office:value="0.000930474" calcext:value-type="float">
            <text:p>0.000930474</text:p>
          </table:table-cell>
          <table:table-cell office:value-type="float" office:value="5520" calcext:value-type="float">
            <text:p>55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1.350349" calcext:value-type="float">
            <text:p>2321.350349</text:p>
          </table:table-cell>
          <table:table-cell office:value-type="float" office:value="4998.244822" calcext:value-type="float">
            <text:p>4998.244822</text:p>
          </table:table-cell>
          <table:table-cell office:value-type="float" office:value="2.913558577" calcext:value-type="float">
            <text:p>2.913558577</text:p>
          </table:table-cell>
          <table:table-cell office:value-type="float" office:value="0.001065261" calcext:value-type="float">
            <text:p>0.001065261</text:p>
          </table:table-cell>
          <table:table-cell office:value-type="float" office:value="5525" calcext:value-type="float">
            <text:p>55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6.46697" calcext:value-type="float">
            <text:p>2316.46697</text:p>
          </table:table-cell>
          <table:table-cell office:value-type="float" office:value="4999.363806" calcext:value-type="float">
            <text:p>4999.363806</text:p>
          </table:table-cell>
          <table:table-cell office:value-type="float" office:value="2.919234322" calcext:value-type="float">
            <text:p>2.919234322</text:p>
          </table:table-cell>
          <table:table-cell office:value-type="float" office:value="0.00120064" calcext:value-type="float">
            <text:p>0.00120064</text:p>
          </table:table-cell>
          <table:table-cell office:value-type="float" office:value="5530" calcext:value-type="float">
            <text:p>55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1.578881" calcext:value-type="float">
            <text:p>2311.578881</text:p>
          </table:table-cell>
          <table:table-cell office:value-type="float" office:value="5000.452971" calcext:value-type="float">
            <text:p>5000.452971</text:p>
          </table:table-cell>
          <table:table-cell office:value-type="float" office:value="2.925587398" calcext:value-type="float">
            <text:p>2.925587398</text:p>
          </table:table-cell>
          <table:table-cell office:value-type="float" office:value="0.001336666" calcext:value-type="float">
            <text:p>0.001336666</text:p>
          </table:table-cell>
          <table:table-cell office:value-type="float" office:value="5535" calcext:value-type="float">
            <text:p>55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6.685859" calcext:value-type="float">
            <text:p>2306.685859</text:p>
          </table:table-cell>
          <table:table-cell office:value-type="float" office:value="5001.508912" calcext:value-type="float">
            <text:p>5001.508912</text:p>
          </table:table-cell>
          <table:table-cell office:value-type="float" office:value="2.932620145" calcext:value-type="float">
            <text:p>2.932620145</text:p>
          </table:table-cell>
          <table:table-cell office:value-type="float" office:value="0.001473368" calcext:value-type="float">
            <text:p>0.001473368</text:p>
          </table:table-cell>
          <table:table-cell office:value-type="float" office:value="5540" calcext:value-type="float">
            <text:p>55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1.78768" calcext:value-type="float">
            <text:p>2301.78768</text:p>
          </table:table-cell>
          <table:table-cell office:value-type="float" office:value="5002.528226" calcext:value-type="float">
            <text:p>5002.528226</text:p>
          </table:table-cell>
          <table:table-cell office:value-type="float" office:value="2.940334956" calcext:value-type="float">
            <text:p>2.940334956</text:p>
          </table:table-cell>
          <table:table-cell office:value-type="float" office:value="0.001610751" calcext:value-type="float">
            <text:p>0.001610751</text:p>
          </table:table-cell>
          <table:table-cell office:value-type="float" office:value="5545" calcext:value-type="float">
            <text:p>55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6.884121" calcext:value-type="float">
            <text:p>2296.884121</text:p>
          </table:table-cell>
          <table:table-cell office:value-type="float" office:value="5003.50751" calcext:value-type="float">
            <text:p>5003.50751</text:p>
          </table:table-cell>
          <table:table-cell office:value-type="float" office:value="2.948734182" calcext:value-type="float">
            <text:p>2.948734182</text:p>
          </table:table-cell>
          <table:table-cell office:value-type="float" office:value="0.001748786" calcext:value-type="float">
            <text:p>0.001748786</text:p>
          </table:table-cell>
          <table:table-cell office:value-type="float" office:value="5550" calcext:value-type="float">
            <text:p>55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1.974959" calcext:value-type="float">
            <text:p>2291.974959</text:p>
          </table:table-cell>
          <table:table-cell office:value-type="float" office:value="5004.443361" calcext:value-type="float">
            <text:p>5004.443361</text:p>
          </table:table-cell>
          <table:table-cell office:value-type="float" office:value="2.957820028" calcext:value-type="float">
            <text:p>2.957820028</text:p>
          </table:table-cell>
          <table:table-cell office:value-type="float" office:value="0.001887413" calcext:value-type="float">
            <text:p>0.001887413</text:p>
          </table:table-cell>
          <table:table-cell office:value-type="float" office:value="5555" calcext:value-type="float">
            <text:p>55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7.059972" calcext:value-type="float">
            <text:p>2287.059972</text:p>
          </table:table-cell>
          <table:table-cell office:value-type="float" office:value="5005.332374" calcext:value-type="float">
            <text:p>5005.332374</text:p>
          </table:table-cell>
          <table:table-cell office:value-type="float" office:value="2.967594429" calcext:value-type="float">
            <text:p>2.967594429</text:p>
          </table:table-cell>
          <table:table-cell office:value-type="float" office:value="0.002026533" calcext:value-type="float">
            <text:p>0.002026533</text:p>
          </table:table-cell>
          <table:table-cell office:value-type="float" office:value="5560" calcext:value-type="float">
            <text:p>55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2.138934" calcext:value-type="float">
            <text:p>2282.138934</text:p>
          </table:table-cell>
          <table:table-cell office:value-type="float" office:value="5006.171147" calcext:value-type="float">
            <text:p>5006.171147</text:p>
          </table:table-cell>
          <table:table-cell office:value-type="float" office:value="2.978058928" calcext:value-type="float">
            <text:p>2.978058928</text:p>
          </table:table-cell>
          <table:table-cell office:value-type="float" office:value="0.002166006" calcext:value-type="float">
            <text:p>0.002166006</text:p>
          </table:table-cell>
          <table:table-cell office:value-type="float" office:value="5565" calcext:value-type="float">
            <text:p>55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7.211625" calcext:value-type="float">
            <text:p>2277.211625</text:p>
          </table:table-cell>
          <table:table-cell office:value-type="float" office:value="5006.956276" calcext:value-type="float">
            <text:p>5006.956276</text:p>
          </table:table-cell>
          <table:table-cell office:value-type="float" office:value="2.989214528" calcext:value-type="float">
            <text:p>2.989214528</text:p>
          </table:table-cell>
          <table:table-cell office:value-type="float" office:value="0.00230565" calcext:value-type="float">
            <text:p>0.00230565</text:p>
          </table:table-cell>
          <table:table-cell office:value-type="float" office:value="5570" calcext:value-type="float">
            <text:p>55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2.277819" calcext:value-type="float">
            <text:p>2272.277819</text:p>
          </table:table-cell>
          <table:table-cell office:value-type="float" office:value="5007.684358" calcext:value-type="float">
            <text:p>5007.684358</text:p>
          </table:table-cell>
          <table:table-cell office:value-type="float" office:value="3.001061548" calcext:value-type="float">
            <text:p>3.001061548</text:p>
          </table:table-cell>
          <table:table-cell office:value-type="float" office:value="0.002445234" calcext:value-type="float">
            <text:p>0.002445234</text:p>
          </table:table-cell>
          <table:table-cell office:value-type="float" office:value="5575" calcext:value-type="float">
            <text:p>55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7.337309" calcext:value-type="float">
            <text:p>2267.337309</text:p>
          </table:table-cell>
          <table:table-cell office:value-type="float" office:value="5008.352163" calcext:value-type="float">
            <text:p>5008.352163</text:p>
          </table:table-cell>
          <table:table-cell office:value-type="float" office:value="3.013405526" calcext:value-type="float">
            <text:p>3.013405526</text:p>
          </table:table-cell>
          <table:table-cell office:value-type="float" office:value="0.002440003" calcext:value-type="float">
            <text:p>0.002440003</text:p>
          </table:table-cell>
          <table:table-cell office:value-type="float" office:value="5580" calcext:value-type="float">
            <text:p>55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2.390149" calcext:value-type="float">
            <text:p>2262.390149</text:p>
          </table:table-cell>
          <table:table-cell office:value-type="float" office:value="5008.959803" calcext:value-type="float">
            <text:p>5008.959803</text:p>
          </table:table-cell>
          <table:table-cell office:value-type="float" office:value="3.025243711" calcext:value-type="float">
            <text:p>3.025243711</text:p>
          </table:table-cell>
          <table:table-cell office:value-type="float" office:value="0.00230991" calcext:value-type="float">
            <text:p>0.00230991</text:p>
          </table:table-cell>
          <table:table-cell office:value-type="float" office:value="5585" calcext:value-type="float">
            <text:p>55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7.436636" calcext:value-type="float">
            <text:p>2257.436636</text:p>
          </table:table-cell>
          <table:table-cell office:value-type="float" office:value="5009.510415" calcext:value-type="float">
            <text:p>5009.510415</text:p>
          </table:table-cell>
          <table:table-cell office:value-type="float" office:value="3.036429861" calcext:value-type="float">
            <text:p>3.036429861</text:p>
          </table:table-cell>
          <table:table-cell office:value-type="float" office:value="0.002178717" calcext:value-type="float">
            <text:p>0.002178717</text:p>
          </table:table-cell>
          <table:table-cell office:value-type="float" office:value="5590" calcext:value-type="float">
            <text:p>55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2.477075" calcext:value-type="float">
            <text:p>2252.477075</text:p>
          </table:table-cell>
          <table:table-cell office:value-type="float" office:value="5010.007242" calcext:value-type="float">
            <text:p>5010.007242</text:p>
          </table:table-cell>
          <table:table-cell office:value-type="float" office:value="3.046960805" calcext:value-type="float">
            <text:p>3.046960805</text:p>
          </table:table-cell>
          <table:table-cell office:value-type="float" office:value="0.002046733" calcext:value-type="float">
            <text:p>0.002046733</text:p>
          </table:table-cell>
          <table:table-cell office:value-type="float" office:value="5595" calcext:value-type="float">
            <text:p>55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7.511771" calcext:value-type="float">
            <text:p>2247.511771</text:p>
          </table:table-cell>
          <table:table-cell office:value-type="float" office:value="5010.453528" calcext:value-type="float">
            <text:p>5010.453528</text:p>
          </table:table-cell>
          <table:table-cell office:value-type="float" office:value="3.056834326" calcext:value-type="float">
            <text:p>3.056834326</text:p>
          </table:table-cell>
          <table:table-cell office:value-type="float" office:value="0.001914227" calcext:value-type="float">
            <text:p>0.001914227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2.541029" calcext:value-type="float">
            <text:p>2242.541029</text:p>
          </table:table-cell>
          <table:table-cell office:value-type="float" office:value="5010.852517" calcext:value-type="float">
            <text:p>5010.852517</text:p>
          </table:table-cell>
          <table:table-cell office:value-type="float" office:value="3.066049036" calcext:value-type="float">
            <text:p>3.066049036</text:p>
          </table:table-cell>
          <table:table-cell office:value-type="float" office:value="0.001781427" calcext:value-type="float">
            <text:p>0.001781427</text:p>
          </table:table-cell>
          <table:table-cell office:value-type="float" office:value="5605" calcext:value-type="float">
            <text:p>56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7.565153" calcext:value-type="float">
            <text:p>2237.565153</text:p>
          </table:table-cell>
          <table:table-cell office:value-type="float" office:value="5011.207453" calcext:value-type="float">
            <text:p>5011.207453</text:p>
          </table:table-cell>
          <table:table-cell office:value-type="float" office:value="3.07460424" calcext:value-type="float">
            <text:p>3.07460424</text:p>
          </table:table-cell>
          <table:table-cell office:value-type="float" office:value="0.001648526" calcext:value-type="float">
            <text:p>0.001648526</text:p>
          </table:table-cell>
          <table:table-cell office:value-type="float" office:value="5610" calcext:value-type="float">
            <text:p>56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2.584449" calcext:value-type="float">
            <text:p>2232.584449</text:p>
          </table:table-cell>
          <table:table-cell office:value-type="float" office:value="5011.52158" calcext:value-type="float">
            <text:p>5011.52158</text:p>
          </table:table-cell>
          <table:table-cell office:value-type="float" office:value="3.082499825" calcext:value-type="float">
            <text:p>3.082499825</text:p>
          </table:table-cell>
          <table:table-cell office:value-type="float" office:value="0.001515678" calcext:value-type="float">
            <text:p>0.001515678</text:p>
          </table:table-cell>
          <table:table-cell office:value-type="float" office:value="5615" calcext:value-type="float">
            <text:p>56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7.59922" calcext:value-type="float">
            <text:p>2227.59922</text:p>
          </table:table-cell>
          <table:table-cell office:value-type="float" office:value="5011.798142" calcext:value-type="float">
            <text:p>5011.798142</text:p>
          </table:table-cell>
          <table:table-cell office:value-type="float" office:value="3.08973614" calcext:value-type="float">
            <text:p>3.08973614</text:p>
          </table:table-cell>
          <table:table-cell office:value-type="float" office:value="0.00138301" calcext:value-type="float">
            <text:p>0.00138301</text:p>
          </table:table-cell>
          <table:table-cell office:value-type="float" office:value="5620" calcext:value-type="float">
            <text:p>56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2.609773" calcext:value-type="float">
            <text:p>2222.609773</text:p>
          </table:table-cell>
          <table:table-cell office:value-type="float" office:value="5012.040383" calcext:value-type="float">
            <text:p>5012.040383</text:p>
          </table:table-cell>
          <table:table-cell office:value-type="float" office:value="3.096313898" calcext:value-type="float">
            <text:p>3.096313898</text:p>
          </table:table-cell>
          <table:table-cell office:value-type="float" office:value="0.001250614" calcext:value-type="float">
            <text:p>0.001250614</text:p>
          </table:table-cell>
          <table:table-cell office:value-type="float" office:value="5625" calcext:value-type="float">
            <text:p>56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7.616411" calcext:value-type="float">
            <text:p>2217.616411</text:p>
          </table:table-cell>
          <table:table-cell office:value-type="float" office:value="5012.251546" calcext:value-type="float">
            <text:p>5012.251546</text:p>
          </table:table-cell>
          <table:table-cell office:value-type="float" office:value="3.102234081" calcext:value-type="float">
            <text:p>3.102234081</text:p>
          </table:table-cell>
          <table:table-cell office:value-type="float" office:value="0.001118558" calcext:value-type="float">
            <text:p>0.001118558</text:p>
          </table:table-cell>
          <table:table-cell office:value-type="float" office:value="5630" calcext:value-type="float">
            <text:p>56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2.61944" calcext:value-type="float">
            <text:p>2212.61944</text:p>
          </table:table-cell>
          <table:table-cell office:value-type="float" office:value="5012.434877" calcext:value-type="float">
            <text:p>5012.434877</text:p>
          </table:table-cell>
          <table:table-cell office:value-type="float" office:value="3.107497851" calcext:value-type="float">
            <text:p>3.107497851</text:p>
          </table:table-cell>
          <table:table-cell office:value-type="float" office:value="0.000986884" calcext:value-type="float">
            <text:p>0.000986884</text:p>
          </table:table-cell>
          <table:table-cell office:value-type="float" office:value="5635" calcext:value-type="float">
            <text:p>563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207.619164" calcext:value-type="float">
            <text:p>2207.619164</text:p>
          </table:table-cell>
          <table:table-cell office:value-type="float" office:value="5012.593617" calcext:value-type="float">
            <text:p>5012.593617</text:p>
          </table:table-cell>
          <table:table-cell office:value-type="float" office:value="3.112106476" calcext:value-type="float">
            <text:p>3.112106476</text:p>
          </table:table-cell>
          <table:table-cell office:value-type="float" office:value="0.000855613" calcext:value-type="float">
            <text:p>0.000855613</text:p>
          </table:table-cell>
          <table:table-cell office:value-type="float" office:value="5640" calcext:value-type="float">
            <text:p>564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202.615888" calcext:value-type="float">
            <text:p>2202.615888</text:p>
          </table:table-cell>
          <table:table-cell office:value-type="float" office:value="5012.731013" calcext:value-type="float">
            <text:p>5012.731013</text:p>
          </table:table-cell>
          <table:table-cell office:value-type="float" office:value="3.116061262" calcext:value-type="float">
            <text:p>3.116061262</text:p>
          </table:table-cell>
          <table:table-cell office:value-type="float" office:value="0.000724746" calcext:value-type="float">
            <text:p>0.000724746</text:p>
          </table:table-cell>
          <table:table-cell office:value-type="float" office:value="5645" calcext:value-type="float">
            <text:p>564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97.609918" calcext:value-type="float">
            <text:p>2197.609918</text:p>
          </table:table-cell>
          <table:table-cell office:value-type="float" office:value="5012.850307" calcext:value-type="float">
            <text:p>5012.850307</text:p>
          </table:table-cell>
          <table:table-cell office:value-type="float" office:value="3.119363492" calcext:value-type="float">
            <text:p>3.119363492</text:p>
          </table:table-cell>
          <table:table-cell office:value-type="float" office:value="0.000594268" calcext:value-type="float">
            <text:p>0.000594268</text:p>
          </table:table-cell>
          <table:table-cell office:value-type="float" office:value="5650" calcext:value-type="float">
            <text:p>56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92.601557" calcext:value-type="float">
            <text:p>2192.601557</text:p>
          </table:table-cell>
          <table:table-cell office:value-type="float" office:value="5012.954743" calcext:value-type="float">
            <text:p>5012.954743</text:p>
          </table:table-cell>
          <table:table-cell office:value-type="float" office:value="3.12201438" calcext:value-type="float">
            <text:p>3.12201438</text:p>
          </table:table-cell>
          <table:table-cell office:value-type="float" office:value="0.000464152" calcext:value-type="float">
            <text:p>0.000464152</text:p>
          </table:table-cell>
          <table:table-cell office:value-type="float" office:value="5655" calcext:value-type="float">
            <text:p>565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87.591112" calcext:value-type="float">
            <text:p>2187.591112</text:p>
          </table:table-cell>
          <table:table-cell office:value-type="float" office:value="5013.047566" calcext:value-type="float">
            <text:p>5013.047566</text:p>
          </table:table-cell>
          <table:table-cell office:value-type="float" office:value="3.124015024" calcext:value-type="float">
            <text:p>3.124015024</text:p>
          </table:table-cell>
          <table:table-cell office:value-type="float" office:value="0.000334358" calcext:value-type="float">
            <text:p>0.000334358</text:p>
          </table:table-cell>
          <table:table-cell office:value-type="float" office:value="5660" calcext:value-type="float">
            <text:p>566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82.578886" calcext:value-type="float">
            <text:p>2182.578886</text:p>
          </table:table-cell>
          <table:table-cell office:value-type="float" office:value="5013.132019" calcext:value-type="float">
            <text:p>5013.132019</text:p>
          </table:table-cell>
          <table:table-cell office:value-type="float" office:value="3.125366379" calcext:value-type="float">
            <text:p>3.125366379</text:p>
          </table:table-cell>
          <table:table-cell office:value-type="float" office:value="0.000204837" calcext:value-type="float">
            <text:p>0.000204837</text:p>
          </table:table-cell>
          <table:table-cell office:value-type="float" office:value="5665" calcext:value-type="float">
            <text:p>566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77.565184" calcext:value-type="float">
            <text:p>2177.565184</text:p>
          </table:table-cell>
          <table:table-cell office:value-type="float" office:value="5013.211347" calcext:value-type="float">
            <text:p>5013.211347</text:p>
          </table:table-cell>
          <table:table-cell office:value-type="float" office:value="3.126069229" calcext:value-type="float">
            <text:p>3.126069229</text:p>
          </table:table-cell>
          <table:table-cell office:value-type="float" office:value="0.0000755" calcext:value-type="float">
            <text:p>7.55E-05</text:p>
          </table:table-cell>
          <table:table-cell office:value-type="float" office:value="5670" calcext:value-type="float">
            <text:p>567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72.550311" calcext:value-type="float">
            <text:p>2172.550311</text:p>
          </table:table-cell>
          <table:table-cell office:value-type="float" office:value="5013.288793" calcext:value-type="float">
            <text:p>5013.288793</text:p>
          </table:table-cell>
          <table:table-cell office:value-type="float" office:value="3.126124169" calcext:value-type="float">
            <text:p>3.126124169</text:p>
          </table:table-cell>
          <table:table-cell office:value-type="float" office:value="-0.0000536" calcext:value-type="float">
            <text:p>-5.36E-05</text:p>
          </table:table-cell>
          <table:table-cell office:value-type="float" office:value="5675" calcext:value-type="float">
            <text:p>567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67.534573" calcext:value-type="float">
            <text:p>2167.534573</text:p>
          </table:table-cell>
          <table:table-cell office:value-type="float" office:value="5013.367601" calcext:value-type="float">
            <text:p>5013.367601</text:p>
          </table:table-cell>
          <table:table-cell office:value-type="float" office:value="3.1255316" calcext:value-type="float">
            <text:p>3.1255316</text:p>
          </table:table-cell>
          <table:table-cell office:value-type="float" office:value="-0.000182637" calcext:value-type="float">
            <text:p>-0.000182637</text:p>
          </table:table-cell>
          <table:table-cell office:value-type="float" office:value="5680" calcext:value-type="float">
            <text:p>568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62.518274" calcext:value-type="float">
            <text:p>2162.518274</text:p>
          </table:table-cell>
          <table:table-cell office:value-type="float" office:value="5013.451015" calcext:value-type="float">
            <text:p>5013.451015</text:p>
          </table:table-cell>
          <table:table-cell office:value-type="float" office:value="3.124291729" calcext:value-type="float">
            <text:p>3.124291729</text:p>
          </table:table-cell>
          <table:table-cell office:value-type="float" office:value="-0.000311626" calcext:value-type="float">
            <text:p>-0.000311626</text:p>
          </table:table-cell>
          <table:table-cell office:value-type="float" office:value="5685" calcext:value-type="float">
            <text:p>568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57.501718" calcext:value-type="float">
            <text:p>2157.501718</text:p>
          </table:table-cell>
          <table:table-cell office:value-type="float" office:value="5013.542279" calcext:value-type="float">
            <text:p>5013.542279</text:p>
          </table:table-cell>
          <table:table-cell office:value-type="float" office:value="3.122404574" calcext:value-type="float">
            <text:p>3.122404574</text:p>
          </table:table-cell>
          <table:table-cell office:value-type="float" office:value="-0.000440624" calcext:value-type="float">
            <text:p>-0.000440624</text:p>
          </table:table-cell>
          <table:table-cell office:value-type="float" office:value="5690" calcext:value-type="float">
            <text:p>569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52.485211" calcext:value-type="float">
            <text:p>2152.485211</text:p>
          </table:table-cell>
          <table:table-cell office:value-type="float" office:value="5013.644637" calcext:value-type="float">
            <text:p>5013.644637</text:p>
          </table:table-cell>
          <table:table-cell office:value-type="float" office:value="3.11986998" calcext:value-type="float">
            <text:p>3.11986998</text:p>
          </table:table-cell>
          <table:table-cell office:value-type="float" office:value="-0.000569679" calcext:value-type="float">
            <text:p>-0.000569679</text:p>
          </table:table-cell>
          <table:table-cell office:value-type="float" office:value="5695" calcext:value-type="float">
            <text:p>569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47.469057" calcext:value-type="float">
            <text:p>2147.469057</text:p>
          </table:table-cell>
          <table:table-cell office:value-type="float" office:value="5013.761333" calcext:value-type="float">
            <text:p>5013.761333</text:p>
          </table:table-cell>
          <table:table-cell office:value-type="float" office:value="3.116687644" calcext:value-type="float">
            <text:p>3.116687644</text:p>
          </table:table-cell>
          <table:table-cell office:value-type="float" office:value="-0.000698831" calcext:value-type="float">
            <text:p>-0.000698831</text:p>
          </table:table-cell>
          <table:table-cell office:value-type="float" office:value="5700" calcext:value-type="float">
            <text:p>57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42.453561" calcext:value-type="float">
            <text:p>2142.453561</text:p>
          </table:table-cell>
          <table:table-cell office:value-type="float" office:value="5013.89561" calcext:value-type="float">
            <text:p>5013.89561</text:p>
          </table:table-cell>
          <table:table-cell office:value-type="float" office:value="3.112857147" calcext:value-type="float">
            <text:p>3.112857147</text:p>
          </table:table-cell>
          <table:table-cell office:value-type="float" office:value="-0.00082811" calcext:value-type="float">
            <text:p>-0.00082811</text:p>
          </table:table-cell>
          <table:table-cell office:value-type="float" office:value="5705" calcext:value-type="float">
            <text:p>570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37.439034" calcext:value-type="float">
            <text:p>2137.439034</text:p>
          </table:table-cell>
          <table:table-cell office:value-type="float" office:value="5014.050731" calcext:value-type="float">
            <text:p>5014.050731</text:p>
          </table:table-cell>
          <table:table-cell office:value-type="float" office:value="3.108344567" calcext:value-type="float">
            <text:p>3.108344567</text:p>
          </table:table-cell>
          <table:table-cell office:value-type="float" office:value="-0.001000353" calcext:value-type="float">
            <text:p>-0.001000353</text:p>
          </table:table-cell>
          <table:table-cell office:value-type="float" office:value="5710" calcext:value-type="float">
            <text:p>571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32.42611" calcext:value-type="float">
            <text:p>2132.42611</text:p>
          </table:table-cell>
          <table:table-cell office:value-type="float" office:value="5014.231177" calcext:value-type="float">
            <text:p>5014.231177</text:p>
          </table:table-cell>
          <table:table-cell office:value-type="float" office:value="3.102655745" calcext:value-type="float">
            <text:p>3.102655745</text:p>
          </table:table-cell>
          <table:table-cell office:value-type="float" office:value="-0.001268029" calcext:value-type="float">
            <text:p>-0.001268029</text:p>
          </table:table-cell>
          <table:table-cell office:value-type="float" office:value="5715" calcext:value-type="float">
            <text:p>57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7.415967" calcext:value-type="float">
            <text:p>2127.415967</text:p>
          </table:table-cell>
          <table:table-cell office:value-type="float" office:value="5014.443437" calcext:value-type="float">
            <text:p>5014.443437</text:p>
          </table:table-cell>
          <table:table-cell office:value-type="float" office:value="3.095623416" calcext:value-type="float">
            <text:p>3.095623416</text:p>
          </table:table-cell>
          <table:table-cell office:value-type="float" office:value="-0.001536929" calcext:value-type="float">
            <text:p>-0.001536929</text:p>
          </table:table-cell>
          <table:table-cell office:value-type="float" office:value="5720" calcext:value-type="float">
            <text:p>57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2.409828" calcext:value-type="float">
            <text:p>2122.409828</text:p>
          </table:table-cell>
          <table:table-cell office:value-type="float" office:value="5014.694187" calcext:value-type="float">
            <text:p>5014.694187</text:p>
          </table:table-cell>
          <table:table-cell office:value-type="float" office:value="3.087242827" calcext:value-type="float">
            <text:p>3.087242827</text:p>
          </table:table-cell>
          <table:table-cell office:value-type="float" office:value="-0.001807269" calcext:value-type="float">
            <text:p>-0.001807269</text:p>
          </table:table-cell>
          <table:table-cell office:value-type="float" office:value="5725" calcext:value-type="float">
            <text:p>57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7.40892" calcext:value-type="float">
            <text:p>2117.40892</text:p>
          </table:table-cell>
          <table:table-cell office:value-type="float" office:value="5014.990102" calcext:value-type="float">
            <text:p>5014.990102</text:p>
          </table:table-cell>
          <table:table-cell office:value-type="float" office:value="3.077508707" calcext:value-type="float">
            <text:p>3.077508707</text:p>
          </table:table-cell>
          <table:table-cell office:value-type="float" office:value="-0.002079141" calcext:value-type="float">
            <text:p>-0.002079141</text:p>
          </table:table-cell>
          <table:table-cell office:value-type="float" office:value="5730" calcext:value-type="float">
            <text:p>57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2.414467" calcext:value-type="float">
            <text:p>2112.414467</text:p>
          </table:table-cell>
          <table:table-cell office:value-type="float" office:value="5015.337859" calcext:value-type="float">
            <text:p>5015.337859</text:p>
          </table:table-cell>
          <table:table-cell office:value-type="float" office:value="3.066415723" calcext:value-type="float">
            <text:p>3.066415723</text:p>
          </table:table-cell>
          <table:table-cell office:value-type="float" office:value="-0.002352491" calcext:value-type="float">
            <text:p>-0.002352491</text:p>
          </table:table-cell>
          <table:table-cell office:value-type="float" office:value="5735" calcext:value-type="float">
            <text:p>57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7.427696" calcext:value-type="float">
            <text:p>2107.427696</text:p>
          </table:table-cell>
          <table:table-cell office:value-type="float" office:value="5015.744133" calcext:value-type="float">
            <text:p>5015.744133</text:p>
          </table:table-cell>
          <table:table-cell office:value-type="float" office:value="3.053959008" calcext:value-type="float">
            <text:p>3.053959008</text:p>
          </table:table-cell>
          <table:table-cell office:value-type="float" office:value="-0.002627091" calcext:value-type="float">
            <text:p>-0.002627091</text:p>
          </table:table-cell>
          <table:table-cell office:value-type="float" office:value="5740" calcext:value-type="float">
            <text:p>57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2.44983" calcext:value-type="float">
            <text:p>2102.44983</text:p>
          </table:table-cell>
          <table:table-cell office:value-type="float" office:value="5016.2156" calcext:value-type="float">
            <text:p>5016.2156</text:p>
          </table:table-cell>
          <table:table-cell office:value-type="float" office:value="3.040134781" calcext:value-type="float">
            <text:p>3.040134781</text:p>
          </table:table-cell>
          <table:table-cell office:value-type="float" office:value="-0.002902516" calcext:value-type="float">
            <text:p>-0.002902516</text:p>
          </table:table-cell>
          <table:table-cell office:value-type="float" office:value="5745" calcext:value-type="float">
            <text:p>57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7.482096" calcext:value-type="float">
            <text:p>2097.482096</text:p>
          </table:table-cell>
          <table:table-cell office:value-type="float" office:value="5016.758936" calcext:value-type="float">
            <text:p>5016.758936</text:p>
          </table:table-cell>
          <table:table-cell office:value-type="float" office:value="3.024941044" calcext:value-type="float">
            <text:p>3.024941044</text:p>
          </table:table-cell>
          <table:table-cell office:value-type="float" office:value="-0.003178118" calcext:value-type="float">
            <text:p>-0.003178118</text:p>
          </table:table-cell>
          <table:table-cell office:value-type="float" office:value="5750" calcext:value-type="float">
            <text:p>57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2.525718" calcext:value-type="float">
            <text:p>2092.525718</text:p>
          </table:table-cell>
          <table:table-cell office:value-type="float" office:value="5017.380816" calcext:value-type="float">
            <text:p>5017.380816</text:p>
          </table:table-cell>
          <table:table-cell office:value-type="float" office:value="3.008378364" calcext:value-type="float">
            <text:p>3.008378364</text:p>
          </table:table-cell>
          <table:table-cell office:value-type="float" office:value="-0.003453" calcext:value-type="float">
            <text:p>-0.003453</text:p>
          </table:table-cell>
          <table:table-cell office:value-type="float" office:value="5755" calcext:value-type="float">
            <text:p>57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87.581923" calcext:value-type="float">
            <text:p>2087.581923</text:p>
          </table:table-cell>
          <table:table-cell office:value-type="float" office:value="5018.087917" calcext:value-type="float">
            <text:p>5018.087917</text:p>
          </table:table-cell>
          <table:table-cell office:value-type="float" office:value="2.990450728" calcext:value-type="float">
            <text:p>2.990450728</text:p>
          </table:table-cell>
          <table:table-cell office:value-type="float" office:value="-0.003725999" calcext:value-type="float">
            <text:p>-0.003725999</text:p>
          </table:table-cell>
          <table:table-cell office:value-type="float" office:value="5760" calcext:value-type="float">
            <text:p>57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82.651935" calcext:value-type="float">
            <text:p>2082.651935</text:p>
          </table:table-cell>
          <table:table-cell office:value-type="float" office:value="5018.886915" calcext:value-type="float">
            <text:p>5018.886915</text:p>
          </table:table-cell>
          <table:table-cell office:value-type="float" office:value="2.971166462" calcext:value-type="float">
            <text:p>2.971166462</text:p>
          </table:table-cell>
          <table:table-cell office:value-type="float" office:value="-0.003995668" calcext:value-type="float">
            <text:p>-0.003995668</text:p>
          </table:table-cell>
          <table:table-cell office:value-type="float" office:value="5765" calcext:value-type="float">
            <text:p>57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77.737234" calcext:value-type="float">
            <text:p>2077.737234</text:p>
          </table:table-cell>
          <table:table-cell office:value-type="float" office:value="5019.784315" calcext:value-type="float">
            <text:p>5019.784315</text:p>
          </table:table-cell>
          <table:table-cell office:value-type="float" office:value="2.950620481" calcext:value-type="float">
            <text:p>2.950620481</text:p>
          </table:table-cell>
          <table:table-cell office:value-type="float" office:value="-0.004224442" calcext:value-type="float">
            <text:p>-0.004224442</text:p>
          </table:table-cell>
          <table:table-cell office:value-type="float" office:value="5770" calcext:value-type="float">
            <text:p>57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72.840828" calcext:value-type="float">
            <text:p>2072.840828</text:p>
          </table:table-cell>
          <table:table-cell office:value-type="float" office:value="5020.785616" calcext:value-type="float">
            <text:p>5020.785616</text:p>
          </table:table-cell>
          <table:table-cell office:value-type="float" office:value="2.928945419" calcext:value-type="float">
            <text:p>2.928945419</text:p>
          </table:table-cell>
          <table:table-cell office:value-type="float" office:value="-0.004449672" calcext:value-type="float">
            <text:p>-0.004449672</text:p>
          </table:table-cell>
          <table:table-cell office:value-type="float" office:value="5775" calcext:value-type="float">
            <text:p>57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7.966288" calcext:value-type="float">
            <text:p>2067.966288</text:p>
          </table:table-cell>
          <table:table-cell office:value-type="float" office:value="5021.89594" calcext:value-type="float">
            <text:p>5021.89594</text:p>
          </table:table-cell>
          <table:table-cell office:value-type="float" office:value="2.906132681" calcext:value-type="float">
            <text:p>2.906132681</text:p>
          </table:table-cell>
          <table:table-cell office:value-type="float" office:value="-0.004676487" calcext:value-type="float">
            <text:p>-0.004676487</text:p>
          </table:table-cell>
          <table:table-cell office:value-type="float" office:value="5780" calcext:value-type="float">
            <text:p>57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3.117185" calcext:value-type="float">
            <text:p>2063.117185</text:p>
          </table:table-cell>
          <table:table-cell office:value-type="float" office:value="5023.120409" calcext:value-type="float">
            <text:p>5023.120409</text:p>
          </table:table-cell>
          <table:table-cell office:value-type="float" office:value="2.882175201" calcext:value-type="float">
            <text:p>2.882175201</text:p>
          </table:table-cell>
          <table:table-cell office:value-type="float" office:value="-0.004903696" calcext:value-type="float">
            <text:p>-0.004903696</text:p>
          </table:table-cell>
          <table:table-cell office:value-type="float" office:value="5785" calcext:value-type="float">
            <text:p>57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8.297091" calcext:value-type="float">
            <text:p>2058.297091</text:p>
          </table:table-cell>
          <table:table-cell office:value-type="float" office:value="5024.464148" calcext:value-type="float">
            <text:p>5024.464148</text:p>
          </table:table-cell>
          <table:table-cell office:value-type="float" office:value="2.857070348" calcext:value-type="float">
            <text:p>2.857070348</text:p>
          </table:table-cell>
          <table:table-cell office:value-type="float" office:value="-0.005129829" calcext:value-type="float">
            <text:p>-0.005129829</text:p>
          </table:table-cell>
          <table:table-cell office:value-type="float" office:value="5790" calcext:value-type="float">
            <text:p>57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3.509577" calcext:value-type="float">
            <text:p>2053.509577</text:p>
          </table:table-cell>
          <table:table-cell office:value-type="float" office:value="5025.932277" calcext:value-type="float">
            <text:p>5025.932277</text:p>
          </table:table-cell>
          <table:table-cell office:value-type="float" office:value="2.830820903" calcext:value-type="float">
            <text:p>2.830820903</text:p>
          </table:table-cell>
          <table:table-cell office:value-type="float" office:value="-0.005353121" calcext:value-type="float">
            <text:p>-0.005353121</text:p>
          </table:table-cell>
          <table:table-cell office:value-type="float" office:value="5795" calcext:value-type="float">
            <text:p>57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8.758217" calcext:value-type="float">
            <text:p>2048.758217</text:p>
          </table:table-cell>
          <table:table-cell office:value-type="float" office:value="5027.52992" calcext:value-type="float">
            <text:p>5027.52992</text:p>
          </table:table-cell>
          <table:table-cell office:value-type="float" office:value="2.80343606" calcext:value-type="float">
            <text:p>2.80343606</text:p>
          </table:table-cell>
          <table:table-cell office:value-type="float" office:value="-0.005571516" calcext:value-type="float">
            <text:p>-0.005571516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4.046581" calcext:value-type="float">
            <text:p>2044.046581</text:p>
          </table:table-cell>
          <table:table-cell office:value-type="float" office:value="5029.2622" calcext:value-type="float">
            <text:p>5029.2622</text:p>
          </table:table-cell>
          <table:table-cell office:value-type="float" office:value="2.774932421" calcext:value-type="float">
            <text:p>2.774932421</text:p>
          </table:table-cell>
          <table:table-cell office:value-type="float" office:value="-0.005782678" calcext:value-type="float">
            <text:p>-0.005782678</text:p>
          </table:table-cell>
          <table:table-cell office:value-type="float" office:value="5805" calcext:value-type="float">
            <text:p>58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9.378241" calcext:value-type="float">
            <text:p>2039.378241</text:p>
          </table:table-cell>
          <table:table-cell office:value-type="float" office:value="5031.134239" calcext:value-type="float">
            <text:p>5031.134239</text:p>
          </table:table-cell>
          <table:table-cell office:value-type="float" office:value="2.745334966" calcext:value-type="float">
            <text:p>2.745334966</text:p>
          </table:table-cell>
          <table:table-cell office:value-type="float" office:value="-0.005984016" calcext:value-type="float">
            <text:p>-0.005984016</text:p>
          </table:table-cell>
          <table:table-cell office:value-type="float" office:value="5810" calcext:value-type="float">
            <text:p>58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4.756769" calcext:value-type="float">
            <text:p>2034.756769</text:p>
          </table:table-cell>
          <table:table-cell office:value-type="float" office:value="5033.15116" calcext:value-type="float">
            <text:p>5033.15116</text:p>
          </table:table-cell>
          <table:table-cell office:value-type="float" office:value="2.714677936" calcext:value-type="float">
            <text:p>2.714677936</text:p>
          </table:table-cell>
          <table:table-cell office:value-type="float" office:value="-0.006172728" calcext:value-type="float">
            <text:p>-0.006172728</text:p>
          </table:table-cell>
          <table:table-cell office:value-type="float" office:value="5815" calcext:value-type="float">
            <text:p>58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0.185737" calcext:value-type="float">
            <text:p>2030.185737</text:p>
          </table:table-cell>
          <table:table-cell office:value-type="float" office:value="5035.318085" calcext:value-type="float">
            <text:p>5035.318085</text:p>
          </table:table-cell>
          <table:table-cell office:value-type="float" office:value="2.683005587" calcext:value-type="float">
            <text:p>2.683005587</text:p>
          </table:table-cell>
          <table:table-cell office:value-type="float" office:value="-0.006345865" calcext:value-type="float">
            <text:p>-0.006345865</text:p>
          </table:table-cell>
          <table:table-cell office:value-type="float" office:value="5820" calcext:value-type="float">
            <text:p>58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5.668718" calcext:value-type="float">
            <text:p>2025.668718</text:p>
          </table:table-cell>
          <table:table-cell office:value-type="float" office:value="5037.640137" calcext:value-type="float">
            <text:p>5037.640137</text:p>
          </table:table-cell>
          <table:table-cell office:value-type="float" office:value="2.650372766" calcext:value-type="float">
            <text:p>2.650372766</text:p>
          </table:table-cell>
          <table:table-cell office:value-type="float" office:value="-0.006500408" calcext:value-type="float">
            <text:p>-0.006500408</text:p>
          </table:table-cell>
          <table:table-cell office:value-type="float" office:value="5825" calcext:value-type="float">
            <text:p>58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1.210119" calcext:value-type="float">
            <text:p>2021.210119</text:p>
          </table:table-cell>
          <table:table-cell office:value-type="float" office:value="5040.12149" calcext:value-type="float">
            <text:p>5040.12149</text:p>
          </table:table-cell>
          <table:table-cell office:value-type="float" office:value="2.617122612" calcext:value-type="float">
            <text:p>2.617122612</text:p>
          </table:table-cell>
          <table:table-cell office:value-type="float" office:value="-0.006517079" calcext:value-type="float">
            <text:p>-0.006517079</text:p>
          </table:table-cell>
          <table:table-cell office:value-type="float" office:value="5830" calcext:value-type="float">
            <text:p>58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6.819618" calcext:value-type="float">
            <text:p>2016.819618</text:p>
          </table:table-cell>
          <table:table-cell office:value-type="float" office:value="5042.760341" calcext:value-type="float">
            <text:p>5042.760341</text:p>
          </table:table-cell>
          <table:table-cell office:value-type="float" office:value="2.583673124" calcext:value-type="float">
            <text:p>2.583673124</text:p>
          </table:table-cell>
          <table:table-cell office:value-type="float" office:value="-0.006548693" calcext:value-type="float">
            <text:p>-0.006548693</text:p>
          </table:table-cell>
          <table:table-cell office:value-type="float" office:value="5835" calcext:value-type="float">
            <text:p>58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2.508937" calcext:value-type="float">
            <text:p>2012.508937</text:p>
          </table:table-cell>
          <table:table-cell office:value-type="float" office:value="5045.552571" calcext:value-type="float">
            <text:p>5045.552571</text:p>
          </table:table-cell>
          <table:table-cell office:value-type="float" office:value="2.549872566" calcext:value-type="float">
            <text:p>2.549872566</text:p>
          </table:table-cell>
          <table:table-cell office:value-type="float" office:value="-0.006619296" calcext:value-type="float">
            <text:p>-0.006619296</text:p>
          </table:table-cell>
          <table:table-cell office:value-type="float" office:value="5840" calcext:value-type="float">
            <text:p>58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8.289802" calcext:value-type="float">
            <text:p>2008.289802</text:p>
          </table:table-cell>
          <table:table-cell office:value-type="float" office:value="5048.494053" calcext:value-type="float">
            <text:p>5048.494053</text:p>
          </table:table-cell>
          <table:table-cell office:value-type="float" office:value="2.515562085" calcext:value-type="float">
            <text:p>2.515562085</text:p>
          </table:table-cell>
          <table:table-cell office:value-type="float" office:value="-0.006728232" calcext:value-type="float">
            <text:p>-0.006728232</text:p>
          </table:table-cell>
          <table:table-cell office:value-type="float" office:value="5845" calcext:value-type="float">
            <text:p>58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4.173939" calcext:value-type="float">
            <text:p>2004.173939</text:p>
          </table:table-cell>
          <table:table-cell office:value-type="float" office:value="5051.580664" calcext:value-type="float">
            <text:p>5051.580664</text:p>
          </table:table-cell>
          <table:table-cell office:value-type="float" office:value="2.480584146" calcext:value-type="float">
            <text:p>2.480584146</text:p>
          </table:table-cell>
          <table:table-cell office:value-type="float" office:value="-0.006875176" calcext:value-type="float">
            <text:p>-0.006875176</text:p>
          </table:table-cell>
          <table:table-cell office:value-type="float" office:value="5850" calcext:value-type="float">
            <text:p>58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0.173073" calcext:value-type="float">
            <text:p>2000.173073</text:p>
          </table:table-cell>
          <table:table-cell office:value-type="float" office:value="5054.808278" calcext:value-type="float">
            <text:p>5054.808278</text:p>
          </table:table-cell>
          <table:table-cell office:value-type="float" office:value="2.444781842" calcext:value-type="float">
            <text:p>2.444781842</text:p>
          </table:table-cell>
          <table:table-cell office:value-type="float" office:value="-0.007060027" calcext:value-type="float">
            <text:p>-0.007060027</text:p>
          </table:table-cell>
          <table:table-cell office:value-type="float" office:value="5855" calcext:value-type="float">
            <text:p>58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6.298932" calcext:value-type="float">
            <text:p>1996.298932</text:p>
          </table:table-cell>
          <table:table-cell office:value-type="float" office:value="5058.172769" calcext:value-type="float">
            <text:p>5058.172769</text:p>
          </table:table-cell>
          <table:table-cell office:value-type="float" office:value="2.40799857" calcext:value-type="float">
            <text:p>2.40799857</text:p>
          </table:table-cell>
          <table:table-cell office:value-type="float" office:value="-0.007282792" calcext:value-type="float">
            <text:p>-0.007282792</text:p>
          </table:table-cell>
          <table:table-cell office:value-type="float" office:value="5860" calcext:value-type="float">
            <text:p>58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2.563241" calcext:value-type="float">
            <text:p>1992.563241</text:p>
          </table:table-cell>
          <table:table-cell office:value-type="float" office:value="5061.670013" calcext:value-type="float">
            <text:p>5061.670013</text:p>
          </table:table-cell>
          <table:table-cell office:value-type="float" office:value="2.370078126" calcext:value-type="float">
            <text:p>2.370078126</text:p>
          </table:table-cell>
          <table:table-cell office:value-type="float" office:value="-0.007543431" calcext:value-type="float">
            <text:p>-0.007543431</text:p>
          </table:table-cell>
          <table:table-cell office:value-type="float" office:value="5865" calcext:value-type="float">
            <text:p>58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8.977725" calcext:value-type="float">
            <text:p>1988.977725</text:p>
          </table:table-cell>
          <table:table-cell office:value-type="float" office:value="5065.295884" calcext:value-type="float">
            <text:p>5065.295884</text:p>
          </table:table-cell>
          <table:table-cell office:value-type="float" office:value="2.33086532" calcext:value-type="float">
            <text:p>2.33086532</text:p>
          </table:table-cell>
          <table:table-cell office:value-type="float" office:value="-0.007841685" calcext:value-type="float">
            <text:p>-0.007841685</text:p>
          </table:table-cell>
          <table:table-cell office:value-type="float" office:value="5870" calcext:value-type="float">
            <text:p>58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5.554112" calcext:value-type="float">
            <text:p>1985.554112</text:p>
          </table:table-cell>
          <table:table-cell office:value-type="float" office:value="5069.046257" calcext:value-type="float">
            <text:p>5069.046257</text:p>
          </table:table-cell>
          <table:table-cell office:value-type="float" office:value="2.290207218" calcext:value-type="float">
            <text:p>2.290207218</text:p>
          </table:table-cell>
          <table:table-cell office:value-type="float" office:value="-0.008176846" calcext:value-type="float">
            <text:p>-0.008176846</text:p>
          </table:table-cell>
          <table:table-cell office:value-type="float" office:value="5875" calcext:value-type="float">
            <text:p>58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2.304126" calcext:value-type="float">
            <text:p>1982.304126</text:p>
          </table:table-cell>
          <table:table-cell office:value-type="float" office:value="5072.917006" calcext:value-type="float">
            <text:p>5072.917006</text:p>
          </table:table-cell>
          <table:table-cell office:value-type="float" office:value="2.247955135" calcext:value-type="float">
            <text:p>2.247955135</text:p>
          </table:table-cell>
          <table:table-cell office:value-type="float" office:value="-0.008547497" calcext:value-type="float">
            <text:p>-0.008547497</text:p>
          </table:table-cell>
          <table:table-cell office:value-type="float" office:value="5880" calcext:value-type="float">
            <text:p>58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9.239495" calcext:value-type="float">
            <text:p>1979.239495</text:p>
          </table:table-cell>
          <table:table-cell office:value-type="float" office:value="5076.904008" calcext:value-type="float">
            <text:p>5076.904008</text:p>
          </table:table-cell>
          <table:table-cell office:value-type="float" office:value="2.203967527" calcext:value-type="float">
            <text:p>2.203967527</text:p>
          </table:table-cell>
          <table:table-cell office:value-type="float" office:value="-0.008951188" calcext:value-type="float">
            <text:p>-0.008951188</text:p>
          </table:table-cell>
          <table:table-cell office:value-type="float" office:value="5885" calcext:value-type="float">
            <text:p>58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6.371944" calcext:value-type="float">
            <text:p>1976.371944</text:p>
          </table:table-cell>
          <table:table-cell office:value-type="float" office:value="5081.003136" calcext:value-type="float">
            <text:p>5081.003136</text:p>
          </table:table-cell>
          <table:table-cell office:value-type="float" office:value="2.158113891" calcext:value-type="float">
            <text:p>2.158113891</text:p>
          </table:table-cell>
          <table:table-cell office:value-type="float" office:value="-0.009384076" calcext:value-type="float">
            <text:p>-0.009384076</text:p>
          </table:table-cell>
          <table:table-cell office:value-type="float" office:value="5890" calcext:value-type="float">
            <text:p>58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3.713199" calcext:value-type="float">
            <text:p>1973.713199</text:p>
          </table:table-cell>
          <table:table-cell office:value-type="float" office:value="5085.210265" calcext:value-type="float">
            <text:p>5085.210265</text:p>
          </table:table-cell>
          <table:table-cell office:value-type="float" office:value="2.110279793" calcext:value-type="float">
            <text:p>2.110279793</text:p>
          </table:table-cell>
          <table:table-cell office:value-type="float" office:value="-0.009840534" calcext:value-type="float">
            <text:p>-0.009840534</text:p>
          </table:table-cell>
          <table:table-cell office:value-type="float" office:value="5895" calcext:value-type="float">
            <text:p>58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1.274986" calcext:value-type="float">
            <text:p>1971.274986</text:p>
          </table:table-cell>
          <table:table-cell office:value-type="float" office:value="5089.52127" calcext:value-type="float">
            <text:p>5089.52127</text:p>
          </table:table-cell>
          <table:table-cell office:value-type="float" office:value="2.060373056" calcext:value-type="float">
            <text:p>2.060373056</text:p>
          </table:table-cell>
          <table:table-cell office:value-type="float" office:value="-0.010312765" calcext:value-type="float">
            <text:p>-0.010312765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9.068647" calcext:value-type="float">
            <text:p>1969.068647</text:p>
          </table:table-cell>
          <table:table-cell office:value-type="float" office:value="5093.931992" calcext:value-type="float">
            <text:p>5093.931992</text:p>
          </table:table-cell>
          <table:table-cell office:value-type="float" office:value="2.00883882" calcext:value-type="float">
            <text:p>2.00883882</text:p>
          </table:table-cell>
          <table:table-cell office:value-type="float" office:value="-0.0103124" calcext:value-type="float">
            <text:p>-0.0103124</text:p>
          </table:table-cell>
          <table:table-cell office:value-type="float" office:value="5905" calcext:value-type="float">
            <text:p>59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7.093279" calcext:value-type="float">
            <text:p>1967.093279</text:p>
          </table:table-cell>
          <table:table-cell office:value-type="float" office:value="5098.437177" calcext:value-type="float">
            <text:p>5098.437177</text:p>
          </table:table-cell>
          <table:table-cell office:value-type="float" office:value="1.959757149" calcext:value-type="float">
            <text:p>1.959757149</text:p>
          </table:table-cell>
          <table:table-cell office:value-type="float" office:value="-0.009627112" calcext:value-type="float">
            <text:p>-0.009627112</text:p>
          </table:table-cell>
          <table:table-cell office:value-type="float" office:value="5910" calcext:value-type="float">
            <text:p>59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5.333482" calcext:value-type="float">
            <text:p>1965.333482</text:p>
          </table:table-cell>
          <table:table-cell office:value-type="float" office:value="5103.030277" calcext:value-type="float">
            <text:p>5103.030277</text:p>
          </table:table-cell>
          <table:table-cell office:value-type="float" office:value="1.914226323" calcext:value-type="float">
            <text:p>1.914226323</text:p>
          </table:table-cell>
          <table:table-cell office:value-type="float" office:value="-0.008876291" calcext:value-type="float">
            <text:p>-0.008876291</text:p>
          </table:table-cell>
          <table:table-cell office:value-type="float" office:value="5915" calcext:value-type="float">
            <text:p>59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3.773014" calcext:value-type="float">
            <text:p>1963.773014</text:p>
          </table:table-cell>
          <table:table-cell office:value-type="float" office:value="5107.704669" calcext:value-type="float">
            <text:p>5107.704669</text:p>
          </table:table-cell>
          <table:table-cell office:value-type="float" office:value="1.872415783" calcext:value-type="float">
            <text:p>1.872415783</text:p>
          </table:table-cell>
          <table:table-cell office:value-type="float" office:value="-0.008087096" calcext:value-type="float">
            <text:p>-0.008087096</text:p>
          </table:table-cell>
          <table:table-cell office:value-type="float" office:value="5920" calcext:value-type="float">
            <text:p>59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2.395636" calcext:value-type="float">
            <text:p>1962.395636</text:p>
          </table:table-cell>
          <table:table-cell office:value-type="float" office:value="5112.45373" calcext:value-type="float">
            <text:p>5112.45373</text:p>
          </table:table-cell>
          <table:table-cell office:value-type="float" office:value="1.834413793" calcext:value-type="float">
            <text:p>1.834413793</text:p>
          </table:table-cell>
          <table:table-cell office:value-type="float" office:value="-0.00728206" calcext:value-type="float">
            <text:p>-0.00728206</text:p>
          </table:table-cell>
          <table:table-cell office:value-type="float" office:value="5925" calcext:value-type="float">
            <text:p>59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1.185108" calcext:value-type="float">
            <text:p>1961.185108</text:p>
          </table:table-cell>
          <table:table-cell office:value-type="float" office:value="5117.270837" calcext:value-type="float">
            <text:p>5117.270837</text:p>
          </table:table-cell>
          <table:table-cell office:value-type="float" office:value="1.800243717" calcext:value-type="float">
            <text:p>1.800243717</text:p>
          </table:table-cell>
          <table:table-cell office:value-type="float" office:value="-0.006478507" calcext:value-type="float">
            <text:p>-0.006478507</text:p>
          </table:table-cell>
          <table:table-cell office:value-type="float" office:value="5930" calcext:value-type="float">
            <text:p>59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0.125189" calcext:value-type="float">
            <text:p>1960.125189</text:p>
          </table:table-cell>
          <table:table-cell office:value-type="float" office:value="5122.149366" calcext:value-type="float">
            <text:p>5122.149366</text:p>
          </table:table-cell>
          <table:table-cell office:value-type="float" office:value="1.76988058" calcext:value-type="float">
            <text:p>1.76988058</text:p>
          </table:table-cell>
          <table:table-cell office:value-type="float" office:value="-0.005688666" calcext:value-type="float">
            <text:p>-0.005688666</text:p>
          </table:table-cell>
          <table:table-cell office:value-type="float" office:value="5935" calcext:value-type="float">
            <text:p>59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9.19964" calcext:value-type="float">
            <text:p>1959.19964</text:p>
          </table:table-cell>
          <table:table-cell office:value-type="float" office:value="5127.082694" calcext:value-type="float">
            <text:p>5127.082694</text:p>
          </table:table-cell>
          <table:table-cell office:value-type="float" office:value="1.743266433" calcext:value-type="float">
            <text:p>1.743266433</text:p>
          </table:table-cell>
          <table:table-cell office:value-type="float" office:value="-0.004920228" calcext:value-type="float">
            <text:p>-0.004920228</text:p>
          </table:table-cell>
          <table:table-cell office:value-type="float" office:value="5940" calcext:value-type="float">
            <text:p>59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8.39222" calcext:value-type="float">
            <text:p>1958.39222</text:p>
          </table:table-cell>
          <table:table-cell office:value-type="float" office:value="5132.064198" calcext:value-type="float">
            <text:p>5132.064198</text:p>
          </table:table-cell>
          <table:table-cell office:value-type="float" office:value="1.720323722" calcext:value-type="float">
            <text:p>1.720323722</text:p>
          </table:table-cell>
          <table:table-cell office:value-type="float" office:value="-0.004177097" calcext:value-type="float">
            <text:p>-0.004177097</text:p>
          </table:table-cell>
          <table:table-cell office:value-type="float" office:value="5945" calcext:value-type="float">
            <text:p>59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7.686688" calcext:value-type="float">
            <text:p>1957.686688</text:p>
          </table:table-cell>
          <table:table-cell office:value-type="float" office:value="5137.087255" calcext:value-type="float">
            <text:p>5137.087255</text:p>
          </table:table-cell>
          <table:table-cell office:value-type="float" office:value="1.700966318" calcext:value-type="float">
            <text:p>1.700966318</text:p>
          </table:table-cell>
          <table:table-cell office:value-type="float" office:value="-0.00346018" calcext:value-type="float">
            <text:p>-0.00346018</text:p>
          </table:table-cell>
          <table:table-cell office:value-type="float" office:value="5950" calcext:value-type="float">
            <text:p>59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7.066806" calcext:value-type="float">
            <text:p>1957.066806</text:p>
          </table:table-cell>
          <table:table-cell office:value-type="float" office:value="5142.145242" calcext:value-type="float">
            <text:p>5142.145242</text:p>
          </table:table-cell>
          <table:table-cell office:value-type="float" office:value="1.685108277" calcext:value-type="float">
            <text:p>1.685108277</text:p>
          </table:table-cell>
          <table:table-cell office:value-type="float" office:value="-0.002768112" calcext:value-type="float">
            <text:p>-0.002768112</text:p>
          </table:table-cell>
          <table:table-cell office:value-type="float" office:value="5955" calcext:value-type="float">
            <text:p>59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6.516331" calcext:value-type="float">
            <text:p>1956.516331</text:p>
          </table:table-cell>
          <table:table-cell office:value-type="float" office:value="5147.231536" calcext:value-type="float">
            <text:p>5147.231536</text:p>
          </table:table-cell>
          <table:table-cell office:value-type="float" office:value="1.67267053" calcext:value-type="float">
            <text:p>1.67267053</text:p>
          </table:table-cell>
          <table:table-cell office:value-type="float" office:value="-0.002097872" calcext:value-type="float">
            <text:p>-0.002097872</text:p>
          </table:table-cell>
          <table:table-cell office:value-type="float" office:value="5960" calcext:value-type="float">
            <text:p>59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6.019026" calcext:value-type="float">
            <text:p>1956.019026</text:p>
          </table:table-cell>
          <table:table-cell office:value-type="float" office:value="5152.339513" calcext:value-type="float">
            <text:p>5152.339513</text:p>
          </table:table-cell>
          <table:table-cell office:value-type="float" office:value="1.66358583" calcext:value-type="float">
            <text:p>1.66358583</text:p>
          </table:table-cell>
          <table:table-cell office:value-type="float" office:value="-0.001445282" calcext:value-type="float">
            <text:p>-0.001445282</text:p>
          </table:table-cell>
          <table:table-cell office:value-type="float" office:value="5965" calcext:value-type="float">
            <text:p>59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5.558648" calcext:value-type="float">
            <text:p>1955.558648</text:p>
          </table:table-cell>
          <table:table-cell office:value-type="float" office:value="5157.46255" calcext:value-type="float">
            <text:p>5157.46255</text:p>
          </table:table-cell>
          <table:table-cell office:value-type="float" office:value="1.657802254" calcext:value-type="float">
            <text:p>1.657802254</text:p>
          </table:table-cell>
          <table:table-cell office:value-type="float" office:value="-0.000805385" calcext:value-type="float">
            <text:p>-0.000805385</text:p>
          </table:table-cell>
          <table:table-cell office:value-type="float" office:value="5970" calcext:value-type="float">
            <text:p>59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5.118958" calcext:value-type="float">
            <text:p>1955.118958</text:p>
          </table:table-cell>
          <table:table-cell office:value-type="float" office:value="5162.594025" calcext:value-type="float">
            <text:p>5162.594025</text:p>
          </table:table-cell>
          <table:table-cell office:value-type="float" office:value="1.655285547" calcext:value-type="float">
            <text:p>1.655285547</text:p>
          </table:table-cell>
          <table:table-cell office:value-type="float" office:value="-0.000172746" calcext:value-type="float">
            <text:p>-0.000172746</text:p>
          </table:table-cell>
          <table:table-cell office:value-type="float" office:value="5975" calcext:value-type="float">
            <text:p>59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5164" calcext:value-type="float">
            <text:p>5164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5980" calcext:value-type="float">
            <text:p>59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5.234758" calcext:value-type="float">
            <text:p>1955.234758</text:p>
          </table:table-cell>
          <table:table-cell office:value-type="float" office:value="5168.994486" calcext:value-type="float">
            <text:p>5168.994486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5985" calcext:value-type="float">
            <text:p>59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5.469517" calcext:value-type="float">
            <text:p>1955.469517</text:p>
          </table:table-cell>
          <table:table-cell office:value-type="float" office:value="5173.988972" calcext:value-type="float">
            <text:p>5173.988972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5990" calcext:value-type="float">
            <text:p>59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5.704275" calcext:value-type="float">
            <text:p>1955.704275</text:p>
          </table:table-cell>
          <table:table-cell office:value-type="float" office:value="5178.983457" calcext:value-type="float">
            <text:p>5178.983457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5995" calcext:value-type="float">
            <text:p>59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5.939034" calcext:value-type="float">
            <text:p>1955.939034</text:p>
          </table:table-cell>
          <table:table-cell office:value-type="float" office:value="5183.977943" calcext:value-type="float">
            <text:p>5183.977943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6.173792" calcext:value-type="float">
            <text:p>1956.173792</text:p>
          </table:table-cell>
          <table:table-cell office:value-type="float" office:value="5188.972429" calcext:value-type="float">
            <text:p>5188.972429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005" calcext:value-type="float">
            <text:p>6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6.408551" calcext:value-type="float">
            <text:p>1956.408551</text:p>
          </table:table-cell>
          <table:table-cell office:value-type="float" office:value="5193.966915" calcext:value-type="float">
            <text:p>5193.966915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010" calcext:value-type="float">
            <text:p>60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6.643309" calcext:value-type="float">
            <text:p>1956.643309</text:p>
          </table:table-cell>
          <table:table-cell office:value-type="float" office:value="5198.961401" calcext:value-type="float">
            <text:p>5198.961401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015" calcext:value-type="float">
            <text:p>60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6.878068" calcext:value-type="float">
            <text:p>1956.878068</text:p>
          </table:table-cell>
          <table:table-cell office:value-type="float" office:value="5203.955886" calcext:value-type="float">
            <text:p>5203.955886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020" calcext:value-type="float">
            <text:p>60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7.112826" calcext:value-type="float">
            <text:p>1957.112826</text:p>
          </table:table-cell>
          <table:table-cell office:value-type="float" office:value="5208.950372" calcext:value-type="float">
            <text:p>5208.950372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025" calcext:value-type="float">
            <text:p>60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7.347584" calcext:value-type="float">
            <text:p>1957.347584</text:p>
          </table:table-cell>
          <table:table-cell office:value-type="float" office:value="5213.944858" calcext:value-type="float">
            <text:p>5213.944858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030" calcext:value-type="float">
            <text:p>60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7.582343" calcext:value-type="float">
            <text:p>1957.582343</text:p>
          </table:table-cell>
          <table:table-cell office:value-type="float" office:value="5218.939344" calcext:value-type="float">
            <text:p>5218.939344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035" calcext:value-type="float">
            <text:p>60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7.817101" calcext:value-type="float">
            <text:p>1957.817101</text:p>
          </table:table-cell>
          <table:table-cell office:value-type="float" office:value="5223.93383" calcext:value-type="float">
            <text:p>5223.93383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040" calcext:value-type="float">
            <text:p>60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8.05186" calcext:value-type="float">
            <text:p>1958.05186</text:p>
          </table:table-cell>
          <table:table-cell office:value-type="float" office:value="5228.928315" calcext:value-type="float">
            <text:p>5228.928315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045" calcext:value-type="float">
            <text:p>60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8.286618" calcext:value-type="float">
            <text:p>1958.286618</text:p>
          </table:table-cell>
          <table:table-cell office:value-type="float" office:value="5233.922801" calcext:value-type="float">
            <text:p>5233.922801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050" calcext:value-type="float">
            <text:p>60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8.521377" calcext:value-type="float">
            <text:p>1958.521377</text:p>
          </table:table-cell>
          <table:table-cell office:value-type="float" office:value="5238.917287" calcext:value-type="float">
            <text:p>5238.917287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055" calcext:value-type="float">
            <text:p>60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8.756135" calcext:value-type="float">
            <text:p>1958.756135</text:p>
          </table:table-cell>
          <table:table-cell office:value-type="float" office:value="5243.911773" calcext:value-type="float">
            <text:p>5243.911773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060" calcext:value-type="float">
            <text:p>60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8.990893" calcext:value-type="float">
            <text:p>1958.990893</text:p>
          </table:table-cell>
          <table:table-cell office:value-type="float" office:value="5248.906259" calcext:value-type="float">
            <text:p>5248.906259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065" calcext:value-type="float">
            <text:p>60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9.225652" calcext:value-type="float">
            <text:p>1959.225652</text:p>
          </table:table-cell>
          <table:table-cell office:value-type="float" office:value="5253.900745" calcext:value-type="float">
            <text:p>5253.900745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070" calcext:value-type="float">
            <text:p>60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9.46041" calcext:value-type="float">
            <text:p>1959.46041</text:p>
          </table:table-cell>
          <table:table-cell office:value-type="float" office:value="5258.89523" calcext:value-type="float">
            <text:p>5258.89523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075" calcext:value-type="float">
            <text:p>60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9.695169" calcext:value-type="float">
            <text:p>1959.695169</text:p>
          </table:table-cell>
          <table:table-cell office:value-type="float" office:value="5263.889716" calcext:value-type="float">
            <text:p>5263.889716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080" calcext:value-type="float">
            <text:p>60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9.929927" calcext:value-type="float">
            <text:p>1959.929927</text:p>
          </table:table-cell>
          <table:table-cell office:value-type="float" office:value="5268.884202" calcext:value-type="float">
            <text:p>5268.884202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085" calcext:value-type="float">
            <text:p>60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0.164686" calcext:value-type="float">
            <text:p>1960.164686</text:p>
          </table:table-cell>
          <table:table-cell office:value-type="float" office:value="5273.878688" calcext:value-type="float">
            <text:p>5273.878688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090" calcext:value-type="float">
            <text:p>60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0.399444" calcext:value-type="float">
            <text:p>1960.399444</text:p>
          </table:table-cell>
          <table:table-cell office:value-type="float" office:value="5278.873174" calcext:value-type="float">
            <text:p>5278.873174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095" calcext:value-type="float">
            <text:p>60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0.634203" calcext:value-type="float">
            <text:p>1960.634203</text:p>
          </table:table-cell>
          <table:table-cell office:value-type="float" office:value="5283.867659" calcext:value-type="float">
            <text:p>5283.867659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0.868961" calcext:value-type="float">
            <text:p>1960.868961</text:p>
          </table:table-cell>
          <table:table-cell office:value-type="float" office:value="5288.862145" calcext:value-type="float">
            <text:p>5288.862145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105" calcext:value-type="float">
            <text:p>61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1.103719" calcext:value-type="float">
            <text:p>1961.103719</text:p>
          </table:table-cell>
          <table:table-cell office:value-type="float" office:value="5293.856631" calcext:value-type="float">
            <text:p>5293.856631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110" calcext:value-type="float">
            <text:p>61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1.338478" calcext:value-type="float">
            <text:p>1961.338478</text:p>
          </table:table-cell>
          <table:table-cell office:value-type="float" office:value="5298.851117" calcext:value-type="float">
            <text:p>5298.851117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115" calcext:value-type="float">
            <text:p>61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1.573236" calcext:value-type="float">
            <text:p>1961.573236</text:p>
          </table:table-cell>
          <table:table-cell office:value-type="float" office:value="5303.845603" calcext:value-type="float">
            <text:p>5303.845603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120" calcext:value-type="float">
            <text:p>61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1.807995" calcext:value-type="float">
            <text:p>1961.807995</text:p>
          </table:table-cell>
          <table:table-cell office:value-type="float" office:value="5308.840088" calcext:value-type="float">
            <text:p>5308.840088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125" calcext:value-type="float">
            <text:p>61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2.042753" calcext:value-type="float">
            <text:p>1962.042753</text:p>
          </table:table-cell>
          <table:table-cell office:value-type="float" office:value="5313.834574" calcext:value-type="float">
            <text:p>5313.834574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130" calcext:value-type="float">
            <text:p>61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2.277512" calcext:value-type="float">
            <text:p>1962.277512</text:p>
          </table:table-cell>
          <table:table-cell office:value-type="float" office:value="5318.82906" calcext:value-type="float">
            <text:p>5318.82906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135" calcext:value-type="float">
            <text:p>61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2.51227" calcext:value-type="float">
            <text:p>1962.51227</text:p>
          </table:table-cell>
          <table:table-cell office:value-type="float" office:value="5323.823546" calcext:value-type="float">
            <text:p>5323.823546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140" calcext:value-type="float">
            <text:p>61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2.747029" calcext:value-type="float">
            <text:p>1962.747029</text:p>
          </table:table-cell>
          <table:table-cell office:value-type="float" office:value="5328.818032" calcext:value-type="float">
            <text:p>5328.818032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145" calcext:value-type="float">
            <text:p>61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2.981787" calcext:value-type="float">
            <text:p>1962.981787</text:p>
          </table:table-cell>
          <table:table-cell office:value-type="float" office:value="5333.812517" calcext:value-type="float">
            <text:p>5333.812517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150" calcext:value-type="float">
            <text:p>61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3.216545" calcext:value-type="float">
            <text:p>1963.216545</text:p>
          </table:table-cell>
          <table:table-cell office:value-type="float" office:value="5338.807003" calcext:value-type="float">
            <text:p>5338.807003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155" calcext:value-type="float">
            <text:p>61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3.451304" calcext:value-type="float">
            <text:p>1963.451304</text:p>
          </table:table-cell>
          <table:table-cell office:value-type="float" office:value="5343.801489" calcext:value-type="float">
            <text:p>5343.801489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160" calcext:value-type="float">
            <text:p>61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3.686062" calcext:value-type="float">
            <text:p>1963.686062</text:p>
          </table:table-cell>
          <table:table-cell office:value-type="float" office:value="5348.795975" calcext:value-type="float">
            <text:p>5348.795975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165" calcext:value-type="float">
            <text:p>61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3.920821" calcext:value-type="float">
            <text:p>1963.920821</text:p>
          </table:table-cell>
          <table:table-cell office:value-type="float" office:value="5353.790461" calcext:value-type="float">
            <text:p>5353.790461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170" calcext:value-type="float">
            <text:p>61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4.155579" calcext:value-type="float">
            <text:p>1964.155579</text:p>
          </table:table-cell>
          <table:table-cell office:value-type="float" office:value="5358.784946" calcext:value-type="float">
            <text:p>5358.784946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175" calcext:value-type="float">
            <text:p>61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4.390338" calcext:value-type="float">
            <text:p>1964.390338</text:p>
          </table:table-cell>
          <table:table-cell office:value-type="float" office:value="5363.779432" calcext:value-type="float">
            <text:p>5363.779432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180" calcext:value-type="float">
            <text:p>61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4.625096" calcext:value-type="float">
            <text:p>1964.625096</text:p>
          </table:table-cell>
          <table:table-cell office:value-type="float" office:value="5368.773918" calcext:value-type="float">
            <text:p>5368.773918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185" calcext:value-type="float">
            <text:p>61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4.859854" calcext:value-type="float">
            <text:p>1964.859854</text:p>
          </table:table-cell>
          <table:table-cell office:value-type="float" office:value="5373.768404" calcext:value-type="float">
            <text:p>5373.768404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190" calcext:value-type="float">
            <text:p>61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5.094613" calcext:value-type="float">
            <text:p>1965.094613</text:p>
          </table:table-cell>
          <table:table-cell office:value-type="float" office:value="5378.76289" calcext:value-type="float">
            <text:p>5378.76289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195" calcext:value-type="float">
            <text:p>61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5.329371" calcext:value-type="float">
            <text:p>1965.329371</text:p>
          </table:table-cell>
          <table:table-cell office:value-type="float" office:value="5383.757376" calcext:value-type="float">
            <text:p>5383.757376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5.56413" calcext:value-type="float">
            <text:p>1965.56413</text:p>
          </table:table-cell>
          <table:table-cell office:value-type="float" office:value="5388.751861" calcext:value-type="float">
            <text:p>5388.751861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205" calcext:value-type="float">
            <text:p>62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5.798888" calcext:value-type="float">
            <text:p>1965.798888</text:p>
          </table:table-cell>
          <table:table-cell office:value-type="float" office:value="5393.746347" calcext:value-type="float">
            <text:p>5393.746347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210" calcext:value-type="float">
            <text:p>62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6.033647" calcext:value-type="float">
            <text:p>1966.033647</text:p>
          </table:table-cell>
          <table:table-cell office:value-type="float" office:value="5398.740833" calcext:value-type="float">
            <text:p>5398.740833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215" calcext:value-type="float">
            <text:p>62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6.268405" calcext:value-type="float">
            <text:p>1966.268405</text:p>
          </table:table-cell>
          <table:table-cell office:value-type="float" office:value="5403.735319" calcext:value-type="float">
            <text:p>5403.735319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220" calcext:value-type="float">
            <text:p>62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6.503164" calcext:value-type="float">
            <text:p>1966.503164</text:p>
          </table:table-cell>
          <table:table-cell office:value-type="float" office:value="5408.729805" calcext:value-type="float">
            <text:p>5408.729805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225" calcext:value-type="float">
            <text:p>62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6.737922" calcext:value-type="float">
            <text:p>1966.737922</text:p>
          </table:table-cell>
          <table:table-cell office:value-type="float" office:value="5413.72429" calcext:value-type="float">
            <text:p>5413.72429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230" calcext:value-type="float">
            <text:p>62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6.97268" calcext:value-type="float">
            <text:p>1966.97268</text:p>
          </table:table-cell>
          <table:table-cell office:value-type="float" office:value="5418.718776" calcext:value-type="float">
            <text:p>5418.718776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235" calcext:value-type="float">
            <text:p>62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7.207439" calcext:value-type="float">
            <text:p>1967.207439</text:p>
          </table:table-cell>
          <table:table-cell office:value-type="float" office:value="5423.713262" calcext:value-type="float">
            <text:p>5423.713262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240" calcext:value-type="float">
            <text:p>62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7.442197" calcext:value-type="float">
            <text:p>1967.442197</text:p>
          </table:table-cell>
          <table:table-cell office:value-type="float" office:value="5428.707748" calcext:value-type="float">
            <text:p>5428.707748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245" calcext:value-type="float">
            <text:p>62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7.676956" calcext:value-type="float">
            <text:p>1967.676956</text:p>
          </table:table-cell>
          <table:table-cell office:value-type="float" office:value="5433.702234" calcext:value-type="float">
            <text:p>5433.702234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250" calcext:value-type="float">
            <text:p>62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7.911714" calcext:value-type="float">
            <text:p>1967.911714</text:p>
          </table:table-cell>
          <table:table-cell office:value-type="float" office:value="5438.696719" calcext:value-type="float">
            <text:p>5438.696719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255" calcext:value-type="float">
            <text:p>62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8.146473" calcext:value-type="float">
            <text:p>1968.146473</text:p>
          </table:table-cell>
          <table:table-cell office:value-type="float" office:value="5443.691205" calcext:value-type="float">
            <text:p>5443.691205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260" calcext:value-type="float">
            <text:p>62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8.381231" calcext:value-type="float">
            <text:p>1968.381231</text:p>
          </table:table-cell>
          <table:table-cell office:value-type="float" office:value="5448.685691" calcext:value-type="float">
            <text:p>5448.685691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265" calcext:value-type="float">
            <text:p>62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8.61599" calcext:value-type="float">
            <text:p>1968.61599</text:p>
          </table:table-cell>
          <table:table-cell office:value-type="float" office:value="5453.680177" calcext:value-type="float">
            <text:p>5453.680177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270" calcext:value-type="float">
            <text:p>62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8.850748" calcext:value-type="float">
            <text:p>1968.850748</text:p>
          </table:table-cell>
          <table:table-cell office:value-type="float" office:value="5458.674663" calcext:value-type="float">
            <text:p>5458.674663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275" calcext:value-type="float">
            <text:p>62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9.085506" calcext:value-type="float">
            <text:p>1969.085506</text:p>
          </table:table-cell>
          <table:table-cell office:value-type="float" office:value="5463.669148" calcext:value-type="float">
            <text:p>5463.669148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9.320265" calcext:value-type="float">
            <text:p>1969.320265</text:p>
          </table:table-cell>
          <table:table-cell office:value-type="float" office:value="5468.663634" calcext:value-type="float">
            <text:p>5468.663634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9.555023" calcext:value-type="float">
            <text:p>1969.555023</text:p>
          </table:table-cell>
          <table:table-cell office:value-type="float" office:value="5473.65812" calcext:value-type="float">
            <text:p>5473.65812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290" calcext:value-type="float">
            <text:p>62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9.789782" calcext:value-type="float">
            <text:p>1969.789782</text:p>
          </table:table-cell>
          <table:table-cell office:value-type="float" office:value="5478.652606" calcext:value-type="float">
            <text:p>5478.652606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295" calcext:value-type="float">
            <text:p>62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0.02454" calcext:value-type="float">
            <text:p>1970.02454</text:p>
          </table:table-cell>
          <table:table-cell office:value-type="float" office:value="5483.647092" calcext:value-type="float">
            <text:p>5483.647092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0.259299" calcext:value-type="float">
            <text:p>1970.259299</text:p>
          </table:table-cell>
          <table:table-cell office:value-type="float" office:value="5488.641577" calcext:value-type="float">
            <text:p>5488.641577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305" calcext:value-type="float">
            <text:p>63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0.494057" calcext:value-type="float">
            <text:p>1970.494057</text:p>
          </table:table-cell>
          <table:table-cell office:value-type="float" office:value="5493.636063" calcext:value-type="float">
            <text:p>5493.636063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310" calcext:value-type="float">
            <text:p>63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0.728815" calcext:value-type="float">
            <text:p>1970.728815</text:p>
          </table:table-cell>
          <table:table-cell office:value-type="float" office:value="5498.630549" calcext:value-type="float">
            <text:p>5498.630549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315" calcext:value-type="float">
            <text:p>63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0.963574" calcext:value-type="float">
            <text:p>1970.963574</text:p>
          </table:table-cell>
          <table:table-cell office:value-type="float" office:value="5503.625035" calcext:value-type="float">
            <text:p>5503.625035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320" calcext:value-type="float">
            <text:p>63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1.198332" calcext:value-type="float">
            <text:p>1971.198332</text:p>
          </table:table-cell>
          <table:table-cell office:value-type="float" office:value="5508.619521" calcext:value-type="float">
            <text:p>5508.619521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325" calcext:value-type="float">
            <text:p>63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1.433091" calcext:value-type="float">
            <text:p>1971.433091</text:p>
          </table:table-cell>
          <table:table-cell office:value-type="float" office:value="5513.614006" calcext:value-type="float">
            <text:p>5513.614006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330" calcext:value-type="float">
            <text:p>63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1.667849" calcext:value-type="float">
            <text:p>1971.667849</text:p>
          </table:table-cell>
          <table:table-cell office:value-type="float" office:value="5518.608492" calcext:value-type="float">
            <text:p>5518.608492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335" calcext:value-type="float">
            <text:p>63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1.902608" calcext:value-type="float">
            <text:p>1971.902608</text:p>
          </table:table-cell>
          <table:table-cell office:value-type="float" office:value="5523.602978" calcext:value-type="float">
            <text:p>5523.602978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340" calcext:value-type="float">
            <text:p>63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2.137366" calcext:value-type="float">
            <text:p>1972.137366</text:p>
          </table:table-cell>
          <table:table-cell office:value-type="float" office:value="5528.597464" calcext:value-type="float">
            <text:p>5528.597464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345" calcext:value-type="float">
            <text:p>63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2.372125" calcext:value-type="float">
            <text:p>1972.372125</text:p>
          </table:table-cell>
          <table:table-cell office:value-type="float" office:value="5533.59195" calcext:value-type="float">
            <text:p>5533.59195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350" calcext:value-type="float">
            <text:p>63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2.606883" calcext:value-type="float">
            <text:p>1972.606883</text:p>
          </table:table-cell>
          <table:table-cell office:value-type="float" office:value="5538.586436" calcext:value-type="float">
            <text:p>5538.586436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355" calcext:value-type="float">
            <text:p>63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2.841641" calcext:value-type="float">
            <text:p>1972.841641</text:p>
          </table:table-cell>
          <table:table-cell office:value-type="float" office:value="5543.580921" calcext:value-type="float">
            <text:p>5543.580921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3.0764" calcext:value-type="float">
            <text:p>1973.0764</text:p>
          </table:table-cell>
          <table:table-cell office:value-type="float" office:value="5548.575407" calcext:value-type="float">
            <text:p>5548.575407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365" calcext:value-type="float">
            <text:p>63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3.311158" calcext:value-type="float">
            <text:p>1973.311158</text:p>
          </table:table-cell>
          <table:table-cell office:value-type="float" office:value="5553.569893" calcext:value-type="float">
            <text:p>5553.569893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370" calcext:value-type="float">
            <text:p>63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3.545917" calcext:value-type="float">
            <text:p>1973.545917</text:p>
          </table:table-cell>
          <table:table-cell office:value-type="float" office:value="5558.564379" calcext:value-type="float">
            <text:p>5558.564379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375" calcext:value-type="float">
            <text:p>63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3.780675" calcext:value-type="float">
            <text:p>1973.780675</text:p>
          </table:table-cell>
          <table:table-cell office:value-type="float" office:value="5563.558865" calcext:value-type="float">
            <text:p>5563.558865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380" calcext:value-type="float">
            <text:p>63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4.015434" calcext:value-type="float">
            <text:p>1974.015434</text:p>
          </table:table-cell>
          <table:table-cell office:value-type="float" office:value="5568.55335" calcext:value-type="float">
            <text:p>5568.55335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385" calcext:value-type="float">
            <text:p>63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4.250192" calcext:value-type="float">
            <text:p>1974.250192</text:p>
          </table:table-cell>
          <table:table-cell office:value-type="float" office:value="5573.547836" calcext:value-type="float">
            <text:p>5573.547836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390" calcext:value-type="float">
            <text:p>63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4.484951" calcext:value-type="float">
            <text:p>1974.484951</text:p>
          </table:table-cell>
          <table:table-cell office:value-type="float" office:value="5578.542322" calcext:value-type="float">
            <text:p>5578.542322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395" calcext:value-type="float">
            <text:p>63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4.719709" calcext:value-type="float">
            <text:p>1974.719709</text:p>
          </table:table-cell>
          <table:table-cell office:value-type="float" office:value="5583.536808" calcext:value-type="float">
            <text:p>5583.536808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4.954467" calcext:value-type="float">
            <text:p>1974.954467</text:p>
          </table:table-cell>
          <table:table-cell office:value-type="float" office:value="5588.531294" calcext:value-type="float">
            <text:p>5588.531294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405" calcext:value-type="float">
            <text:p>64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5.189226" calcext:value-type="float">
            <text:p>1975.189226</text:p>
          </table:table-cell>
          <table:table-cell office:value-type="float" office:value="5593.525779" calcext:value-type="float">
            <text:p>5593.525779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410" calcext:value-type="float">
            <text:p>64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5.423984" calcext:value-type="float">
            <text:p>1975.423984</text:p>
          </table:table-cell>
          <table:table-cell office:value-type="float" office:value="5598.520265" calcext:value-type="float">
            <text:p>5598.520265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415" calcext:value-type="float">
            <text:p>64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5.658743" calcext:value-type="float">
            <text:p>1975.658743</text:p>
          </table:table-cell>
          <table:table-cell office:value-type="float" office:value="5603.514751" calcext:value-type="float">
            <text:p>5603.514751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420" calcext:value-type="float">
            <text:p>6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5.893501" calcext:value-type="float">
            <text:p>1975.893501</text:p>
          </table:table-cell>
          <table:table-cell office:value-type="float" office:value="5608.509237" calcext:value-type="float">
            <text:p>5608.509237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425" calcext:value-type="float">
            <text:p>64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6.12826" calcext:value-type="float">
            <text:p>1976.12826</text:p>
          </table:table-cell>
          <table:table-cell office:value-type="float" office:value="5613.503723" calcext:value-type="float">
            <text:p>5613.503723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430" calcext:value-type="float">
            <text:p>64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6.363018" calcext:value-type="float">
            <text:p>1976.363018</text:p>
          </table:table-cell>
          <table:table-cell office:value-type="float" office:value="5618.498208" calcext:value-type="float">
            <text:p>5618.498208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435" calcext:value-type="float">
            <text:p>64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6.597776" calcext:value-type="float">
            <text:p>1976.597776</text:p>
          </table:table-cell>
          <table:table-cell office:value-type="float" office:value="5623.492694" calcext:value-type="float">
            <text:p>5623.492694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440" calcext:value-type="float">
            <text:p>64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6.832535" calcext:value-type="float">
            <text:p>1976.832535</text:p>
          </table:table-cell>
          <table:table-cell office:value-type="float" office:value="5628.48718" calcext:value-type="float">
            <text:p>5628.48718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445" calcext:value-type="float">
            <text:p>64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7.067293" calcext:value-type="float">
            <text:p>1977.067293</text:p>
          </table:table-cell>
          <table:table-cell office:value-type="float" office:value="5633.481666" calcext:value-type="float">
            <text:p>5633.481666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450" calcext:value-type="float">
            <text:p>64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7.302052" calcext:value-type="float">
            <text:p>1977.302052</text:p>
          </table:table-cell>
          <table:table-cell office:value-type="float" office:value="5638.476152" calcext:value-type="float">
            <text:p>5638.476152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455" calcext:value-type="float">
            <text:p>64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7.53681" calcext:value-type="float">
            <text:p>1977.53681</text:p>
          </table:table-cell>
          <table:table-cell office:value-type="float" office:value="5643.470637" calcext:value-type="float">
            <text:p>5643.470637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460" calcext:value-type="float">
            <text:p>64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7.771569" calcext:value-type="float">
            <text:p>1977.771569</text:p>
          </table:table-cell>
          <table:table-cell office:value-type="float" office:value="5648.465123" calcext:value-type="float">
            <text:p>5648.465123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465" calcext:value-type="float">
            <text:p>64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8.006327" calcext:value-type="float">
            <text:p>1978.006327</text:p>
          </table:table-cell>
          <table:table-cell office:value-type="float" office:value="5653.459609" calcext:value-type="float">
            <text:p>5653.459609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470" calcext:value-type="float">
            <text:p>64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8.241086" calcext:value-type="float">
            <text:p>1978.241086</text:p>
          </table:table-cell>
          <table:table-cell office:value-type="float" office:value="5658.454095" calcext:value-type="float">
            <text:p>5658.454095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475" calcext:value-type="float">
            <text:p>64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8.475844" calcext:value-type="float">
            <text:p>1978.475844</text:p>
          </table:table-cell>
          <table:table-cell office:value-type="float" office:value="5663.448581" calcext:value-type="float">
            <text:p>5663.448581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480" calcext:value-type="float">
            <text:p>64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8.710602" calcext:value-type="float">
            <text:p>1978.710602</text:p>
          </table:table-cell>
          <table:table-cell office:value-type="float" office:value="5668.443066" calcext:value-type="float">
            <text:p>5668.443066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485" calcext:value-type="float">
            <text:p>64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8.945361" calcext:value-type="float">
            <text:p>1978.945361</text:p>
          </table:table-cell>
          <table:table-cell office:value-type="float" office:value="5673.437552" calcext:value-type="float">
            <text:p>5673.437552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490" calcext:value-type="float">
            <text:p>64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9.180119" calcext:value-type="float">
            <text:p>1979.180119</text:p>
          </table:table-cell>
          <table:table-cell office:value-type="float" office:value="5678.432038" calcext:value-type="float">
            <text:p>5678.432038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495" calcext:value-type="float">
            <text:p>64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9.414878" calcext:value-type="float">
            <text:p>1979.414878</text:p>
          </table:table-cell>
          <table:table-cell office:value-type="float" office:value="5683.426524" calcext:value-type="float">
            <text:p>5683.426524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9.649636" calcext:value-type="float">
            <text:p>1979.649636</text:p>
          </table:table-cell>
          <table:table-cell office:value-type="float" office:value="5688.42101" calcext:value-type="float">
            <text:p>5688.42101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505" calcext:value-type="float">
            <text:p>65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9.884395" calcext:value-type="float">
            <text:p>1979.884395</text:p>
          </table:table-cell>
          <table:table-cell office:value-type="float" office:value="5693.415496" calcext:value-type="float">
            <text:p>5693.415496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510" calcext:value-type="float">
            <text:p>65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0.119153" calcext:value-type="float">
            <text:p>1980.119153</text:p>
          </table:table-cell>
          <table:table-cell office:value-type="float" office:value="5698.409981" calcext:value-type="float">
            <text:p>5698.409981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515" calcext:value-type="float">
            <text:p>65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0.353911" calcext:value-type="float">
            <text:p>1980.353911</text:p>
          </table:table-cell>
          <table:table-cell office:value-type="float" office:value="5703.404467" calcext:value-type="float">
            <text:p>5703.404467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520" calcext:value-type="float">
            <text:p>65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0.58867" calcext:value-type="float">
            <text:p>1980.58867</text:p>
          </table:table-cell>
          <table:table-cell office:value-type="float" office:value="5708.398953" calcext:value-type="float">
            <text:p>5708.398953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525" calcext:value-type="float">
            <text:p>65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0.823428" calcext:value-type="float">
            <text:p>1980.823428</text:p>
          </table:table-cell>
          <table:table-cell office:value-type="float" office:value="5713.393439" calcext:value-type="float">
            <text:p>5713.393439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530" calcext:value-type="float">
            <text:p>65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1.058187" calcext:value-type="float">
            <text:p>1981.058187</text:p>
          </table:table-cell>
          <table:table-cell office:value-type="float" office:value="5718.387925" calcext:value-type="float">
            <text:p>5718.387925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535" calcext:value-type="float">
            <text:p>65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1.292945" calcext:value-type="float">
            <text:p>1981.292945</text:p>
          </table:table-cell>
          <table:table-cell office:value-type="float" office:value="5723.38241" calcext:value-type="float">
            <text:p>5723.38241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540" calcext:value-type="float">
            <text:p>65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1.527704" calcext:value-type="float">
            <text:p>1981.527704</text:p>
          </table:table-cell>
          <table:table-cell office:value-type="float" office:value="5728.376896" calcext:value-type="float">
            <text:p>5728.376896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545" calcext:value-type="float">
            <text:p>65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1.762462" calcext:value-type="float">
            <text:p>1981.762462</text:p>
          </table:table-cell>
          <table:table-cell office:value-type="float" office:value="5733.371382" calcext:value-type="float">
            <text:p>5733.371382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550" calcext:value-type="float">
            <text:p>65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1.997221" calcext:value-type="float">
            <text:p>1981.997221</text:p>
          </table:table-cell>
          <table:table-cell office:value-type="float" office:value="5738.365868" calcext:value-type="float">
            <text:p>5738.365868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555" calcext:value-type="float">
            <text:p>65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2.231979" calcext:value-type="float">
            <text:p>1982.231979</text:p>
          </table:table-cell>
          <table:table-cell office:value-type="float" office:value="5743.360354" calcext:value-type="float">
            <text:p>5743.360354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560" calcext:value-type="float">
            <text:p>65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2.466737" calcext:value-type="float">
            <text:p>1982.466737</text:p>
          </table:table-cell>
          <table:table-cell office:value-type="float" office:value="5748.354839" calcext:value-type="float">
            <text:p>5748.354839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565" calcext:value-type="float">
            <text:p>65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2.701496" calcext:value-type="float">
            <text:p>1982.701496</text:p>
          </table:table-cell>
          <table:table-cell office:value-type="float" office:value="5753.349325" calcext:value-type="float">
            <text:p>5753.349325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570" calcext:value-type="float">
            <text:p>65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2.936254" calcext:value-type="float">
            <text:p>1982.936254</text:p>
          </table:table-cell>
          <table:table-cell office:value-type="float" office:value="5758.343811" calcext:value-type="float">
            <text:p>5758.343811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575" calcext:value-type="float">
            <text:p>65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3.171013" calcext:value-type="float">
            <text:p>1983.171013</text:p>
          </table:table-cell>
          <table:table-cell office:value-type="float" office:value="5763.338297" calcext:value-type="float">
            <text:p>5763.338297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580" calcext:value-type="float">
            <text:p>65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3.405771" calcext:value-type="float">
            <text:p>1983.405771</text:p>
          </table:table-cell>
          <table:table-cell office:value-type="float" office:value="5768.332783" calcext:value-type="float">
            <text:p>5768.332783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585" calcext:value-type="float">
            <text:p>65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3.64053" calcext:value-type="float">
            <text:p>1983.64053</text:p>
          </table:table-cell>
          <table:table-cell office:value-type="float" office:value="5773.327268" calcext:value-type="float">
            <text:p>5773.327268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590" calcext:value-type="float">
            <text:p>65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3.875288" calcext:value-type="float">
            <text:p>1983.875288</text:p>
          </table:table-cell>
          <table:table-cell office:value-type="float" office:value="5778.321754" calcext:value-type="float">
            <text:p>5778.321754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595" calcext:value-type="float">
            <text:p>65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4.110047" calcext:value-type="float">
            <text:p>1984.110047</text:p>
          </table:table-cell>
          <table:table-cell office:value-type="float" office:value="5783.31624" calcext:value-type="float">
            <text:p>5783.31624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4.344805" calcext:value-type="float">
            <text:p>1984.344805</text:p>
          </table:table-cell>
          <table:table-cell office:value-type="float" office:value="5788.310726" calcext:value-type="float">
            <text:p>5788.310726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605" calcext:value-type="float">
            <text:p>66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4.579563" calcext:value-type="float">
            <text:p>1984.579563</text:p>
          </table:table-cell>
          <table:table-cell office:value-type="float" office:value="5793.305212" calcext:value-type="float">
            <text:p>5793.305212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610" calcext:value-type="float">
            <text:p>66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4.814322" calcext:value-type="float">
            <text:p>1984.814322</text:p>
          </table:table-cell>
          <table:table-cell office:value-type="float" office:value="5798.299697" calcext:value-type="float">
            <text:p>5798.299697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615" calcext:value-type="float">
            <text:p>66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5.04908" calcext:value-type="float">
            <text:p>1985.04908</text:p>
          </table:table-cell>
          <table:table-cell office:value-type="float" office:value="5803.294183" calcext:value-type="float">
            <text:p>5803.294183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620" calcext:value-type="float">
            <text:p>66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5.283839" calcext:value-type="float">
            <text:p>1985.283839</text:p>
          </table:table-cell>
          <table:table-cell office:value-type="float" office:value="5808.288669" calcext:value-type="float">
            <text:p>5808.288669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625" calcext:value-type="float">
            <text:p>66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5.518597" calcext:value-type="float">
            <text:p>1985.518597</text:p>
          </table:table-cell>
          <table:table-cell office:value-type="float" office:value="5813.283155" calcext:value-type="float">
            <text:p>5813.283155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630" calcext:value-type="float">
            <text:p>66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5.753356" calcext:value-type="float">
            <text:p>1985.753356</text:p>
          </table:table-cell>
          <table:table-cell office:value-type="float" office:value="5818.277641" calcext:value-type="float">
            <text:p>5818.277641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635" calcext:value-type="float">
            <text:p>66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5.988114" calcext:value-type="float">
            <text:p>1985.988114</text:p>
          </table:table-cell>
          <table:table-cell office:value-type="float" office:value="5823.272127" calcext:value-type="float">
            <text:p>5823.272127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640" calcext:value-type="float">
            <text:p>66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6.222872" calcext:value-type="float">
            <text:p>1986.222872</text:p>
          </table:table-cell>
          <table:table-cell office:value-type="float" office:value="5828.266612" calcext:value-type="float">
            <text:p>5828.266612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645" calcext:value-type="float">
            <text:p>66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6.457631" calcext:value-type="float">
            <text:p>1986.457631</text:p>
          </table:table-cell>
          <table:table-cell office:value-type="float" office:value="5833.261098" calcext:value-type="float">
            <text:p>5833.261098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650" calcext:value-type="float">
            <text:p>66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6.692389" calcext:value-type="float">
            <text:p>1986.692389</text:p>
          </table:table-cell>
          <table:table-cell office:value-type="float" office:value="5838.255584" calcext:value-type="float">
            <text:p>5838.255584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655" calcext:value-type="float">
            <text:p>66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6.927148" calcext:value-type="float">
            <text:p>1986.927148</text:p>
          </table:table-cell>
          <table:table-cell office:value-type="float" office:value="5843.25007" calcext:value-type="float">
            <text:p>5843.25007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660" calcext:value-type="float">
            <text:p>66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7.161906" calcext:value-type="float">
            <text:p>1987.161906</text:p>
          </table:table-cell>
          <table:table-cell office:value-type="float" office:value="5848.244556" calcext:value-type="float">
            <text:p>5848.244556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665" calcext:value-type="float">
            <text:p>66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7.396665" calcext:value-type="float">
            <text:p>1987.396665</text:p>
          </table:table-cell>
          <table:table-cell office:value-type="float" office:value="5853.239041" calcext:value-type="float">
            <text:p>5853.239041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7.631423" calcext:value-type="float">
            <text:p>1987.631423</text:p>
          </table:table-cell>
          <table:table-cell office:value-type="float" office:value="5858.233527" calcext:value-type="float">
            <text:p>5858.233527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675" calcext:value-type="float">
            <text:p>66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7.866182" calcext:value-type="float">
            <text:p>1987.866182</text:p>
          </table:table-cell>
          <table:table-cell office:value-type="float" office:value="5863.228013" calcext:value-type="float">
            <text:p>5863.228013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680" calcext:value-type="float">
            <text:p>66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8.10094" calcext:value-type="float">
            <text:p>1988.10094</text:p>
          </table:table-cell>
          <table:table-cell office:value-type="float" office:value="5868.222499" calcext:value-type="float">
            <text:p>5868.222499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685" calcext:value-type="float">
            <text:p>66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8.335698" calcext:value-type="float">
            <text:p>1988.335698</text:p>
          </table:table-cell>
          <table:table-cell office:value-type="float" office:value="5873.216985" calcext:value-type="float">
            <text:p>5873.216985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690" calcext:value-type="float">
            <text:p>66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8.570457" calcext:value-type="float">
            <text:p>1988.570457</text:p>
          </table:table-cell>
          <table:table-cell office:value-type="float" office:value="5878.21147" calcext:value-type="float">
            <text:p>5878.21147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695" calcext:value-type="float">
            <text:p>66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8.805215" calcext:value-type="float">
            <text:p>1988.805215</text:p>
          </table:table-cell>
          <table:table-cell office:value-type="float" office:value="5883.205956" calcext:value-type="float">
            <text:p>5883.205956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9.039974" calcext:value-type="float">
            <text:p>1989.039974</text:p>
          </table:table-cell>
          <table:table-cell office:value-type="float" office:value="5888.200442" calcext:value-type="float">
            <text:p>5888.200442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705" calcext:value-type="float">
            <text:p>67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9.274732" calcext:value-type="float">
            <text:p>1989.274732</text:p>
          </table:table-cell>
          <table:table-cell office:value-type="float" office:value="5893.194928" calcext:value-type="float">
            <text:p>5893.194928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710" calcext:value-type="float">
            <text:p>67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9.509491" calcext:value-type="float">
            <text:p>1989.509491</text:p>
          </table:table-cell>
          <table:table-cell office:value-type="float" office:value="5898.189414" calcext:value-type="float">
            <text:p>5898.189414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715" calcext:value-type="float">
            <text:p>67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9.744249" calcext:value-type="float">
            <text:p>1989.744249</text:p>
          </table:table-cell>
          <table:table-cell office:value-type="float" office:value="5903.183899" calcext:value-type="float">
            <text:p>5903.183899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720" calcext:value-type="float">
            <text:p>67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9.979008" calcext:value-type="float">
            <text:p>1989.979008</text:p>
          </table:table-cell>
          <table:table-cell office:value-type="float" office:value="5908.178385" calcext:value-type="float">
            <text:p>5908.178385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725" calcext:value-type="float">
            <text:p>67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0.213766" calcext:value-type="float">
            <text:p>1990.213766</text:p>
          </table:table-cell>
          <table:table-cell office:value-type="float" office:value="5913.172871" calcext:value-type="float">
            <text:p>5913.172871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730" calcext:value-type="float">
            <text:p>67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0.448524" calcext:value-type="float">
            <text:p>1990.448524</text:p>
          </table:table-cell>
          <table:table-cell office:value-type="float" office:value="5918.167357" calcext:value-type="float">
            <text:p>5918.167357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735" calcext:value-type="float">
            <text:p>67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0.683283" calcext:value-type="float">
            <text:p>1990.683283</text:p>
          </table:table-cell>
          <table:table-cell office:value-type="float" office:value="5923.161843" calcext:value-type="float">
            <text:p>5923.161843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740" calcext:value-type="float">
            <text:p>67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0.918041" calcext:value-type="float">
            <text:p>1990.918041</text:p>
          </table:table-cell>
          <table:table-cell office:value-type="float" office:value="5928.156328" calcext:value-type="float">
            <text:p>5928.156328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745" calcext:value-type="float">
            <text:p>67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1.1528" calcext:value-type="float">
            <text:p>1991.1528</text:p>
          </table:table-cell>
          <table:table-cell office:value-type="float" office:value="5933.150814" calcext:value-type="float">
            <text:p>5933.150814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750" calcext:value-type="float">
            <text:p>67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1.387558" calcext:value-type="float">
            <text:p>1991.387558</text:p>
          </table:table-cell>
          <table:table-cell office:value-type="float" office:value="5938.1453" calcext:value-type="float">
            <text:p>5938.1453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755" calcext:value-type="float">
            <text:p>67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1.622317" calcext:value-type="float">
            <text:p>1991.622317</text:p>
          </table:table-cell>
          <table:table-cell office:value-type="float" office:value="5943.139786" calcext:value-type="float">
            <text:p>5943.139786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760" calcext:value-type="float">
            <text:p>67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1.857075" calcext:value-type="float">
            <text:p>1991.857075</text:p>
          </table:table-cell>
          <table:table-cell office:value-type="float" office:value="5948.134272" calcext:value-type="float">
            <text:p>5948.134272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765" calcext:value-type="float">
            <text:p>67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2.091833" calcext:value-type="float">
            <text:p>1992.091833</text:p>
          </table:table-cell>
          <table:table-cell office:value-type="float" office:value="5953.128757" calcext:value-type="float">
            <text:p>5953.128757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770" calcext:value-type="float">
            <text:p>67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2.326592" calcext:value-type="float">
            <text:p>1992.326592</text:p>
          </table:table-cell>
          <table:table-cell office:value-type="float" office:value="5958.123243" calcext:value-type="float">
            <text:p>5958.123243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775" calcext:value-type="float">
            <text:p>67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2.56135" calcext:value-type="float">
            <text:p>1992.56135</text:p>
          </table:table-cell>
          <table:table-cell office:value-type="float" office:value="5963.117729" calcext:value-type="float">
            <text:p>5963.117729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780" calcext:value-type="float">
            <text:p>67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2.796109" calcext:value-type="float">
            <text:p>1992.796109</text:p>
          </table:table-cell>
          <table:table-cell office:value-type="float" office:value="5968.112215" calcext:value-type="float">
            <text:p>5968.112215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785" calcext:value-type="float">
            <text:p>67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3.030867" calcext:value-type="float">
            <text:p>1993.030867</text:p>
          </table:table-cell>
          <table:table-cell office:value-type="float" office:value="5973.106701" calcext:value-type="float">
            <text:p>5973.106701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790" calcext:value-type="float">
            <text:p>67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3.265626" calcext:value-type="float">
            <text:p>1993.265626</text:p>
          </table:table-cell>
          <table:table-cell office:value-type="float" office:value="5978.101187" calcext:value-type="float">
            <text:p>5978.101187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795" calcext:value-type="float">
            <text:p>67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3.500384" calcext:value-type="float">
            <text:p>1993.500384</text:p>
          </table:table-cell>
          <table:table-cell office:value-type="float" office:value="5983.095672" calcext:value-type="float">
            <text:p>5983.095672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3.735143" calcext:value-type="float">
            <text:p>1993.735143</text:p>
          </table:table-cell>
          <table:table-cell office:value-type="float" office:value="5988.090158" calcext:value-type="float">
            <text:p>5988.090158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805" calcext:value-type="float">
            <text:p>68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3.969901" calcext:value-type="float">
            <text:p>1993.969901</text:p>
          </table:table-cell>
          <table:table-cell office:value-type="float" office:value="5993.084644" calcext:value-type="float">
            <text:p>5993.084644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810" calcext:value-type="float">
            <text:p>68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4.204659" calcext:value-type="float">
            <text:p>1994.204659</text:p>
          </table:table-cell>
          <table:table-cell office:value-type="float" office:value="5998.07913" calcext:value-type="float">
            <text:p>5998.07913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815" calcext:value-type="float">
            <text:p>68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4.439418" calcext:value-type="float">
            <text:p>1994.439418</text:p>
          </table:table-cell>
          <table:table-cell office:value-type="float" office:value="6003.073616" calcext:value-type="float">
            <text:p>6003.073616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820" calcext:value-type="float">
            <text:p>68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4.674176" calcext:value-type="float">
            <text:p>1994.674176</text:p>
          </table:table-cell>
          <table:table-cell office:value-type="float" office:value="6008.068101" calcext:value-type="float">
            <text:p>6008.068101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825" calcext:value-type="float">
            <text:p>68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4.908935" calcext:value-type="float">
            <text:p>1994.908935</text:p>
          </table:table-cell>
          <table:table-cell office:value-type="float" office:value="6013.062587" calcext:value-type="float">
            <text:p>6013.062587</text:p>
          </table:table-cell>
          <table:table-cell office:value-type="float" office:value="1.523827371" calcext:value-type="float">
            <text:p>1.523827371</text:p>
          </table:table-cell>
          <table:table-cell office:value-type="float" office:value="0" calcext:value-type="float">
            <text:p>0</text:p>
          </table:table-cell>
          <table:table-cell office:value-type="float" office:value="6830" calcext:value-type="float">
            <text:p>68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015" calcext:value-type="float">
            <text:p>6015</text:p>
          </table:table-cell>
          <table:table-cell office:value-type="float" office:value="1.213585119" calcext:value-type="float">
            <text:p>1.213585119</text:p>
          </table:table-cell>
          <table:table-cell office:value-type="float" office:value="2.24E-017" calcext:value-type="float">
            <text:p>2.24E-17</text:p>
          </table:table-cell>
          <table:table-cell office:value-type="float" office:value="6835" calcext:value-type="float">
            <text:p>68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6.785737" calcext:value-type="float">
            <text:p>1996.785737</text:p>
          </table:table-cell>
          <table:table-cell office:value-type="float" office:value="6019.77244" calcext:value-type="float">
            <text:p>6019.77244</text:p>
          </table:table-cell>
          <table:table-cell office:value-type="float" office:value="1.211071175" calcext:value-type="float">
            <text:p>1.211071175</text:p>
          </table:table-cell>
          <table:table-cell office:value-type="float" office:value="-0.000987791" calcext:value-type="float">
            <text:p>-0.000987791</text:p>
          </table:table-cell>
          <table:table-cell office:value-type="float" office:value="6840" calcext:value-type="float">
            <text:p>68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8.593117" calcext:value-type="float">
            <text:p>1998.593117</text:p>
          </table:table-cell>
          <table:table-cell office:value-type="float" office:value="6024.529632" calcext:value-type="float">
            <text:p>6024.529632</text:p>
          </table:table-cell>
          <table:table-cell office:value-type="float" office:value="1.203509728" calcext:value-type="float">
            <text:p>1.203509728</text:p>
          </table:table-cell>
          <table:table-cell office:value-type="float" office:value="-0.001987072" calcext:value-type="float">
            <text:p>-0.001987072</text:p>
          </table:table-cell>
          <table:table-cell office:value-type="float" office:value="6845" calcext:value-type="float">
            <text:p>68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0.443783" calcext:value-type="float">
            <text:p>2000.443783</text:p>
          </table:table-cell>
          <table:table-cell office:value-type="float" office:value="6029.256326" calcext:value-type="float">
            <text:p>6029.256326</text:p>
          </table:table-cell>
          <table:table-cell office:value-type="float" office:value="1.19084349" calcext:value-type="float">
            <text:p>1.19084349</text:p>
          </table:table-cell>
          <table:table-cell office:value-type="float" office:value="-0.003008473" calcext:value-type="float">
            <text:p>-0.003008473</text:p>
          </table:table-cell>
          <table:table-cell office:value-type="float" office:value="6850" calcext:value-type="float">
            <text:p>68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2.359378" calcext:value-type="float">
            <text:p>2002.359378</text:p>
          </table:table-cell>
          <table:table-cell office:value-type="float" office:value="6033.937274" calcext:value-type="float">
            <text:p>6033.937274</text:p>
          </table:table-cell>
          <table:table-cell office:value-type="float" office:value="1.172982367" calcext:value-type="float">
            <text:p>1.172982367</text:p>
          </table:table-cell>
          <table:table-cell office:value-type="float" office:value="-0.00406077" calcext:value-type="float">
            <text:p>-0.00406077</text:p>
          </table:table-cell>
          <table:table-cell office:value-type="float" office:value="6855" calcext:value-type="float">
            <text:p>68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4.361547" calcext:value-type="float">
            <text:p>2004.361547</text:p>
          </table:table-cell>
          <table:table-cell office:value-type="float" office:value="6038.557227" calcext:value-type="float">
            <text:p>6038.557227</text:p>
          </table:table-cell>
          <table:table-cell office:value-type="float" office:value="1.149812193" calcext:value-type="float">
            <text:p>1.149812193</text:p>
          </table:table-cell>
          <table:table-cell office:value-type="float" office:value="-0.005149626" calcext:value-type="float">
            <text:p>-0.005149626</text:p>
          </table:table-cell>
          <table:table-cell office:value-type="float" office:value="6860" calcext:value-type="float">
            <text:p>68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6.471931" calcext:value-type="float">
            <text:p>2006.471931</text:p>
          </table:table-cell>
          <table:table-cell office:value-type="float" office:value="6043.100937" calcext:value-type="float">
            <text:p>6043.100937</text:p>
          </table:table-cell>
          <table:table-cell office:value-type="float" office:value="1.121208186" calcext:value-type="float">
            <text:p>1.121208186</text:p>
          </table:table-cell>
          <table:table-cell office:value-type="float" office:value="-0.006275969" calcext:value-type="float">
            <text:p>-0.006275969</text:p>
          </table:table-cell>
          <table:table-cell office:value-type="float" office:value="6865" calcext:value-type="float">
            <text:p>68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8.712173" calcext:value-type="float">
            <text:p>2008.712173</text:p>
          </table:table-cell>
          <table:table-cell office:value-type="float" office:value="6047.553155" calcext:value-type="float">
            <text:p>6047.553155</text:p>
          </table:table-cell>
          <table:table-cell office:value-type="float" office:value="1.087054139" calcext:value-type="float">
            <text:p>1.087054139</text:p>
          </table:table-cell>
          <table:table-cell office:value-type="float" office:value="-0.00743399" calcext:value-type="float">
            <text:p>-0.00743399</text:p>
          </table:table-cell>
          <table:table-cell office:value-type="float" office:value="6870" calcext:value-type="float">
            <text:p>68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1.103918" calcext:value-type="float">
            <text:p>2011.103918</text:p>
          </table:table-cell>
          <table:table-cell office:value-type="float" office:value="6051.898632" calcext:value-type="float">
            <text:p>6051.898632</text:p>
          </table:table-cell>
          <table:table-cell office:value-type="float" office:value="1.04726822" calcext:value-type="float">
            <text:p>1.04726822</text:p>
          </table:table-cell>
          <table:table-cell office:value-type="float" office:value="-0.008608888" calcext:value-type="float">
            <text:p>-0.008608888</text:p>
          </table:table-cell>
          <table:table-cell office:value-type="float" office:value="6875" calcext:value-type="float">
            <text:p>68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3.668809" calcext:value-type="float">
            <text:p>2013.668809</text:p>
          </table:table-cell>
          <table:table-cell office:value-type="float" office:value="6056.12212" calcext:value-type="float">
            <text:p>6056.12212</text:p>
          </table:table-cell>
          <table:table-cell office:value-type="float" office:value="1.001835619" calcext:value-type="float">
            <text:p>1.001835619</text:p>
          </table:table-cell>
          <table:table-cell office:value-type="float" office:value="-0.009774703" calcext:value-type="float">
            <text:p>-0.009774703</text:p>
          </table:table-cell>
          <table:table-cell office:value-type="float" office:value="6880" calcext:value-type="float">
            <text:p>68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6.428487" calcext:value-type="float">
            <text:p>2016.428487</text:p>
          </table:table-cell>
          <table:table-cell office:value-type="float" office:value="6060.208369" calcext:value-type="float">
            <text:p>6060.208369</text:p>
          </table:table-cell>
          <table:table-cell office:value-type="float" office:value="0.95084695" calcext:value-type="float">
            <text:p>0.95084695</text:p>
          </table:table-cell>
          <table:table-cell office:value-type="float" office:value="-0.010892934" calcext:value-type="float">
            <text:p>-0.010892934</text:p>
          </table:table-cell>
          <table:table-cell office:value-type="float" office:value="6885" calcext:value-type="float">
            <text:p>68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9.401116" calcext:value-type="float">
            <text:p>2019.401116</text:p>
          </table:table-cell>
          <table:table-cell office:value-type="float" office:value="6064.144286" calcext:value-type="float">
            <text:p>6064.144286</text:p>
          </table:table-cell>
          <table:table-cell office:value-type="float" office:value="0.897617408" calcext:value-type="float">
            <text:p>0.897617408</text:p>
          </table:table-cell>
          <table:table-cell office:value-type="float" office:value="-0.010368701" calcext:value-type="float">
            <text:p>-0.010368701</text:p>
          </table:table-cell>
          <table:table-cell office:value-type="float" office:value="6890" calcext:value-type="float">
            <text:p>68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2.579294" calcext:value-type="float">
            <text:p>2022.579294</text:p>
          </table:table-cell>
          <table:table-cell office:value-type="float" office:value="6067.932597" calcext:value-type="float">
            <text:p>6067.932597</text:p>
          </table:table-cell>
          <table:table-cell office:value-type="float" office:value="0.84867731" calcext:value-type="float">
            <text:p>0.84867731</text:p>
          </table:table-cell>
          <table:table-cell office:value-type="float" office:value="-0.009420869" calcext:value-type="float">
            <text:p>-0.009420869</text:p>
          </table:table-cell>
          <table:table-cell office:value-type="float" office:value="6895" calcext:value-type="float">
            <text:p>68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5.944223" calcext:value-type="float">
            <text:p>2025.944223</text:p>
          </table:table-cell>
          <table:table-cell office:value-type="float" office:value="6071.583083" calcext:value-type="float">
            <text:p>6071.583083</text:p>
          </table:table-cell>
          <table:table-cell office:value-type="float" office:value="0.804271131" calcext:value-type="float">
            <text:p>0.804271131</text:p>
          </table:table-cell>
          <table:table-cell office:value-type="float" office:value="-0.00846828" calcext:value-type="float">
            <text:p>-0.00846828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9.477054" calcext:value-type="float">
            <text:p>2029.477054</text:p>
          </table:table-cell>
          <table:table-cell office:value-type="float" office:value="6075.105556" calcext:value-type="float">
            <text:p>6075.105556</text:p>
          </table:table-cell>
          <table:table-cell office:value-type="float" office:value="0.76436662" calcext:value-type="float">
            <text:p>0.76436662</text:p>
          </table:table-cell>
          <table:table-cell office:value-type="float" office:value="-0.007533223" calcext:value-type="float">
            <text:p>-0.007533223</text:p>
          </table:table-cell>
          <table:table-cell office:value-type="float" office:value="6905" calcext:value-type="float">
            <text:p>69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3.158937" calcext:value-type="float">
            <text:p>2033.158937</text:p>
          </table:table-cell>
          <table:table-cell office:value-type="float" office:value="6078.509827" calcext:value-type="float">
            <text:p>6078.509827</text:p>
          </table:table-cell>
          <table:table-cell office:value-type="float" office:value="0.728871752" calcext:value-type="float">
            <text:p>0.728871752</text:p>
          </table:table-cell>
          <table:table-cell office:value-type="float" office:value="-0.006629695" calcext:value-type="float">
            <text:p>-0.006629695</text:p>
          </table:table-cell>
          <table:table-cell office:value-type="float" office:value="6910" calcext:value-type="float">
            <text:p>69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6.971022" calcext:value-type="float">
            <text:p>2036.971022</text:p>
          </table:table-cell>
          <table:table-cell office:value-type="float" office:value="6081.805709" calcext:value-type="float">
            <text:p>6081.805709</text:p>
          </table:table-cell>
          <table:table-cell office:value-type="float" office:value="0.697659228" calcext:value-type="float">
            <text:p>0.697659228</text:p>
          </table:table-cell>
          <table:table-cell office:value-type="float" office:value="-0.005764767" calcext:value-type="float">
            <text:p>-0.005764767</text:p>
          </table:table-cell>
          <table:table-cell office:value-type="float" office:value="6915" calcext:value-type="float">
            <text:p>69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0.89446" calcext:value-type="float">
            <text:p>2040.89446</text:p>
          </table:table-cell>
          <table:table-cell office:value-type="float" office:value="6085.003013" calcext:value-type="float">
            <text:p>6085.003013</text:p>
          </table:table-cell>
          <table:table-cell office:value-type="float" office:value="0.670586608" calcext:value-type="float">
            <text:p>0.670586608</text:p>
          </table:table-cell>
          <table:table-cell office:value-type="float" office:value="-0.00494008" calcext:value-type="float">
            <text:p>-0.00494008</text:p>
          </table:table-cell>
          <table:table-cell office:value-type="float" office:value="6920" calcext:value-type="float">
            <text:p>69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4.9104" calcext:value-type="float">
            <text:p>2044.9104</text:p>
          </table:table-cell>
          <table:table-cell office:value-type="float" office:value="6088.111553" calcext:value-type="float">
            <text:p>6088.111553</text:p>
          </table:table-cell>
          <table:table-cell office:value-type="float" office:value="0.647512136" calcext:value-type="float">
            <text:p>0.647512136</text:p>
          </table:table-cell>
          <table:table-cell office:value-type="float" office:value="-0.004153202" calcext:value-type="float">
            <text:p>-0.004153202</text:p>
          </table:table-cell>
          <table:table-cell office:value-type="float" office:value="6925" calcext:value-type="float">
            <text:p>69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8.999994" calcext:value-type="float">
            <text:p>2048.999994</text:p>
          </table:table-cell>
          <table:table-cell office:value-type="float" office:value="6091.141139" calcext:value-type="float">
            <text:p>6091.141139</text:p>
          </table:table-cell>
          <table:table-cell office:value-type="float" office:value="0.628306768" calcext:value-type="float">
            <text:p>0.628306768</text:p>
          </table:table-cell>
          <table:table-cell office:value-type="float" office:value="-0.003398723" calcext:value-type="float">
            <text:p>-0.003398723</text:p>
          </table:table-cell>
          <table:table-cell office:value-type="float" office:value="6930" calcext:value-type="float">
            <text:p>69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3.144391" calcext:value-type="float">
            <text:p>2053.144391</text:p>
          </table:table-cell>
          <table:table-cell office:value-type="float" office:value="6094.101585" calcext:value-type="float">
            <text:p>6094.101585</text:p>
          </table:table-cell>
          <table:table-cell office:value-type="float" office:value="0.61286004" calcext:value-type="float">
            <text:p>0.61286004</text:p>
          </table:table-cell>
          <table:table-cell office:value-type="float" office:value="-0.002704879" calcext:value-type="float">
            <text:p>-0.002704879</text:p>
          </table:table-cell>
          <table:table-cell office:value-type="float" office:value="6935" calcext:value-type="float">
            <text:p>69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7.328444" calcext:value-type="float">
            <text:p>2057.328444</text:p>
          </table:table-cell>
          <table:table-cell office:value-type="float" office:value="6096.999256" calcext:value-type="float">
            <text:p>6096.999256</text:p>
          </table:table-cell>
          <table:table-cell office:value-type="float" office:value="0.598289331" calcext:value-type="float">
            <text:p>0.598289331</text:p>
          </table:table-cell>
          <table:table-cell office:value-type="float" office:value="-0.003022476" calcext:value-type="float">
            <text:p>-0.003022476</text:p>
          </table:table-cell>
          <table:table-cell office:value-type="float" office:value="6940" calcext:value-type="float">
            <text:p>69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1.550347" calcext:value-type="float">
            <text:p>2061.550347</text:p>
          </table:table-cell>
          <table:table-cell office:value-type="float" office:value="6099.8281" calcext:value-type="float">
            <text:p>6099.8281</text:p>
          </table:table-cell>
          <table:table-cell office:value-type="float" office:value="0.58210184" calcext:value-type="float">
            <text:p>0.58210184</text:p>
          </table:table-cell>
          <table:table-cell office:value-type="float" office:value="-0.00334975" calcext:value-type="float">
            <text:p>-0.00334975</text:p>
          </table:table-cell>
          <table:table-cell office:value-type="float" office:value="6945" calcext:value-type="float">
            <text:p>69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5.811303" calcext:value-type="float">
            <text:p>2065.811303</text:p>
          </table:table-cell>
          <table:table-cell office:value-type="float" office:value="6102.579262" calcext:value-type="float">
            <text:p>6102.579262</text:p>
          </table:table-cell>
          <table:table-cell office:value-type="float" office:value="0.564260106" calcext:value-type="float">
            <text:p>0.564260106</text:p>
          </table:table-cell>
          <table:table-cell office:value-type="float" office:value="-0.003687546" calcext:value-type="float">
            <text:p>-0.003687546</text:p>
          </table:table-cell>
          <table:table-cell office:value-type="float" office:value="6950" calcext:value-type="float">
            <text:p>69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70.112513" calcext:value-type="float">
            <text:p>2070.112513</text:p>
          </table:table-cell>
          <table:table-cell office:value-type="float" office:value="6105.243891" calcext:value-type="float">
            <text:p>6105.243891</text:p>
          </table:table-cell>
          <table:table-cell office:value-type="float" office:value="0.544724512" calcext:value-type="float">
            <text:p>0.544724512</text:p>
          </table:table-cell>
          <table:table-cell office:value-type="float" office:value="-0.004036362" calcext:value-type="float">
            <text:p>-0.004036362</text:p>
          </table:table-cell>
          <table:table-cell office:value-type="float" office:value="6955" calcext:value-type="float">
            <text:p>69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74.455179" calcext:value-type="float">
            <text:p>2074.455179</text:p>
          </table:table-cell>
          <table:table-cell office:value-type="float" office:value="6107.813134" calcext:value-type="float">
            <text:p>6107.813134</text:p>
          </table:table-cell>
          <table:table-cell office:value-type="float" office:value="0.523454601" calcext:value-type="float">
            <text:p>0.523454601</text:p>
          </table:table-cell>
          <table:table-cell office:value-type="float" office:value="-0.004396278" calcext:value-type="float">
            <text:p>-0.004396278</text:p>
          </table:table-cell>
          <table:table-cell office:value-type="float" office:value="6960" calcext:value-type="float">
            <text:p>69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78.840504" calcext:value-type="float">
            <text:p>2078.840504</text:p>
          </table:table-cell>
          <table:table-cell office:value-type="float" office:value="6110.278139" calcext:value-type="float">
            <text:p>6110.278139</text:p>
          </table:table-cell>
          <table:table-cell office:value-type="float" office:value="0.500410655" calcext:value-type="float">
            <text:p>0.500410655</text:p>
          </table:table-cell>
          <table:table-cell office:value-type="float" office:value="-0.004766862" calcext:value-type="float">
            <text:p>-0.004766862</text:p>
          </table:table-cell>
          <table:table-cell office:value-type="float" office:value="6965" calcext:value-type="float">
            <text:p>69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83.269687" calcext:value-type="float">
            <text:p>2083.269687</text:p>
          </table:table-cell>
          <table:table-cell office:value-type="float" office:value="6112.630053" calcext:value-type="float">
            <text:p>6112.630053</text:p>
          </table:table-cell>
          <table:table-cell office:value-type="float" office:value="0.475555579" calcext:value-type="float">
            <text:p>0.475555579</text:p>
          </table:table-cell>
          <table:table-cell office:value-type="float" office:value="-0.005147065" calcext:value-type="float">
            <text:p>-0.005147065</text:p>
          </table:table-cell>
          <table:table-cell office:value-type="float" office:value="6970" calcext:value-type="float">
            <text:p>69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87.743932" calcext:value-type="float">
            <text:p>2087.743932</text:p>
          </table:table-cell>
          <table:table-cell office:value-type="float" office:value="6114.860023" calcext:value-type="float">
            <text:p>6114.860023</text:p>
          </table:table-cell>
          <table:table-cell office:value-type="float" office:value="0.4488571" calcext:value-type="float">
            <text:p>0.4488571</text:p>
          </table:table-cell>
          <table:table-cell office:value-type="float" office:value="-0.005535115" calcext:value-type="float">
            <text:p>-0.005535115</text:p>
          </table:table-cell>
          <table:table-cell office:value-type="float" office:value="6975" calcext:value-type="float">
            <text:p>69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2.26444" calcext:value-type="float">
            <text:p>2092.26444</text:p>
          </table:table-cell>
          <table:table-cell office:value-type="float" office:value="6116.959198" calcext:value-type="float">
            <text:p>6116.959198</text:p>
          </table:table-cell>
          <table:table-cell office:value-type="float" office:value="0.420290298" calcext:value-type="float">
            <text:p>0.420290298</text:p>
          </table:table-cell>
          <table:table-cell office:value-type="float" office:value="-0.005928403" calcext:value-type="float">
            <text:p>-0.005928403</text:p>
          </table:table-cell>
          <table:table-cell office:value-type="float" office:value="6980" calcext:value-type="float">
            <text:p>69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6.832413" calcext:value-type="float">
            <text:p>2096.832413</text:p>
          </table:table-cell>
          <table:table-cell office:value-type="float" office:value="6118.918724" calcext:value-type="float">
            <text:p>6118.918724</text:p>
          </table:table-cell>
          <table:table-cell office:value-type="float" office:value="0.389840471" calcext:value-type="float">
            <text:p>0.389840471</text:p>
          </table:table-cell>
          <table:table-cell office:value-type="float" office:value="-0.006323381" calcext:value-type="float">
            <text:p>-0.006323381</text:p>
          </table:table-cell>
          <table:table-cell office:value-type="float" office:value="6985" calcext:value-type="float">
            <text:p>69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1.449053" calcext:value-type="float">
            <text:p>2101.449053</text:p>
          </table:table-cell>
          <table:table-cell office:value-type="float" office:value="6120.72975" calcext:value-type="float">
            <text:p>6120.72975</text:p>
          </table:table-cell>
          <table:table-cell office:value-type="float" office:value="0.35750626" calcext:value-type="float">
            <text:p>0.35750626</text:p>
          </table:table-cell>
          <table:table-cell office:value-type="float" office:value="-0.00671549" calcext:value-type="float">
            <text:p>-0.00671549</text:p>
          </table:table-cell>
          <table:table-cell office:value-type="float" office:value="6990" calcext:value-type="float">
            <text:p>69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6.115561" calcext:value-type="float">
            <text:p>2106.115561</text:p>
          </table:table-cell>
          <table:table-cell office:value-type="float" office:value="6122.383422" calcext:value-type="float">
            <text:p>6122.383422</text:p>
          </table:table-cell>
          <table:table-cell office:value-type="float" office:value="0.32330297" calcext:value-type="float">
            <text:p>0.32330297</text:p>
          </table:table-cell>
          <table:table-cell office:value-type="float" office:value="-0.007099119" calcext:value-type="float">
            <text:p>-0.007099119</text:p>
          </table:table-cell>
          <table:table-cell office:value-type="float" office:value="6995" calcext:value-type="float">
            <text:p>69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0.83296" calcext:value-type="float">
            <text:p>2110.83296</text:p>
          </table:table-cell>
          <table:table-cell office:value-type="float" office:value="6123.871656" calcext:value-type="float">
            <text:p>6123.871656</text:p>
          </table:table-cell>
          <table:table-cell office:value-type="float" office:value="0.288061729" calcext:value-type="float">
            <text:p>0.288061729</text:p>
          </table:table-cell>
          <table:table-cell office:value-type="float" office:value="-0.006930042" calcext:value-type="float">
            <text:p>-0.006930042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5.599577" calcext:value-type="float">
            <text:p>2115.599577</text:p>
          </table:table-cell>
          <table:table-cell office:value-type="float" office:value="6125.197873" calcext:value-type="float">
            <text:p>6125.197873</text:p>
          </table:table-cell>
          <table:table-cell office:value-type="float" office:value="0.25512565" calcext:value-type="float">
            <text:p>0.25512565</text:p>
          </table:table-cell>
          <table:table-cell office:value-type="float" office:value="-0.006380198" calcext:value-type="float">
            <text:p>-0.006380198</text:p>
          </table:table-cell>
          <table:table-cell office:value-type="float" office:value="7005" calcext:value-type="float">
            <text:p>7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0.41166" calcext:value-type="float">
            <text:p>2120.41166</text:p>
          </table:table-cell>
          <table:table-cell office:value-type="float" office:value="6126.374374" calcext:value-type="float">
            <text:p>6126.374374</text:p>
          </table:table-cell>
          <table:table-cell office:value-type="float" office:value="0.224909406" calcext:value-type="float">
            <text:p>0.224909406</text:p>
          </table:table-cell>
          <table:table-cell office:value-type="float" office:value="-0.005817245" calcext:value-type="float">
            <text:p>-0.005817245</text:p>
          </table:table-cell>
          <table:table-cell office:value-type="float" office:value="7010" calcext:value-type="float">
            <text:p>70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5.265405" calcext:value-type="float">
            <text:p>2125.265405</text:p>
          </table:table-cell>
          <table:table-cell office:value-type="float" office:value="6127.413688" calcext:value-type="float">
            <text:p>6127.413688</text:p>
          </table:table-cell>
          <table:table-cell office:value-type="float" office:value="0.197442079" calcext:value-type="float">
            <text:p>0.197442079</text:p>
          </table:table-cell>
          <table:table-cell office:value-type="float" office:value="-0.005249549" calcext:value-type="float">
            <text:p>-0.005249549</text:p>
          </table:table-cell>
          <table:table-cell office:value-type="float" office:value="7015" calcext:value-type="float">
            <text:p>70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0.157007" calcext:value-type="float">
            <text:p>2130.157007</text:p>
          </table:table-cell>
          <table:table-cell office:value-type="float" office:value="6128.328345" calcext:value-type="float">
            <text:p>6128.328345</text:p>
          </table:table-cell>
          <table:table-cell office:value-type="float" office:value="0.172728545" calcext:value-type="float">
            <text:p>0.172728545</text:p>
          </table:table-cell>
          <table:table-cell office:value-type="float" office:value="-0.004683492" calcext:value-type="float">
            <text:p>-0.004683492</text:p>
          </table:table-cell>
          <table:table-cell office:value-type="float" office:value="7020" calcext:value-type="float">
            <text:p>70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5.08266" calcext:value-type="float">
            <text:p>2135.08266</text:p>
          </table:table-cell>
          <table:table-cell office:value-type="float" office:value="6129.130874" calcext:value-type="float">
            <text:p>6129.130874</text:p>
          </table:table-cell>
          <table:table-cell office:value-type="float" office:value="0.150755729" calcext:value-type="float">
            <text:p>0.150755729</text:p>
          </table:table-cell>
          <table:table-cell office:value-type="float" office:value="-0.004123595" calcext:value-type="float">
            <text:p>-0.004123595</text:p>
          </table:table-cell>
          <table:table-cell office:value-type="float" office:value="7025" calcext:value-type="float">
            <text:p>70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0.038561" calcext:value-type="float">
            <text:p>2140.038561</text:p>
          </table:table-cell>
          <table:table-cell office:value-type="float" office:value="6129.833804" calcext:value-type="float">
            <text:p>6129.833804</text:p>
          </table:table-cell>
          <table:table-cell office:value-type="float" office:value="0.131498306" calcext:value-type="float">
            <text:p>0.131498306</text:p>
          </table:table-cell>
          <table:table-cell office:value-type="float" office:value="-0.003572728" calcext:value-type="float">
            <text:p>-0.003572728</text:p>
          </table:table-cell>
          <table:table-cell office:value-type="float" office:value="7030" calcext:value-type="float">
            <text:p>70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5.020902" calcext:value-type="float">
            <text:p>2145.020902</text:p>
          </table:table-cell>
          <table:table-cell office:value-type="float" office:value="6130.449665" calcext:value-type="float">
            <text:p>6130.449665</text:p>
          </table:table-cell>
          <table:table-cell office:value-type="float" office:value="0.114923674" calcext:value-type="float">
            <text:p>0.114923674</text:p>
          </table:table-cell>
          <table:table-cell office:value-type="float" office:value="-0.003032359" calcext:value-type="float">
            <text:p>-0.003032359</text:p>
          </table:table-cell>
          <table:table-cell office:value-type="float" office:value="7035" calcext:value-type="float">
            <text:p>70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0.025881" calcext:value-type="float">
            <text:p>2150.025881</text:p>
          </table:table-cell>
          <table:table-cell office:value-type="float" office:value="6130.990986" calcext:value-type="float">
            <text:p>6130.990986</text:p>
          </table:table-cell>
          <table:table-cell office:value-type="float" office:value="0.100996162" calcext:value-type="float">
            <text:p>0.100996162</text:p>
          </table:table-cell>
          <table:table-cell office:value-type="float" office:value="-0.002502798" calcext:value-type="float">
            <text:p>-0.002502798</text:p>
          </table:table-cell>
          <table:table-cell office:value-type="float" office:value="7040" calcext:value-type="float">
            <text:p>70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5.049691" calcext:value-type="float">
            <text:p>2155.049691</text:p>
          </table:table-cell>
          <table:table-cell office:value-type="float" office:value="6131.470297" calcext:value-type="float">
            <text:p>6131.470297</text:p>
          </table:table-cell>
          <table:table-cell office:value-type="float" office:value="0.089680486" calcext:value-type="float">
            <text:p>0.089680486</text:p>
          </table:table-cell>
          <table:table-cell office:value-type="float" office:value="-0.00198344" calcext:value-type="float">
            <text:p>-0.00198344</text:p>
          </table:table-cell>
          <table:table-cell office:value-type="float" office:value="7045" calcext:value-type="float">
            <text:p>70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0.088528" calcext:value-type="float">
            <text:p>2160.088528</text:p>
          </table:table-cell>
          <table:table-cell office:value-type="float" office:value="6131.900127" calcext:value-type="float">
            <text:p>6131.900127</text:p>
          </table:table-cell>
          <table:table-cell office:value-type="float" office:value="0.080944483" calcext:value-type="float">
            <text:p>0.080944483</text:p>
          </table:table-cell>
          <table:table-cell office:value-type="float" office:value="-0.001472969" calcext:value-type="float">
            <text:p>-0.001472969</text:p>
          </table:table-cell>
          <table:table-cell office:value-type="float" office:value="7050" calcext:value-type="float">
            <text:p>70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5.138587" calcext:value-type="float">
            <text:p>2165.138587</text:p>
          </table:table-cell>
          <table:table-cell office:value-type="float" office:value="6132.293005" calcext:value-type="float">
            <text:p>6132.293005</text:p>
          </table:table-cell>
          <table:table-cell office:value-type="float" office:value="0.074761232" calcext:value-type="float">
            <text:p>0.074761232</text:p>
          </table:table-cell>
          <table:table-cell office:value-type="float" office:value="-0.000969549" calcext:value-type="float">
            <text:p>-0.000969549</text:p>
          </table:table-cell>
          <table:table-cell office:value-type="float" office:value="7055" calcext:value-type="float">
            <text:p>70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0.196062" calcext:value-type="float">
            <text:p>2170.196062</text:p>
          </table:table-cell>
          <table:table-cell office:value-type="float" office:value="6132.661461" calcext:value-type="float">
            <text:p>6132.661461</text:p>
          </table:table-cell>
          <table:table-cell office:value-type="float" office:value="0.071110592" calcext:value-type="float">
            <text:p>0.071110592</text:p>
          </table:table-cell>
          <table:table-cell office:value-type="float" office:value="-0.000470974" calcext:value-type="float">
            <text:p>-0.000470974</text:p>
          </table:table-cell>
          <table:table-cell office:value-type="float" office:value="7060" calcext:value-type="float">
            <text:p>70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6133" calcext:value-type="float">
            <text:p>6133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065" calcext:value-type="float">
            <text:p>70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9.999231" calcext:value-type="float">
            <text:p>2179.999231</text:p>
          </table:table-cell>
          <table:table-cell office:value-type="float" office:value="6132.912294" calcext:value-type="float">
            <text:p>6132.912294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070" calcext:value-type="float">
            <text:p>70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4.998461" calcext:value-type="float">
            <text:p>2184.998461</text:p>
          </table:table-cell>
          <table:table-cell office:value-type="float" office:value="6132.824588" calcext:value-type="float">
            <text:p>6132.824588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075" calcext:value-type="float">
            <text:p>70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9.997692" calcext:value-type="float">
            <text:p>2189.997692</text:p>
          </table:table-cell>
          <table:table-cell office:value-type="float" office:value="6132.736883" calcext:value-type="float">
            <text:p>6132.736883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080" calcext:value-type="float">
            <text:p>70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94.996923" calcext:value-type="float">
            <text:p>2194.996923</text:p>
          </table:table-cell>
          <table:table-cell office:value-type="float" office:value="6132.649177" calcext:value-type="float">
            <text:p>6132.649177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085" calcext:value-type="float">
            <text:p>70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99.996154" calcext:value-type="float">
            <text:p>2199.996154</text:p>
          </table:table-cell>
          <table:table-cell office:value-type="float" office:value="6132.561471" calcext:value-type="float">
            <text:p>6132.561471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090" calcext:value-type="float">
            <text:p>70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04.995384" calcext:value-type="float">
            <text:p>2204.995384</text:p>
          </table:table-cell>
          <table:table-cell office:value-type="float" office:value="6132.473765" calcext:value-type="float">
            <text:p>6132.473765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095" calcext:value-type="float">
            <text:p>70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09.994615" calcext:value-type="float">
            <text:p>2209.994615</text:p>
          </table:table-cell>
          <table:table-cell office:value-type="float" office:value="6132.386059" calcext:value-type="float">
            <text:p>6132.386059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4.993846" calcext:value-type="float">
            <text:p>2214.993846</text:p>
          </table:table-cell>
          <table:table-cell office:value-type="float" office:value="6132.298354" calcext:value-type="float">
            <text:p>6132.298354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105" calcext:value-type="float">
            <text:p>71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9.993076" calcext:value-type="float">
            <text:p>2219.993076</text:p>
          </table:table-cell>
          <table:table-cell office:value-type="float" office:value="6132.210648" calcext:value-type="float">
            <text:p>6132.210648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110" calcext:value-type="float">
            <text:p>71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4.992307" calcext:value-type="float">
            <text:p>2224.992307</text:p>
          </table:table-cell>
          <table:table-cell office:value-type="float" office:value="6132.122942" calcext:value-type="float">
            <text:p>6132.122942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115" calcext:value-type="float">
            <text:p>71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9.991538" calcext:value-type="float">
            <text:p>2229.991538</text:p>
          </table:table-cell>
          <table:table-cell office:value-type="float" office:value="6132.035236" calcext:value-type="float">
            <text:p>6132.035236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120" calcext:value-type="float">
            <text:p>71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4.990769" calcext:value-type="float">
            <text:p>2234.990769</text:p>
          </table:table-cell>
          <table:table-cell office:value-type="float" office:value="6131.94753" calcext:value-type="float">
            <text:p>6131.94753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125" calcext:value-type="float">
            <text:p>71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9.989999" calcext:value-type="float">
            <text:p>2239.989999</text:p>
          </table:table-cell>
          <table:table-cell office:value-type="float" office:value="6131.859825" calcext:value-type="float">
            <text:p>6131.859825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130" calcext:value-type="float">
            <text:p>71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4.98923" calcext:value-type="float">
            <text:p>2244.98923</text:p>
          </table:table-cell>
          <table:table-cell office:value-type="float" office:value="6131.772119" calcext:value-type="float">
            <text:p>6131.772119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135" calcext:value-type="float">
            <text:p>71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9.988461" calcext:value-type="float">
            <text:p>2249.988461</text:p>
          </table:table-cell>
          <table:table-cell office:value-type="float" office:value="6131.684413" calcext:value-type="float">
            <text:p>6131.684413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140" calcext:value-type="float">
            <text:p>71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4.987691" calcext:value-type="float">
            <text:p>2254.987691</text:p>
          </table:table-cell>
          <table:table-cell office:value-type="float" office:value="6131.596707" calcext:value-type="float">
            <text:p>6131.596707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145" calcext:value-type="float">
            <text:p>71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9.986922" calcext:value-type="float">
            <text:p>2259.986922</text:p>
          </table:table-cell>
          <table:table-cell office:value-type="float" office:value="6131.509001" calcext:value-type="float">
            <text:p>6131.509001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150" calcext:value-type="float">
            <text:p>71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4.986153" calcext:value-type="float">
            <text:p>2264.986153</text:p>
          </table:table-cell>
          <table:table-cell office:value-type="float" office:value="6131.421296" calcext:value-type="float">
            <text:p>6131.421296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155" calcext:value-type="float">
            <text:p>71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9.985383" calcext:value-type="float">
            <text:p>2269.985383</text:p>
          </table:table-cell>
          <table:table-cell office:value-type="float" office:value="6131.33359" calcext:value-type="float">
            <text:p>6131.33359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160" calcext:value-type="float">
            <text:p>71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4.984614" calcext:value-type="float">
            <text:p>2274.984614</text:p>
          </table:table-cell>
          <table:table-cell office:value-type="float" office:value="6131.245884" calcext:value-type="float">
            <text:p>6131.245884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165" calcext:value-type="float">
            <text:p>71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9.983845" calcext:value-type="float">
            <text:p>2279.983845</text:p>
          </table:table-cell>
          <table:table-cell office:value-type="float" office:value="6131.158178" calcext:value-type="float">
            <text:p>6131.158178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170" calcext:value-type="float">
            <text:p>71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4.983076" calcext:value-type="float">
            <text:p>2284.983076</text:p>
          </table:table-cell>
          <table:table-cell office:value-type="float" office:value="6131.070472" calcext:value-type="float">
            <text:p>6131.070472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175" calcext:value-type="float">
            <text:p>71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9.982306" calcext:value-type="float">
            <text:p>2289.982306</text:p>
          </table:table-cell>
          <table:table-cell office:value-type="float" office:value="6130.982767" calcext:value-type="float">
            <text:p>6130.982767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180" calcext:value-type="float">
            <text:p>71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4.981537" calcext:value-type="float">
            <text:p>2294.981537</text:p>
          </table:table-cell>
          <table:table-cell office:value-type="float" office:value="6130.895061" calcext:value-type="float">
            <text:p>6130.895061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185" calcext:value-type="float">
            <text:p>71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9.980768" calcext:value-type="float">
            <text:p>2299.980768</text:p>
          </table:table-cell>
          <table:table-cell office:value-type="float" office:value="6130.807355" calcext:value-type="float">
            <text:p>6130.807355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190" calcext:value-type="float">
            <text:p>71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4.979998" calcext:value-type="float">
            <text:p>2304.979998</text:p>
          </table:table-cell>
          <table:table-cell office:value-type="float" office:value="6130.719649" calcext:value-type="float">
            <text:p>6130.719649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195" calcext:value-type="float">
            <text:p>71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9.979229" calcext:value-type="float">
            <text:p>2309.979229</text:p>
          </table:table-cell>
          <table:table-cell office:value-type="float" office:value="6130.631943" calcext:value-type="float">
            <text:p>6130.631943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4.97846" calcext:value-type="float">
            <text:p>2314.97846</text:p>
          </table:table-cell>
          <table:table-cell office:value-type="float" office:value="6130.544238" calcext:value-type="float">
            <text:p>6130.544238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205" calcext:value-type="float">
            <text:p>72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9.977691" calcext:value-type="float">
            <text:p>2319.977691</text:p>
          </table:table-cell>
          <table:table-cell office:value-type="float" office:value="6130.456532" calcext:value-type="float">
            <text:p>6130.456532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210" calcext:value-type="float">
            <text:p>72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4.976921" calcext:value-type="float">
            <text:p>2324.976921</text:p>
          </table:table-cell>
          <table:table-cell office:value-type="float" office:value="6130.368826" calcext:value-type="float">
            <text:p>6130.368826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215" calcext:value-type="float">
            <text:p>72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9.976152" calcext:value-type="float">
            <text:p>2329.976152</text:p>
          </table:table-cell>
          <table:table-cell office:value-type="float" office:value="6130.28112" calcext:value-type="float">
            <text:p>6130.28112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220" calcext:value-type="float">
            <text:p>72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4.975383" calcext:value-type="float">
            <text:p>2334.975383</text:p>
          </table:table-cell>
          <table:table-cell office:value-type="float" office:value="6130.193414" calcext:value-type="float">
            <text:p>6130.193414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225" calcext:value-type="float">
            <text:p>72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9.974613" calcext:value-type="float">
            <text:p>2339.974613</text:p>
          </table:table-cell>
          <table:table-cell office:value-type="float" office:value="6130.105709" calcext:value-type="float">
            <text:p>6130.105709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230" calcext:value-type="float">
            <text:p>72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4.973844" calcext:value-type="float">
            <text:p>2344.973844</text:p>
          </table:table-cell>
          <table:table-cell office:value-type="float" office:value="6130.018003" calcext:value-type="float">
            <text:p>6130.018003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235" calcext:value-type="float">
            <text:p>72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9.973075" calcext:value-type="float">
            <text:p>2349.973075</text:p>
          </table:table-cell>
          <table:table-cell office:value-type="float" office:value="6129.930297" calcext:value-type="float">
            <text:p>6129.930297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240" calcext:value-type="float">
            <text:p>72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4.972306" calcext:value-type="float">
            <text:p>2354.972306</text:p>
          </table:table-cell>
          <table:table-cell office:value-type="float" office:value="6129.842591" calcext:value-type="float">
            <text:p>6129.842591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245" calcext:value-type="float">
            <text:p>72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9.971536" calcext:value-type="float">
            <text:p>2359.971536</text:p>
          </table:table-cell>
          <table:table-cell office:value-type="float" office:value="6129.754885" calcext:value-type="float">
            <text:p>6129.754885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250" calcext:value-type="float">
            <text:p>72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4.970767" calcext:value-type="float">
            <text:p>2364.970767</text:p>
          </table:table-cell>
          <table:table-cell office:value-type="float" office:value="6129.66718" calcext:value-type="float">
            <text:p>6129.66718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255" calcext:value-type="float">
            <text:p>72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9.969998" calcext:value-type="float">
            <text:p>2369.969998</text:p>
          </table:table-cell>
          <table:table-cell office:value-type="float" office:value="6129.579474" calcext:value-type="float">
            <text:p>6129.579474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260" calcext:value-type="float">
            <text:p>72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4.969228" calcext:value-type="float">
            <text:p>2374.969228</text:p>
          </table:table-cell>
          <table:table-cell office:value-type="float" office:value="6129.491768" calcext:value-type="float">
            <text:p>6129.491768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265" calcext:value-type="float">
            <text:p>72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9.968459" calcext:value-type="float">
            <text:p>2379.968459</text:p>
          </table:table-cell>
          <table:table-cell office:value-type="float" office:value="6129.404062" calcext:value-type="float">
            <text:p>6129.404062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270" calcext:value-type="float">
            <text:p>72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84.96769" calcext:value-type="float">
            <text:p>2384.96769</text:p>
          </table:table-cell>
          <table:table-cell office:value-type="float" office:value="6129.316356" calcext:value-type="float">
            <text:p>6129.316356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275" calcext:value-type="float">
            <text:p>72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89.966921" calcext:value-type="float">
            <text:p>2389.966921</text:p>
          </table:table-cell>
          <table:table-cell office:value-type="float" office:value="6129.228651" calcext:value-type="float">
            <text:p>6129.228651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280" calcext:value-type="float">
            <text:p>72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4.966151" calcext:value-type="float">
            <text:p>2394.966151</text:p>
          </table:table-cell>
          <table:table-cell office:value-type="float" office:value="6129.140945" calcext:value-type="float">
            <text:p>6129.140945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285" calcext:value-type="float">
            <text:p>72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9.965382" calcext:value-type="float">
            <text:p>2399.965382</text:p>
          </table:table-cell>
          <table:table-cell office:value-type="float" office:value="6129.053239" calcext:value-type="float">
            <text:p>6129.053239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290" calcext:value-type="float">
            <text:p>72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4.964613" calcext:value-type="float">
            <text:p>2404.964613</text:p>
          </table:table-cell>
          <table:table-cell office:value-type="float" office:value="6128.965533" calcext:value-type="float">
            <text:p>6128.965533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295" calcext:value-type="float">
            <text:p>72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9.963843" calcext:value-type="float">
            <text:p>2409.963843</text:p>
          </table:table-cell>
          <table:table-cell office:value-type="float" office:value="6128.877827" calcext:value-type="float">
            <text:p>6128.877827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14.963074" calcext:value-type="float">
            <text:p>2414.963074</text:p>
          </table:table-cell>
          <table:table-cell office:value-type="float" office:value="6128.790122" calcext:value-type="float">
            <text:p>6128.790122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305" calcext:value-type="float">
            <text:p>73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19.962305" calcext:value-type="float">
            <text:p>2419.962305</text:p>
          </table:table-cell>
          <table:table-cell office:value-type="float" office:value="6128.702416" calcext:value-type="float">
            <text:p>6128.702416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310" calcext:value-type="float">
            <text:p>73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4.961536" calcext:value-type="float">
            <text:p>2424.961536</text:p>
          </table:table-cell>
          <table:table-cell office:value-type="float" office:value="6128.61471" calcext:value-type="float">
            <text:p>6128.61471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315" calcext:value-type="float">
            <text:p>73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9.960766" calcext:value-type="float">
            <text:p>2429.960766</text:p>
          </table:table-cell>
          <table:table-cell office:value-type="float" office:value="6128.527004" calcext:value-type="float">
            <text:p>6128.527004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320" calcext:value-type="float">
            <text:p>73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4.959997" calcext:value-type="float">
            <text:p>2434.959997</text:p>
          </table:table-cell>
          <table:table-cell office:value-type="float" office:value="6128.439298" calcext:value-type="float">
            <text:p>6128.439298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325" calcext:value-type="float">
            <text:p>73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9.959228" calcext:value-type="float">
            <text:p>2439.959228</text:p>
          </table:table-cell>
          <table:table-cell office:value-type="float" office:value="6128.351592" calcext:value-type="float">
            <text:p>6128.351592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330" calcext:value-type="float">
            <text:p>73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4.958458" calcext:value-type="float">
            <text:p>2444.958458</text:p>
          </table:table-cell>
          <table:table-cell office:value-type="float" office:value="6128.263887" calcext:value-type="float">
            <text:p>6128.263887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335" calcext:value-type="float">
            <text:p>733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449.957689" calcext:value-type="float">
            <text:p>2449.957689</text:p>
          </table:table-cell>
          <table:table-cell office:value-type="float" office:value="6128.176181" calcext:value-type="float">
            <text:p>6128.176181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340" calcext:value-type="float">
            <text:p>734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454.95692" calcext:value-type="float">
            <text:p>2454.95692</text:p>
          </table:table-cell>
          <table:table-cell office:value-type="float" office:value="6128.088475" calcext:value-type="float">
            <text:p>6128.088475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345" calcext:value-type="float">
            <text:p>734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459.95615" calcext:value-type="float">
            <text:p>2459.95615</text:p>
          </table:table-cell>
          <table:table-cell office:value-type="float" office:value="6128.000769" calcext:value-type="float">
            <text:p>6128.000769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350" calcext:value-type="float">
            <text:p>735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464.955381" calcext:value-type="float">
            <text:p>2464.955381</text:p>
          </table:table-cell>
          <table:table-cell office:value-type="float" office:value="6127.913063" calcext:value-type="float">
            <text:p>6127.913063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355" calcext:value-type="float">
            <text:p>735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469.954612" calcext:value-type="float">
            <text:p>2469.954612</text:p>
          </table:table-cell>
          <table:table-cell office:value-type="float" office:value="6127.825358" calcext:value-type="float">
            <text:p>6127.825358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360" calcext:value-type="float">
            <text:p>736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474.953843" calcext:value-type="float">
            <text:p>2474.953843</text:p>
          </table:table-cell>
          <table:table-cell office:value-type="float" office:value="6127.737652" calcext:value-type="float">
            <text:p>6127.737652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365" calcext:value-type="float">
            <text:p>736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479.953073" calcext:value-type="float">
            <text:p>2479.953073</text:p>
          </table:table-cell>
          <table:table-cell office:value-type="float" office:value="6127.649946" calcext:value-type="float">
            <text:p>6127.649946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370" calcext:value-type="float">
            <text:p>737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484.952304" calcext:value-type="float">
            <text:p>2484.952304</text:p>
          </table:table-cell>
          <table:table-cell office:value-type="float" office:value="6127.56224" calcext:value-type="float">
            <text:p>6127.56224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375" calcext:value-type="float">
            <text:p>737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489.951535" calcext:value-type="float">
            <text:p>2489.951535</text:p>
          </table:table-cell>
          <table:table-cell office:value-type="float" office:value="6127.474534" calcext:value-type="float">
            <text:p>6127.474534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380" calcext:value-type="float">
            <text:p>738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494.950765" calcext:value-type="float">
            <text:p>2494.950765</text:p>
          </table:table-cell>
          <table:table-cell office:value-type="float" office:value="6127.386829" calcext:value-type="float">
            <text:p>6127.386829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385" calcext:value-type="float">
            <text:p>738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499.949996" calcext:value-type="float">
            <text:p>2499.949996</text:p>
          </table:table-cell>
          <table:table-cell office:value-type="float" office:value="6127.299123" calcext:value-type="float">
            <text:p>6127.299123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390" calcext:value-type="float">
            <text:p>739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504.949227" calcext:value-type="float">
            <text:p>2504.949227</text:p>
          </table:table-cell>
          <table:table-cell office:value-type="float" office:value="6127.211417" calcext:value-type="float">
            <text:p>6127.211417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395" calcext:value-type="float">
            <text:p>739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509.948458" calcext:value-type="float">
            <text:p>2509.948458</text:p>
          </table:table-cell>
          <table:table-cell office:value-type="float" office:value="6127.123711" calcext:value-type="float">
            <text:p>6127.123711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400" calcext:value-type="float">
            <text:p>74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514.947688" calcext:value-type="float">
            <text:p>2514.947688</text:p>
          </table:table-cell>
          <table:table-cell office:value-type="float" office:value="6127.036005" calcext:value-type="float">
            <text:p>6127.036005</text:p>
          </table:table-cell>
          <table:table-cell office:value-type="float" office:value="-0.01754206" calcext:value-type="float">
            <text:p>-0.01754206</text:p>
          </table:table-cell>
          <table:table-cell office:value-type="float" office:value="0" calcext:value-type="float">
            <text:p>0</text:p>
          </table:table-cell>
          <table:table-cell office:value-type="float" office:value="7405" calcext:value-type="float">
            <text:p>740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6127" calcext:value-type="float">
            <text:p>6127</text:p>
          </table:table-cell>
          <table:table-cell office:value-type="float" office:value="-0.089513253" calcext:value-type="float">
            <text:p>-0.089513253</text:p>
          </table:table-cell>
          <table:table-cell office:value-type="float" office:value="1.9E-017" calcext:value-type="float">
            <text:p>1.9E-17</text:p>
          </table:table-cell>
          <table:table-cell office:value-type="float" office:value="7410" calcext:value-type="float">
            <text:p>741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522.115932" calcext:value-type="float">
            <text:p>2522.115932</text:p>
          </table:table-cell>
          <table:table-cell office:value-type="float" office:value="6126.544791" calcext:value-type="float">
            <text:p>6126.544791</text:p>
          </table:table-cell>
          <table:table-cell office:value-type="float" office:value="-0.087207667" calcext:value-type="float">
            <text:p>-0.087207667</text:p>
          </table:table-cell>
          <table:table-cell office:value-type="float" office:value="0.000898774" calcext:value-type="float">
            <text:p>0.000898774</text:p>
          </table:table-cell>
          <table:table-cell office:value-type="float" office:value="7415" calcext:value-type="float">
            <text:p>74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27.227212" calcext:value-type="float">
            <text:p>2527.227212</text:p>
          </table:table-cell>
          <table:table-cell office:value-type="float" office:value="6126.113767" calcext:value-type="float">
            <text:p>6126.113767</text:p>
          </table:table-cell>
          <table:table-cell office:value-type="float" office:value="-0.08027281" calcext:value-type="float">
            <text:p>-0.08027281</text:p>
          </table:table-cell>
          <table:table-cell office:value-type="float" office:value="0.001808078" calcext:value-type="float">
            <text:p>0.001808078</text:p>
          </table:table-cell>
          <table:table-cell office:value-type="float" office:value="7420" calcext:value-type="float">
            <text:p>7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2.329192" calcext:value-type="float">
            <text:p>2532.329192</text:p>
          </table:table-cell>
          <table:table-cell office:value-type="float" office:value="6125.731115" calcext:value-type="float">
            <text:p>6125.731115</text:p>
          </table:table-cell>
          <table:table-cell office:value-type="float" office:value="-0.068655535" calcext:value-type="float">
            <text:p>-0.068655535</text:p>
          </table:table-cell>
          <table:table-cell office:value-type="float" office:value="0.002737834" calcext:value-type="float">
            <text:p>0.002737834</text:p>
          </table:table-cell>
          <table:table-cell office:value-type="float" office:value="7425" calcext:value-type="float">
            <text:p>74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7.417219" calcext:value-type="float">
            <text:p>2537.417219</text:p>
          </table:table-cell>
          <table:table-cell office:value-type="float" office:value="6125.421021" calcext:value-type="float">
            <text:p>6125.421021</text:p>
          </table:table-cell>
          <table:table-cell office:value-type="float" office:value="-0.052271215" calcext:value-type="float">
            <text:p>-0.052271215</text:p>
          </table:table-cell>
          <table:table-cell office:value-type="float" office:value="0.003696635" calcext:value-type="float">
            <text:p>0.003696635</text:p>
          </table:table-cell>
          <table:table-cell office:value-type="float" office:value="7430" calcext:value-type="float">
            <text:p>74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2.486644" calcext:value-type="float">
            <text:p>2542.486644</text:p>
          </table:table-cell>
          <table:table-cell office:value-type="float" office:value="6125.20767" calcext:value-type="float">
            <text:p>6125.20767</text:p>
          </table:table-cell>
          <table:table-cell office:value-type="float" office:value="-0.03101019" calcext:value-type="float">
            <text:p>-0.03101019</text:p>
          </table:table-cell>
          <table:table-cell office:value-type="float" office:value="0.004690832" calcext:value-type="float">
            <text:p>0.004690832</text:p>
          </table:table-cell>
          <table:table-cell office:value-type="float" office:value="7435" calcext:value-type="float">
            <text:p>74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7.532815" calcext:value-type="float">
            <text:p>2547.532815</text:p>
          </table:table-cell>
          <table:table-cell office:value-type="float" office:value="6125.115248" calcext:value-type="float">
            <text:p>6125.115248</text:p>
          </table:table-cell>
          <table:table-cell office:value-type="float" office:value="-0.004747761" calcext:value-type="float">
            <text:p>-0.004747761</text:p>
          </table:table-cell>
          <table:table-cell office:value-type="float" office:value="0.005723317" calcext:value-type="float">
            <text:p>0.005723317</text:p>
          </table:table-cell>
          <table:table-cell office:value-type="float" office:value="7440" calcext:value-type="float">
            <text:p>74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2.551082" calcext:value-type="float">
            <text:p>2552.551082</text:p>
          </table:table-cell>
          <table:table-cell office:value-type="float" office:value="6125.16794" calcext:value-type="float">
            <text:p>6125.16794</text:p>
          </table:table-cell>
          <table:table-cell office:value-type="float" office:value="0.026641395" calcext:value-type="float">
            <text:p>0.026641395</text:p>
          </table:table-cell>
          <table:table-cell office:value-type="float" office:value="0.006791973" calcext:value-type="float">
            <text:p>0.006791973</text:p>
          </table:table-cell>
          <table:table-cell office:value-type="float" office:value="7445" calcext:value-type="float">
            <text:p>74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7.536793" calcext:value-type="float">
            <text:p>2557.536793</text:p>
          </table:table-cell>
          <table:table-cell office:value-type="float" office:value="6125.389934" calcext:value-type="float">
            <text:p>6125.389934</text:p>
          </table:table-cell>
          <table:table-cell office:value-type="float" office:value="0.063263516" calcext:value-type="float">
            <text:p>0.063263516</text:p>
          </table:table-cell>
          <table:table-cell office:value-type="float" office:value="0.007887822" calcext:value-type="float">
            <text:p>0.007887822</text:p>
          </table:table-cell>
          <table:table-cell office:value-type="float" office:value="7450" calcext:value-type="float">
            <text:p>74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2.485299" calcext:value-type="float">
            <text:p>2562.485299</text:p>
          </table:table-cell>
          <table:table-cell office:value-type="float" office:value="6125.805414" calcext:value-type="float">
            <text:p>6125.805414</text:p>
          </table:table-cell>
          <table:table-cell office:value-type="float" office:value="0.1051802" calcext:value-type="float">
            <text:p>0.1051802</text:p>
          </table:table-cell>
          <table:table-cell office:value-type="float" office:value="0.008993058" calcext:value-type="float">
            <text:p>0.008993058</text:p>
          </table:table-cell>
          <table:table-cell office:value-type="float" office:value="7455" calcext:value-type="float">
            <text:p>74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7.391949" calcext:value-type="float">
            <text:p>2567.391949</text:p>
          </table:table-cell>
          <table:table-cell office:value-type="float" office:value="6126.438566" calcext:value-type="float">
            <text:p>6126.438566</text:p>
          </table:table-cell>
          <table:table-cell office:value-type="float" office:value="0.152377196" calcext:value-type="float">
            <text:p>0.152377196</text:p>
          </table:table-cell>
          <table:table-cell office:value-type="float" office:value="0.010079365" calcext:value-type="float">
            <text:p>0.010079365</text:p>
          </table:table-cell>
          <table:table-cell office:value-type="float" office:value="7460" calcext:value-type="float">
            <text:p>74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2.252092" calcext:value-type="float">
            <text:p>2572.252092</text:p>
          </table:table-cell>
          <table:table-cell office:value-type="float" office:value="6127.313577" calcext:value-type="float">
            <text:p>6127.313577</text:p>
          </table:table-cell>
          <table:table-cell office:value-type="float" office:value="0.204729161" calcext:value-type="float">
            <text:p>0.204729161</text:p>
          </table:table-cell>
          <table:table-cell office:value-type="float" office:value="0.011107209" calcext:value-type="float">
            <text:p>0.011107209</text:p>
          </table:table-cell>
          <table:table-cell office:value-type="float" office:value="7465" calcext:value-type="float">
            <text:p>74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7.061077" calcext:value-type="float">
            <text:p>2577.061077</text:p>
          </table:table-cell>
          <table:table-cell office:value-type="float" office:value="6128.454631" calcext:value-type="float">
            <text:p>6128.454631</text:p>
          </table:table-cell>
          <table:table-cell office:value-type="float" office:value="0.261964048" calcext:value-type="float">
            <text:p>0.261964048</text:p>
          </table:table-cell>
          <table:table-cell office:value-type="float" office:value="0.012026967" calcext:value-type="float">
            <text:p>0.012026967</text:p>
          </table:table-cell>
          <table:table-cell office:value-type="float" office:value="7470" calcext:value-type="float">
            <text:p>74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1.813939" calcext:value-type="float">
            <text:p>2581.813939</text:p>
          </table:table-cell>
          <table:table-cell office:value-type="float" office:value="6129.884619" calcext:value-type="float">
            <text:p>6129.884619</text:p>
          </table:table-cell>
          <table:table-cell office:value-type="float" office:value="0.32248671" calcext:value-type="float">
            <text:p>0.32248671</text:p>
          </table:table-cell>
          <table:table-cell office:value-type="float" office:value="0.0120267" calcext:value-type="float">
            <text:p>0.0120267</text:p>
          </table:table-cell>
          <table:table-cell office:value-type="float" office:value="7475" calcext:value-type="float">
            <text:p>74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6.500896" calcext:value-type="float">
            <text:p>2586.500896</text:p>
          </table:table-cell>
          <table:table-cell office:value-type="float" office:value="6131.606527" calcext:value-type="float">
            <text:p>6131.606527</text:p>
          </table:table-cell>
          <table:table-cell office:value-type="float" office:value="0.3812364" calcext:value-type="float">
            <text:p>0.3812364</text:p>
          </table:table-cell>
          <table:table-cell office:value-type="float" office:value="0.011511356" calcext:value-type="float">
            <text:p>0.011511356</text:p>
          </table:table-cell>
          <table:table-cell office:value-type="float" office:value="7480" calcext:value-type="float">
            <text:p>74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1.10839" calcext:value-type="float">
            <text:p>2591.10839</text:p>
          </table:table-cell>
          <table:table-cell office:value-type="float" office:value="6133.60776" calcext:value-type="float">
            <text:p>6133.60776</text:p>
          </table:table-cell>
          <table:table-cell office:value-type="float" office:value="0.437896746" calcext:value-type="float">
            <text:p>0.437896746</text:p>
          </table:table-cell>
          <table:table-cell office:value-type="float" office:value="0.011055349" calcext:value-type="float">
            <text:p>0.011055349</text:p>
          </table:table-cell>
          <table:table-cell office:value-type="float" office:value="7485" calcext:value-type="float">
            <text:p>74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5.622764" calcext:value-type="float">
            <text:p>2595.622764</text:p>
          </table:table-cell>
          <table:table-cell office:value-type="float" office:value="6135.875304" calcext:value-type="float">
            <text:p>6135.875304</text:p>
          </table:table-cell>
          <table:table-cell office:value-type="float" office:value="0.492736685" calcext:value-type="float">
            <text:p>0.492736685</text:p>
          </table:table-cell>
          <table:table-cell office:value-type="float" office:value="0.01066418" calcext:value-type="float">
            <text:p>0.01066418</text:p>
          </table:table-cell>
          <table:table-cell office:value-type="float" office:value="7490" calcext:value-type="float">
            <text:p>74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0.03036" calcext:value-type="float">
            <text:p>2600.03036</text:p>
          </table:table-cell>
          <table:table-cell office:value-type="float" office:value="6138.396149" calcext:value-type="float">
            <text:p>6138.396149</text:p>
          </table:table-cell>
          <table:table-cell office:value-type="float" office:value="0.546040477" calcext:value-type="float">
            <text:p>0.546040477</text:p>
          </table:table-cell>
          <table:table-cell office:value-type="float" office:value="0.010340918" calcext:value-type="float">
            <text:p>0.010340918</text:p>
          </table:table-cell>
          <table:table-cell office:value-type="float" office:value="7495" calcext:value-type="float">
            <text:p>74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4.317522" calcext:value-type="float">
            <text:p>2604.317522</text:p>
          </table:table-cell>
          <table:table-cell office:value-type="float" office:value="6141.157281" calcext:value-type="float">
            <text:p>6141.157281</text:p>
          </table:table-cell>
          <table:table-cell office:value-type="float" office:value="0.598101169" calcext:value-type="float">
            <text:p>0.598101169</text:p>
          </table:table-cell>
          <table:table-cell office:value-type="float" office:value="0.010087036" calcext:value-type="float">
            <text:p>0.010087036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8.470591" calcext:value-type="float">
            <text:p>2608.470591</text:p>
          </table:table-cell>
          <table:table-cell office:value-type="float" office:value="6144.145688" calcext:value-type="float">
            <text:p>6144.145688</text:p>
          </table:table-cell>
          <table:table-cell office:value-type="float" office:value="0.649216325" calcext:value-type="float">
            <text:p>0.649216325</text:p>
          </table:table-cell>
          <table:table-cell office:value-type="float" office:value="0.009903063" calcext:value-type="float">
            <text:p>0.009903063</text:p>
          </table:table-cell>
          <table:table-cell office:value-type="float" office:value="7505" calcext:value-type="float">
            <text:p>75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2.47591" calcext:value-type="float">
            <text:p>2612.47591</text:p>
          </table:table-cell>
          <table:table-cell office:value-type="float" office:value="6147.348359" calcext:value-type="float">
            <text:p>6147.348359</text:p>
          </table:table-cell>
          <table:table-cell office:value-type="float" office:value="0.699685493" calcext:value-type="float">
            <text:p>0.699685493</text:p>
          </table:table-cell>
          <table:table-cell office:value-type="float" office:value="0.009789071" calcext:value-type="float">
            <text:p>0.009789071</text:p>
          </table:table-cell>
          <table:table-cell office:value-type="float" office:value="7510" calcext:value-type="float">
            <text:p>75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6.319821" calcext:value-type="float">
            <text:p>2616.319821</text:p>
          </table:table-cell>
          <table:table-cell office:value-type="float" office:value="6150.75228" calcext:value-type="float">
            <text:p>6150.75228</text:p>
          </table:table-cell>
          <table:table-cell office:value-type="float" office:value="0.749808952" calcext:value-type="float">
            <text:p>0.749808952</text:p>
          </table:table-cell>
          <table:table-cell office:value-type="float" office:value="0.009745003" calcext:value-type="float">
            <text:p>0.009745003</text:p>
          </table:table-cell>
          <table:table-cell office:value-type="float" office:value="7515" calcext:value-type="float">
            <text:p>75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9.988668" calcext:value-type="float">
            <text:p>2619.988668</text:p>
          </table:table-cell>
          <table:table-cell office:value-type="float" office:value="6154.34444" calcext:value-type="float">
            <text:p>6154.34444</text:p>
          </table:table-cell>
          <table:table-cell office:value-type="float" office:value="0.799887272" calcext:value-type="float">
            <text:p>0.799887272</text:p>
          </table:table-cell>
          <table:table-cell office:value-type="float" office:value="0.009770872" calcext:value-type="float">
            <text:p>0.009770872</text:p>
          </table:table-cell>
          <table:table-cell office:value-type="float" office:value="7520" calcext:value-type="float">
            <text:p>75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3.468793" calcext:value-type="float">
            <text:p>2623.468793</text:p>
          </table:table-cell>
          <table:table-cell office:value-type="float" office:value="6158.111825" calcext:value-type="float">
            <text:p>6158.111825</text:p>
          </table:table-cell>
          <table:table-cell office:value-type="float" office:value="0.850221327" calcext:value-type="float">
            <text:p>0.850221327</text:p>
          </table:table-cell>
          <table:table-cell office:value-type="float" office:value="0.009866839" calcext:value-type="float">
            <text:p>0.009866839</text:p>
          </table:table-cell>
          <table:table-cell office:value-type="float" office:value="7525" calcext:value-type="float">
            <text:p>75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6.746538" calcext:value-type="float">
            <text:p>2626.746538</text:p>
          </table:table-cell>
          <table:table-cell office:value-type="float" office:value="6162.041425" calcext:value-type="float">
            <text:p>6162.041425</text:p>
          </table:table-cell>
          <table:table-cell office:value-type="float" office:value="0.901112361" calcext:value-type="float">
            <text:p>0.901112361</text:p>
          </table:table-cell>
          <table:table-cell office:value-type="float" office:value="0.010033174" calcext:value-type="float">
            <text:p>0.010033174</text:p>
          </table:table-cell>
          <table:table-cell office:value-type="float" office:value="7530" calcext:value-type="float">
            <text:p>75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9.808257" calcext:value-type="float">
            <text:p>2629.808257</text:p>
          </table:table-cell>
          <table:table-cell office:value-type="float" office:value="6166.120231" calcext:value-type="float">
            <text:p>6166.120231</text:p>
          </table:table-cell>
          <table:table-cell office:value-type="float" office:value="0.952847281" calcext:value-type="float">
            <text:p>0.952847281</text:p>
          </table:table-cell>
          <table:table-cell office:value-type="float" office:value="0.010248684" calcext:value-type="float">
            <text:p>0.010248684</text:p>
          </table:table-cell>
          <table:table-cell office:value-type="float" office:value="7535" calcext:value-type="float">
            <text:p>75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2.641402" calcext:value-type="float">
            <text:p>2632.641402</text:p>
          </table:table-cell>
          <table:table-cell office:value-type="float" office:value="6170.335643" calcext:value-type="float">
            <text:p>6170.335643</text:p>
          </table:table-cell>
          <table:table-cell office:value-type="float" office:value="1.005426255" calcext:value-type="float">
            <text:p>1.005426255</text:p>
          </table:table-cell>
          <table:table-cell office:value-type="float" office:value="0.010460928" calcext:value-type="float">
            <text:p>0.010460928</text:p>
          </table:table-cell>
          <table:table-cell office:value-type="float" office:value="7540" calcext:value-type="float">
            <text:p>75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5.235443" calcext:value-type="float">
            <text:p>2635.235443</text:p>
          </table:table-cell>
          <table:table-cell office:value-type="float" office:value="6174.67581" calcext:value-type="float">
            <text:p>6174.67581</text:p>
          </table:table-cell>
          <table:table-cell office:value-type="float" office:value="1.058955304" calcext:value-type="float">
            <text:p>1.058955304</text:p>
          </table:table-cell>
          <table:table-cell office:value-type="float" office:value="0.01071717" calcext:value-type="float">
            <text:p>0.01071717</text:p>
          </table:table-cell>
          <table:table-cell office:value-type="float" office:value="7545" calcext:value-type="float">
            <text:p>75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7.580063" calcext:value-type="float">
            <text:p>2637.580063</text:p>
          </table:table-cell>
          <table:table-cell office:value-type="float" office:value="6179.128962" calcext:value-type="float">
            <text:p>6179.128962</text:p>
          </table:table-cell>
          <table:table-cell office:value-type="float" office:value="1.113630649" calcext:value-type="float">
            <text:p>1.113630649</text:p>
          </table:table-cell>
          <table:table-cell office:value-type="float" office:value="0.011015226" calcext:value-type="float">
            <text:p>0.011015226</text:p>
          </table:table-cell>
          <table:table-cell office:value-type="float" office:value="7550" calcext:value-type="float">
            <text:p>75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9.664946" calcext:value-type="float">
            <text:p>2639.664946</text:p>
          </table:table-cell>
          <table:table-cell office:value-type="float" office:value="6183.683327" calcext:value-type="float">
            <text:p>6183.683327</text:p>
          </table:table-cell>
          <table:table-cell office:value-type="float" office:value="1.169638507" calcext:value-type="float">
            <text:p>1.169638507</text:p>
          </table:table-cell>
          <table:table-cell office:value-type="float" office:value="0.011351464" calcext:value-type="float">
            <text:p>0.011351464</text:p>
          </table:table-cell>
          <table:table-cell office:value-type="float" office:value="7555" calcext:value-type="float">
            <text:p>75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1.479774" calcext:value-type="float">
            <text:p>2641.479774</text:p>
          </table:table-cell>
          <table:table-cell office:value-type="float" office:value="6188.327136" calcext:value-type="float">
            <text:p>6188.327136</text:p>
          </table:table-cell>
          <table:table-cell office:value-type="float" office:value="1.227149849" calcext:value-type="float">
            <text:p>1.227149849</text:p>
          </table:table-cell>
          <table:table-cell office:value-type="float" office:value="0.0117204" calcext:value-type="float">
            <text:p>0.0117204</text:p>
          </table:table-cell>
          <table:table-cell office:value-type="float" office:value="7560" calcext:value-type="float">
            <text:p>75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3.014233" calcext:value-type="float">
            <text:p>2643.014233</text:p>
          </table:table-cell>
          <table:table-cell office:value-type="float" office:value="6193.048618" calcext:value-type="float">
            <text:p>6193.048618</text:p>
          </table:table-cell>
          <table:table-cell office:value-type="float" office:value="1.28631353" calcext:value-type="float">
            <text:p>1.28631353</text:p>
          </table:table-cell>
          <table:table-cell office:value-type="float" office:value="0.012099658" calcext:value-type="float">
            <text:p>0.012099658</text:p>
          </table:table-cell>
          <table:table-cell office:value-type="float" office:value="7565" calcext:value-type="float">
            <text:p>75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4.264564" calcext:value-type="float">
            <text:p>2644.264564</text:p>
          </table:table-cell>
          <table:table-cell office:value-type="float" office:value="6197.836936" calcext:value-type="float">
            <text:p>6197.836936</text:p>
          </table:table-cell>
          <table:table-cell office:value-type="float" office:value="1.34353463" calcext:value-type="float">
            <text:p>1.34353463</text:p>
          </table:table-cell>
          <table:table-cell office:value-type="float" office:value="0.010999674" calcext:value-type="float">
            <text:p>0.010999674</text:p>
          </table:table-cell>
          <table:table-cell office:value-type="float" office:value="7570" calcext:value-type="float">
            <text:p>75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5.252458" calcext:value-type="float">
            <text:p>2645.252458</text:p>
          </table:table-cell>
          <table:table-cell office:value-type="float" office:value="6202.684882" calcext:value-type="float">
            <text:p>6202.684882</text:p>
          </table:table-cell>
          <table:table-cell office:value-type="float" office:value="1.395020026" calcext:value-type="float">
            <text:p>1.395020026</text:p>
          </table:table-cell>
          <table:table-cell office:value-type="float" office:value="0.009798836" calcext:value-type="float">
            <text:p>0.009798836</text:p>
          </table:table-cell>
          <table:table-cell office:value-type="float" office:value="7575" calcext:value-type="float">
            <text:p>75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6.005772" calcext:value-type="float">
            <text:p>2646.005772</text:p>
          </table:table-cell>
          <table:table-cell office:value-type="float" office:value="6207.586126" calcext:value-type="float">
            <text:p>6207.586126</text:p>
          </table:table-cell>
          <table:table-cell office:value-type="float" office:value="1.4405316" calcext:value-type="float">
            <text:p>1.4405316</text:p>
          </table:table-cell>
          <table:table-cell office:value-type="float" office:value="0.008552401" calcext:value-type="float">
            <text:p>0.008552401</text:p>
          </table:table-cell>
          <table:table-cell office:value-type="float" office:value="7580" calcext:value-type="float">
            <text:p>75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6.552364" calcext:value-type="float">
            <text:p>2646.552364</text:p>
          </table:table-cell>
          <table:table-cell office:value-type="float" office:value="6212.534339" calcext:value-type="float">
            <text:p>6212.534339</text:p>
          </table:table-cell>
          <table:table-cell office:value-type="float" office:value="1.479989391" calcext:value-type="float">
            <text:p>1.479989391</text:p>
          </table:table-cell>
          <table:table-cell office:value-type="float" office:value="0.007301217" calcext:value-type="float">
            <text:p>0.007301217</text:p>
          </table:table-cell>
          <table:table-cell office:value-type="float" office:value="7585" calcext:value-type="float">
            <text:p>75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6.920093" calcext:value-type="float">
            <text:p>2646.920093</text:p>
          </table:table-cell>
          <table:table-cell office:value-type="float" office:value="6217.52319" calcext:value-type="float">
            <text:p>6217.52319</text:p>
          </table:table-cell>
          <table:table-cell office:value-type="float" office:value="1.513423855" calcext:value-type="float">
            <text:p>1.513423855</text:p>
          </table:table-cell>
          <table:table-cell office:value-type="float" office:value="0.006071718" calcext:value-type="float">
            <text:p>0.006071718</text:p>
          </table:table-cell>
          <table:table-cell office:value-type="float" office:value="7590" calcext:value-type="float">
            <text:p>75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7.136816" calcext:value-type="float">
            <text:p>2647.136816</text:p>
          </table:table-cell>
          <table:table-cell office:value-type="float" office:value="6222.546352" calcext:value-type="float">
            <text:p>6222.546352</text:p>
          </table:table-cell>
          <table:table-cell office:value-type="float" office:value="1.540932096" calcext:value-type="float">
            <text:p>1.540932096</text:p>
          </table:table-cell>
          <table:table-cell office:value-type="float" office:value="0.004877857" calcext:value-type="float">
            <text:p>0.004877857</text:p>
          </table:table-cell>
          <table:table-cell office:value-type="float" office:value="7595" calcext:value-type="float">
            <text:p>75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7.230393" calcext:value-type="float">
            <text:p>2647.230393</text:p>
          </table:table-cell>
          <table:table-cell office:value-type="float" office:value="6227.597493" calcext:value-type="float">
            <text:p>6227.597493</text:p>
          </table:table-cell>
          <table:table-cell office:value-type="float" office:value="1.56264152" calcext:value-type="float">
            <text:p>1.56264152</text:p>
          </table:table-cell>
          <table:table-cell office:value-type="float" office:value="0.003723776" calcext:value-type="float">
            <text:p>0.003723776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7.22868" calcext:value-type="float">
            <text:p>2647.22868</text:p>
          </table:table-cell>
          <table:table-cell office:value-type="float" office:value="6232.670284" calcext:value-type="float">
            <text:p>6232.670284</text:p>
          </table:table-cell>
          <table:table-cell office:value-type="float" office:value="1.57868181" calcext:value-type="float">
            <text:p>1.57868181</text:p>
          </table:table-cell>
          <table:table-cell office:value-type="float" office:value="0.002606476" calcext:value-type="float">
            <text:p>0.002606476</text:p>
          </table:table-cell>
          <table:table-cell office:value-type="float" office:value="7605" calcext:value-type="float">
            <text:p>76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7.159537" calcext:value-type="float">
            <text:p>2647.159537</text:p>
          </table:table-cell>
          <table:table-cell office:value-type="float" office:value="6237.758397" calcext:value-type="float">
            <text:p>6237.758397</text:p>
          </table:table-cell>
          <table:table-cell office:value-type="float" office:value="1.589164664" calcext:value-type="float">
            <text:p>1.589164664</text:p>
          </table:table-cell>
          <table:table-cell office:value-type="float" office:value="0.001518091" calcext:value-type="float">
            <text:p>0.001518091</text:p>
          </table:table-cell>
          <table:table-cell office:value-type="float" office:value="7610" calcext:value-type="float">
            <text:p>76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7.050821" calcext:value-type="float">
            <text:p>2647.050821</text:p>
          </table:table-cell>
          <table:table-cell office:value-type="float" office:value="6242.8555" calcext:value-type="float">
            <text:p>6242.8555</text:p>
          </table:table-cell>
          <table:table-cell office:value-type="float" office:value="1.594170124" calcext:value-type="float">
            <text:p>1.594170124</text:p>
          </table:table-cell>
          <table:table-cell office:value-type="float" office:value="0.000447711" calcext:value-type="float">
            <text:p>0.000447711</text:p>
          </table:table-cell>
          <table:table-cell office:value-type="float" office:value="7615" calcext:value-type="float">
            <text:p>76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6245" calcext:value-type="float">
            <text:p>6245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620" calcext:value-type="float">
            <text:p>76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6.654913" calcext:value-type="float">
            <text:p>2646.654913</text:p>
          </table:table-cell>
          <table:table-cell office:value-type="float" office:value="6249.988077" calcext:value-type="float">
            <text:p>6249.988077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625" calcext:value-type="float">
            <text:p>76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6.309826" calcext:value-type="float">
            <text:p>2646.309826</text:p>
          </table:table-cell>
          <table:table-cell office:value-type="float" office:value="6254.976155" calcext:value-type="float">
            <text:p>6254.976155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630" calcext:value-type="float">
            <text:p>76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5.964739" calcext:value-type="float">
            <text:p>2645.964739</text:p>
          </table:table-cell>
          <table:table-cell office:value-type="float" office:value="6259.964232" calcext:value-type="float">
            <text:p>6259.964232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635" calcext:value-type="float">
            <text:p>76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5.619652" calcext:value-type="float">
            <text:p>2645.619652</text:p>
          </table:table-cell>
          <table:table-cell office:value-type="float" office:value="6264.952309" calcext:value-type="float">
            <text:p>6264.952309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640" calcext:value-type="float">
            <text:p>76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5.274564" calcext:value-type="float">
            <text:p>2645.274564</text:p>
          </table:table-cell>
          <table:table-cell office:value-type="float" office:value="6269.940386" calcext:value-type="float">
            <text:p>6269.940386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645" calcext:value-type="float">
            <text:p>76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4.929477" calcext:value-type="float">
            <text:p>2644.929477</text:p>
          </table:table-cell>
          <table:table-cell office:value-type="float" office:value="6274.928464" calcext:value-type="float">
            <text:p>6274.928464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650" calcext:value-type="float">
            <text:p>76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4.58439" calcext:value-type="float">
            <text:p>2644.58439</text:p>
          </table:table-cell>
          <table:table-cell office:value-type="float" office:value="6279.916541" calcext:value-type="float">
            <text:p>6279.916541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655" calcext:value-type="float">
            <text:p>76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4.239303" calcext:value-type="float">
            <text:p>2644.239303</text:p>
          </table:table-cell>
          <table:table-cell office:value-type="float" office:value="6284.904618" calcext:value-type="float">
            <text:p>6284.904618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660" calcext:value-type="float">
            <text:p>76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3.894216" calcext:value-type="float">
            <text:p>2643.894216</text:p>
          </table:table-cell>
          <table:table-cell office:value-type="float" office:value="6289.892695" calcext:value-type="float">
            <text:p>6289.892695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665" calcext:value-type="float">
            <text:p>76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3.549129" calcext:value-type="float">
            <text:p>2643.549129</text:p>
          </table:table-cell>
          <table:table-cell office:value-type="float" office:value="6294.880773" calcext:value-type="float">
            <text:p>6294.880773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670" calcext:value-type="float">
            <text:p>76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3.204042" calcext:value-type="float">
            <text:p>2643.204042</text:p>
          </table:table-cell>
          <table:table-cell office:value-type="float" office:value="6299.86885" calcext:value-type="float">
            <text:p>6299.86885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675" calcext:value-type="float">
            <text:p>76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2.858955" calcext:value-type="float">
            <text:p>2642.858955</text:p>
          </table:table-cell>
          <table:table-cell office:value-type="float" office:value="6304.856927" calcext:value-type="float">
            <text:p>6304.856927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2.513868" calcext:value-type="float">
            <text:p>2642.513868</text:p>
          </table:table-cell>
          <table:table-cell office:value-type="float" office:value="6309.845005" calcext:value-type="float">
            <text:p>6309.845005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685" calcext:value-type="float">
            <text:p>76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2.168781" calcext:value-type="float">
            <text:p>2642.168781</text:p>
          </table:table-cell>
          <table:table-cell office:value-type="float" office:value="6314.833082" calcext:value-type="float">
            <text:p>6314.833082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690" calcext:value-type="float">
            <text:p>76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1.823693" calcext:value-type="float">
            <text:p>2641.823693</text:p>
          </table:table-cell>
          <table:table-cell office:value-type="float" office:value="6319.821159" calcext:value-type="float">
            <text:p>6319.821159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695" calcext:value-type="float">
            <text:p>76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1.478606" calcext:value-type="float">
            <text:p>2641.478606</text:p>
          </table:table-cell>
          <table:table-cell office:value-type="float" office:value="6324.809236" calcext:value-type="float">
            <text:p>6324.809236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1.133519" calcext:value-type="float">
            <text:p>2641.133519</text:p>
          </table:table-cell>
          <table:table-cell office:value-type="float" office:value="6329.797314" calcext:value-type="float">
            <text:p>6329.797314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705" calcext:value-type="float">
            <text:p>77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0.788432" calcext:value-type="float">
            <text:p>2640.788432</text:p>
          </table:table-cell>
          <table:table-cell office:value-type="float" office:value="6334.785391" calcext:value-type="float">
            <text:p>6334.785391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710" calcext:value-type="float">
            <text:p>77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0.443345" calcext:value-type="float">
            <text:p>2640.443345</text:p>
          </table:table-cell>
          <table:table-cell office:value-type="float" office:value="6339.773468" calcext:value-type="float">
            <text:p>6339.773468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715" calcext:value-type="float">
            <text:p>77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0.098258" calcext:value-type="float">
            <text:p>2640.098258</text:p>
          </table:table-cell>
          <table:table-cell office:value-type="float" office:value="6344.761545" calcext:value-type="float">
            <text:p>6344.761545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720" calcext:value-type="float">
            <text:p>77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9.753171" calcext:value-type="float">
            <text:p>2639.753171</text:p>
          </table:table-cell>
          <table:table-cell office:value-type="float" office:value="6349.749623" calcext:value-type="float">
            <text:p>6349.749623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725" calcext:value-type="float">
            <text:p>77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9.408084" calcext:value-type="float">
            <text:p>2639.408084</text:p>
          </table:table-cell>
          <table:table-cell office:value-type="float" office:value="6354.7377" calcext:value-type="float">
            <text:p>6354.7377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730" calcext:value-type="float">
            <text:p>77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9.062997" calcext:value-type="float">
            <text:p>2639.062997</text:p>
          </table:table-cell>
          <table:table-cell office:value-type="float" office:value="6359.725777" calcext:value-type="float">
            <text:p>6359.725777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735" calcext:value-type="float">
            <text:p>77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8.717909" calcext:value-type="float">
            <text:p>2638.717909</text:p>
          </table:table-cell>
          <table:table-cell office:value-type="float" office:value="6364.713855" calcext:value-type="float">
            <text:p>6364.713855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740" calcext:value-type="float">
            <text:p>77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8.372822" calcext:value-type="float">
            <text:p>2638.372822</text:p>
          </table:table-cell>
          <table:table-cell office:value-type="float" office:value="6369.701932" calcext:value-type="float">
            <text:p>6369.701932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745" calcext:value-type="float">
            <text:p>77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8.027735" calcext:value-type="float">
            <text:p>2638.027735</text:p>
          </table:table-cell>
          <table:table-cell office:value-type="float" office:value="6374.690009" calcext:value-type="float">
            <text:p>6374.690009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750" calcext:value-type="float">
            <text:p>77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7.682648" calcext:value-type="float">
            <text:p>2637.682648</text:p>
          </table:table-cell>
          <table:table-cell office:value-type="float" office:value="6379.678086" calcext:value-type="float">
            <text:p>6379.678086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755" calcext:value-type="float">
            <text:p>77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7.337561" calcext:value-type="float">
            <text:p>2637.337561</text:p>
          </table:table-cell>
          <table:table-cell office:value-type="float" office:value="6384.666164" calcext:value-type="float">
            <text:p>6384.666164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760" calcext:value-type="float">
            <text:p>77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6.992474" calcext:value-type="float">
            <text:p>2636.992474</text:p>
          </table:table-cell>
          <table:table-cell office:value-type="float" office:value="6389.654241" calcext:value-type="float">
            <text:p>6389.654241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765" calcext:value-type="float">
            <text:p>77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6.647387" calcext:value-type="float">
            <text:p>2636.647387</text:p>
          </table:table-cell>
          <table:table-cell office:value-type="float" office:value="6394.642318" calcext:value-type="float">
            <text:p>6394.642318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770" calcext:value-type="float">
            <text:p>77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6.3023" calcext:value-type="float">
            <text:p>2636.3023</text:p>
          </table:table-cell>
          <table:table-cell office:value-type="float" office:value="6399.630395" calcext:value-type="float">
            <text:p>6399.630395</text:p>
          </table:table-cell>
          <table:table-cell office:value-type="float" office:value="1.639868659" calcext:value-type="float">
            <text:p>1.639868659</text:p>
          </table:table-cell>
          <table:table-cell office:value-type="float" office:value="0" calcext:value-type="float">
            <text:p>0</text:p>
          </table:table-cell>
          <table:table-cell office:value-type="float" office:value="7775" calcext:value-type="float">
            <text:p>77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6404" calcext:value-type="float">
            <text:p>6404</text:p>
          </table:table-cell>
          <table:table-cell office:value-type="float" office:value="1.793457267" calcext:value-type="float">
            <text:p>1.793457267</text:p>
          </table:table-cell>
          <table:table-cell office:value-type="float" office:value="0" calcext:value-type="float">
            <text:p>0</text:p>
          </table:table-cell>
          <table:table-cell office:value-type="float" office:value="7780" calcext:value-type="float">
            <text:p>77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4.895872" calcext:value-type="float">
            <text:p>2634.895872</text:p>
          </table:table-cell>
          <table:table-cell office:value-type="float" office:value="6408.876566" calcext:value-type="float">
            <text:p>6408.876566</text:p>
          </table:table-cell>
          <table:table-cell office:value-type="float" office:value="1.793457267" calcext:value-type="float">
            <text:p>1.793457267</text:p>
          </table:table-cell>
          <table:table-cell office:value-type="float" office:value="0" calcext:value-type="float">
            <text:p>0</text:p>
          </table:table-cell>
          <table:table-cell office:value-type="float" office:value="7785" calcext:value-type="float">
            <text:p>77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3.791743" calcext:value-type="float">
            <text:p>2633.791743</text:p>
          </table:table-cell>
          <table:table-cell office:value-type="float" office:value="6413.753133" calcext:value-type="float">
            <text:p>6413.753133</text:p>
          </table:table-cell>
          <table:table-cell office:value-type="float" office:value="1.793457267" calcext:value-type="float">
            <text:p>1.793457267</text:p>
          </table:table-cell>
          <table:table-cell office:value-type="float" office:value="0" calcext:value-type="float">
            <text:p>0</text:p>
          </table:table-cell>
          <table:table-cell office:value-type="float" office:value="7790" calcext:value-type="float">
            <text:p>77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2.687615" calcext:value-type="float">
            <text:p>2632.687615</text:p>
          </table:table-cell>
          <table:table-cell office:value-type="float" office:value="6418.629699" calcext:value-type="float">
            <text:p>6418.629699</text:p>
          </table:table-cell>
          <table:table-cell office:value-type="float" office:value="1.793457267" calcext:value-type="float">
            <text:p>1.793457267</text:p>
          </table:table-cell>
          <table:table-cell office:value-type="float" office:value="0" calcext:value-type="float">
            <text:p>0</text:p>
          </table:table-cell>
          <table:table-cell office:value-type="float" office:value="7795" calcext:value-type="float">
            <text:p>77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1.583487" calcext:value-type="float">
            <text:p>2631.583487</text:p>
          </table:table-cell>
          <table:table-cell office:value-type="float" office:value="6423.506266" calcext:value-type="float">
            <text:p>6423.506266</text:p>
          </table:table-cell>
          <table:table-cell office:value-type="float" office:value="1.793457267" calcext:value-type="float">
            <text:p>1.793457267</text:p>
          </table:table-cell>
          <table:table-cell office:value-type="float" office:value="0" calcext:value-type="float">
            <text:p>0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0.479359" calcext:value-type="float">
            <text:p>2630.479359</text:p>
          </table:table-cell>
          <table:table-cell office:value-type="float" office:value="6428.382832" calcext:value-type="float">
            <text:p>6428.382832</text:p>
          </table:table-cell>
          <table:table-cell office:value-type="float" office:value="1.793457267" calcext:value-type="float">
            <text:p>1.793457267</text:p>
          </table:table-cell>
          <table:table-cell office:value-type="float" office:value="0" calcext:value-type="float">
            <text:p>0</text:p>
          </table:table-cell>
          <table:table-cell office:value-type="float" office:value="7805" calcext:value-type="float">
            <text:p>78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9.37523" calcext:value-type="float">
            <text:p>2629.37523</text:p>
          </table:table-cell>
          <table:table-cell office:value-type="float" office:value="6433.259399" calcext:value-type="float">
            <text:p>6433.259399</text:p>
          </table:table-cell>
          <table:table-cell office:value-type="float" office:value="1.793457267" calcext:value-type="float">
            <text:p>1.793457267</text:p>
          </table:table-cell>
          <table:table-cell office:value-type="float" office:value="0" calcext:value-type="float">
            <text:p>0</text:p>
          </table:table-cell>
          <table:table-cell office:value-type="float" office:value="7810" calcext:value-type="float">
            <text:p>78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8.271102" calcext:value-type="float">
            <text:p>2628.271102</text:p>
          </table:table-cell>
          <table:table-cell office:value-type="float" office:value="6438.135965" calcext:value-type="float">
            <text:p>6438.135965</text:p>
          </table:table-cell>
          <table:table-cell office:value-type="float" office:value="1.793457267" calcext:value-type="float">
            <text:p>1.793457267</text:p>
          </table:table-cell>
          <table:table-cell office:value-type="float" office:value="0" calcext:value-type="float">
            <text:p>0</text:p>
          </table:table-cell>
          <table:table-cell office:value-type="float" office:value="7815" calcext:value-type="float">
            <text:p>78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7.166974" calcext:value-type="float">
            <text:p>2627.166974</text:p>
          </table:table-cell>
          <table:table-cell office:value-type="float" office:value="6443.012532" calcext:value-type="float">
            <text:p>6443.012532</text:p>
          </table:table-cell>
          <table:table-cell office:value-type="float" office:value="1.793457267" calcext:value-type="float">
            <text:p>1.793457267</text:p>
          </table:table-cell>
          <table:table-cell office:value-type="float" office:value="0" calcext:value-type="float">
            <text:p>0</text:p>
          </table:table-cell>
          <table:table-cell office:value-type="float" office:value="7820" calcext:value-type="float">
            <text:p>78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6.062846" calcext:value-type="float">
            <text:p>2626.062846</text:p>
          </table:table-cell>
          <table:table-cell office:value-type="float" office:value="6447.889098" calcext:value-type="float">
            <text:p>6447.889098</text:p>
          </table:table-cell>
          <table:table-cell office:value-type="float" office:value="1.793457267" calcext:value-type="float">
            <text:p>1.793457267</text:p>
          </table:table-cell>
          <table:table-cell office:value-type="float" office:value="0" calcext:value-type="float">
            <text:p>0</text:p>
          </table:table-cell>
          <table:table-cell office:value-type="float" office:value="7825" calcext:value-type="float">
            <text:p>78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4.958717" calcext:value-type="float">
            <text:p>2624.958717</text:p>
          </table:table-cell>
          <table:table-cell office:value-type="float" office:value="6452.765665" calcext:value-type="float">
            <text:p>6452.765665</text:p>
          </table:table-cell>
          <table:table-cell office:value-type="float" office:value="1.793457267" calcext:value-type="float">
            <text:p>1.793457267</text:p>
          </table:table-cell>
          <table:table-cell office:value-type="float" office:value="0" calcext:value-type="float">
            <text:p>0</text:p>
          </table:table-cell>
          <table:table-cell office:value-type="float" office:value="7830" calcext:value-type="float">
            <text:p>78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6457" calcext:value-type="float">
            <text:p>6457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835" calcext:value-type="float">
            <text:p>78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2.072977" calcext:value-type="float">
            <text:p>2622.072977</text:p>
          </table:table-cell>
          <table:table-cell office:value-type="float" office:value="6461.613738" calcext:value-type="float">
            <text:p>6461.613738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840" calcext:value-type="float">
            <text:p>78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0.145954" calcext:value-type="float">
            <text:p>2620.145954</text:p>
          </table:table-cell>
          <table:table-cell office:value-type="float" office:value="6466.227477" calcext:value-type="float">
            <text:p>6466.227477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845" calcext:value-type="float">
            <text:p>78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8.21893" calcext:value-type="float">
            <text:p>2618.21893</text:p>
          </table:table-cell>
          <table:table-cell office:value-type="float" office:value="6470.841215" calcext:value-type="float">
            <text:p>6470.841215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850" calcext:value-type="float">
            <text:p>78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6.291907" calcext:value-type="float">
            <text:p>2616.291907</text:p>
          </table:table-cell>
          <table:table-cell office:value-type="float" office:value="6475.454953" calcext:value-type="float">
            <text:p>6475.454953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855" calcext:value-type="float">
            <text:p>78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4.364884" calcext:value-type="float">
            <text:p>2614.364884</text:p>
          </table:table-cell>
          <table:table-cell office:value-type="float" office:value="6480.068692" calcext:value-type="float">
            <text:p>6480.068692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860" calcext:value-type="float">
            <text:p>78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2.437861" calcext:value-type="float">
            <text:p>2612.437861</text:p>
          </table:table-cell>
          <table:table-cell office:value-type="float" office:value="6484.68243" calcext:value-type="float">
            <text:p>6484.68243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865" calcext:value-type="float">
            <text:p>78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0.510837" calcext:value-type="float">
            <text:p>2610.510837</text:p>
          </table:table-cell>
          <table:table-cell office:value-type="float" office:value="6489.296168" calcext:value-type="float">
            <text:p>6489.296168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870" calcext:value-type="float">
            <text:p>78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8.583814" calcext:value-type="float">
            <text:p>2608.583814</text:p>
          </table:table-cell>
          <table:table-cell office:value-type="float" office:value="6493.909907" calcext:value-type="float">
            <text:p>6493.909907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875" calcext:value-type="float">
            <text:p>78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6.656791" calcext:value-type="float">
            <text:p>2606.656791</text:p>
          </table:table-cell>
          <table:table-cell office:value-type="float" office:value="6498.523645" calcext:value-type="float">
            <text:p>6498.523645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880" calcext:value-type="float">
            <text:p>78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4.729768" calcext:value-type="float">
            <text:p>2604.729768</text:p>
          </table:table-cell>
          <table:table-cell office:value-type="float" office:value="6503.137383" calcext:value-type="float">
            <text:p>6503.137383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885" calcext:value-type="float">
            <text:p>78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2.802744" calcext:value-type="float">
            <text:p>2602.802744</text:p>
          </table:table-cell>
          <table:table-cell office:value-type="float" office:value="6507.751122" calcext:value-type="float">
            <text:p>6507.751122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890" calcext:value-type="float">
            <text:p>78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0.875721" calcext:value-type="float">
            <text:p>2600.875721</text:p>
          </table:table-cell>
          <table:table-cell office:value-type="float" office:value="6512.36486" calcext:value-type="float">
            <text:p>6512.36486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895" calcext:value-type="float">
            <text:p>78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8.948698" calcext:value-type="float">
            <text:p>2598.948698</text:p>
          </table:table-cell>
          <table:table-cell office:value-type="float" office:value="6516.978598" calcext:value-type="float">
            <text:p>6516.978598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7.021675" calcext:value-type="float">
            <text:p>2597.021675</text:p>
          </table:table-cell>
          <table:table-cell office:value-type="float" office:value="6521.592337" calcext:value-type="float">
            <text:p>6521.592337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905" calcext:value-type="float">
            <text:p>79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5.094651" calcext:value-type="float">
            <text:p>2595.094651</text:p>
          </table:table-cell>
          <table:table-cell office:value-type="float" office:value="6526.206075" calcext:value-type="float">
            <text:p>6526.206075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910" calcext:value-type="float">
            <text:p>79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3.167628" calcext:value-type="float">
            <text:p>2593.167628</text:p>
          </table:table-cell>
          <table:table-cell office:value-type="float" office:value="6530.819813" calcext:value-type="float">
            <text:p>6530.819813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915" calcext:value-type="float">
            <text:p>79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1.240605" calcext:value-type="float">
            <text:p>2591.240605</text:p>
          </table:table-cell>
          <table:table-cell office:value-type="float" office:value="6535.433552" calcext:value-type="float">
            <text:p>6535.433552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920" calcext:value-type="float">
            <text:p>79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9.313582" calcext:value-type="float">
            <text:p>2589.313582</text:p>
          </table:table-cell>
          <table:table-cell office:value-type="float" office:value="6540.04729" calcext:value-type="float">
            <text:p>6540.04729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925" calcext:value-type="float">
            <text:p>79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7.386558" calcext:value-type="float">
            <text:p>2587.386558</text:p>
          </table:table-cell>
          <table:table-cell office:value-type="float" office:value="6544.661028" calcext:value-type="float">
            <text:p>6544.661028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930" calcext:value-type="float">
            <text:p>79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5.459535" calcext:value-type="float">
            <text:p>2585.459535</text:p>
          </table:table-cell>
          <table:table-cell office:value-type="float" office:value="6549.274767" calcext:value-type="float">
            <text:p>6549.274767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935" calcext:value-type="float">
            <text:p>79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3.532512" calcext:value-type="float">
            <text:p>2583.532512</text:p>
          </table:table-cell>
          <table:table-cell office:value-type="float" office:value="6553.888505" calcext:value-type="float">
            <text:p>6553.888505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940" calcext:value-type="float">
            <text:p>79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1.605489" calcext:value-type="float">
            <text:p>2581.605489</text:p>
          </table:table-cell>
          <table:table-cell office:value-type="float" office:value="6558.502243" calcext:value-type="float">
            <text:p>6558.502243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945" calcext:value-type="float">
            <text:p>79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9.678465" calcext:value-type="float">
            <text:p>2579.678465</text:p>
          </table:table-cell>
          <table:table-cell office:value-type="float" office:value="6563.115982" calcext:value-type="float">
            <text:p>6563.115982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950" calcext:value-type="float">
            <text:p>79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7.751442" calcext:value-type="float">
            <text:p>2577.751442</text:p>
          </table:table-cell>
          <table:table-cell office:value-type="float" office:value="6567.72972" calcext:value-type="float">
            <text:p>6567.72972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955" calcext:value-type="float">
            <text:p>79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5.824419" calcext:value-type="float">
            <text:p>2575.824419</text:p>
          </table:table-cell>
          <table:table-cell office:value-type="float" office:value="6572.343458" calcext:value-type="float">
            <text:p>6572.343458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960" calcext:value-type="float">
            <text:p>79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3.897396" calcext:value-type="float">
            <text:p>2573.897396</text:p>
          </table:table-cell>
          <table:table-cell office:value-type="float" office:value="6576.957197" calcext:value-type="float">
            <text:p>6576.957197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965" calcext:value-type="float">
            <text:p>79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1.970373" calcext:value-type="float">
            <text:p>2571.970373</text:p>
          </table:table-cell>
          <table:table-cell office:value-type="float" office:value="6581.570935" calcext:value-type="float">
            <text:p>6581.570935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970" calcext:value-type="float">
            <text:p>79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0.043349" calcext:value-type="float">
            <text:p>2570.043349</text:p>
          </table:table-cell>
          <table:table-cell office:value-type="float" office:value="6586.184673" calcext:value-type="float">
            <text:p>6586.184673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975" calcext:value-type="float">
            <text:p>79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8.116326" calcext:value-type="float">
            <text:p>2568.116326</text:p>
          </table:table-cell>
          <table:table-cell office:value-type="float" office:value="6590.798412" calcext:value-type="float">
            <text:p>6590.798412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980" calcext:value-type="float">
            <text:p>79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6.189303" calcext:value-type="float">
            <text:p>2566.189303</text:p>
          </table:table-cell>
          <table:table-cell office:value-type="float" office:value="6595.41215" calcext:value-type="float">
            <text:p>6595.41215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985" calcext:value-type="float">
            <text:p>79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4.26228" calcext:value-type="float">
            <text:p>2564.26228</text:p>
          </table:table-cell>
          <table:table-cell office:value-type="float" office:value="6600.025888" calcext:value-type="float">
            <text:p>6600.025888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990" calcext:value-type="float">
            <text:p>79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2.335256" calcext:value-type="float">
            <text:p>2562.335256</text:p>
          </table:table-cell>
          <table:table-cell office:value-type="float" office:value="6604.639627" calcext:value-type="float">
            <text:p>6604.639627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7995" calcext:value-type="float">
            <text:p>79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0.408233" calcext:value-type="float">
            <text:p>2560.408233</text:p>
          </table:table-cell>
          <table:table-cell office:value-type="float" office:value="6609.253365" calcext:value-type="float">
            <text:p>6609.253365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8.48121" calcext:value-type="float">
            <text:p>2558.48121</text:p>
          </table:table-cell>
          <table:table-cell office:value-type="float" office:value="6613.867103" calcext:value-type="float">
            <text:p>6613.867103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8005" calcext:value-type="float">
            <text:p>8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6.554187" calcext:value-type="float">
            <text:p>2556.554187</text:p>
          </table:table-cell>
          <table:table-cell office:value-type="float" office:value="6618.480842" calcext:value-type="float">
            <text:p>6618.480842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8010" calcext:value-type="float">
            <text:p>80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4.627163" calcext:value-type="float">
            <text:p>2554.627163</text:p>
          </table:table-cell>
          <table:table-cell office:value-type="float" office:value="6623.09458" calcext:value-type="float">
            <text:p>6623.09458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8015" calcext:value-type="float">
            <text:p>80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2.70014" calcext:value-type="float">
            <text:p>2552.70014</text:p>
          </table:table-cell>
          <table:table-cell office:value-type="float" office:value="6627.708318" calcext:value-type="float">
            <text:p>6627.708318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0.773117" calcext:value-type="float">
            <text:p>2550.773117</text:p>
          </table:table-cell>
          <table:table-cell office:value-type="float" office:value="6632.322057" calcext:value-type="float">
            <text:p>6632.322057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8025" calcext:value-type="float">
            <text:p>80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8.846094" calcext:value-type="float">
            <text:p>2548.846094</text:p>
          </table:table-cell>
          <table:table-cell office:value-type="float" office:value="6636.935795" calcext:value-type="float">
            <text:p>6636.935795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8030" calcext:value-type="float">
            <text:p>80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6.91907" calcext:value-type="float">
            <text:p>2546.91907</text:p>
          </table:table-cell>
          <table:table-cell office:value-type="float" office:value="6641.549533" calcext:value-type="float">
            <text:p>6641.549533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8035" calcext:value-type="float">
            <text:p>80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4.992047" calcext:value-type="float">
            <text:p>2544.992047</text:p>
          </table:table-cell>
          <table:table-cell office:value-type="float" office:value="6646.163272" calcext:value-type="float">
            <text:p>6646.163272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8040" calcext:value-type="float">
            <text:p>80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3.065024" calcext:value-type="float">
            <text:p>2543.065024</text:p>
          </table:table-cell>
          <table:table-cell office:value-type="float" office:value="6650.77701" calcext:value-type="float">
            <text:p>6650.77701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8045" calcext:value-type="float">
            <text:p>80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1.138001" calcext:value-type="float">
            <text:p>2541.138001</text:p>
          </table:table-cell>
          <table:table-cell office:value-type="float" office:value="6655.390748" calcext:value-type="float">
            <text:p>6655.390748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8050" calcext:value-type="float">
            <text:p>80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9.210977" calcext:value-type="float">
            <text:p>2539.210977</text:p>
          </table:table-cell>
          <table:table-cell office:value-type="float" office:value="6660.004487" calcext:value-type="float">
            <text:p>6660.004487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8055" calcext:value-type="float">
            <text:p>80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7.283954" calcext:value-type="float">
            <text:p>2537.283954</text:p>
          </table:table-cell>
          <table:table-cell office:value-type="float" office:value="6664.618225" calcext:value-type="float">
            <text:p>6664.618225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8060" calcext:value-type="float">
            <text:p>80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5.356931" calcext:value-type="float">
            <text:p>2535.356931</text:p>
          </table:table-cell>
          <table:table-cell office:value-type="float" office:value="6669.231963" calcext:value-type="float">
            <text:p>6669.231963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8065" calcext:value-type="float">
            <text:p>80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3.429908" calcext:value-type="float">
            <text:p>2533.429908</text:p>
          </table:table-cell>
          <table:table-cell office:value-type="float" office:value="6673.845702" calcext:value-type="float">
            <text:p>6673.845702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8070" calcext:value-type="float">
            <text:p>80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1.502884" calcext:value-type="float">
            <text:p>2531.502884</text:p>
          </table:table-cell>
          <table:table-cell office:value-type="float" office:value="6678.45944" calcext:value-type="float">
            <text:p>6678.45944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8075" calcext:value-type="float">
            <text:p>80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29.575861" calcext:value-type="float">
            <text:p>2529.575861</text:p>
          </table:table-cell>
          <table:table-cell office:value-type="float" office:value="6683.073178" calcext:value-type="float">
            <text:p>6683.073178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8080" calcext:value-type="float">
            <text:p>80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27.648838" calcext:value-type="float">
            <text:p>2527.648838</text:p>
          </table:table-cell>
          <table:table-cell office:value-type="float" office:value="6687.686917" calcext:value-type="float">
            <text:p>6687.686917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8085" calcext:value-type="float">
            <text:p>80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25.721815" calcext:value-type="float">
            <text:p>2525.721815</text:p>
          </table:table-cell>
          <table:table-cell office:value-type="float" office:value="6692.300655" calcext:value-type="float">
            <text:p>6692.300655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8090" calcext:value-type="float">
            <text:p>80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23.794791" calcext:value-type="float">
            <text:p>2523.794791</text:p>
          </table:table-cell>
          <table:table-cell office:value-type="float" office:value="6696.914393" calcext:value-type="float">
            <text:p>6696.914393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8095" calcext:value-type="float">
            <text:p>80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21.867768" calcext:value-type="float">
            <text:p>2521.867768</text:p>
          </table:table-cell>
          <table:table-cell office:value-type="float" office:value="6701.528132" calcext:value-type="float">
            <text:p>6701.528132</text:p>
          </table:table-cell>
          <table:table-cell office:value-type="float" office:value="1.966442634" calcext:value-type="float">
            <text:p>1.966442634</text:p>
          </table:table-cell>
          <table:table-cell office:value-type="float" office:value="0" calcext:value-type="float">
            <text:p>0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6706" calcext:value-type="float">
            <text:p>6706</text:p>
          </table:table-cell>
          <table:table-cell office:value-type="float" office:value="2.047932169" calcext:value-type="float">
            <text:p>2.047932169</text:p>
          </table:table-cell>
          <table:table-cell office:value-type="float" office:value="3.1E-019" calcext:value-type="float">
            <text:p>3.1E-19</text:p>
          </table:table-cell>
          <table:table-cell office:value-type="float" office:value="8105" calcext:value-type="float">
            <text:p>81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7.701445" calcext:value-type="float">
            <text:p>2517.701445</text:p>
          </table:table-cell>
          <table:table-cell office:value-type="float" office:value="6710.445744" calcext:value-type="float">
            <text:p>6710.445744</text:p>
          </table:table-cell>
          <table:table-cell office:value-type="float" office:value="2.048045254" calcext:value-type="float">
            <text:p>2.048045254</text:p>
          </table:table-cell>
          <table:table-cell office:value-type="float" office:value="0.0000452" calcext:value-type="float">
            <text:p>4.52E-05</text:p>
          </table:table-cell>
          <table:table-cell office:value-type="float" office:value="8110" calcext:value-type="float">
            <text:p>81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5.401913" calcext:value-type="float">
            <text:p>2515.401913</text:p>
          </table:table-cell>
          <table:table-cell office:value-type="float" office:value="6714.890915" calcext:value-type="float">
            <text:p>6714.890915</text:p>
          </table:table-cell>
          <table:table-cell office:value-type="float" office:value="2.048384516" calcext:value-type="float">
            <text:p>2.048384516</text:p>
          </table:table-cell>
          <table:table-cell office:value-type="float" office:value="0.0000904" calcext:value-type="float">
            <text:p>9.04E-05</text:p>
          </table:table-cell>
          <table:table-cell office:value-type="float" office:value="8115" calcext:value-type="float">
            <text:p>81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3.100425" calcext:value-type="float">
            <text:p>2513.100425</text:p>
          </table:table-cell>
          <table:table-cell office:value-type="float" office:value="6719.334939" calcext:value-type="float">
            <text:p>6719.334939</text:p>
          </table:table-cell>
          <table:table-cell office:value-type="float" office:value="2.04894998" calcext:value-type="float">
            <text:p>2.04894998</text:p>
          </table:table-cell>
          <table:table-cell office:value-type="float" office:value="0.000135592" calcext:value-type="float">
            <text:p>0.000135592</text:p>
          </table:table-cell>
          <table:table-cell office:value-type="float" office:value="8120" calcext:value-type="float">
            <text:p>81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0.796004" calcext:value-type="float">
            <text:p>2510.796004</text:p>
          </table:table-cell>
          <table:table-cell office:value-type="float" office:value="6723.777241" calcext:value-type="float">
            <text:p>6723.777241</text:p>
          </table:table-cell>
          <table:table-cell office:value-type="float" office:value="2.049741687" calcext:value-type="float">
            <text:p>2.049741687</text:p>
          </table:table-cell>
          <table:table-cell office:value-type="float" office:value="0.000180812" calcext:value-type="float">
            <text:p>0.000180812</text:p>
          </table:table-cell>
          <table:table-cell office:value-type="float" office:value="8125" calcext:value-type="float">
            <text:p>81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8.487673" calcext:value-type="float">
            <text:p>2508.487673</text:p>
          </table:table-cell>
          <table:table-cell office:value-type="float" office:value="6728.217249" calcext:value-type="float">
            <text:p>6728.217249</text:p>
          </table:table-cell>
          <table:table-cell office:value-type="float" office:value="2.05075969" calcext:value-type="float">
            <text:p>2.05075969</text:p>
          </table:table-cell>
          <table:table-cell office:value-type="float" office:value="0.000226051" calcext:value-type="float">
            <text:p>0.000226051</text:p>
          </table:table-cell>
          <table:table-cell office:value-type="float" office:value="8130" calcext:value-type="float">
            <text:p>81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6.174453" calcext:value-type="float">
            <text:p>2506.174453</text:p>
          </table:table-cell>
          <table:table-cell office:value-type="float" office:value="6732.65439" calcext:value-type="float">
            <text:p>6732.65439</text:p>
          </table:table-cell>
          <table:table-cell office:value-type="float" office:value="2.052004059" calcext:value-type="float">
            <text:p>2.052004059</text:p>
          </table:table-cell>
          <table:table-cell office:value-type="float" office:value="0.000271312" calcext:value-type="float">
            <text:p>0.000271312</text:p>
          </table:table-cell>
          <table:table-cell office:value-type="float" office:value="8135" calcext:value-type="float">
            <text:p>81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3.855366" calcext:value-type="float">
            <text:p>2503.855366</text:p>
          </table:table-cell>
          <table:table-cell office:value-type="float" office:value="6737.088088" calcext:value-type="float">
            <text:p>6737.088088</text:p>
          </table:table-cell>
          <table:table-cell office:value-type="float" office:value="2.053474874" calcext:value-type="float">
            <text:p>2.053474874</text:p>
          </table:table-cell>
          <table:table-cell office:value-type="float" office:value="0.000316598" calcext:value-type="float">
            <text:p>0.000316598</text:p>
          </table:table-cell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1.529436" calcext:value-type="float">
            <text:p>2501.529436</text:p>
          </table:table-cell>
          <table:table-cell office:value-type="float" office:value="6741.517771" calcext:value-type="float">
            <text:p>6741.517771</text:p>
          </table:table-cell>
          <table:table-cell office:value-type="float" office:value="2.055172225" calcext:value-type="float">
            <text:p>2.055172225</text:p>
          </table:table-cell>
          <table:table-cell office:value-type="float" office:value="0.000361913" calcext:value-type="float">
            <text:p>0.000361913</text:p>
          </table:table-cell>
          <table:table-cell office:value-type="float" office:value="8145" calcext:value-type="float">
            <text:p>81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9.195684" calcext:value-type="float">
            <text:p>2499.195684</text:p>
          </table:table-cell>
          <table:table-cell office:value-type="float" office:value="6745.942866" calcext:value-type="float">
            <text:p>6745.942866</text:p>
          </table:table-cell>
          <table:table-cell office:value-type="float" office:value="2.057096212" calcext:value-type="float">
            <text:p>2.057096212</text:p>
          </table:table-cell>
          <table:table-cell office:value-type="float" office:value="0.000407259" calcext:value-type="float">
            <text:p>0.000407259</text:p>
          </table:table-cell>
          <table:table-cell office:value-type="float" office:value="8150" calcext:value-type="float">
            <text:p>81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6.853133" calcext:value-type="float">
            <text:p>2496.853133</text:p>
          </table:table-cell>
          <table:table-cell office:value-type="float" office:value="6750.362797" calcext:value-type="float">
            <text:p>6750.362797</text:p>
          </table:table-cell>
          <table:table-cell office:value-type="float" office:value="2.059246937" calcext:value-type="float">
            <text:p>2.059246937</text:p>
          </table:table-cell>
          <table:table-cell office:value-type="float" office:value="0.000452636" calcext:value-type="float">
            <text:p>0.000452636</text:p>
          </table:table-cell>
          <table:table-cell office:value-type="float" office:value="8155" calcext:value-type="float">
            <text:p>81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4.500805" calcext:value-type="float">
            <text:p>2494.500805</text:p>
          </table:table-cell>
          <table:table-cell office:value-type="float" office:value="6754.776993" calcext:value-type="float">
            <text:p>6754.776993</text:p>
          </table:table-cell>
          <table:table-cell office:value-type="float" office:value="2.061624508" calcext:value-type="float">
            <text:p>2.061624508</text:p>
          </table:table-cell>
          <table:table-cell office:value-type="float" office:value="0.000498045" calcext:value-type="float">
            <text:p>0.000498045</text:p>
          </table:table-cell>
          <table:table-cell office:value-type="float" office:value="8160" calcext:value-type="float">
            <text:p>81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2.137722" calcext:value-type="float">
            <text:p>2492.137722</text:p>
          </table:table-cell>
          <table:table-cell office:value-type="float" office:value="6759.184879" calcext:value-type="float">
            <text:p>6759.184879</text:p>
          </table:table-cell>
          <table:table-cell office:value-type="float" office:value="2.064229028" calcext:value-type="float">
            <text:p>2.064229028</text:p>
          </table:table-cell>
          <table:table-cell office:value-type="float" office:value="0.000543485" calcext:value-type="float">
            <text:p>0.000543485</text:p>
          </table:table-cell>
          <table:table-cell office:value-type="float" office:value="8165" calcext:value-type="float">
            <text:p>81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9.762907" calcext:value-type="float">
            <text:p>2489.762907</text:p>
          </table:table-cell>
          <table:table-cell office:value-type="float" office:value="6763.585882" calcext:value-type="float">
            <text:p>6763.585882</text:p>
          </table:table-cell>
          <table:table-cell office:value-type="float" office:value="2.0670606" calcext:value-type="float">
            <text:p>2.0670606</text:p>
          </table:table-cell>
          <table:table-cell office:value-type="float" office:value="0.000588954" calcext:value-type="float">
            <text:p>0.000588954</text:p>
          </table:table-cell>
          <table:table-cell office:value-type="float" office:value="8170" calcext:value-type="float">
            <text:p>81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7.375382" calcext:value-type="float">
            <text:p>2487.375382</text:p>
          </table:table-cell>
          <table:table-cell office:value-type="float" office:value="6767.979427" calcext:value-type="float">
            <text:p>6767.979427</text:p>
          </table:table-cell>
          <table:table-cell office:value-type="float" office:value="2.070119314" calcext:value-type="float">
            <text:p>2.070119314</text:p>
          </table:table-cell>
          <table:table-cell office:value-type="float" office:value="0.00063445" calcext:value-type="float">
            <text:p>0.00063445</text:p>
          </table:table-cell>
          <table:table-cell office:value-type="float" office:value="8175" calcext:value-type="float">
            <text:p>81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4.974169" calcext:value-type="float">
            <text:p>2484.974169</text:p>
          </table:table-cell>
          <table:table-cell office:value-type="float" office:value="6772.364942" calcext:value-type="float">
            <text:p>6772.364942</text:p>
          </table:table-cell>
          <table:table-cell office:value-type="float" office:value="2.073405251" calcext:value-type="float">
            <text:p>2.073405251</text:p>
          </table:table-cell>
          <table:table-cell office:value-type="float" office:value="0.000679966" calcext:value-type="float">
            <text:p>0.000679966</text:p>
          </table:table-cell>
          <table:table-cell office:value-type="float" office:value="8180" calcext:value-type="float">
            <text:p>81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2.55829" calcext:value-type="float">
            <text:p>2482.55829</text:p>
          </table:table-cell>
          <table:table-cell office:value-type="float" office:value="6776.741853" calcext:value-type="float">
            <text:p>6776.741853</text:p>
          </table:table-cell>
          <table:table-cell office:value-type="float" office:value="2.076918469" calcext:value-type="float">
            <text:p>2.076918469</text:p>
          </table:table-cell>
          <table:table-cell office:value-type="float" office:value="0.000725497" calcext:value-type="float">
            <text:p>0.000725497</text:p>
          </table:table-cell>
          <table:table-cell office:value-type="float" office:value="8185" calcext:value-type="float">
            <text:p>81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0.126768" calcext:value-type="float">
            <text:p>2480.126768</text:p>
          </table:table-cell>
          <table:table-cell office:value-type="float" office:value="6781.109586" calcext:value-type="float">
            <text:p>6781.109586</text:p>
          </table:table-cell>
          <table:table-cell office:value-type="float" office:value="2.080659009" calcext:value-type="float">
            <text:p>2.080659009</text:p>
          </table:table-cell>
          <table:table-cell office:value-type="float" office:value="0.000771036" calcext:value-type="float">
            <text:p>0.000771036</text:p>
          </table:table-cell>
          <table:table-cell office:value-type="float" office:value="8190" calcext:value-type="float">
            <text:p>81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77.678626" calcext:value-type="float">
            <text:p>2477.678626</text:p>
          </table:table-cell>
          <table:table-cell office:value-type="float" office:value="6785.467568" calcext:value-type="float">
            <text:p>6785.467568</text:p>
          </table:table-cell>
          <table:table-cell office:value-type="float" office:value="2.08462688" calcext:value-type="float">
            <text:p>2.08462688</text:p>
          </table:table-cell>
          <table:table-cell office:value-type="float" office:value="0.000816574" calcext:value-type="float">
            <text:p>0.000816574</text:p>
          </table:table-cell>
          <table:table-cell office:value-type="float" office:value="8195" calcext:value-type="float">
            <text:p>81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75.212884" calcext:value-type="float">
            <text:p>2475.212884</text:p>
          </table:table-cell>
          <table:table-cell office:value-type="float" office:value="6789.815225" calcext:value-type="float">
            <text:p>6789.815225</text:p>
          </table:table-cell>
          <table:table-cell office:value-type="float" office:value="2.088822056" calcext:value-type="float">
            <text:p>2.088822056</text:p>
          </table:table-cell>
          <table:table-cell office:value-type="float" office:value="0.000862098" calcext:value-type="float">
            <text:p>0.000862098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72.728567" calcext:value-type="float">
            <text:p>2472.728567</text:p>
          </table:table-cell>
          <table:table-cell office:value-type="float" office:value="6794.151983" calcext:value-type="float">
            <text:p>6794.151983</text:p>
          </table:table-cell>
          <table:table-cell office:value-type="float" office:value="2.093244475" calcext:value-type="float">
            <text:p>2.093244475</text:p>
          </table:table-cell>
          <table:table-cell office:value-type="float" office:value="0.000907596" calcext:value-type="float">
            <text:p>0.000907596</text:p>
          </table:table-cell>
          <table:table-cell office:value-type="float" office:value="8205" calcext:value-type="float">
            <text:p>82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70.224695" calcext:value-type="float">
            <text:p>2470.224695</text:p>
          </table:table-cell>
          <table:table-cell office:value-type="float" office:value="6798.477268" calcext:value-type="float">
            <text:p>6798.477268</text:p>
          </table:table-cell>
          <table:table-cell office:value-type="float" office:value="2.097894025" calcext:value-type="float">
            <text:p>2.097894025</text:p>
          </table:table-cell>
          <table:table-cell office:value-type="float" office:value="0.000953053" calcext:value-type="float">
            <text:p>0.000953053</text:p>
          </table:table-cell>
          <table:table-cell office:value-type="float" office:value="8210" calcext:value-type="float">
            <text:p>82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67.700292" calcext:value-type="float">
            <text:p>2467.700292</text:p>
          </table:table-cell>
          <table:table-cell office:value-type="float" office:value="6802.790508" calcext:value-type="float">
            <text:p>6802.790508</text:p>
          </table:table-cell>
          <table:table-cell office:value-type="float" office:value="2.102770539" calcext:value-type="float">
            <text:p>2.102770539</text:p>
          </table:table-cell>
          <table:table-cell office:value-type="float" office:value="0.000998451" calcext:value-type="float">
            <text:p>0.000998451</text:p>
          </table:table-cell>
          <table:table-cell office:value-type="float" office:value="8215" calcext:value-type="float">
            <text:p>82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65.154379" calcext:value-type="float">
            <text:p>2465.154379</text:p>
          </table:table-cell>
          <table:table-cell office:value-type="float" office:value="6807.091129" calcext:value-type="float">
            <text:p>6807.091129</text:p>
          </table:table-cell>
          <table:table-cell office:value-type="float" office:value="2.107873794" calcext:value-type="float">
            <text:p>2.107873794</text:p>
          </table:table-cell>
          <table:table-cell office:value-type="float" office:value="0.001043773" calcext:value-type="float">
            <text:p>0.001043773</text:p>
          </table:table-cell>
          <table:table-cell office:value-type="float" office:value="8220" calcext:value-type="float">
            <text:p>82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62.585979" calcext:value-type="float">
            <text:p>2462.585979</text:p>
          </table:table-cell>
          <table:table-cell office:value-type="float" office:value="6811.378556" calcext:value-type="float">
            <text:p>6811.378556</text:p>
          </table:table-cell>
          <table:table-cell office:value-type="float" office:value="2.113203494" calcext:value-type="float">
            <text:p>2.113203494</text:p>
          </table:table-cell>
          <table:table-cell office:value-type="float" office:value="0.001088994" calcext:value-type="float">
            <text:p>0.001088994</text:p>
          </table:table-cell>
          <table:table-cell office:value-type="float" office:value="8225" calcext:value-type="float">
            <text:p>82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9.994153" calcext:value-type="float">
            <text:p>2459.994153</text:p>
          </table:table-cell>
          <table:table-cell office:value-type="float" office:value="6815.652239" calcext:value-type="float">
            <text:p>6815.652239</text:p>
          </table:table-cell>
          <table:table-cell office:value-type="float" office:value="2.118691745" calcext:value-type="float">
            <text:p>2.118691745</text:p>
          </table:table-cell>
          <table:table-cell office:value-type="float" office:value="0.00106428" calcext:value-type="float">
            <text:p>0.00106428</text:p>
          </table:table-cell>
          <table:table-cell office:value-type="float" office:value="8230" calcext:value-type="float">
            <text:p>82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7.379537" calcext:value-type="float">
            <text:p>2457.379537</text:p>
          </table:table-cell>
          <table:table-cell office:value-type="float" office:value="6819.912552" calcext:value-type="float">
            <text:p>6819.912552</text:p>
          </table:table-cell>
          <table:table-cell office:value-type="float" office:value="2.123673482" calcext:value-type="float">
            <text:p>2.123673482</text:p>
          </table:table-cell>
          <table:table-cell office:value-type="float" office:value="0.000928962" calcext:value-type="float">
            <text:p>0.000928962</text:p>
          </table:table-cell>
          <table:table-cell office:value-type="float" office:value="8235" calcext:value-type="float">
            <text:p>82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4.744894" calcext:value-type="float">
            <text:p>2454.744894</text:p>
          </table:table-cell>
          <table:table-cell office:value-type="float" office:value="6824.161115" calcext:value-type="float">
            <text:p>6824.161115</text:p>
          </table:table-cell>
          <table:table-cell office:value-type="float" office:value="2.127979397" calcext:value-type="float">
            <text:p>2.127979397</text:p>
          </table:table-cell>
          <table:table-cell office:value-type="float" office:value="0.000793707" calcext:value-type="float">
            <text:p>0.000793707</text:p>
          </table:table-cell>
          <table:table-cell office:value-type="float" office:value="8240" calcext:value-type="float">
            <text:p>82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2.093135" calcext:value-type="float">
            <text:p>2452.093135</text:p>
          </table:table-cell>
          <table:table-cell office:value-type="float" office:value="6828.399636" calcext:value-type="float">
            <text:p>6828.399636</text:p>
          </table:table-cell>
          <table:table-cell office:value-type="float" office:value="2.131609751" calcext:value-type="float">
            <text:p>2.131609751</text:p>
          </table:table-cell>
          <table:table-cell office:value-type="float" office:value="0.000658542" calcext:value-type="float">
            <text:p>0.000658542</text:p>
          </table:table-cell>
          <table:table-cell office:value-type="float" office:value="8245" calcext:value-type="float">
            <text:p>82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9.427169" calcext:value-type="float">
            <text:p>2449.427169</text:p>
          </table:table-cell>
          <table:table-cell office:value-type="float" office:value="6832.629822" calcext:value-type="float">
            <text:p>6832.629822</text:p>
          </table:table-cell>
          <table:table-cell office:value-type="float" office:value="2.134564862" calcext:value-type="float">
            <text:p>2.134564862</text:p>
          </table:table-cell>
          <table:table-cell office:value-type="float" office:value="0.000523476" calcext:value-type="float">
            <text:p>0.000523476</text:p>
          </table:table-cell>
          <table:table-cell office:value-type="float" office:value="8250" calcext:value-type="float">
            <text:p>82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6.749908" calcext:value-type="float">
            <text:p>2446.749908</text:p>
          </table:table-cell>
          <table:table-cell office:value-type="float" office:value="6836.85338" calcext:value-type="float">
            <text:p>6836.85338</text:p>
          </table:table-cell>
          <table:table-cell office:value-type="float" office:value="2.136845052" calcext:value-type="float">
            <text:p>2.136845052</text:p>
          </table:table-cell>
          <table:table-cell office:value-type="float" office:value="0.000388504" calcext:value-type="float">
            <text:p>0.000388504</text:p>
          </table:table-cell>
          <table:table-cell office:value-type="float" office:value="8255" calcext:value-type="float">
            <text:p>82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4.064261" calcext:value-type="float">
            <text:p>2444.064261</text:p>
          </table:table-cell>
          <table:table-cell office:value-type="float" office:value="6841.072019" calcext:value-type="float">
            <text:p>6841.072019</text:p>
          </table:table-cell>
          <table:table-cell office:value-type="float" office:value="2.138450612" calcext:value-type="float">
            <text:p>2.138450612</text:p>
          </table:table-cell>
          <table:table-cell office:value-type="float" office:value="0.00025361" calcext:value-type="float">
            <text:p>0.00025361</text:p>
          </table:table-cell>
          <table:table-cell office:value-type="float" office:value="8260" calcext:value-type="float">
            <text:p>82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1.37314" calcext:value-type="float">
            <text:p>2441.37314</text:p>
          </table:table-cell>
          <table:table-cell office:value-type="float" office:value="6845.287447" calcext:value-type="float">
            <text:p>6845.287447</text:p>
          </table:table-cell>
          <table:table-cell office:value-type="float" office:value="2.139381768" calcext:value-type="float">
            <text:p>2.139381768</text:p>
          </table:table-cell>
          <table:table-cell office:value-type="float" office:value="0.000118771" calcext:value-type="float">
            <text:p>0.000118771</text:p>
          </table:table-cell>
          <table:table-cell office:value-type="float" office:value="8265" calcext:value-type="float">
            <text:p>82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6849" calcext:value-type="float">
            <text:p>6849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270" calcext:value-type="float">
            <text:p>82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6.360921" calcext:value-type="float">
            <text:p>2436.360921</text:p>
          </table:table-cell>
          <table:table-cell office:value-type="float" office:value="6853.246794" calcext:value-type="float">
            <text:p>6853.246794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275" calcext:value-type="float">
            <text:p>82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3.721842" calcext:value-type="float">
            <text:p>2433.721842</text:p>
          </table:table-cell>
          <table:table-cell office:value-type="float" office:value="6857.493588" calcext:value-type="float">
            <text:p>6857.493588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280" calcext:value-type="float">
            <text:p>82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1.082762" calcext:value-type="float">
            <text:p>2431.082762</text:p>
          </table:table-cell>
          <table:table-cell office:value-type="float" office:value="6861.740383" calcext:value-type="float">
            <text:p>6861.740383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285" calcext:value-type="float">
            <text:p>82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8.443683" calcext:value-type="float">
            <text:p>2428.443683</text:p>
          </table:table-cell>
          <table:table-cell office:value-type="float" office:value="6865.987177" calcext:value-type="float">
            <text:p>6865.987177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290" calcext:value-type="float">
            <text:p>82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5.804604" calcext:value-type="float">
            <text:p>2425.804604</text:p>
          </table:table-cell>
          <table:table-cell office:value-type="float" office:value="6870.233971" calcext:value-type="float">
            <text:p>6870.233971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295" calcext:value-type="float">
            <text:p>82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3.165525" calcext:value-type="float">
            <text:p>2423.165525</text:p>
          </table:table-cell>
          <table:table-cell office:value-type="float" office:value="6874.480765" calcext:value-type="float">
            <text:p>6874.480765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300" calcext:value-type="float">
            <text:p>83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0.526445" calcext:value-type="float">
            <text:p>2420.526445</text:p>
          </table:table-cell>
          <table:table-cell office:value-type="float" office:value="6878.727559" calcext:value-type="float">
            <text:p>6878.727559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305" calcext:value-type="float">
            <text:p>83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17.887366" calcext:value-type="float">
            <text:p>2417.887366</text:p>
          </table:table-cell>
          <table:table-cell office:value-type="float" office:value="6882.974353" calcext:value-type="float">
            <text:p>6882.974353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310" calcext:value-type="float">
            <text:p>83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15.248287" calcext:value-type="float">
            <text:p>2415.248287</text:p>
          </table:table-cell>
          <table:table-cell office:value-type="float" office:value="6887.221148" calcext:value-type="float">
            <text:p>6887.221148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315" calcext:value-type="float">
            <text:p>83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12.609208" calcext:value-type="float">
            <text:p>2412.609208</text:p>
          </table:table-cell>
          <table:table-cell office:value-type="float" office:value="6891.467942" calcext:value-type="float">
            <text:p>6891.467942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320" calcext:value-type="float">
            <text:p>83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9.970128" calcext:value-type="float">
            <text:p>2409.970128</text:p>
          </table:table-cell>
          <table:table-cell office:value-type="float" office:value="6895.714736" calcext:value-type="float">
            <text:p>6895.714736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325" calcext:value-type="float">
            <text:p>83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7.331049" calcext:value-type="float">
            <text:p>2407.331049</text:p>
          </table:table-cell>
          <table:table-cell office:value-type="float" office:value="6899.96153" calcext:value-type="float">
            <text:p>6899.96153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330" calcext:value-type="float">
            <text:p>83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4.69197" calcext:value-type="float">
            <text:p>2404.69197</text:p>
          </table:table-cell>
          <table:table-cell office:value-type="float" office:value="6904.208324" calcext:value-type="float">
            <text:p>6904.208324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335" calcext:value-type="float">
            <text:p>83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2.052891" calcext:value-type="float">
            <text:p>2402.052891</text:p>
          </table:table-cell>
          <table:table-cell office:value-type="float" office:value="6908.455118" calcext:value-type="float">
            <text:p>6908.455118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9.413811" calcext:value-type="float">
            <text:p>2399.413811</text:p>
          </table:table-cell>
          <table:table-cell office:value-type="float" office:value="6912.701913" calcext:value-type="float">
            <text:p>6912.701913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345" calcext:value-type="float">
            <text:p>83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6.774732" calcext:value-type="float">
            <text:p>2396.774732</text:p>
          </table:table-cell>
          <table:table-cell office:value-type="float" office:value="6916.948707" calcext:value-type="float">
            <text:p>6916.948707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350" calcext:value-type="float">
            <text:p>83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4.135653" calcext:value-type="float">
            <text:p>2394.135653</text:p>
          </table:table-cell>
          <table:table-cell office:value-type="float" office:value="6921.195501" calcext:value-type="float">
            <text:p>6921.195501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355" calcext:value-type="float">
            <text:p>83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1.496574" calcext:value-type="float">
            <text:p>2391.496574</text:p>
          </table:table-cell>
          <table:table-cell office:value-type="float" office:value="6925.442295" calcext:value-type="float">
            <text:p>6925.442295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88.857494" calcext:value-type="float">
            <text:p>2388.857494</text:p>
          </table:table-cell>
          <table:table-cell office:value-type="float" office:value="6929.689089" calcext:value-type="float">
            <text:p>6929.689089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365" calcext:value-type="float">
            <text:p>83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86.218415" calcext:value-type="float">
            <text:p>2386.218415</text:p>
          </table:table-cell>
          <table:table-cell office:value-type="float" office:value="6933.935884" calcext:value-type="float">
            <text:p>6933.935884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370" calcext:value-type="float">
            <text:p>83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83.579336" calcext:value-type="float">
            <text:p>2383.579336</text:p>
          </table:table-cell>
          <table:table-cell office:value-type="float" office:value="6938.182678" calcext:value-type="float">
            <text:p>6938.182678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375" calcext:value-type="float">
            <text:p>83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80.940257" calcext:value-type="float">
            <text:p>2380.940257</text:p>
          </table:table-cell>
          <table:table-cell office:value-type="float" office:value="6942.429472" calcext:value-type="float">
            <text:p>6942.429472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380" calcext:value-type="float">
            <text:p>83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8.301178" calcext:value-type="float">
            <text:p>2378.301178</text:p>
          </table:table-cell>
          <table:table-cell office:value-type="float" office:value="6946.676266" calcext:value-type="float">
            <text:p>6946.676266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385" calcext:value-type="float">
            <text:p>83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5.662098" calcext:value-type="float">
            <text:p>2375.662098</text:p>
          </table:table-cell>
          <table:table-cell office:value-type="float" office:value="6950.92306" calcext:value-type="float">
            <text:p>6950.92306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390" calcext:value-type="float">
            <text:p>83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3.023019" calcext:value-type="float">
            <text:p>2373.023019</text:p>
          </table:table-cell>
          <table:table-cell office:value-type="float" office:value="6955.169854" calcext:value-type="float">
            <text:p>6955.169854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395" calcext:value-type="float">
            <text:p>83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0.38394" calcext:value-type="float">
            <text:p>2370.38394</text:p>
          </table:table-cell>
          <table:table-cell office:value-type="float" office:value="6959.416649" calcext:value-type="float">
            <text:p>6959.416649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7.744861" calcext:value-type="float">
            <text:p>2367.744861</text:p>
          </table:table-cell>
          <table:table-cell office:value-type="float" office:value="6963.663443" calcext:value-type="float">
            <text:p>6963.663443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405" calcext:value-type="float">
            <text:p>84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5.105781" calcext:value-type="float">
            <text:p>2365.105781</text:p>
          </table:table-cell>
          <table:table-cell office:value-type="float" office:value="6967.910237" calcext:value-type="float">
            <text:p>6967.910237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410" calcext:value-type="float">
            <text:p>84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2.466702" calcext:value-type="float">
            <text:p>2362.466702</text:p>
          </table:table-cell>
          <table:table-cell office:value-type="float" office:value="6972.157031" calcext:value-type="float">
            <text:p>6972.157031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415" calcext:value-type="float">
            <text:p>84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9.827623" calcext:value-type="float">
            <text:p>2359.827623</text:p>
          </table:table-cell>
          <table:table-cell office:value-type="float" office:value="6976.403825" calcext:value-type="float">
            <text:p>6976.403825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420" calcext:value-type="float">
            <text:p>8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7.188544" calcext:value-type="float">
            <text:p>2357.188544</text:p>
          </table:table-cell>
          <table:table-cell office:value-type="float" office:value="6980.650619" calcext:value-type="float">
            <text:p>6980.650619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425" calcext:value-type="float">
            <text:p>84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4.549464" calcext:value-type="float">
            <text:p>2354.549464</text:p>
          </table:table-cell>
          <table:table-cell office:value-type="float" office:value="6984.897414" calcext:value-type="float">
            <text:p>6984.897414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430" calcext:value-type="float">
            <text:p>84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1.910385" calcext:value-type="float">
            <text:p>2351.910385</text:p>
          </table:table-cell>
          <table:table-cell office:value-type="float" office:value="6989.144208" calcext:value-type="float">
            <text:p>6989.144208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435" calcext:value-type="float">
            <text:p>84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9.271306" calcext:value-type="float">
            <text:p>2349.271306</text:p>
          </table:table-cell>
          <table:table-cell office:value-type="float" office:value="6993.391002" calcext:value-type="float">
            <text:p>6993.391002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440" calcext:value-type="float">
            <text:p>84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6.632227" calcext:value-type="float">
            <text:p>2346.632227</text:p>
          </table:table-cell>
          <table:table-cell office:value-type="float" office:value="6997.637796" calcext:value-type="float">
            <text:p>6997.637796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445" calcext:value-type="float">
            <text:p>84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3.993147" calcext:value-type="float">
            <text:p>2343.993147</text:p>
          </table:table-cell>
          <table:table-cell office:value-type="float" office:value="7001.88459" calcext:value-type="float">
            <text:p>7001.88459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450" calcext:value-type="float">
            <text:p>84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1.354068" calcext:value-type="float">
            <text:p>2341.354068</text:p>
          </table:table-cell>
          <table:table-cell office:value-type="float" office:value="7006.131385" calcext:value-type="float">
            <text:p>7006.131385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455" calcext:value-type="float">
            <text:p>84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8.714989" calcext:value-type="float">
            <text:p>2338.714989</text:p>
          </table:table-cell>
          <table:table-cell office:value-type="float" office:value="7010.378179" calcext:value-type="float">
            <text:p>7010.378179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460" calcext:value-type="float">
            <text:p>84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6.07591" calcext:value-type="float">
            <text:p>2336.07591</text:p>
          </table:table-cell>
          <table:table-cell office:value-type="float" office:value="7014.624973" calcext:value-type="float">
            <text:p>7014.624973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465" calcext:value-type="float">
            <text:p>84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3.43683" calcext:value-type="float">
            <text:p>2333.43683</text:p>
          </table:table-cell>
          <table:table-cell office:value-type="float" office:value="7018.871767" calcext:value-type="float">
            <text:p>7018.871767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470" calcext:value-type="float">
            <text:p>84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0.797751" calcext:value-type="float">
            <text:p>2330.797751</text:p>
          </table:table-cell>
          <table:table-cell office:value-type="float" office:value="7023.118561" calcext:value-type="float">
            <text:p>7023.118561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475" calcext:value-type="float">
            <text:p>84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8.158672" calcext:value-type="float">
            <text:p>2328.158672</text:p>
          </table:table-cell>
          <table:table-cell office:value-type="float" office:value="7027.365355" calcext:value-type="float">
            <text:p>7027.365355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480" calcext:value-type="float">
            <text:p>84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5.519593" calcext:value-type="float">
            <text:p>2325.519593</text:p>
          </table:table-cell>
          <table:table-cell office:value-type="float" office:value="7031.61215" calcext:value-type="float">
            <text:p>7031.61215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485" calcext:value-type="float">
            <text:p>84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2.880514" calcext:value-type="float">
            <text:p>2322.880514</text:p>
          </table:table-cell>
          <table:table-cell office:value-type="float" office:value="7035.858944" calcext:value-type="float">
            <text:p>7035.858944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490" calcext:value-type="float">
            <text:p>84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0.241434" calcext:value-type="float">
            <text:p>2320.241434</text:p>
          </table:table-cell>
          <table:table-cell office:value-type="float" office:value="7040.105738" calcext:value-type="float">
            <text:p>7040.105738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495" calcext:value-type="float">
            <text:p>84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7.602355" calcext:value-type="float">
            <text:p>2317.602355</text:p>
          </table:table-cell>
          <table:table-cell office:value-type="float" office:value="7044.352532" calcext:value-type="float">
            <text:p>7044.352532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4.963276" calcext:value-type="float">
            <text:p>2314.963276</text:p>
          </table:table-cell>
          <table:table-cell office:value-type="float" office:value="7048.599326" calcext:value-type="float">
            <text:p>7048.599326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505" calcext:value-type="float">
            <text:p>85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2.324197" calcext:value-type="float">
            <text:p>2312.324197</text:p>
          </table:table-cell>
          <table:table-cell office:value-type="float" office:value="7052.84612" calcext:value-type="float">
            <text:p>7052.84612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510" calcext:value-type="float">
            <text:p>85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9.685117" calcext:value-type="float">
            <text:p>2309.685117</text:p>
          </table:table-cell>
          <table:table-cell office:value-type="float" office:value="7057.092915" calcext:value-type="float">
            <text:p>7057.092915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515" calcext:value-type="float">
            <text:p>85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7.046038" calcext:value-type="float">
            <text:p>2307.046038</text:p>
          </table:table-cell>
          <table:table-cell office:value-type="float" office:value="7061.339709" calcext:value-type="float">
            <text:p>7061.339709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520" calcext:value-type="float">
            <text:p>85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4.406959" calcext:value-type="float">
            <text:p>2304.406959</text:p>
          </table:table-cell>
          <table:table-cell office:value-type="float" office:value="7065.586503" calcext:value-type="float">
            <text:p>7065.586503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525" calcext:value-type="float">
            <text:p>85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1.76788" calcext:value-type="float">
            <text:p>2301.76788</text:p>
          </table:table-cell>
          <table:table-cell office:value-type="float" office:value="7069.833297" calcext:value-type="float">
            <text:p>7069.833297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530" calcext:value-type="float">
            <text:p>85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9.1288" calcext:value-type="float">
            <text:p>2299.1288</text:p>
          </table:table-cell>
          <table:table-cell office:value-type="float" office:value="7074.080091" calcext:value-type="float">
            <text:p>7074.080091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535" calcext:value-type="float">
            <text:p>853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96.489721" calcext:value-type="float">
            <text:p>2296.489721</text:p>
          </table:table-cell>
          <table:table-cell office:value-type="float" office:value="7078.326886" calcext:value-type="float">
            <text:p>7078.326886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540" calcext:value-type="float">
            <text:p>854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93.850642" calcext:value-type="float">
            <text:p>2293.850642</text:p>
          </table:table-cell>
          <table:table-cell office:value-type="float" office:value="7082.57368" calcext:value-type="float">
            <text:p>7082.57368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545" calcext:value-type="float">
            <text:p>854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91.211563" calcext:value-type="float">
            <text:p>2291.211563</text:p>
          </table:table-cell>
          <table:table-cell office:value-type="float" office:value="7086.820474" calcext:value-type="float">
            <text:p>7086.820474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550" calcext:value-type="float">
            <text:p>855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88.572483" calcext:value-type="float">
            <text:p>2288.572483</text:p>
          </table:table-cell>
          <table:table-cell office:value-type="float" office:value="7091.067268" calcext:value-type="float">
            <text:p>7091.067268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555" calcext:value-type="float">
            <text:p>855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85.933404" calcext:value-type="float">
            <text:p>2285.933404</text:p>
          </table:table-cell>
          <table:table-cell office:value-type="float" office:value="7095.314062" calcext:value-type="float">
            <text:p>7095.314062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560" calcext:value-type="float">
            <text:p>856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83.294325" calcext:value-type="float">
            <text:p>2283.294325</text:p>
          </table:table-cell>
          <table:table-cell office:value-type="float" office:value="7099.560856" calcext:value-type="float">
            <text:p>7099.560856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565" calcext:value-type="float">
            <text:p>856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80.655246" calcext:value-type="float">
            <text:p>2280.655246</text:p>
          </table:table-cell>
          <table:table-cell office:value-type="float" office:value="7103.807651" calcext:value-type="float">
            <text:p>7103.807651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570" calcext:value-type="float">
            <text:p>857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78.016166" calcext:value-type="float">
            <text:p>2278.016166</text:p>
          </table:table-cell>
          <table:table-cell office:value-type="float" office:value="7108.054445" calcext:value-type="float">
            <text:p>7108.054445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575" calcext:value-type="float">
            <text:p>857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75.377087" calcext:value-type="float">
            <text:p>2275.377087</text:p>
          </table:table-cell>
          <table:table-cell office:value-type="float" office:value="7112.301239" calcext:value-type="float">
            <text:p>7112.301239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580" calcext:value-type="float">
            <text:p>858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72.738008" calcext:value-type="float">
            <text:p>2272.738008</text:p>
          </table:table-cell>
          <table:table-cell office:value-type="float" office:value="7116.548033" calcext:value-type="float">
            <text:p>7116.548033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585" calcext:value-type="float">
            <text:p>858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70.098929" calcext:value-type="float">
            <text:p>2270.098929</text:p>
          </table:table-cell>
          <table:table-cell office:value-type="float" office:value="7120.794827" calcext:value-type="float">
            <text:p>7120.794827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590" calcext:value-type="float">
            <text:p>859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67.45985" calcext:value-type="float">
            <text:p>2267.45985</text:p>
          </table:table-cell>
          <table:table-cell office:value-type="float" office:value="7125.041621" calcext:value-type="float">
            <text:p>7125.041621</text:p>
          </table:table-cell>
          <table:table-cell office:value-type="float" office:value="2.126823301" calcext:value-type="float">
            <text:p>2.126823301</text:p>
          </table:table-cell>
          <table:table-cell office:value-type="float" office:value="0" calcext:value-type="float">
            <text:p>0</text:p>
          </table:table-cell>
          <table:table-cell office:value-type="float" office:value="8595" calcext:value-type="float">
            <text:p>859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7129" calcext:value-type="float">
            <text:p>7129</text:p>
          </table:table-cell>
          <table:table-cell office:value-type="float" office:value="2.077694744" calcext:value-type="float">
            <text:p>2.077694744</text:p>
          </table:table-cell>
          <table:table-cell office:value-type="float" office:value="-2.11E-017" calcext:value-type="float">
            <text:p>-2.11E-17</text:p>
          </table:table-cell>
          <table:table-cell office:value-type="float" office:value="8600" calcext:value-type="float">
            <text:p>860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62.572784" calcext:value-type="float">
            <text:p>2262.572784</text:p>
          </table:table-cell>
          <table:table-cell office:value-type="float" office:value="7133.372601" calcext:value-type="float">
            <text:p>7133.372601</text:p>
          </table:table-cell>
          <table:table-cell office:value-type="float" office:value="2.07724297" calcext:value-type="float">
            <text:p>2.07724297</text:p>
          </table:table-cell>
          <table:table-cell office:value-type="float" office:value="-0.000180674" calcext:value-type="float">
            <text:p>-0.000180674</text:p>
          </table:table-cell>
          <table:table-cell office:value-type="float" office:value="8605" calcext:value-type="float">
            <text:p>86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0.14958" calcext:value-type="float">
            <text:p>2260.14958</text:p>
          </table:table-cell>
          <table:table-cell office:value-type="float" office:value="7137.747283" calcext:value-type="float">
            <text:p>7137.747283</text:p>
          </table:table-cell>
          <table:table-cell office:value-type="float" office:value="2.075887578" calcext:value-type="float">
            <text:p>2.075887578</text:p>
          </table:table-cell>
          <table:table-cell office:value-type="float" office:value="-0.000361388" calcext:value-type="float">
            <text:p>-0.000361388</text:p>
          </table:table-cell>
          <table:table-cell office:value-type="float" office:value="8610" calcext:value-type="float">
            <text:p>86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7.734401" calcext:value-type="float">
            <text:p>2257.734401</text:p>
          </table:table-cell>
          <table:table-cell office:value-type="float" office:value="7142.12613" calcext:value-type="float">
            <text:p>7142.12613</text:p>
          </table:table-cell>
          <table:table-cell office:value-type="float" office:value="2.073628377" calcext:value-type="float">
            <text:p>2.073628377</text:p>
          </table:table-cell>
          <table:table-cell office:value-type="float" office:value="-0.000542175" calcext:value-type="float">
            <text:p>-0.000542175</text:p>
          </table:table-cell>
          <table:table-cell office:value-type="float" office:value="8615" calcext:value-type="float">
            <text:p>86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5.33126" calcext:value-type="float">
            <text:p>2255.33126</text:p>
          </table:table-cell>
          <table:table-cell office:value-type="float" office:value="7146.511222" calcext:value-type="float">
            <text:p>7146.511222</text:p>
          </table:table-cell>
          <table:table-cell office:value-type="float" office:value="2.070465087" calcext:value-type="float">
            <text:p>2.070465087</text:p>
          </table:table-cell>
          <table:table-cell office:value-type="float" office:value="-0.000723055" calcext:value-type="float">
            <text:p>-0.000723055</text:p>
          </table:table-cell>
          <table:table-cell office:value-type="float" office:value="8620" calcext:value-type="float">
            <text:p>86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2.944169" calcext:value-type="float">
            <text:p>2252.944169</text:p>
          </table:table-cell>
          <table:table-cell office:value-type="float" office:value="7150.904642" calcext:value-type="float">
            <text:p>7150.904642</text:p>
          </table:table-cell>
          <table:table-cell office:value-type="float" office:value="2.066397389" calcext:value-type="float">
            <text:p>2.066397389</text:p>
          </table:table-cell>
          <table:table-cell office:value-type="float" office:value="-0.000904028" calcext:value-type="float">
            <text:p>-0.000904028</text:p>
          </table:table-cell>
          <table:table-cell office:value-type="float" office:value="8625" calcext:value-type="float">
            <text:p>86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0.577141" calcext:value-type="float">
            <text:p>2250.577141</text:p>
          </table:table-cell>
          <table:table-cell office:value-type="float" office:value="7155.308473" calcext:value-type="float">
            <text:p>7155.308473</text:p>
          </table:table-cell>
          <table:table-cell office:value-type="float" office:value="2.06142501" calcext:value-type="float">
            <text:p>2.06142501</text:p>
          </table:table-cell>
          <table:table-cell office:value-type="float" office:value="-0.001085068" calcext:value-type="float">
            <text:p>-0.001085068</text:p>
          </table:table-cell>
          <table:table-cell office:value-type="float" office:value="8630" calcext:value-type="float">
            <text:p>86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ffic_l</text:p>
          </table:table-cell>
        </table:table-row>
        <table:table-row table:style-name="ro1">
          <table:table-cell office:value-type="float" office:value="2248.234187" calcext:value-type="float">
            <text:p>2248.234187</text:p>
          </table:table-cell>
          <table:table-cell office:value-type="float" office:value="7159.724795" calcext:value-type="float">
            <text:p>7159.724795</text:p>
          </table:table-cell>
          <table:table-cell office:value-type="float" office:value="2.055547816" calcext:value-type="float">
            <text:p>2.055547816</text:p>
          </table:table-cell>
          <table:table-cell office:value-type="float" office:value="-0.001266115" calcext:value-type="float">
            <text:p>-0.001266115</text:p>
          </table:table-cell>
          <table:table-cell office:value-type="float" office:value="8635" calcext:value-type="float">
            <text:p>86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5.919321" calcext:value-type="float">
            <text:p>2245.919321</text:p>
          </table:table-cell>
          <table:table-cell office:value-type="float" office:value="7164.155692" calcext:value-type="float">
            <text:p>7164.155692</text:p>
          </table:table-cell>
          <table:table-cell office:value-type="float" office:value="2.048767047" calcext:value-type="float">
            <text:p>2.048767047</text:p>
          </table:table-cell>
          <table:table-cell office:value-type="float" office:value="-0.001434422" calcext:value-type="float">
            <text:p>-0.001434422</text:p>
          </table:table-cell>
          <table:table-cell office:value-type="float" office:value="8640" calcext:value-type="float">
            <text:p>86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3.635078" calcext:value-type="float">
            <text:p>2243.635078</text:p>
          </table:table-cell>
          <table:table-cell office:value-type="float" office:value="7168.602476" calcext:value-type="float">
            <text:p>7168.602476</text:p>
          </table:table-cell>
          <table:table-cell office:value-type="float" office:value="2.042045417" calcext:value-type="float">
            <text:p>2.042045417</text:p>
          </table:table-cell>
          <table:table-cell office:value-type="float" office:value="-0.001254653" calcext:value-type="float">
            <text:p>-0.001254653</text:p>
          </table:table-cell>
          <table:table-cell office:value-type="float" office:value="8645" calcext:value-type="float">
            <text:p>86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1.378672" calcext:value-type="float">
            <text:p>2241.378672</text:p>
          </table:table-cell>
          <table:table-cell office:value-type="float" office:value="7173.063696" calcext:value-type="float">
            <text:p>7173.063696</text:p>
          </table:table-cell>
          <table:table-cell office:value-type="float" office:value="2.036222461" calcext:value-type="float">
            <text:p>2.036222461</text:p>
          </table:table-cell>
          <table:table-cell office:value-type="float" office:value="-0.001074812" calcext:value-type="float">
            <text:p>-0.001074812</text:p>
          </table:table-cell>
          <table:table-cell office:value-type="float" office:value="8650" calcext:value-type="float">
            <text:p>86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9.146121" calcext:value-type="float">
            <text:p>2239.146121</text:p>
          </table:table-cell>
          <table:table-cell office:value-type="float" office:value="7177.537278" calcext:value-type="float">
            <text:p>7177.537278</text:p>
          </table:table-cell>
          <table:table-cell office:value-type="float" office:value="2.031298245" calcext:value-type="float">
            <text:p>2.031298245</text:p>
          </table:table-cell>
          <table:table-cell office:value-type="float" office:value="-0.000894993" calcext:value-type="float">
            <text:p>-0.000894993</text:p>
          </table:table-cell>
          <table:table-cell office:value-type="float" office:value="8655" calcext:value-type="float">
            <text:p>86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6.933443" calcext:value-type="float">
            <text:p>2236.933443</text:p>
          </table:table-cell>
          <table:table-cell office:value-type="float" office:value="7182.021147" calcext:value-type="float">
            <text:p>7182.021147</text:p>
          </table:table-cell>
          <table:table-cell office:value-type="float" office:value="2.027272593" calcext:value-type="float">
            <text:p>2.027272593</text:p>
          </table:table-cell>
          <table:table-cell office:value-type="float" office:value="-0.000715251" calcext:value-type="float">
            <text:p>-0.000715251</text:p>
          </table:table-cell>
          <table:table-cell office:value-type="float" office:value="8660" calcext:value-type="float">
            <text:p>86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4.736654" calcext:value-type="float">
            <text:p>2234.736654</text:p>
          </table:table-cell>
          <table:table-cell office:value-type="float" office:value="7186.51323" calcext:value-type="float">
            <text:p>7186.51323</text:p>
          </table:table-cell>
          <table:table-cell office:value-type="float" office:value="2.024145205" calcext:value-type="float">
            <text:p>2.024145205</text:p>
          </table:table-cell>
          <table:table-cell office:value-type="float" office:value="-0.000535605" calcext:value-type="float">
            <text:p>-0.000535605</text:p>
          </table:table-cell>
          <table:table-cell office:value-type="float" office:value="8665" calcext:value-type="float">
            <text:p>86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2.551773" calcext:value-type="float">
            <text:p>2232.551773</text:p>
          </table:table-cell>
          <table:table-cell office:value-type="float" office:value="7191.011452" calcext:value-type="float">
            <text:p>7191.011452</text:p>
          </table:table-cell>
          <table:table-cell office:value-type="float" office:value="2.021915754" calcext:value-type="float">
            <text:p>2.021915754</text:p>
          </table:table-cell>
          <table:table-cell office:value-type="float" office:value="-0.000356053" calcext:value-type="float">
            <text:p>-0.000356053</text:p>
          </table:table-cell>
          <table:table-cell office:value-type="float" office:value="8670" calcext:value-type="float">
            <text:p>86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0.374818" calcext:value-type="float">
            <text:p>2230.374818</text:p>
          </table:table-cell>
          <table:table-cell office:value-type="float" office:value="7195.513738" calcext:value-type="float">
            <text:p>7195.513738</text:p>
          </table:table-cell>
          <table:table-cell office:value-type="float" office:value="2.020583962" calcext:value-type="float">
            <text:p>2.020583962</text:p>
          </table:table-cell>
          <table:table-cell office:value-type="float" office:value="-0.00017657" calcext:value-type="float">
            <text:p>-0.00017657</text:p>
          </table:table-cell>
          <table:table-cell office:value-type="float" office:value="8675" calcext:value-type="float">
            <text:p>86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8.201805" calcext:value-type="float">
            <text:p>2228.201805</text:p>
          </table:table-cell>
          <table:table-cell office:value-type="float" office:value="7200.018015" calcext:value-type="float">
            <text:p>7200.018015</text:p>
          </table:table-cell>
          <table:table-cell office:value-type="float" office:value="2.020149653" calcext:value-type="float">
            <text:p>2.020149653</text:p>
          </table:table-cell>
          <table:table-cell office:value-type="float" office:value="0.00000288" calcext:value-type="float">
            <text:p>2.88E-06</text:p>
          </table:table-cell>
          <table:table-cell office:value-type="float" office:value="8680" calcext:value-type="float">
            <text:p>86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6.028752" calcext:value-type="float">
            <text:p>2226.028752</text:p>
          </table:table-cell>
          <table:table-cell office:value-type="float" office:value="7204.522208" calcext:value-type="float">
            <text:p>7204.522208</text:p>
          </table:table-cell>
          <table:table-cell office:value-type="float" office:value="2.020612788" calcext:value-type="float">
            <text:p>2.020612788</text:p>
          </table:table-cell>
          <table:table-cell office:value-type="float" office:value="0.000182342" calcext:value-type="float">
            <text:p>0.000182342</text:p>
          </table:table-cell>
          <table:table-cell office:value-type="float" office:value="8685" calcext:value-type="float">
            <text:p>86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3.851678" calcext:value-type="float">
            <text:p>2223.851678</text:p>
          </table:table-cell>
          <table:table-cell office:value-type="float" office:value="7209.024243" calcext:value-type="float">
            <text:p>7209.024243</text:p>
          </table:table-cell>
          <table:table-cell office:value-type="float" office:value="2.021973471" calcext:value-type="float">
            <text:p>2.021973471</text:p>
          </table:table-cell>
          <table:table-cell office:value-type="float" office:value="0.000361858" calcext:value-type="float">
            <text:p>0.000361858</text:p>
          </table:table-cell>
          <table:table-cell office:value-type="float" office:value="8690" calcext:value-type="float">
            <text:p>86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1.666599" calcext:value-type="float">
            <text:p>2221.666599</text:p>
          </table:table-cell>
          <table:table-cell office:value-type="float" office:value="7213.522046" calcext:value-type="float">
            <text:p>7213.522046</text:p>
          </table:table-cell>
          <table:table-cell office:value-type="float" office:value="2.024231942" calcext:value-type="float">
            <text:p>2.024231942</text:p>
          </table:table-cell>
          <table:table-cell office:value-type="float" office:value="0.000541463" calcext:value-type="float">
            <text:p>0.000541463</text:p>
          </table:table-cell>
          <table:table-cell office:value-type="float" office:value="8695" calcext:value-type="float">
            <text:p>86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9.469533" calcext:value-type="float">
            <text:p>2219.469533</text:p>
          </table:table-cell>
          <table:table-cell office:value-type="float" office:value="7218.013543" calcext:value-type="float">
            <text:p>7218.013543</text:p>
          </table:table-cell>
          <table:table-cell office:value-type="float" office:value="2.027388542" calcext:value-type="float">
            <text:p>2.027388542</text:p>
          </table:table-cell>
          <table:table-cell office:value-type="float" office:value="0.000721183" calcext:value-type="float">
            <text:p>0.000721183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7.256498" calcext:value-type="float">
            <text:p>2217.256498</text:p>
          </table:table-cell>
          <table:table-cell office:value-type="float" office:value="7222.496659" calcext:value-type="float">
            <text:p>7222.496659</text:p>
          </table:table-cell>
          <table:table-cell office:value-type="float" office:value="2.031443659" calcext:value-type="float">
            <text:p>2.031443659</text:p>
          </table:table-cell>
          <table:table-cell office:value-type="float" office:value="0.000901019" calcext:value-type="float">
            <text:p>0.000901019</text:p>
          </table:table-cell>
          <table:table-cell office:value-type="float" office:value="8705" calcext:value-type="float">
            <text:p>87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5.023511" calcext:value-type="float">
            <text:p>2215.023511</text:p>
          </table:table-cell>
          <table:table-cell office:value-type="float" office:value="7226.96932" calcext:value-type="float">
            <text:p>7226.96932</text:p>
          </table:table-cell>
          <table:table-cell office:value-type="float" office:value="2.036397651" calcext:value-type="float">
            <text:p>2.036397651</text:p>
          </table:table-cell>
          <table:table-cell office:value-type="float" office:value="0.00108095" calcext:value-type="float">
            <text:p>0.00108095</text:p>
          </table:table-cell>
          <table:table-cell office:value-type="float" office:value="8710" calcext:value-type="float">
            <text:p>87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2.766986" calcext:value-type="float">
            <text:p>2212.766986</text:p>
          </table:table-cell>
          <table:table-cell office:value-type="float" office:value="7231.429662" calcext:value-type="float">
            <text:p>7231.429662</text:p>
          </table:table-cell>
          <table:table-cell office:value-type="float" office:value="2.041756772" calcext:value-type="float">
            <text:p>2.041756772</text:p>
          </table:table-cell>
          <table:table-cell office:value-type="float" office:value="0.000898292" calcext:value-type="float">
            <text:p>0.000898292</text:p>
          </table:table-cell>
          <table:table-cell office:value-type="float" office:value="8715" calcext:value-type="float">
            <text:p>87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0.490786" calcext:value-type="float">
            <text:p>2210.490786</text:p>
          </table:table-cell>
          <table:table-cell office:value-type="float" office:value="7235.879758" calcext:value-type="float">
            <text:p>7235.879758</text:p>
          </table:table-cell>
          <table:table-cell office:value-type="float" office:value="2.045033496" calcext:value-type="float">
            <text:p>2.045033496</text:p>
          </table:table-cell>
          <table:table-cell office:value-type="float" office:value="0.000412778" calcext:value-type="float">
            <text:p>0.000412778</text:p>
          </table:table-cell>
          <table:table-cell office:value-type="float" office:value="8720" calcext:value-type="float">
            <text:p>87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08.205391" calcext:value-type="float">
            <text:p>2208.205391</text:p>
          </table:table-cell>
          <table:table-cell office:value-type="float" office:value="7240.325182" calcext:value-type="float">
            <text:p>7240.325182</text:p>
          </table:table-cell>
          <table:table-cell office:value-type="float" office:value="2.045883194" calcext:value-type="float">
            <text:p>2.045883194</text:p>
          </table:table-cell>
          <table:table-cell office:value-type="float" office:value="-0.0000728" calcext:value-type="float">
            <text:p>-7.28E-05</text:p>
          </table:table-cell>
          <table:table-cell office:value-type="float" office:value="8725" calcext:value-type="float">
            <text:p>87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05.921513" calcext:value-type="float">
            <text:p>2205.921513</text:p>
          </table:table-cell>
          <table:table-cell office:value-type="float" office:value="7244.771632" calcext:value-type="float">
            <text:p>7244.771632</text:p>
          </table:table-cell>
          <table:table-cell office:value-type="float" office:value="2.044305955" calcext:value-type="float">
            <text:p>2.044305955</text:p>
          </table:table-cell>
          <table:table-cell office:value-type="float" office:value="-0.000558235" calcext:value-type="float">
            <text:p>-0.000558235</text:p>
          </table:table-cell>
          <table:table-cell office:value-type="float" office:value="8730" calcext:value-type="float">
            <text:p>87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03.649866" calcext:value-type="float">
            <text:p>2203.649866</text:p>
          </table:table-cell>
          <table:table-cell office:value-type="float" office:value="7249.224804" calcext:value-type="float">
            <text:p>7249.224804</text:p>
          </table:table-cell>
          <table:table-cell office:value-type="float" office:value="2.040302427" calcext:value-type="float">
            <text:p>2.040302427</text:p>
          </table:table-cell>
          <table:table-cell office:value-type="float" office:value="-0.001043379" calcext:value-type="float">
            <text:p>-0.001043379</text:p>
          </table:table-cell>
          <table:table-cell office:value-type="float" office:value="8735" calcext:value-type="float">
            <text:p>87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01.401161" calcext:value-type="float">
            <text:p>2201.401161</text:p>
          </table:table-cell>
          <table:table-cell office:value-type="float" office:value="7253.690394" calcext:value-type="float">
            <text:p>7253.690394</text:p>
          </table:table-cell>
          <table:table-cell office:value-type="float" office:value="2.033874093" calcext:value-type="float">
            <text:p>2.033874093</text:p>
          </table:table-cell>
          <table:table-cell office:value-type="float" office:value="-0.001527883" calcext:value-type="float">
            <text:p>-0.001527883</text:p>
          </table:table-cell>
          <table:table-cell office:value-type="float" office:value="8740" calcext:value-type="float">
            <text:p>87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99.186111" calcext:value-type="float">
            <text:p>2199.186111</text:p>
          </table:table-cell>
          <table:table-cell office:value-type="float" office:value="7258.174098" calcext:value-type="float">
            <text:p>7258.174098</text:p>
          </table:table-cell>
          <table:table-cell office:value-type="float" office:value="2.025023978" calcext:value-type="float">
            <text:p>2.025023978</text:p>
          </table:table-cell>
          <table:table-cell office:value-type="float" office:value="-0.002011137" calcext:value-type="float">
            <text:p>-0.002011137</text:p>
          </table:table-cell>
          <table:table-cell office:value-type="float" office:value="8745" calcext:value-type="float">
            <text:p>87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97.015427" calcext:value-type="float">
            <text:p>2197.015427</text:p>
          </table:table-cell>
          <table:table-cell office:value-type="float" office:value="7262.681613" calcext:value-type="float">
            <text:p>7262.681613</text:p>
          </table:table-cell>
          <table:table-cell office:value-type="float" office:value="2.013757773" calcext:value-type="float">
            <text:p>2.013757773</text:p>
          </table:table-cell>
          <table:table-cell office:value-type="float" office:value="-0.002492134" calcext:value-type="float">
            <text:p>-0.002492134</text:p>
          </table:table-cell>
          <table:table-cell office:value-type="float" office:value="8750" calcext:value-type="float">
            <text:p>87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94.899822" calcext:value-type="float">
            <text:p>2194.899822</text:p>
          </table:table-cell>
          <table:table-cell office:value-type="float" office:value="7267.218636" calcext:value-type="float">
            <text:p>7267.218636</text:p>
          </table:table-cell>
          <table:table-cell office:value-type="float" office:value="2.000093953" calcext:value-type="float">
            <text:p>2.000093953</text:p>
          </table:table-cell>
          <table:table-cell office:value-type="float" office:value="-0.002897993" calcext:value-type="float">
            <text:p>-0.002897993</text:p>
          </table:table-cell>
          <table:table-cell office:value-type="float" office:value="8755" calcext:value-type="float">
            <text:p>87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92.843724" calcext:value-type="float">
            <text:p>2192.843724</text:p>
          </table:table-cell>
          <table:table-cell office:value-type="float" office:value="7271.787415" calcext:value-type="float">
            <text:p>7271.787415</text:p>
          </table:table-cell>
          <table:table-cell office:value-type="float" office:value="1.988101102" calcext:value-type="float">
            <text:p>1.988101102</text:p>
          </table:table-cell>
          <table:table-cell office:value-type="float" office:value="-0.001890715" calcext:value-type="float">
            <text:p>-0.001890715</text:p>
          </table:table-cell>
          <table:table-cell office:value-type="float" office:value="8760" calcext:value-type="float">
            <text:p>87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90.829796" calcext:value-type="float">
            <text:p>2190.829796</text:p>
          </table:table-cell>
          <table:table-cell office:value-type="float" office:value="7276.378261" calcext:value-type="float">
            <text:p>7276.378261</text:p>
          </table:table-cell>
          <table:table-cell office:value-type="float" office:value="1.981134844" calcext:value-type="float">
            <text:p>1.981134844</text:p>
          </table:table-cell>
          <table:table-cell office:value-type="float" office:value="-0.000889284" calcext:value-type="float">
            <text:p>-0.000889284</text:p>
          </table:table-cell>
          <table:table-cell office:value-type="float" office:value="8765" calcext:value-type="float">
            <text:p>87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8.83599" calcext:value-type="float">
            <text:p>2188.83599</text:p>
          </table:table-cell>
          <table:table-cell office:value-type="float" office:value="7280.978899" calcext:value-type="float">
            <text:p>7280.978899</text:p>
          </table:table-cell>
          <table:table-cell office:value-type="float" office:value="1.979180294" calcext:value-type="float">
            <text:p>1.979180294</text:p>
          </table:table-cell>
          <table:table-cell office:value-type="float" office:value="0.000109587" calcext:value-type="float">
            <text:p>0.000109587</text:p>
          </table:table-cell>
          <table:table-cell office:value-type="float" office:value="8770" calcext:value-type="float">
            <text:p>87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6.840256" calcext:value-type="float">
            <text:p>2186.840256</text:p>
          </table:table-cell>
          <table:table-cell office:value-type="float" office:value="7285.577053" calcext:value-type="float">
            <text:p>7285.577053</text:p>
          </table:table-cell>
          <table:table-cell office:value-type="float" office:value="1.982235513" calcext:value-type="float">
            <text:p>1.982235513</text:p>
          </table:table-cell>
          <table:table-cell office:value-type="float" office:value="0.001110178" calcext:value-type="float">
            <text:p>0.001110178</text:p>
          </table:table-cell>
          <table:table-cell office:value-type="float" office:value="8775" calcext:value-type="float">
            <text:p>87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4.820547" calcext:value-type="float">
            <text:p>2184.820547</text:p>
          </table:table-cell>
          <table:table-cell office:value-type="float" office:value="7290.160449" calcext:value-type="float">
            <text:p>7290.160449</text:p>
          </table:table-cell>
          <table:table-cell office:value-type="float" office:value="1.990312979" calcext:value-type="float">
            <text:p>1.990312979</text:p>
          </table:table-cell>
          <table:table-cell office:value-type="float" office:value="0.002116659" calcext:value-type="float">
            <text:p>0.002116659</text:p>
          </table:table-cell>
          <table:table-cell office:value-type="float" office:value="8780" calcext:value-type="float">
            <text:p>87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2.754813" calcext:value-type="float">
            <text:p>2182.754813</text:p>
          </table:table-cell>
          <table:table-cell office:value-type="float" office:value="7294.716813" calcext:value-type="float">
            <text:p>7294.716813</text:p>
          </table:table-cell>
          <table:table-cell office:value-type="float" office:value="2.003437361" calcext:value-type="float">
            <text:p>2.003437361</text:p>
          </table:table-cell>
          <table:table-cell office:value-type="float" office:value="0.003131989" calcext:value-type="float">
            <text:p>0.003131989</text:p>
          </table:table-cell>
          <table:table-cell office:value-type="float" office:value="8785" calcext:value-type="float">
            <text:p>87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0.621008" calcext:value-type="float">
            <text:p>2180.621008</text:p>
          </table:table-cell>
          <table:table-cell office:value-type="float" office:value="7299.23387" calcext:value-type="float">
            <text:p>7299.23387</text:p>
          </table:table-cell>
          <table:table-cell office:value-type="float" office:value="2.021639503" calcext:value-type="float">
            <text:p>2.021639503</text:p>
          </table:table-cell>
          <table:table-cell office:value-type="float" office:value="0.004156744" calcext:value-type="float">
            <text:p>0.004156744</text:p>
          </table:table-cell>
          <table:table-cell office:value-type="float" office:value="8790" calcext:value-type="float">
            <text:p>87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8.397081" calcext:value-type="float">
            <text:p>2178.397081</text:p>
          </table:table-cell>
          <table:table-cell office:value-type="float" office:value="7303.699344" calcext:value-type="float">
            <text:p>7303.699344</text:p>
          </table:table-cell>
          <table:table-cell office:value-type="float" office:value="2.044946412" calcext:value-type="float">
            <text:p>2.044946412</text:p>
          </table:table-cell>
          <table:table-cell office:value-type="float" office:value="0.005187872" calcext:value-type="float">
            <text:p>0.005187872</text:p>
          </table:table-cell>
          <table:table-cell office:value-type="float" office:value="8795" calcext:value-type="float">
            <text:p>87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6.060985" calcext:value-type="float">
            <text:p>2176.060985</text:p>
          </table:table-cell>
          <table:table-cell office:value-type="float" office:value="7308.100962" calcext:value-type="float">
            <text:p>7308.100962</text:p>
          </table:table-cell>
          <table:table-cell office:value-type="float" office:value="2.073367084" calcext:value-type="float">
            <text:p>2.073367084</text:p>
          </table:table-cell>
          <table:table-cell office:value-type="float" office:value="0.006217402" calcext:value-type="float">
            <text:p>0.006217402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3.59188" calcext:value-type="float">
            <text:p>2173.59188</text:p>
          </table:table-cell>
          <table:table-cell office:value-type="float" office:value="7312.427127" calcext:value-type="float">
            <text:p>7312.427127</text:p>
          </table:table-cell>
          <table:table-cell office:value-type="float" office:value="2.105393207" calcext:value-type="float">
            <text:p>2.105393207</text:p>
          </table:table-cell>
          <table:table-cell office:value-type="float" office:value="0.0061765" calcext:value-type="float">
            <text:p>0.0061765</text:p>
          </table:table-cell>
          <table:table-cell office:value-type="float" office:value="8805" calcext:value-type="float">
            <text:p>88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0.989925" calcext:value-type="float">
            <text:p>2170.989925</text:p>
          </table:table-cell>
          <table:table-cell office:value-type="float" office:value="7316.678026" calcext:value-type="float">
            <text:p>7316.678026</text:p>
          </table:table-cell>
          <table:table-cell office:value-type="float" office:value="2.134005492" calcext:value-type="float">
            <text:p>2.134005492</text:p>
          </table:table-cell>
          <table:table-cell office:value-type="float" office:value="0.005303781" calcext:value-type="float">
            <text:p>0.005303781</text:p>
          </table:table-cell>
          <table:table-cell office:value-type="float" office:value="8810" calcext:value-type="float">
            <text:p>88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8.273078" calcext:value-type="float">
            <text:p>2168.273078</text:p>
          </table:table-cell>
          <table:table-cell office:value-type="float" office:value="7320.863837" calcext:value-type="float">
            <text:p>7320.863837</text:p>
          </table:table-cell>
          <table:table-cell office:value-type="float" office:value="2.158289748" calcext:value-type="float">
            <text:p>2.158289748</text:p>
          </table:table-cell>
          <table:table-cell office:value-type="float" office:value="0.004429387" calcext:value-type="float">
            <text:p>0.004429387</text:p>
          </table:table-cell>
          <table:table-cell office:value-type="float" office:value="8815" calcext:value-type="float">
            <text:p>88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5.459859" calcext:value-type="float">
            <text:p>2165.459859</text:p>
          </table:table-cell>
          <table:table-cell office:value-type="float" office:value="7324.995052" calcext:value-type="float">
            <text:p>7324.995052</text:p>
          </table:table-cell>
          <table:table-cell office:value-type="float" office:value="2.178253485" calcext:value-type="float">
            <text:p>2.178253485</text:p>
          </table:table-cell>
          <table:table-cell office:value-type="float" office:value="0.003560545" calcext:value-type="float">
            <text:p>0.003560545</text:p>
          </table:table-cell>
          <table:table-cell office:value-type="float" office:value="8820" calcext:value-type="float">
            <text:p>88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2.568791" calcext:value-type="float">
            <text:p>2162.568791</text:p>
          </table:table-cell>
          <table:table-cell office:value-type="float" office:value="7329.082163" calcext:value-type="float">
            <text:p>7329.082163</text:p>
          </table:table-cell>
          <table:table-cell office:value-type="float" office:value="2.193921799" calcext:value-type="float">
            <text:p>2.193921799</text:p>
          </table:table-cell>
          <table:table-cell office:value-type="float" office:value="0.002700712" calcext:value-type="float">
            <text:p>0.002700712</text:p>
          </table:table-cell>
          <table:table-cell office:value-type="float" office:value="8825" calcext:value-type="float">
            <text:p>88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9.618394" calcext:value-type="float">
            <text:p>2159.618394</text:p>
          </table:table-cell>
          <table:table-cell office:value-type="float" office:value="7333.135663" calcext:value-type="float">
            <text:p>7333.135663</text:p>
          </table:table-cell>
          <table:table-cell office:value-type="float" office:value="2.205326223" calcext:value-type="float">
            <text:p>2.205326223</text:p>
          </table:table-cell>
          <table:table-cell office:value-type="float" office:value="0.001850385" calcext:value-type="float">
            <text:p>0.001850385</text:p>
          </table:table-cell>
          <table:table-cell office:value-type="float" office:value="8830" calcext:value-type="float">
            <text:p>88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6.627189" calcext:value-type="float">
            <text:p>2156.627189</text:p>
          </table:table-cell>
          <table:table-cell office:value-type="float" office:value="7337.166045" calcext:value-type="float">
            <text:p>7337.166045</text:p>
          </table:table-cell>
          <table:table-cell office:value-type="float" office:value="2.212496178" calcext:value-type="float">
            <text:p>2.212496178</text:p>
          </table:table-cell>
          <table:table-cell office:value-type="float" office:value="0.001007883" calcext:value-type="float">
            <text:p>0.001007883</text:p>
          </table:table-cell>
          <table:table-cell office:value-type="float" office:value="8835" calcext:value-type="float">
            <text:p>88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3.613698" calcext:value-type="float">
            <text:p>2153.613698</text:p>
          </table:table-cell>
          <table:table-cell office:value-type="float" office:value="7341.183801" calcext:value-type="float">
            <text:p>7341.183801</text:p>
          </table:table-cell>
          <table:table-cell office:value-type="float" office:value="2.215452917" calcext:value-type="float">
            <text:p>2.215452917</text:p>
          </table:table-cell>
          <table:table-cell office:value-type="float" office:value="0.000170088" calcext:value-type="float">
            <text:p>0.000170088</text:p>
          </table:table-cell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7342" calcext:value-type="float">
            <text:p>734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845" calcext:value-type="float">
            <text:p>88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0.261164" calcext:value-type="float">
            <text:p>2150.261164</text:p>
          </table:table-cell>
          <table:table-cell office:value-type="float" office:value="7346.183154" calcext:value-type="float">
            <text:p>7346.18315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850" calcext:value-type="float">
            <text:p>88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7.522329" calcext:value-type="float">
            <text:p>2147.522329</text:p>
          </table:table-cell>
          <table:table-cell office:value-type="float" office:value="7350.366309" calcext:value-type="float">
            <text:p>7350.36630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855" calcext:value-type="float">
            <text:p>88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4.783493" calcext:value-type="float">
            <text:p>2144.783493</text:p>
          </table:table-cell>
          <table:table-cell office:value-type="float" office:value="7354.549463" calcext:value-type="float">
            <text:p>7354.54946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860" calcext:value-type="float">
            <text:p>88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2.044658" calcext:value-type="float">
            <text:p>2142.044658</text:p>
          </table:table-cell>
          <table:table-cell office:value-type="float" office:value="7358.732617" calcext:value-type="float">
            <text:p>7358.73261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865" calcext:value-type="float">
            <text:p>88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9.305822" calcext:value-type="float">
            <text:p>2139.305822</text:p>
          </table:table-cell>
          <table:table-cell office:value-type="float" office:value="7362.915772" calcext:value-type="float">
            <text:p>7362.91577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870" calcext:value-type="float">
            <text:p>88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6.566987" calcext:value-type="float">
            <text:p>2136.566987</text:p>
          </table:table-cell>
          <table:table-cell office:value-type="float" office:value="7367.098926" calcext:value-type="float">
            <text:p>7367.09892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875" calcext:value-type="float">
            <text:p>88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3.828151" calcext:value-type="float">
            <text:p>2133.828151</text:p>
          </table:table-cell>
          <table:table-cell office:value-type="float" office:value="7371.28208" calcext:value-type="float">
            <text:p>7371.2820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880" calcext:value-type="float">
            <text:p>88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1.089316" calcext:value-type="float">
            <text:p>2131.089316</text:p>
          </table:table-cell>
          <table:table-cell office:value-type="float" office:value="7375.465235" calcext:value-type="float">
            <text:p>7375.46523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885" calcext:value-type="float">
            <text:p>88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8.35048" calcext:value-type="float">
            <text:p>2128.35048</text:p>
          </table:table-cell>
          <table:table-cell office:value-type="float" office:value="7379.648389" calcext:value-type="float">
            <text:p>7379.64838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890" calcext:value-type="float">
            <text:p>88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5.611645" calcext:value-type="float">
            <text:p>2125.611645</text:p>
          </table:table-cell>
          <table:table-cell office:value-type="float" office:value="7383.831543" calcext:value-type="float">
            <text:p>7383.83154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895" calcext:value-type="float">
            <text:p>88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2.872809" calcext:value-type="float">
            <text:p>2122.872809</text:p>
          </table:table-cell>
          <table:table-cell office:value-type="float" office:value="7388.014698" calcext:value-type="float">
            <text:p>7388.01469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0.133974" calcext:value-type="float">
            <text:p>2120.133974</text:p>
          </table:table-cell>
          <table:table-cell office:value-type="float" office:value="7392.197852" calcext:value-type="float">
            <text:p>7392.19785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905" calcext:value-type="float">
            <text:p>89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7.395138" calcext:value-type="float">
            <text:p>2117.395138</text:p>
          </table:table-cell>
          <table:table-cell office:value-type="float" office:value="7396.381006" calcext:value-type="float">
            <text:p>7396.38100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910" calcext:value-type="float">
            <text:p>89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4.656303" calcext:value-type="float">
            <text:p>2114.656303</text:p>
          </table:table-cell>
          <table:table-cell office:value-type="float" office:value="7400.564161" calcext:value-type="float">
            <text:p>7400.56416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915" calcext:value-type="float">
            <text:p>89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1.917467" calcext:value-type="float">
            <text:p>2111.917467</text:p>
          </table:table-cell>
          <table:table-cell office:value-type="float" office:value="7404.747315" calcext:value-type="float">
            <text:p>7404.74731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920" calcext:value-type="float">
            <text:p>89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9.178632" calcext:value-type="float">
            <text:p>2109.178632</text:p>
          </table:table-cell>
          <table:table-cell office:value-type="float" office:value="7408.930469" calcext:value-type="float">
            <text:p>7408.93046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925" calcext:value-type="float">
            <text:p>89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6.439796" calcext:value-type="float">
            <text:p>2106.439796</text:p>
          </table:table-cell>
          <table:table-cell office:value-type="float" office:value="7413.113624" calcext:value-type="float">
            <text:p>7413.11362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930" calcext:value-type="float">
            <text:p>89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3.700961" calcext:value-type="float">
            <text:p>2103.700961</text:p>
          </table:table-cell>
          <table:table-cell office:value-type="float" office:value="7417.296778" calcext:value-type="float">
            <text:p>7417.29677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935" calcext:value-type="float">
            <text:p>89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0.962125" calcext:value-type="float">
            <text:p>2100.962125</text:p>
          </table:table-cell>
          <table:table-cell office:value-type="float" office:value="7421.479932" calcext:value-type="float">
            <text:p>7421.47993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940" calcext:value-type="float">
            <text:p>89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8.22329" calcext:value-type="float">
            <text:p>2098.22329</text:p>
          </table:table-cell>
          <table:table-cell office:value-type="float" office:value="7425.663086" calcext:value-type="float">
            <text:p>7425.66308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945" calcext:value-type="float">
            <text:p>89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5.484454" calcext:value-type="float">
            <text:p>2095.484454</text:p>
          </table:table-cell>
          <table:table-cell office:value-type="float" office:value="7429.846241" calcext:value-type="float">
            <text:p>7429.84624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950" calcext:value-type="float">
            <text:p>89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2.745619" calcext:value-type="float">
            <text:p>2092.745619</text:p>
          </table:table-cell>
          <table:table-cell office:value-type="float" office:value="7434.029395" calcext:value-type="float">
            <text:p>7434.02939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955" calcext:value-type="float">
            <text:p>89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0.006783" calcext:value-type="float">
            <text:p>2090.006783</text:p>
          </table:table-cell>
          <table:table-cell office:value-type="float" office:value="7438.212549" calcext:value-type="float">
            <text:p>7438.21254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960" calcext:value-type="float">
            <text:p>896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87.267948" calcext:value-type="float">
            <text:p>2087.267948</text:p>
          </table:table-cell>
          <table:table-cell office:value-type="float" office:value="7442.395704" calcext:value-type="float">
            <text:p>7442.39570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965" calcext:value-type="float">
            <text:p>896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84.529112" calcext:value-type="float">
            <text:p>2084.529112</text:p>
          </table:table-cell>
          <table:table-cell office:value-type="float" office:value="7446.578858" calcext:value-type="float">
            <text:p>7446.57885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970" calcext:value-type="float">
            <text:p>897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81.790277" calcext:value-type="float">
            <text:p>2081.790277</text:p>
          </table:table-cell>
          <table:table-cell office:value-type="float" office:value="7450.762012" calcext:value-type="float">
            <text:p>7450.76201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975" calcext:value-type="float">
            <text:p>897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79.051441" calcext:value-type="float">
            <text:p>2079.051441</text:p>
          </table:table-cell>
          <table:table-cell office:value-type="float" office:value="7454.945167" calcext:value-type="float">
            <text:p>7454.94516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980" calcext:value-type="float">
            <text:p>898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76.312606" calcext:value-type="float">
            <text:p>2076.312606</text:p>
          </table:table-cell>
          <table:table-cell office:value-type="float" office:value="7459.128321" calcext:value-type="float">
            <text:p>7459.12832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985" calcext:value-type="float">
            <text:p>898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73.57377" calcext:value-type="float">
            <text:p>2073.57377</text:p>
          </table:table-cell>
          <table:table-cell office:value-type="float" office:value="7463.311475" calcext:value-type="float">
            <text:p>7463.31147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990" calcext:value-type="float">
            <text:p>899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70.834935" calcext:value-type="float">
            <text:p>2070.834935</text:p>
          </table:table-cell>
          <table:table-cell office:value-type="float" office:value="7467.49463" calcext:value-type="float">
            <text:p>7467.4946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8995" calcext:value-type="float">
            <text:p>899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68.096099" calcext:value-type="float">
            <text:p>2068.096099</text:p>
          </table:table-cell>
          <table:table-cell office:value-type="float" office:value="7471.677784" calcext:value-type="float">
            <text:p>7471.67778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65.357264" calcext:value-type="float">
            <text:p>2065.357264</text:p>
          </table:table-cell>
          <table:table-cell office:value-type="float" office:value="7475.860938" calcext:value-type="float">
            <text:p>7475.86093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005" calcext:value-type="float">
            <text:p>900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62.618428" calcext:value-type="float">
            <text:p>2062.618428</text:p>
          </table:table-cell>
          <table:table-cell office:value-type="float" office:value="7480.044093" calcext:value-type="float">
            <text:p>7480.04409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010" calcext:value-type="float">
            <text:p>901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59.879593" calcext:value-type="float">
            <text:p>2059.879593</text:p>
          </table:table-cell>
          <table:table-cell office:value-type="float" office:value="7484.227247" calcext:value-type="float">
            <text:p>7484.22724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015" calcext:value-type="float">
            <text:p>901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57.140757" calcext:value-type="float">
            <text:p>2057.140757</text:p>
          </table:table-cell>
          <table:table-cell office:value-type="float" office:value="7488.410401" calcext:value-type="float">
            <text:p>7488.41040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020" calcext:value-type="float">
            <text:p>902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54.401922" calcext:value-type="float">
            <text:p>2054.401922</text:p>
          </table:table-cell>
          <table:table-cell office:value-type="float" office:value="7492.593556" calcext:value-type="float">
            <text:p>7492.59355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025" calcext:value-type="float">
            <text:p>90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51.663086" calcext:value-type="float">
            <text:p>2051.663086</text:p>
          </table:table-cell>
          <table:table-cell office:value-type="float" office:value="7496.77671" calcext:value-type="float">
            <text:p>7496.7767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030" calcext:value-type="float">
            <text:p>903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48.924251" calcext:value-type="float">
            <text:p>2048.924251</text:p>
          </table:table-cell>
          <table:table-cell office:value-type="float" office:value="7500.959864" calcext:value-type="float">
            <text:p>7500.95986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035" calcext:value-type="float">
            <text:p>903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46.185415" calcext:value-type="float">
            <text:p>2046.185415</text:p>
          </table:table-cell>
          <table:table-cell office:value-type="float" office:value="7505.143019" calcext:value-type="float">
            <text:p>7505.14301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040" calcext:value-type="float">
            <text:p>904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43.44658" calcext:value-type="float">
            <text:p>2043.44658</text:p>
          </table:table-cell>
          <table:table-cell office:value-type="float" office:value="7509.326173" calcext:value-type="float">
            <text:p>7509.32617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045" calcext:value-type="float">
            <text:p>904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40.707744" calcext:value-type="float">
            <text:p>2040.707744</text:p>
          </table:table-cell>
          <table:table-cell office:value-type="float" office:value="7513.509327" calcext:value-type="float">
            <text:p>7513.50932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050" calcext:value-type="float">
            <text:p>90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7.968909" calcext:value-type="float">
            <text:p>2037.968909</text:p>
          </table:table-cell>
          <table:table-cell office:value-type="float" office:value="7517.692482" calcext:value-type="float">
            <text:p>7517.69248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055" calcext:value-type="float">
            <text:p>90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5.230073" calcext:value-type="float">
            <text:p>2035.230073</text:p>
          </table:table-cell>
          <table:table-cell office:value-type="float" office:value="7521.875636" calcext:value-type="float">
            <text:p>7521.87563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060" calcext:value-type="float">
            <text:p>90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2.491238" calcext:value-type="float">
            <text:p>2032.491238</text:p>
          </table:table-cell>
          <table:table-cell office:value-type="float" office:value="7526.05879" calcext:value-type="float">
            <text:p>7526.0587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065" calcext:value-type="float">
            <text:p>90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9.752402" calcext:value-type="float">
            <text:p>2029.752402</text:p>
          </table:table-cell>
          <table:table-cell office:value-type="float" office:value="7530.241945" calcext:value-type="float">
            <text:p>7530.24194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070" calcext:value-type="float">
            <text:p>90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7.013567" calcext:value-type="float">
            <text:p>2027.013567</text:p>
          </table:table-cell>
          <table:table-cell office:value-type="float" office:value="7534.425099" calcext:value-type="float">
            <text:p>7534.42509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075" calcext:value-type="float">
            <text:p>90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4.274731" calcext:value-type="float">
            <text:p>2024.274731</text:p>
          </table:table-cell>
          <table:table-cell office:value-type="float" office:value="7538.608253" calcext:value-type="float">
            <text:p>7538.60825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1.535896" calcext:value-type="float">
            <text:p>2021.535896</text:p>
          </table:table-cell>
          <table:table-cell office:value-type="float" office:value="7542.791408" calcext:value-type="float">
            <text:p>7542.79140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085" calcext:value-type="float">
            <text:p>90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8.79706" calcext:value-type="float">
            <text:p>2018.79706</text:p>
          </table:table-cell>
          <table:table-cell office:value-type="float" office:value="7546.974562" calcext:value-type="float">
            <text:p>7546.97456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090" calcext:value-type="float">
            <text:p>90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6.058225" calcext:value-type="float">
            <text:p>2016.058225</text:p>
          </table:table-cell>
          <table:table-cell office:value-type="float" office:value="7551.157716" calcext:value-type="float">
            <text:p>7551.15771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095" calcext:value-type="float">
            <text:p>90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3.319389" calcext:value-type="float">
            <text:p>2013.319389</text:p>
          </table:table-cell>
          <table:table-cell office:value-type="float" office:value="7555.340871" calcext:value-type="float">
            <text:p>7555.34087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100" calcext:value-type="float">
            <text:p>91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0.580554" calcext:value-type="float">
            <text:p>2010.580554</text:p>
          </table:table-cell>
          <table:table-cell office:value-type="float" office:value="7559.524025" calcext:value-type="float">
            <text:p>7559.52402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105" calcext:value-type="float">
            <text:p>91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7.841718" calcext:value-type="float">
            <text:p>2007.841718</text:p>
          </table:table-cell>
          <table:table-cell office:value-type="float" office:value="7563.707179" calcext:value-type="float">
            <text:p>7563.70717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110" calcext:value-type="float">
            <text:p>91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5.102883" calcext:value-type="float">
            <text:p>2005.102883</text:p>
          </table:table-cell>
          <table:table-cell office:value-type="float" office:value="7567.890334" calcext:value-type="float">
            <text:p>7567.89033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115" calcext:value-type="float">
            <text:p>91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2.364047" calcext:value-type="float">
            <text:p>2002.364047</text:p>
          </table:table-cell>
          <table:table-cell office:value-type="float" office:value="7572.073488" calcext:value-type="float">
            <text:p>7572.07348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120" calcext:value-type="float">
            <text:p>91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9.625212" calcext:value-type="float">
            <text:p>1999.625212</text:p>
          </table:table-cell>
          <table:table-cell office:value-type="float" office:value="7576.256642" calcext:value-type="float">
            <text:p>7576.25664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125" calcext:value-type="float">
            <text:p>91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6.886376" calcext:value-type="float">
            <text:p>1996.886376</text:p>
          </table:table-cell>
          <table:table-cell office:value-type="float" office:value="7580.439796" calcext:value-type="float">
            <text:p>7580.43979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130" calcext:value-type="float">
            <text:p>91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4.147541" calcext:value-type="float">
            <text:p>1994.147541</text:p>
          </table:table-cell>
          <table:table-cell office:value-type="float" office:value="7584.622951" calcext:value-type="float">
            <text:p>7584.62295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135" calcext:value-type="float">
            <text:p>91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1.408705" calcext:value-type="float">
            <text:p>1991.408705</text:p>
          </table:table-cell>
          <table:table-cell office:value-type="float" office:value="7588.806105" calcext:value-type="float">
            <text:p>7588.80610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140" calcext:value-type="float">
            <text:p>91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8.66987" calcext:value-type="float">
            <text:p>1988.66987</text:p>
          </table:table-cell>
          <table:table-cell office:value-type="float" office:value="7592.989259" calcext:value-type="float">
            <text:p>7592.98925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145" calcext:value-type="float">
            <text:p>91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5.931034" calcext:value-type="float">
            <text:p>1985.931034</text:p>
          </table:table-cell>
          <table:table-cell office:value-type="float" office:value="7597.172414" calcext:value-type="float">
            <text:p>7597.17241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150" calcext:value-type="float">
            <text:p>91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3.192199" calcext:value-type="float">
            <text:p>1983.192199</text:p>
          </table:table-cell>
          <table:table-cell office:value-type="float" office:value="7601.355568" calcext:value-type="float">
            <text:p>7601.35556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155" calcext:value-type="float">
            <text:p>91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0.453363" calcext:value-type="float">
            <text:p>1980.453363</text:p>
          </table:table-cell>
          <table:table-cell office:value-type="float" office:value="7605.538722" calcext:value-type="float">
            <text:p>7605.53872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160" calcext:value-type="float">
            <text:p>91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7.714528" calcext:value-type="float">
            <text:p>1977.714528</text:p>
          </table:table-cell>
          <table:table-cell office:value-type="float" office:value="7609.721877" calcext:value-type="float">
            <text:p>7609.72187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165" calcext:value-type="float">
            <text:p>91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4.975692" calcext:value-type="float">
            <text:p>1974.975692</text:p>
          </table:table-cell>
          <table:table-cell office:value-type="float" office:value="7613.905031" calcext:value-type="float">
            <text:p>7613.90503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170" calcext:value-type="float">
            <text:p>91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2.236857" calcext:value-type="float">
            <text:p>1972.236857</text:p>
          </table:table-cell>
          <table:table-cell office:value-type="float" office:value="7618.088185" calcext:value-type="float">
            <text:p>7618.08818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175" calcext:value-type="float">
            <text:p>91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9.498021" calcext:value-type="float">
            <text:p>1969.498021</text:p>
          </table:table-cell>
          <table:table-cell office:value-type="float" office:value="7622.27134" calcext:value-type="float">
            <text:p>7622.2713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180" calcext:value-type="float">
            <text:p>91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6.759186" calcext:value-type="float">
            <text:p>1966.759186</text:p>
          </table:table-cell>
          <table:table-cell office:value-type="float" office:value="7626.454494" calcext:value-type="float">
            <text:p>7626.45449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185" calcext:value-type="float">
            <text:p>91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4.02035" calcext:value-type="float">
            <text:p>1964.02035</text:p>
          </table:table-cell>
          <table:table-cell office:value-type="float" office:value="7630.637648" calcext:value-type="float">
            <text:p>7630.63764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190" calcext:value-type="float">
            <text:p>91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1.281515" calcext:value-type="float">
            <text:p>1961.281515</text:p>
          </table:table-cell>
          <table:table-cell office:value-type="float" office:value="7634.820803" calcext:value-type="float">
            <text:p>7634.82080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195" calcext:value-type="float">
            <text:p>91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8.542679" calcext:value-type="float">
            <text:p>1958.542679</text:p>
          </table:table-cell>
          <table:table-cell office:value-type="float" office:value="7639.003957" calcext:value-type="float">
            <text:p>7639.00395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5.803844" calcext:value-type="float">
            <text:p>1955.803844</text:p>
          </table:table-cell>
          <table:table-cell office:value-type="float" office:value="7643.187111" calcext:value-type="float">
            <text:p>7643.18711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205" calcext:value-type="float">
            <text:p>92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3.065008" calcext:value-type="float">
            <text:p>1953.065008</text:p>
          </table:table-cell>
          <table:table-cell office:value-type="float" office:value="7647.370266" calcext:value-type="float">
            <text:p>7647.37026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210" calcext:value-type="float">
            <text:p>92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0.326173" calcext:value-type="float">
            <text:p>1950.326173</text:p>
          </table:table-cell>
          <table:table-cell office:value-type="float" office:value="7651.55342" calcext:value-type="float">
            <text:p>7651.5534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215" calcext:value-type="float">
            <text:p>92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7.587337" calcext:value-type="float">
            <text:p>1947.587337</text:p>
          </table:table-cell>
          <table:table-cell office:value-type="float" office:value="7655.736574" calcext:value-type="float">
            <text:p>7655.73657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220" calcext:value-type="float">
            <text:p>92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4.848502" calcext:value-type="float">
            <text:p>1944.848502</text:p>
          </table:table-cell>
          <table:table-cell office:value-type="float" office:value="7659.919729" calcext:value-type="float">
            <text:p>7659.91972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225" calcext:value-type="float">
            <text:p>92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2.109666" calcext:value-type="float">
            <text:p>1942.109666</text:p>
          </table:table-cell>
          <table:table-cell office:value-type="float" office:value="7664.102883" calcext:value-type="float">
            <text:p>7664.10288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230" calcext:value-type="float">
            <text:p>92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9.370831" calcext:value-type="float">
            <text:p>1939.370831</text:p>
          </table:table-cell>
          <table:table-cell office:value-type="float" office:value="7668.286037" calcext:value-type="float">
            <text:p>7668.28603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235" calcext:value-type="float">
            <text:p>92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6.631995" calcext:value-type="float">
            <text:p>1936.631995</text:p>
          </table:table-cell>
          <table:table-cell office:value-type="float" office:value="7672.469192" calcext:value-type="float">
            <text:p>7672.46919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240" calcext:value-type="float">
            <text:p>92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3.89316" calcext:value-type="float">
            <text:p>1933.89316</text:p>
          </table:table-cell>
          <table:table-cell office:value-type="float" office:value="7676.652346" calcext:value-type="float">
            <text:p>7676.65234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245" calcext:value-type="float">
            <text:p>92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1.154324" calcext:value-type="float">
            <text:p>1931.154324</text:p>
          </table:table-cell>
          <table:table-cell office:value-type="float" office:value="7680.8355" calcext:value-type="float">
            <text:p>7680.835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250" calcext:value-type="float">
            <text:p>92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8.415489" calcext:value-type="float">
            <text:p>1928.415489</text:p>
          </table:table-cell>
          <table:table-cell office:value-type="float" office:value="7685.018655" calcext:value-type="float">
            <text:p>7685.01865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255" calcext:value-type="float">
            <text:p>92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5.676653" calcext:value-type="float">
            <text:p>1925.676653</text:p>
          </table:table-cell>
          <table:table-cell office:value-type="float" office:value="7689.201809" calcext:value-type="float">
            <text:p>7689.20180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260" calcext:value-type="float">
            <text:p>92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2.937818" calcext:value-type="float">
            <text:p>1922.937818</text:p>
          </table:table-cell>
          <table:table-cell office:value-type="float" office:value="7693.384963" calcext:value-type="float">
            <text:p>7693.38496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265" calcext:value-type="float">
            <text:p>92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0.198982" calcext:value-type="float">
            <text:p>1920.198982</text:p>
          </table:table-cell>
          <table:table-cell office:value-type="float" office:value="7697.568118" calcext:value-type="float">
            <text:p>7697.56811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270" calcext:value-type="float">
            <text:p>92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7.460147" calcext:value-type="float">
            <text:p>1917.460147</text:p>
          </table:table-cell>
          <table:table-cell office:value-type="float" office:value="7701.751272" calcext:value-type="float">
            <text:p>7701.75127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275" calcext:value-type="float">
            <text:p>92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4.721311" calcext:value-type="float">
            <text:p>1914.721311</text:p>
          </table:table-cell>
          <table:table-cell office:value-type="float" office:value="7705.934426" calcext:value-type="float">
            <text:p>7705.93442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280" calcext:value-type="float">
            <text:p>92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1.982476" calcext:value-type="float">
            <text:p>1911.982476</text:p>
          </table:table-cell>
          <table:table-cell office:value-type="float" office:value="7710.117581" calcext:value-type="float">
            <text:p>7710.11758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285" calcext:value-type="float">
            <text:p>92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9.24364" calcext:value-type="float">
            <text:p>1909.24364</text:p>
          </table:table-cell>
          <table:table-cell office:value-type="float" office:value="7714.300735" calcext:value-type="float">
            <text:p>7714.30073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290" calcext:value-type="float">
            <text:p>92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6.504805" calcext:value-type="float">
            <text:p>1906.504805</text:p>
          </table:table-cell>
          <table:table-cell office:value-type="float" office:value="7718.483889" calcext:value-type="float">
            <text:p>7718.48388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295" calcext:value-type="float">
            <text:p>92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3.765969" calcext:value-type="float">
            <text:p>1903.765969</text:p>
          </table:table-cell>
          <table:table-cell office:value-type="float" office:value="7722.667044" calcext:value-type="float">
            <text:p>7722.66704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1.027134" calcext:value-type="float">
            <text:p>1901.027134</text:p>
          </table:table-cell>
          <table:table-cell office:value-type="float" office:value="7726.850198" calcext:value-type="float">
            <text:p>7726.85019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305" calcext:value-type="float">
            <text:p>93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8.288298" calcext:value-type="float">
            <text:p>1898.288298</text:p>
          </table:table-cell>
          <table:table-cell office:value-type="float" office:value="7731.033352" calcext:value-type="float">
            <text:p>7731.03335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310" calcext:value-type="float">
            <text:p>93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5.549463" calcext:value-type="float">
            <text:p>1895.549463</text:p>
          </table:table-cell>
          <table:table-cell office:value-type="float" office:value="7735.216507" calcext:value-type="float">
            <text:p>7735.21650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315" calcext:value-type="float">
            <text:p>93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2.810627" calcext:value-type="float">
            <text:p>1892.810627</text:p>
          </table:table-cell>
          <table:table-cell office:value-type="float" office:value="7739.399661" calcext:value-type="float">
            <text:p>7739.39966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320" calcext:value-type="float">
            <text:p>93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0.071792" calcext:value-type="float">
            <text:p>1890.071792</text:p>
          </table:table-cell>
          <table:table-cell office:value-type="float" office:value="7743.582815" calcext:value-type="float">
            <text:p>7743.58281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325" calcext:value-type="float">
            <text:p>93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7.332956" calcext:value-type="float">
            <text:p>1887.332956</text:p>
          </table:table-cell>
          <table:table-cell office:value-type="float" office:value="7747.765969" calcext:value-type="float">
            <text:p>7747.76596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330" calcext:value-type="float">
            <text:p>93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4.594121" calcext:value-type="float">
            <text:p>1884.594121</text:p>
          </table:table-cell>
          <table:table-cell office:value-type="float" office:value="7751.949124" calcext:value-type="float">
            <text:p>7751.94912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335" calcext:value-type="float">
            <text:p>93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1.855285" calcext:value-type="float">
            <text:p>1881.855285</text:p>
          </table:table-cell>
          <table:table-cell office:value-type="float" office:value="7756.132278" calcext:value-type="float">
            <text:p>7756.13227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340" calcext:value-type="float">
            <text:p>93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9.11645" calcext:value-type="float">
            <text:p>1879.11645</text:p>
          </table:table-cell>
          <table:table-cell office:value-type="float" office:value="7760.315432" calcext:value-type="float">
            <text:p>7760.31543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345" calcext:value-type="float">
            <text:p>93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6.377614" calcext:value-type="float">
            <text:p>1876.377614</text:p>
          </table:table-cell>
          <table:table-cell office:value-type="float" office:value="7764.498587" calcext:value-type="float">
            <text:p>7764.49858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350" calcext:value-type="float">
            <text:p>93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3.638779" calcext:value-type="float">
            <text:p>1873.638779</text:p>
          </table:table-cell>
          <table:table-cell office:value-type="float" office:value="7768.681741" calcext:value-type="float">
            <text:p>7768.68174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355" calcext:value-type="float">
            <text:p>93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0.899943" calcext:value-type="float">
            <text:p>1870.899943</text:p>
          </table:table-cell>
          <table:table-cell office:value-type="float" office:value="7772.864895" calcext:value-type="float">
            <text:p>7772.86489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360" calcext:value-type="float">
            <text:p>93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8.161108" calcext:value-type="float">
            <text:p>1868.161108</text:p>
          </table:table-cell>
          <table:table-cell office:value-type="float" office:value="7777.04805" calcext:value-type="float">
            <text:p>7777.0480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365" calcext:value-type="float">
            <text:p>93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5.422272" calcext:value-type="float">
            <text:p>1865.422272</text:p>
          </table:table-cell>
          <table:table-cell office:value-type="float" office:value="7781.231204" calcext:value-type="float">
            <text:p>7781.23120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370" calcext:value-type="float">
            <text:p>93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2.683437" calcext:value-type="float">
            <text:p>1862.683437</text:p>
          </table:table-cell>
          <table:table-cell office:value-type="float" office:value="7785.414358" calcext:value-type="float">
            <text:p>7785.41435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375" calcext:value-type="float">
            <text:p>93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9.944601" calcext:value-type="float">
            <text:p>1859.944601</text:p>
          </table:table-cell>
          <table:table-cell office:value-type="float" office:value="7789.597513" calcext:value-type="float">
            <text:p>7789.59751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380" calcext:value-type="float">
            <text:p>93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7.205766" calcext:value-type="float">
            <text:p>1857.205766</text:p>
          </table:table-cell>
          <table:table-cell office:value-type="float" office:value="7793.780667" calcext:value-type="float">
            <text:p>7793.78066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385" calcext:value-type="float">
            <text:p>93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4.46693" calcext:value-type="float">
            <text:p>1854.46693</text:p>
          </table:table-cell>
          <table:table-cell office:value-type="float" office:value="7797.963821" calcext:value-type="float">
            <text:p>7797.96382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390" calcext:value-type="float">
            <text:p>93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1.728095" calcext:value-type="float">
            <text:p>1851.728095</text:p>
          </table:table-cell>
          <table:table-cell office:value-type="float" office:value="7802.146976" calcext:value-type="float">
            <text:p>7802.14697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395" calcext:value-type="float">
            <text:p>93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8.989259" calcext:value-type="float">
            <text:p>1848.989259</text:p>
          </table:table-cell>
          <table:table-cell office:value-type="float" office:value="7806.33013" calcext:value-type="float">
            <text:p>7806.3301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6.250424" calcext:value-type="float">
            <text:p>1846.250424</text:p>
          </table:table-cell>
          <table:table-cell office:value-type="float" office:value="7810.513284" calcext:value-type="float">
            <text:p>7810.51328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405" calcext:value-type="float">
            <text:p>94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3.511588" calcext:value-type="float">
            <text:p>1843.511588</text:p>
          </table:table-cell>
          <table:table-cell office:value-type="float" office:value="7814.696439" calcext:value-type="float">
            <text:p>7814.69643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410" calcext:value-type="float">
            <text:p>94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0.772753" calcext:value-type="float">
            <text:p>1840.772753</text:p>
          </table:table-cell>
          <table:table-cell office:value-type="float" office:value="7818.879593" calcext:value-type="float">
            <text:p>7818.87959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415" calcext:value-type="float">
            <text:p>94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8.033917" calcext:value-type="float">
            <text:p>1838.033917</text:p>
          </table:table-cell>
          <table:table-cell office:value-type="float" office:value="7823.062747" calcext:value-type="float">
            <text:p>7823.06274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420" calcext:value-type="float">
            <text:p>9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5.295082" calcext:value-type="float">
            <text:p>1835.295082</text:p>
          </table:table-cell>
          <table:table-cell office:value-type="float" office:value="7827.245902" calcext:value-type="float">
            <text:p>7827.24590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425" calcext:value-type="float">
            <text:p>94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2.556246" calcext:value-type="float">
            <text:p>1832.556246</text:p>
          </table:table-cell>
          <table:table-cell office:value-type="float" office:value="7831.429056" calcext:value-type="float">
            <text:p>7831.42905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430" calcext:value-type="float">
            <text:p>94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9.817411" calcext:value-type="float">
            <text:p>1829.817411</text:p>
          </table:table-cell>
          <table:table-cell office:value-type="float" office:value="7835.61221" calcext:value-type="float">
            <text:p>7835.6122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435" calcext:value-type="float">
            <text:p>94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7.078575" calcext:value-type="float">
            <text:p>1827.078575</text:p>
          </table:table-cell>
          <table:table-cell office:value-type="float" office:value="7839.795365" calcext:value-type="float">
            <text:p>7839.79536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440" calcext:value-type="float">
            <text:p>94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4.33974" calcext:value-type="float">
            <text:p>1824.33974</text:p>
          </table:table-cell>
          <table:table-cell office:value-type="float" office:value="7843.978519" calcext:value-type="float">
            <text:p>7843.97851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445" calcext:value-type="float">
            <text:p>94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1.600904" calcext:value-type="float">
            <text:p>1821.600904</text:p>
          </table:table-cell>
          <table:table-cell office:value-type="float" office:value="7848.161673" calcext:value-type="float">
            <text:p>7848.16167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450" calcext:value-type="float">
            <text:p>94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8.862069" calcext:value-type="float">
            <text:p>1818.862069</text:p>
          </table:table-cell>
          <table:table-cell office:value-type="float" office:value="7852.344828" calcext:value-type="float">
            <text:p>7852.34482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455" calcext:value-type="float">
            <text:p>94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6.123233" calcext:value-type="float">
            <text:p>1816.123233</text:p>
          </table:table-cell>
          <table:table-cell office:value-type="float" office:value="7856.527982" calcext:value-type="float">
            <text:p>7856.52798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460" calcext:value-type="float">
            <text:p>94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3.384398" calcext:value-type="float">
            <text:p>1813.384398</text:p>
          </table:table-cell>
          <table:table-cell office:value-type="float" office:value="7860.711136" calcext:value-type="float">
            <text:p>7860.71113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465" calcext:value-type="float">
            <text:p>94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0.645562" calcext:value-type="float">
            <text:p>1810.645562</text:p>
          </table:table-cell>
          <table:table-cell office:value-type="float" office:value="7864.894291" calcext:value-type="float">
            <text:p>7864.89429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470" calcext:value-type="float">
            <text:p>94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7.906727" calcext:value-type="float">
            <text:p>1807.906727</text:p>
          </table:table-cell>
          <table:table-cell office:value-type="float" office:value="7869.077445" calcext:value-type="float">
            <text:p>7869.07744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475" calcext:value-type="float">
            <text:p>94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5.167891" calcext:value-type="float">
            <text:p>1805.167891</text:p>
          </table:table-cell>
          <table:table-cell office:value-type="float" office:value="7873.260599" calcext:value-type="float">
            <text:p>7873.26059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480" calcext:value-type="float">
            <text:p>94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2.429056" calcext:value-type="float">
            <text:p>1802.429056</text:p>
          </table:table-cell>
          <table:table-cell office:value-type="float" office:value="7877.443754" calcext:value-type="float">
            <text:p>7877.44375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485" calcext:value-type="float">
            <text:p>94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9.69022" calcext:value-type="float">
            <text:p>1799.69022</text:p>
          </table:table-cell>
          <table:table-cell office:value-type="float" office:value="7881.626908" calcext:value-type="float">
            <text:p>7881.62690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490" calcext:value-type="float">
            <text:p>94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6.951385" calcext:value-type="float">
            <text:p>1796.951385</text:p>
          </table:table-cell>
          <table:table-cell office:value-type="float" office:value="7885.810062" calcext:value-type="float">
            <text:p>7885.81006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495" calcext:value-type="float">
            <text:p>94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4.212549" calcext:value-type="float">
            <text:p>1794.212549</text:p>
          </table:table-cell>
          <table:table-cell office:value-type="float" office:value="7889.993217" calcext:value-type="float">
            <text:p>7889.99321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1.473714" calcext:value-type="float">
            <text:p>1791.473714</text:p>
          </table:table-cell>
          <table:table-cell office:value-type="float" office:value="7894.176371" calcext:value-type="float">
            <text:p>7894.17637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505" calcext:value-type="float">
            <text:p>95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8.734878" calcext:value-type="float">
            <text:p>1788.734878</text:p>
          </table:table-cell>
          <table:table-cell office:value-type="float" office:value="7898.359525" calcext:value-type="float">
            <text:p>7898.35952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510" calcext:value-type="float">
            <text:p>95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5.996043" calcext:value-type="float">
            <text:p>1785.996043</text:p>
          </table:table-cell>
          <table:table-cell office:value-type="float" office:value="7902.542679" calcext:value-type="float">
            <text:p>7902.54267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515" calcext:value-type="float">
            <text:p>95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3.257207" calcext:value-type="float">
            <text:p>1783.257207</text:p>
          </table:table-cell>
          <table:table-cell office:value-type="float" office:value="7906.725834" calcext:value-type="float">
            <text:p>7906.72583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520" calcext:value-type="float">
            <text:p>952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80.518372" calcext:value-type="float">
            <text:p>1780.518372</text:p>
          </table:table-cell>
          <table:table-cell office:value-type="float" office:value="7910.908988" calcext:value-type="float">
            <text:p>7910.90898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525" calcext:value-type="float">
            <text:p>952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77.779536" calcext:value-type="float">
            <text:p>1777.779536</text:p>
          </table:table-cell>
          <table:table-cell office:value-type="float" office:value="7915.092142" calcext:value-type="float">
            <text:p>7915.09214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530" calcext:value-type="float">
            <text:p>953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75.040701" calcext:value-type="float">
            <text:p>1775.040701</text:p>
          </table:table-cell>
          <table:table-cell office:value-type="float" office:value="7919.275297" calcext:value-type="float">
            <text:p>7919.27529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535" calcext:value-type="float">
            <text:p>953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72.301865" calcext:value-type="float">
            <text:p>1772.301865</text:p>
          </table:table-cell>
          <table:table-cell office:value-type="float" office:value="7923.458451" calcext:value-type="float">
            <text:p>7923.45845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540" calcext:value-type="float">
            <text:p>954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69.56303" calcext:value-type="float">
            <text:p>1769.56303</text:p>
          </table:table-cell>
          <table:table-cell office:value-type="float" office:value="7927.641605" calcext:value-type="float">
            <text:p>7927.64160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545" calcext:value-type="float">
            <text:p>954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66.824194" calcext:value-type="float">
            <text:p>1766.824194</text:p>
          </table:table-cell>
          <table:table-cell office:value-type="float" office:value="7931.82476" calcext:value-type="float">
            <text:p>7931.8247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550" calcext:value-type="float">
            <text:p>955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64.085359" calcext:value-type="float">
            <text:p>1764.085359</text:p>
          </table:table-cell>
          <table:table-cell office:value-type="float" office:value="7936.007914" calcext:value-type="float">
            <text:p>7936.00791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555" calcext:value-type="float">
            <text:p>955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61.346523" calcext:value-type="float">
            <text:p>1761.346523</text:p>
          </table:table-cell>
          <table:table-cell office:value-type="float" office:value="7940.191068" calcext:value-type="float">
            <text:p>7940.19106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560" calcext:value-type="float">
            <text:p>956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58.607688" calcext:value-type="float">
            <text:p>1758.607688</text:p>
          </table:table-cell>
          <table:table-cell office:value-type="float" office:value="7944.374223" calcext:value-type="float">
            <text:p>7944.37422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565" calcext:value-type="float">
            <text:p>956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55.868852" calcext:value-type="float">
            <text:p>1755.868852</text:p>
          </table:table-cell>
          <table:table-cell office:value-type="float" office:value="7948.557377" calcext:value-type="float">
            <text:p>7948.55737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570" calcext:value-type="float">
            <text:p>957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53.130017" calcext:value-type="float">
            <text:p>1753.130017</text:p>
          </table:table-cell>
          <table:table-cell office:value-type="float" office:value="7952.740531" calcext:value-type="float">
            <text:p>7952.74053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575" calcext:value-type="float">
            <text:p>957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50.391181" calcext:value-type="float">
            <text:p>1750.391181</text:p>
          </table:table-cell>
          <table:table-cell office:value-type="float" office:value="7956.923686" calcext:value-type="float">
            <text:p>7956.92368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580" calcext:value-type="float">
            <text:p>958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47.652346" calcext:value-type="float">
            <text:p>1747.652346</text:p>
          </table:table-cell>
          <table:table-cell office:value-type="float" office:value="7961.10684" calcext:value-type="float">
            <text:p>7961.1068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585" calcext:value-type="float">
            <text:p>958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44.91351" calcext:value-type="float">
            <text:p>1744.91351</text:p>
          </table:table-cell>
          <table:table-cell office:value-type="float" office:value="7965.289994" calcext:value-type="float">
            <text:p>7965.28999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590" calcext:value-type="float">
            <text:p>959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42.174675" calcext:value-type="float">
            <text:p>1742.174675</text:p>
          </table:table-cell>
          <table:table-cell office:value-type="float" office:value="7969.473149" calcext:value-type="float">
            <text:p>7969.47314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595" calcext:value-type="float">
            <text:p>959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39.435839" calcext:value-type="float">
            <text:p>1739.435839</text:p>
          </table:table-cell>
          <table:table-cell office:value-type="float" office:value="7973.656303" calcext:value-type="float">
            <text:p>7973.65630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600" calcext:value-type="float">
            <text:p>960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36.697004" calcext:value-type="float">
            <text:p>1736.697004</text:p>
          </table:table-cell>
          <table:table-cell office:value-type="float" office:value="7977.839457" calcext:value-type="float">
            <text:p>7977.83945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605" calcext:value-type="float">
            <text:p>960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33.958168" calcext:value-type="float">
            <text:p>1733.958168</text:p>
          </table:table-cell>
          <table:table-cell office:value-type="float" office:value="7982.022612" calcext:value-type="float">
            <text:p>7982.02261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610" calcext:value-type="float">
            <text:p>961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31.219333" calcext:value-type="float">
            <text:p>1731.219333</text:p>
          </table:table-cell>
          <table:table-cell office:value-type="float" office:value="7986.205766" calcext:value-type="float">
            <text:p>7986.20576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615" calcext:value-type="float">
            <text:p>96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8.480497" calcext:value-type="float">
            <text:p>1728.480497</text:p>
          </table:table-cell>
          <table:table-cell office:value-type="float" office:value="7990.38892" calcext:value-type="float">
            <text:p>7990.3889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620" calcext:value-type="float">
            <text:p>96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5.741662" calcext:value-type="float">
            <text:p>1725.741662</text:p>
          </table:table-cell>
          <table:table-cell office:value-type="float" office:value="7994.572075" calcext:value-type="float">
            <text:p>7994.57207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625" calcext:value-type="float">
            <text:p>96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3.002826" calcext:value-type="float">
            <text:p>1723.002826</text:p>
          </table:table-cell>
          <table:table-cell office:value-type="float" office:value="7998.755229" calcext:value-type="float">
            <text:p>7998.75522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630" calcext:value-type="float">
            <text:p>96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0.263991" calcext:value-type="float">
            <text:p>1720.263991</text:p>
          </table:table-cell>
          <table:table-cell office:value-type="float" office:value="8002.938383" calcext:value-type="float">
            <text:p>8002.93838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635" calcext:value-type="float">
            <text:p>96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7.525155" calcext:value-type="float">
            <text:p>1717.525155</text:p>
          </table:table-cell>
          <table:table-cell office:value-type="float" office:value="8007.121538" calcext:value-type="float">
            <text:p>8007.12153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640" calcext:value-type="float">
            <text:p>96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4.78632" calcext:value-type="float">
            <text:p>1714.78632</text:p>
          </table:table-cell>
          <table:table-cell office:value-type="float" office:value="8011.304692" calcext:value-type="float">
            <text:p>8011.30469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645" calcext:value-type="float">
            <text:p>96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2.047484" calcext:value-type="float">
            <text:p>1712.047484</text:p>
          </table:table-cell>
          <table:table-cell office:value-type="float" office:value="8015.487846" calcext:value-type="float">
            <text:p>8015.48784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650" calcext:value-type="float">
            <text:p>96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9.308649" calcext:value-type="float">
            <text:p>1709.308649</text:p>
          </table:table-cell>
          <table:table-cell office:value-type="float" office:value="8019.671001" calcext:value-type="float">
            <text:p>8019.67100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655" calcext:value-type="float">
            <text:p>96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6.569813" calcext:value-type="float">
            <text:p>1706.569813</text:p>
          </table:table-cell>
          <table:table-cell office:value-type="float" office:value="8023.854155" calcext:value-type="float">
            <text:p>8023.85415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660" calcext:value-type="float">
            <text:p>96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3.830978" calcext:value-type="float">
            <text:p>1703.830978</text:p>
          </table:table-cell>
          <table:table-cell office:value-type="float" office:value="8028.037309" calcext:value-type="float">
            <text:p>8028.03730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665" calcext:value-type="float">
            <text:p>96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1.092142" calcext:value-type="float">
            <text:p>1701.092142</text:p>
          </table:table-cell>
          <table:table-cell office:value-type="float" office:value="8032.220464" calcext:value-type="float">
            <text:p>8032.22046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670" calcext:value-type="float">
            <text:p>96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8.353307" calcext:value-type="float">
            <text:p>1698.353307</text:p>
          </table:table-cell>
          <table:table-cell office:value-type="float" office:value="8036.403618" calcext:value-type="float">
            <text:p>8036.40361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675" calcext:value-type="float">
            <text:p>96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5.614471" calcext:value-type="float">
            <text:p>1695.614471</text:p>
          </table:table-cell>
          <table:table-cell office:value-type="float" office:value="8040.586772" calcext:value-type="float">
            <text:p>8040.58677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680" calcext:value-type="float">
            <text:p>96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2.875636" calcext:value-type="float">
            <text:p>1692.875636</text:p>
          </table:table-cell>
          <table:table-cell office:value-type="float" office:value="8044.769927" calcext:value-type="float">
            <text:p>8044.76992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685" calcext:value-type="float">
            <text:p>96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0.1368" calcext:value-type="float">
            <text:p>1690.1368</text:p>
          </table:table-cell>
          <table:table-cell office:value-type="float" office:value="8048.953081" calcext:value-type="float">
            <text:p>8048.95308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690" calcext:value-type="float">
            <text:p>96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7.397965" calcext:value-type="float">
            <text:p>1687.397965</text:p>
          </table:table-cell>
          <table:table-cell office:value-type="float" office:value="8053.136235" calcext:value-type="float">
            <text:p>8053.13623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695" calcext:value-type="float">
            <text:p>96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4.659129" calcext:value-type="float">
            <text:p>1684.659129</text:p>
          </table:table-cell>
          <table:table-cell office:value-type="float" office:value="8057.319389" calcext:value-type="float">
            <text:p>8057.31938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700" calcext:value-type="float">
            <text:p>97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1.920294" calcext:value-type="float">
            <text:p>1681.920294</text:p>
          </table:table-cell>
          <table:table-cell office:value-type="float" office:value="8061.502544" calcext:value-type="float">
            <text:p>8061.50254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705" calcext:value-type="float">
            <text:p>97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9.181458" calcext:value-type="float">
            <text:p>1679.181458</text:p>
          </table:table-cell>
          <table:table-cell office:value-type="float" office:value="8065.685698" calcext:value-type="float">
            <text:p>8065.68569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710" calcext:value-type="float">
            <text:p>97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6.442623" calcext:value-type="float">
            <text:p>1676.442623</text:p>
          </table:table-cell>
          <table:table-cell office:value-type="float" office:value="8069.868852" calcext:value-type="float">
            <text:p>8069.86885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715" calcext:value-type="float">
            <text:p>97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3.703787" calcext:value-type="float">
            <text:p>1673.703787</text:p>
          </table:table-cell>
          <table:table-cell office:value-type="float" office:value="8074.052007" calcext:value-type="float">
            <text:p>8074.05200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720" calcext:value-type="float">
            <text:p>97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0.964952" calcext:value-type="float">
            <text:p>1670.964952</text:p>
          </table:table-cell>
          <table:table-cell office:value-type="float" office:value="8078.235161" calcext:value-type="float">
            <text:p>8078.23516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725" calcext:value-type="float">
            <text:p>97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8.226116" calcext:value-type="float">
            <text:p>1668.226116</text:p>
          </table:table-cell>
          <table:table-cell office:value-type="float" office:value="8082.418315" calcext:value-type="float">
            <text:p>8082.41831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730" calcext:value-type="float">
            <text:p>97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5.487281" calcext:value-type="float">
            <text:p>1665.487281</text:p>
          </table:table-cell>
          <table:table-cell office:value-type="float" office:value="8086.60147" calcext:value-type="float">
            <text:p>8086.6014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735" calcext:value-type="float">
            <text:p>97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2.748445" calcext:value-type="float">
            <text:p>1662.748445</text:p>
          </table:table-cell>
          <table:table-cell office:value-type="float" office:value="8090.784624" calcext:value-type="float">
            <text:p>8090.78462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740" calcext:value-type="float">
            <text:p>97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0.00961" calcext:value-type="float">
            <text:p>1660.00961</text:p>
          </table:table-cell>
          <table:table-cell office:value-type="float" office:value="8094.967778" calcext:value-type="float">
            <text:p>8094.96777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745" calcext:value-type="float">
            <text:p>97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7.270774" calcext:value-type="float">
            <text:p>1657.270774</text:p>
          </table:table-cell>
          <table:table-cell office:value-type="float" office:value="8099.150933" calcext:value-type="float">
            <text:p>8099.15093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750" calcext:value-type="float">
            <text:p>97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4.531939" calcext:value-type="float">
            <text:p>1654.531939</text:p>
          </table:table-cell>
          <table:table-cell office:value-type="float" office:value="8103.334087" calcext:value-type="float">
            <text:p>8103.33408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755" calcext:value-type="float">
            <text:p>97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1.793103" calcext:value-type="float">
            <text:p>1651.793103</text:p>
          </table:table-cell>
          <table:table-cell office:value-type="float" office:value="8107.517241" calcext:value-type="float">
            <text:p>8107.51724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760" calcext:value-type="float">
            <text:p>97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9.054268" calcext:value-type="float">
            <text:p>1649.054268</text:p>
          </table:table-cell>
          <table:table-cell office:value-type="float" office:value="8111.700396" calcext:value-type="float">
            <text:p>8111.70039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765" calcext:value-type="float">
            <text:p>97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6.315432" calcext:value-type="float">
            <text:p>1646.315432</text:p>
          </table:table-cell>
          <table:table-cell office:value-type="float" office:value="8115.88355" calcext:value-type="float">
            <text:p>8115.8835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770" calcext:value-type="float">
            <text:p>97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3.576597" calcext:value-type="float">
            <text:p>1643.576597</text:p>
          </table:table-cell>
          <table:table-cell office:value-type="float" office:value="8120.066704" calcext:value-type="float">
            <text:p>8120.06670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775" calcext:value-type="float">
            <text:p>97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0.837761" calcext:value-type="float">
            <text:p>1640.837761</text:p>
          </table:table-cell>
          <table:table-cell office:value-type="float" office:value="8124.249859" calcext:value-type="float">
            <text:p>8124.24985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780" calcext:value-type="float">
            <text:p>97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8.098926" calcext:value-type="float">
            <text:p>1638.098926</text:p>
          </table:table-cell>
          <table:table-cell office:value-type="float" office:value="8128.433013" calcext:value-type="float">
            <text:p>8128.43301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785" calcext:value-type="float">
            <text:p>97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5.36009" calcext:value-type="float">
            <text:p>1635.36009</text:p>
          </table:table-cell>
          <table:table-cell office:value-type="float" office:value="8132.616167" calcext:value-type="float">
            <text:p>8132.61616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790" calcext:value-type="float">
            <text:p>97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2.621255" calcext:value-type="float">
            <text:p>1632.621255</text:p>
          </table:table-cell>
          <table:table-cell office:value-type="float" office:value="8136.799322" calcext:value-type="float">
            <text:p>8136.79932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795" calcext:value-type="float">
            <text:p>97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9.882419" calcext:value-type="float">
            <text:p>1629.882419</text:p>
          </table:table-cell>
          <table:table-cell office:value-type="float" office:value="8140.982476" calcext:value-type="float">
            <text:p>8140.98247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7.143584" calcext:value-type="float">
            <text:p>1627.143584</text:p>
          </table:table-cell>
          <table:table-cell office:value-type="float" office:value="8145.16563" calcext:value-type="float">
            <text:p>8145.1656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805" calcext:value-type="float">
            <text:p>98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4.404748" calcext:value-type="float">
            <text:p>1624.404748</text:p>
          </table:table-cell>
          <table:table-cell office:value-type="float" office:value="8149.348785" calcext:value-type="float">
            <text:p>8149.34878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810" calcext:value-type="float">
            <text:p>98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1.665913" calcext:value-type="float">
            <text:p>1621.665913</text:p>
          </table:table-cell>
          <table:table-cell office:value-type="float" office:value="8153.531939" calcext:value-type="float">
            <text:p>8153.53193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815" calcext:value-type="float">
            <text:p>98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8.927077" calcext:value-type="float">
            <text:p>1618.927077</text:p>
          </table:table-cell>
          <table:table-cell office:value-type="float" office:value="8157.715093" calcext:value-type="float">
            <text:p>8157.71509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820" calcext:value-type="float">
            <text:p>98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6.188242" calcext:value-type="float">
            <text:p>1616.188242</text:p>
          </table:table-cell>
          <table:table-cell office:value-type="float" office:value="8161.898248" calcext:value-type="float">
            <text:p>8161.89824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825" calcext:value-type="float">
            <text:p>98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3.449406" calcext:value-type="float">
            <text:p>1613.449406</text:p>
          </table:table-cell>
          <table:table-cell office:value-type="float" office:value="8166.081402" calcext:value-type="float">
            <text:p>8166.08140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830" calcext:value-type="float">
            <text:p>98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0.710571" calcext:value-type="float">
            <text:p>1610.710571</text:p>
          </table:table-cell>
          <table:table-cell office:value-type="float" office:value="8170.264556" calcext:value-type="float">
            <text:p>8170.26455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835" calcext:value-type="float">
            <text:p>98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7.971735" calcext:value-type="float">
            <text:p>1607.971735</text:p>
          </table:table-cell>
          <table:table-cell office:value-type="float" office:value="8174.447711" calcext:value-type="float">
            <text:p>8174.44771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840" calcext:value-type="float">
            <text:p>98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5.2329" calcext:value-type="float">
            <text:p>1605.2329</text:p>
          </table:table-cell>
          <table:table-cell office:value-type="float" office:value="8178.630865" calcext:value-type="float">
            <text:p>8178.63086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845" calcext:value-type="float">
            <text:p>98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2.494064" calcext:value-type="float">
            <text:p>1602.494064</text:p>
          </table:table-cell>
          <table:table-cell office:value-type="float" office:value="8182.814019" calcext:value-type="float">
            <text:p>8182.81401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850" calcext:value-type="float">
            <text:p>98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9.755229" calcext:value-type="float">
            <text:p>1599.755229</text:p>
          </table:table-cell>
          <table:table-cell office:value-type="float" office:value="8186.997174" calcext:value-type="float">
            <text:p>8186.99717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855" calcext:value-type="float">
            <text:p>98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7.016393" calcext:value-type="float">
            <text:p>1597.016393</text:p>
          </table:table-cell>
          <table:table-cell office:value-type="float" office:value="8191.180328" calcext:value-type="float">
            <text:p>8191.18032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860" calcext:value-type="float">
            <text:p>98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4.277558" calcext:value-type="float">
            <text:p>1594.277558</text:p>
          </table:table-cell>
          <table:table-cell office:value-type="float" office:value="8195.363482" calcext:value-type="float">
            <text:p>8195.36348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865" calcext:value-type="float">
            <text:p>98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1.538722" calcext:value-type="float">
            <text:p>1591.538722</text:p>
          </table:table-cell>
          <table:table-cell office:value-type="float" office:value="8199.546637" calcext:value-type="float">
            <text:p>8199.54663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870" calcext:value-type="float">
            <text:p>98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8.799887" calcext:value-type="float">
            <text:p>1588.799887</text:p>
          </table:table-cell>
          <table:table-cell office:value-type="float" office:value="8203.729791" calcext:value-type="float">
            <text:p>8203.72979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875" calcext:value-type="float">
            <text:p>98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6.061051" calcext:value-type="float">
            <text:p>1586.061051</text:p>
          </table:table-cell>
          <table:table-cell office:value-type="float" office:value="8207.912945" calcext:value-type="float">
            <text:p>8207.91294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3.322216" calcext:value-type="float">
            <text:p>1583.322216</text:p>
          </table:table-cell>
          <table:table-cell office:value-type="float" office:value="8212.096099" calcext:value-type="float">
            <text:p>8212.09609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885" calcext:value-type="float">
            <text:p>98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0.58338" calcext:value-type="float">
            <text:p>1580.58338</text:p>
          </table:table-cell>
          <table:table-cell office:value-type="float" office:value="8216.279254" calcext:value-type="float">
            <text:p>8216.27925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890" calcext:value-type="float">
            <text:p>98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7.844545" calcext:value-type="float">
            <text:p>1577.844545</text:p>
          </table:table-cell>
          <table:table-cell office:value-type="float" office:value="8220.462408" calcext:value-type="float">
            <text:p>8220.46240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895" calcext:value-type="float">
            <text:p>98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5.105709" calcext:value-type="float">
            <text:p>1575.105709</text:p>
          </table:table-cell>
          <table:table-cell office:value-type="float" office:value="8224.645562" calcext:value-type="float">
            <text:p>8224.64556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2.366874" calcext:value-type="float">
            <text:p>1572.366874</text:p>
          </table:table-cell>
          <table:table-cell office:value-type="float" office:value="8228.828717" calcext:value-type="float">
            <text:p>8228.82871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905" calcext:value-type="float">
            <text:p>99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9.628038" calcext:value-type="float">
            <text:p>1569.628038</text:p>
          </table:table-cell>
          <table:table-cell office:value-type="float" office:value="8233.011871" calcext:value-type="float">
            <text:p>8233.01187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910" calcext:value-type="float">
            <text:p>99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6.889203" calcext:value-type="float">
            <text:p>1566.889203</text:p>
          </table:table-cell>
          <table:table-cell office:value-type="float" office:value="8237.195025" calcext:value-type="float">
            <text:p>8237.19502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915" calcext:value-type="float">
            <text:p>99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4.150367" calcext:value-type="float">
            <text:p>1564.150367</text:p>
          </table:table-cell>
          <table:table-cell office:value-type="float" office:value="8241.37818" calcext:value-type="float">
            <text:p>8241.3781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920" calcext:value-type="float">
            <text:p>99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1.411532" calcext:value-type="float">
            <text:p>1561.411532</text:p>
          </table:table-cell>
          <table:table-cell office:value-type="float" office:value="8245.561334" calcext:value-type="float">
            <text:p>8245.56133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925" calcext:value-type="float">
            <text:p>99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8.672696" calcext:value-type="float">
            <text:p>1558.672696</text:p>
          </table:table-cell>
          <table:table-cell office:value-type="float" office:value="8249.744488" calcext:value-type="float">
            <text:p>8249.74448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930" calcext:value-type="float">
            <text:p>99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5.933861" calcext:value-type="float">
            <text:p>1555.933861</text:p>
          </table:table-cell>
          <table:table-cell office:value-type="float" office:value="8253.927643" calcext:value-type="float">
            <text:p>8253.92764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935" calcext:value-type="float">
            <text:p>99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3.195025" calcext:value-type="float">
            <text:p>1553.195025</text:p>
          </table:table-cell>
          <table:table-cell office:value-type="float" office:value="8258.110797" calcext:value-type="float">
            <text:p>8258.11079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940" calcext:value-type="float">
            <text:p>99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0.45619" calcext:value-type="float">
            <text:p>1550.45619</text:p>
          </table:table-cell>
          <table:table-cell office:value-type="float" office:value="8262.293951" calcext:value-type="float">
            <text:p>8262.29395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945" calcext:value-type="float">
            <text:p>99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7.717354" calcext:value-type="float">
            <text:p>1547.717354</text:p>
          </table:table-cell>
          <table:table-cell office:value-type="float" office:value="8266.477106" calcext:value-type="float">
            <text:p>8266.47710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950" calcext:value-type="float">
            <text:p>99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4.978519" calcext:value-type="float">
            <text:p>1544.978519</text:p>
          </table:table-cell>
          <table:table-cell office:value-type="float" office:value="8270.66026" calcext:value-type="float">
            <text:p>8270.6602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955" calcext:value-type="float">
            <text:p>99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2.239683" calcext:value-type="float">
            <text:p>1542.239683</text:p>
          </table:table-cell>
          <table:table-cell office:value-type="float" office:value="8274.843414" calcext:value-type="float">
            <text:p>8274.84341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960" calcext:value-type="float">
            <text:p>99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9.500848" calcext:value-type="float">
            <text:p>1539.500848</text:p>
          </table:table-cell>
          <table:table-cell office:value-type="float" office:value="8279.026569" calcext:value-type="float">
            <text:p>8279.02656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965" calcext:value-type="float">
            <text:p>99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6.762012" calcext:value-type="float">
            <text:p>1536.762012</text:p>
          </table:table-cell>
          <table:table-cell office:value-type="float" office:value="8283.209723" calcext:value-type="float">
            <text:p>8283.20972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970" calcext:value-type="float">
            <text:p>99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4.023177" calcext:value-type="float">
            <text:p>1534.023177</text:p>
          </table:table-cell>
          <table:table-cell office:value-type="float" office:value="8287.392877" calcext:value-type="float">
            <text:p>8287.39287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975" calcext:value-type="float">
            <text:p>99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1.284341" calcext:value-type="float">
            <text:p>1531.284341</text:p>
          </table:table-cell>
          <table:table-cell office:value-type="float" office:value="8291.576032" calcext:value-type="float">
            <text:p>8291.57603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980" calcext:value-type="float">
            <text:p>99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8.545506" calcext:value-type="float">
            <text:p>1528.545506</text:p>
          </table:table-cell>
          <table:table-cell office:value-type="float" office:value="8295.759186" calcext:value-type="float">
            <text:p>8295.75918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985" calcext:value-type="float">
            <text:p>99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5.80667" calcext:value-type="float">
            <text:p>1525.80667</text:p>
          </table:table-cell>
          <table:table-cell office:value-type="float" office:value="8299.94234" calcext:value-type="float">
            <text:p>8299.9423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3.067835" calcext:value-type="float">
            <text:p>1523.067835</text:p>
          </table:table-cell>
          <table:table-cell office:value-type="float" office:value="8304.125495" calcext:value-type="float">
            <text:p>8304.12549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9995" calcext:value-type="float">
            <text:p>99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0.328999" calcext:value-type="float">
            <text:p>1520.328999</text:p>
          </table:table-cell>
          <table:table-cell office:value-type="float" office:value="8308.308649" calcext:value-type="float">
            <text:p>8308.30864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7.590164" calcext:value-type="float">
            <text:p>1517.590164</text:p>
          </table:table-cell>
          <table:table-cell office:value-type="float" office:value="8312.491803" calcext:value-type="float">
            <text:p>8312.49180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4.851328" calcext:value-type="float">
            <text:p>1514.851328</text:p>
          </table:table-cell>
          <table:table-cell office:value-type="float" office:value="8316.674958" calcext:value-type="float">
            <text:p>8316.67495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010" calcext:value-type="float">
            <text:p>100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2.112493" calcext:value-type="float">
            <text:p>1512.112493</text:p>
          </table:table-cell>
          <table:table-cell office:value-type="float" office:value="8320.858112" calcext:value-type="float">
            <text:p>8320.85811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015" calcext:value-type="float">
            <text:p>100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9.373657" calcext:value-type="float">
            <text:p>1509.373657</text:p>
          </table:table-cell>
          <table:table-cell office:value-type="float" office:value="8325.041266" calcext:value-type="float">
            <text:p>8325.04126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020" calcext:value-type="float">
            <text:p>100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6.634822" calcext:value-type="float">
            <text:p>1506.634822</text:p>
          </table:table-cell>
          <table:table-cell office:value-type="float" office:value="8329.224421" calcext:value-type="float">
            <text:p>8329.22442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025" calcext:value-type="float">
            <text:p>100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3.895986" calcext:value-type="float">
            <text:p>1503.895986</text:p>
          </table:table-cell>
          <table:table-cell office:value-type="float" office:value="8333.407575" calcext:value-type="float">
            <text:p>8333.40757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030" calcext:value-type="float">
            <text:p>100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1.157151" calcext:value-type="float">
            <text:p>1501.157151</text:p>
          </table:table-cell>
          <table:table-cell office:value-type="float" office:value="8337.590729" calcext:value-type="float">
            <text:p>8337.59072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035" calcext:value-type="float">
            <text:p>100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8.418315" calcext:value-type="float">
            <text:p>1498.418315</text:p>
          </table:table-cell>
          <table:table-cell office:value-type="float" office:value="8341.773884" calcext:value-type="float">
            <text:p>8341.77388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040" calcext:value-type="float">
            <text:p>100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5.67948" calcext:value-type="float">
            <text:p>1495.67948</text:p>
          </table:table-cell>
          <table:table-cell office:value-type="float" office:value="8345.957038" calcext:value-type="float">
            <text:p>8345.95703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045" calcext:value-type="float">
            <text:p>100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2.940644" calcext:value-type="float">
            <text:p>1492.940644</text:p>
          </table:table-cell>
          <table:table-cell office:value-type="float" office:value="8350.140192" calcext:value-type="float">
            <text:p>8350.14019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050" calcext:value-type="float">
            <text:p>100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0.201809" calcext:value-type="float">
            <text:p>1490.201809</text:p>
          </table:table-cell>
          <table:table-cell office:value-type="float" office:value="8354.323347" calcext:value-type="float">
            <text:p>8354.32334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055" calcext:value-type="float">
            <text:p>100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7.462973" calcext:value-type="float">
            <text:p>1487.462973</text:p>
          </table:table-cell>
          <table:table-cell office:value-type="float" office:value="8358.506501" calcext:value-type="float">
            <text:p>8358.50650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060" calcext:value-type="float">
            <text:p>100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4.724138" calcext:value-type="float">
            <text:p>1484.724138</text:p>
          </table:table-cell>
          <table:table-cell office:value-type="float" office:value="8362.689655" calcext:value-type="float">
            <text:p>8362.68965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065" calcext:value-type="float">
            <text:p>100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1.985302" calcext:value-type="float">
            <text:p>1481.985302</text:p>
          </table:table-cell>
          <table:table-cell office:value-type="float" office:value="8366.872809" calcext:value-type="float">
            <text:p>8366.87280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070" calcext:value-type="float">
            <text:p>100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9.246467" calcext:value-type="float">
            <text:p>1479.246467</text:p>
          </table:table-cell>
          <table:table-cell office:value-type="float" office:value="8371.055964" calcext:value-type="float">
            <text:p>8371.05596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075" calcext:value-type="float">
            <text:p>100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6.507631" calcext:value-type="float">
            <text:p>1476.507631</text:p>
          </table:table-cell>
          <table:table-cell office:value-type="float" office:value="8375.239118" calcext:value-type="float">
            <text:p>8375.23911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080" calcext:value-type="float">
            <text:p>100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3.768796" calcext:value-type="float">
            <text:p>1473.768796</text:p>
          </table:table-cell>
          <table:table-cell office:value-type="float" office:value="8379.422272" calcext:value-type="float">
            <text:p>8379.42227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085" calcext:value-type="float">
            <text:p>100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1.02996" calcext:value-type="float">
            <text:p>1471.02996</text:p>
          </table:table-cell>
          <table:table-cell office:value-type="float" office:value="8383.605427" calcext:value-type="float">
            <text:p>8383.60542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090" calcext:value-type="float">
            <text:p>100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8.291125" calcext:value-type="float">
            <text:p>1468.291125</text:p>
          </table:table-cell>
          <table:table-cell office:value-type="float" office:value="8387.788581" calcext:value-type="float">
            <text:p>8387.78858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095" calcext:value-type="float">
            <text:p>100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5.552289" calcext:value-type="float">
            <text:p>1465.552289</text:p>
          </table:table-cell>
          <table:table-cell office:value-type="float" office:value="8391.971735" calcext:value-type="float">
            <text:p>8391.97173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100" calcext:value-type="float">
            <text:p>101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2.813454" calcext:value-type="float">
            <text:p>1462.813454</text:p>
          </table:table-cell>
          <table:table-cell office:value-type="float" office:value="8396.15489" calcext:value-type="float">
            <text:p>8396.1548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105" calcext:value-type="float">
            <text:p>101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0.074618" calcext:value-type="float">
            <text:p>1460.074618</text:p>
          </table:table-cell>
          <table:table-cell office:value-type="float" office:value="8400.338044" calcext:value-type="float">
            <text:p>8400.33804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110" calcext:value-type="float">
            <text:p>101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7.335783" calcext:value-type="float">
            <text:p>1457.335783</text:p>
          </table:table-cell>
          <table:table-cell office:value-type="float" office:value="8404.521198" calcext:value-type="float">
            <text:p>8404.52119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115" calcext:value-type="float">
            <text:p>101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4.596947" calcext:value-type="float">
            <text:p>1454.596947</text:p>
          </table:table-cell>
          <table:table-cell office:value-type="float" office:value="8408.704353" calcext:value-type="float">
            <text:p>8408.70435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120" calcext:value-type="float">
            <text:p>101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1.858112" calcext:value-type="float">
            <text:p>1451.858112</text:p>
          </table:table-cell>
          <table:table-cell office:value-type="float" office:value="8412.887507" calcext:value-type="float">
            <text:p>8412.88750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125" calcext:value-type="float">
            <text:p>101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9.119276" calcext:value-type="float">
            <text:p>1449.119276</text:p>
          </table:table-cell>
          <table:table-cell office:value-type="float" office:value="8417.070661" calcext:value-type="float">
            <text:p>8417.07066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130" calcext:value-type="float">
            <text:p>101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6.380441" calcext:value-type="float">
            <text:p>1446.380441</text:p>
          </table:table-cell>
          <table:table-cell office:value-type="float" office:value="8421.253816" calcext:value-type="float">
            <text:p>8421.25381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135" calcext:value-type="float">
            <text:p>101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3.641605" calcext:value-type="float">
            <text:p>1443.641605</text:p>
          </table:table-cell>
          <table:table-cell office:value-type="float" office:value="8425.43697" calcext:value-type="float">
            <text:p>8425.4369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140" calcext:value-type="float">
            <text:p>101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0.90277" calcext:value-type="float">
            <text:p>1440.90277</text:p>
          </table:table-cell>
          <table:table-cell office:value-type="float" office:value="8429.620124" calcext:value-type="float">
            <text:p>8429.62012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145" calcext:value-type="float">
            <text:p>101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8.163934" calcext:value-type="float">
            <text:p>1438.163934</text:p>
          </table:table-cell>
          <table:table-cell office:value-type="float" office:value="8433.803279" calcext:value-type="float">
            <text:p>8433.80327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150" calcext:value-type="float">
            <text:p>101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5.425099" calcext:value-type="float">
            <text:p>1435.425099</text:p>
          </table:table-cell>
          <table:table-cell office:value-type="float" office:value="8437.986433" calcext:value-type="float">
            <text:p>8437.98643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155" calcext:value-type="float">
            <text:p>101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2.686263" calcext:value-type="float">
            <text:p>1432.686263</text:p>
          </table:table-cell>
          <table:table-cell office:value-type="float" office:value="8442.169587" calcext:value-type="float">
            <text:p>8442.16958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160" calcext:value-type="float">
            <text:p>101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9.947428" calcext:value-type="float">
            <text:p>1429.947428</text:p>
          </table:table-cell>
          <table:table-cell office:value-type="float" office:value="8446.352742" calcext:value-type="float">
            <text:p>8446.35274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165" calcext:value-type="float">
            <text:p>101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7.208592" calcext:value-type="float">
            <text:p>1427.208592</text:p>
          </table:table-cell>
          <table:table-cell office:value-type="float" office:value="8450.535896" calcext:value-type="float">
            <text:p>8450.53589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170" calcext:value-type="float">
            <text:p>101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4.469757" calcext:value-type="float">
            <text:p>1424.469757</text:p>
          </table:table-cell>
          <table:table-cell office:value-type="float" office:value="8454.71905" calcext:value-type="float">
            <text:p>8454.7190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175" calcext:value-type="float">
            <text:p>101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1.730921" calcext:value-type="float">
            <text:p>1421.730921</text:p>
          </table:table-cell>
          <table:table-cell office:value-type="float" office:value="8458.902205" calcext:value-type="float">
            <text:p>8458.90220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180" calcext:value-type="float">
            <text:p>101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8.992086" calcext:value-type="float">
            <text:p>1418.992086</text:p>
          </table:table-cell>
          <table:table-cell office:value-type="float" office:value="8463.085359" calcext:value-type="float">
            <text:p>8463.08535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185" calcext:value-type="float">
            <text:p>101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6.25325" calcext:value-type="float">
            <text:p>1416.25325</text:p>
          </table:table-cell>
          <table:table-cell office:value-type="float" office:value="8467.268513" calcext:value-type="float">
            <text:p>8467.26851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190" calcext:value-type="float">
            <text:p>101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3.514415" calcext:value-type="float">
            <text:p>1413.514415</text:p>
          </table:table-cell>
          <table:table-cell office:value-type="float" office:value="8471.451668" calcext:value-type="float">
            <text:p>8471.45166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195" calcext:value-type="float">
            <text:p>101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0.775579" calcext:value-type="float">
            <text:p>1410.775579</text:p>
          </table:table-cell>
          <table:table-cell office:value-type="float" office:value="8475.634822" calcext:value-type="float">
            <text:p>8475.63482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8.036744" calcext:value-type="float">
            <text:p>1408.036744</text:p>
          </table:table-cell>
          <table:table-cell office:value-type="float" office:value="8479.817976" calcext:value-type="float">
            <text:p>8479.81797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205" calcext:value-type="float">
            <text:p>102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5.297908" calcext:value-type="float">
            <text:p>1405.297908</text:p>
          </table:table-cell>
          <table:table-cell office:value-type="float" office:value="8484.001131" calcext:value-type="float">
            <text:p>8484.00113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210" calcext:value-type="float">
            <text:p>102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2.559073" calcext:value-type="float">
            <text:p>1402.559073</text:p>
          </table:table-cell>
          <table:table-cell office:value-type="float" office:value="8488.184285" calcext:value-type="float">
            <text:p>8488.18428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215" calcext:value-type="float">
            <text:p>102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9.820237" calcext:value-type="float">
            <text:p>1399.820237</text:p>
          </table:table-cell>
          <table:table-cell office:value-type="float" office:value="8492.367439" calcext:value-type="float">
            <text:p>8492.36743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220" calcext:value-type="float">
            <text:p>102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7.081402" calcext:value-type="float">
            <text:p>1397.081402</text:p>
          </table:table-cell>
          <table:table-cell office:value-type="float" office:value="8496.550594" calcext:value-type="float">
            <text:p>8496.55059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225" calcext:value-type="float">
            <text:p>102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4.342566" calcext:value-type="float">
            <text:p>1394.342566</text:p>
          </table:table-cell>
          <table:table-cell office:value-type="float" office:value="8500.733748" calcext:value-type="float">
            <text:p>8500.73374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230" calcext:value-type="float">
            <text:p>102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1.603731" calcext:value-type="float">
            <text:p>1391.603731</text:p>
          </table:table-cell>
          <table:table-cell office:value-type="float" office:value="8504.916902" calcext:value-type="float">
            <text:p>8504.91690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235" calcext:value-type="float">
            <text:p>102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8.864895" calcext:value-type="float">
            <text:p>1388.864895</text:p>
          </table:table-cell>
          <table:table-cell office:value-type="float" office:value="8509.100057" calcext:value-type="float">
            <text:p>8509.10005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6.12606" calcext:value-type="float">
            <text:p>1386.12606</text:p>
          </table:table-cell>
          <table:table-cell office:value-type="float" office:value="8513.283211" calcext:value-type="float">
            <text:p>8513.28321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245" calcext:value-type="float">
            <text:p>102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3.387224" calcext:value-type="float">
            <text:p>1383.387224</text:p>
          </table:table-cell>
          <table:table-cell office:value-type="float" office:value="8517.466365" calcext:value-type="float">
            <text:p>8517.46636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250" calcext:value-type="float">
            <text:p>102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0.648389" calcext:value-type="float">
            <text:p>1380.648389</text:p>
          </table:table-cell>
          <table:table-cell office:value-type="float" office:value="8521.64952" calcext:value-type="float">
            <text:p>8521.6495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255" calcext:value-type="float">
            <text:p>102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7.909553" calcext:value-type="float">
            <text:p>1377.909553</text:p>
          </table:table-cell>
          <table:table-cell office:value-type="float" office:value="8525.832674" calcext:value-type="float">
            <text:p>8525.83267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260" calcext:value-type="float">
            <text:p>102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5.170718" calcext:value-type="float">
            <text:p>1375.170718</text:p>
          </table:table-cell>
          <table:table-cell office:value-type="float" office:value="8530.015828" calcext:value-type="float">
            <text:p>8530.01582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265" calcext:value-type="float">
            <text:p>102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2.431882" calcext:value-type="float">
            <text:p>1372.431882</text:p>
          </table:table-cell>
          <table:table-cell office:value-type="float" office:value="8534.198982" calcext:value-type="float">
            <text:p>8534.19898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270" calcext:value-type="float">
            <text:p>102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9.693047" calcext:value-type="float">
            <text:p>1369.693047</text:p>
          </table:table-cell>
          <table:table-cell office:value-type="float" office:value="8538.382137" calcext:value-type="float">
            <text:p>8538.38213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275" calcext:value-type="float">
            <text:p>102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6.954211" calcext:value-type="float">
            <text:p>1366.954211</text:p>
          </table:table-cell>
          <table:table-cell office:value-type="float" office:value="8542.565291" calcext:value-type="float">
            <text:p>8542.56529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280" calcext:value-type="float">
            <text:p>102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4.215376" calcext:value-type="float">
            <text:p>1364.215376</text:p>
          </table:table-cell>
          <table:table-cell office:value-type="float" office:value="8546.748445" calcext:value-type="float">
            <text:p>8546.74844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285" calcext:value-type="float">
            <text:p>102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1.47654" calcext:value-type="float">
            <text:p>1361.47654</text:p>
          </table:table-cell>
          <table:table-cell office:value-type="float" office:value="8550.9316" calcext:value-type="float">
            <text:p>8550.931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290" calcext:value-type="float">
            <text:p>102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8.737705" calcext:value-type="float">
            <text:p>1358.737705</text:p>
          </table:table-cell>
          <table:table-cell office:value-type="float" office:value="8555.114754" calcext:value-type="float">
            <text:p>8555.11475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295" calcext:value-type="float">
            <text:p>102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5.998869" calcext:value-type="float">
            <text:p>1355.998869</text:p>
          </table:table-cell>
          <table:table-cell office:value-type="float" office:value="8559.297908" calcext:value-type="float">
            <text:p>8559.29790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300" calcext:value-type="float">
            <text:p>103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3.260034" calcext:value-type="float">
            <text:p>1353.260034</text:p>
          </table:table-cell>
          <table:table-cell office:value-type="float" office:value="8563.481063" calcext:value-type="float">
            <text:p>8563.48106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305" calcext:value-type="float">
            <text:p>103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0.521198" calcext:value-type="float">
            <text:p>1350.521198</text:p>
          </table:table-cell>
          <table:table-cell office:value-type="float" office:value="8567.664217" calcext:value-type="float">
            <text:p>8567.66421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310" calcext:value-type="float">
            <text:p>103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7.782363" calcext:value-type="float">
            <text:p>1347.782363</text:p>
          </table:table-cell>
          <table:table-cell office:value-type="float" office:value="8571.847371" calcext:value-type="float">
            <text:p>8571.84737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315" calcext:value-type="float">
            <text:p>103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5.043527" calcext:value-type="float">
            <text:p>1345.043527</text:p>
          </table:table-cell>
          <table:table-cell office:value-type="float" office:value="8576.030526" calcext:value-type="float">
            <text:p>8576.03052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320" calcext:value-type="float">
            <text:p>103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2.304692" calcext:value-type="float">
            <text:p>1342.304692</text:p>
          </table:table-cell>
          <table:table-cell office:value-type="float" office:value="8580.21368" calcext:value-type="float">
            <text:p>8580.2136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325" calcext:value-type="float">
            <text:p>103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9.565856" calcext:value-type="float">
            <text:p>1339.565856</text:p>
          </table:table-cell>
          <table:table-cell office:value-type="float" office:value="8584.396834" calcext:value-type="float">
            <text:p>8584.39683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330" calcext:value-type="float">
            <text:p>103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6.827021" calcext:value-type="float">
            <text:p>1336.827021</text:p>
          </table:table-cell>
          <table:table-cell office:value-type="float" office:value="8588.579989" calcext:value-type="float">
            <text:p>8588.57998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335" calcext:value-type="float">
            <text:p>103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4.088185" calcext:value-type="float">
            <text:p>1334.088185</text:p>
          </table:table-cell>
          <table:table-cell office:value-type="float" office:value="8592.763143" calcext:value-type="float">
            <text:p>8592.76314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340" calcext:value-type="float">
            <text:p>103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1.34935" calcext:value-type="float">
            <text:p>1331.34935</text:p>
          </table:table-cell>
          <table:table-cell office:value-type="float" office:value="8596.946297" calcext:value-type="float">
            <text:p>8596.94629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345" calcext:value-type="float">
            <text:p>103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8.610514" calcext:value-type="float">
            <text:p>1328.610514</text:p>
          </table:table-cell>
          <table:table-cell office:value-type="float" office:value="8601.129452" calcext:value-type="float">
            <text:p>8601.12945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350" calcext:value-type="float">
            <text:p>103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5.871679" calcext:value-type="float">
            <text:p>1325.871679</text:p>
          </table:table-cell>
          <table:table-cell office:value-type="float" office:value="8605.312606" calcext:value-type="float">
            <text:p>8605.31260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355" calcext:value-type="float">
            <text:p>103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3.132843" calcext:value-type="float">
            <text:p>1323.132843</text:p>
          </table:table-cell>
          <table:table-cell office:value-type="float" office:value="8609.49576" calcext:value-type="float">
            <text:p>8609.4957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360" calcext:value-type="float">
            <text:p>103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0.394008" calcext:value-type="float">
            <text:p>1320.394008</text:p>
          </table:table-cell>
          <table:table-cell office:value-type="float" office:value="8613.678915" calcext:value-type="float">
            <text:p>8613.67891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365" calcext:value-type="float">
            <text:p>103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7.655172" calcext:value-type="float">
            <text:p>1317.655172</text:p>
          </table:table-cell>
          <table:table-cell office:value-type="float" office:value="8617.862069" calcext:value-type="float">
            <text:p>8617.86206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370" calcext:value-type="float">
            <text:p>103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4.916337" calcext:value-type="float">
            <text:p>1314.916337</text:p>
          </table:table-cell>
          <table:table-cell office:value-type="float" office:value="8622.045223" calcext:value-type="float">
            <text:p>8622.04522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375" calcext:value-type="float">
            <text:p>103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2.177501" calcext:value-type="float">
            <text:p>1312.177501</text:p>
          </table:table-cell>
          <table:table-cell office:value-type="float" office:value="8626.228378" calcext:value-type="float">
            <text:p>8626.22837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380" calcext:value-type="float">
            <text:p>103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9.438666" calcext:value-type="float">
            <text:p>1309.438666</text:p>
          </table:table-cell>
          <table:table-cell office:value-type="float" office:value="8630.411532" calcext:value-type="float">
            <text:p>8630.41153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385" calcext:value-type="float">
            <text:p>103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6.69983" calcext:value-type="float">
            <text:p>1306.69983</text:p>
          </table:table-cell>
          <table:table-cell office:value-type="float" office:value="8634.594686" calcext:value-type="float">
            <text:p>8634.59468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390" calcext:value-type="float">
            <text:p>103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3.960995" calcext:value-type="float">
            <text:p>1303.960995</text:p>
          </table:table-cell>
          <table:table-cell office:value-type="float" office:value="8638.777841" calcext:value-type="float">
            <text:p>8638.77784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395" calcext:value-type="float">
            <text:p>103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1.222159" calcext:value-type="float">
            <text:p>1301.222159</text:p>
          </table:table-cell>
          <table:table-cell office:value-type="float" office:value="8642.960995" calcext:value-type="float">
            <text:p>8642.96099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400" calcext:value-type="float">
            <text:p>10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8.483324" calcext:value-type="float">
            <text:p>1298.483324</text:p>
          </table:table-cell>
          <table:table-cell office:value-type="float" office:value="8647.144149" calcext:value-type="float">
            <text:p>8647.14414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405" calcext:value-type="float">
            <text:p>104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5.744488" calcext:value-type="float">
            <text:p>1295.744488</text:p>
          </table:table-cell>
          <table:table-cell office:value-type="float" office:value="8651.327304" calcext:value-type="float">
            <text:p>8651.32730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410" calcext:value-type="float">
            <text:p>104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3.005653" calcext:value-type="float">
            <text:p>1293.005653</text:p>
          </table:table-cell>
          <table:table-cell office:value-type="float" office:value="8655.510458" calcext:value-type="float">
            <text:p>8655.51045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415" calcext:value-type="float">
            <text:p>104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0.266817" calcext:value-type="float">
            <text:p>1290.266817</text:p>
          </table:table-cell>
          <table:table-cell office:value-type="float" office:value="8659.693612" calcext:value-type="float">
            <text:p>8659.69361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420" calcext:value-type="float">
            <text:p>10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7.527982" calcext:value-type="float">
            <text:p>1287.527982</text:p>
          </table:table-cell>
          <table:table-cell office:value-type="float" office:value="8663.876767" calcext:value-type="float">
            <text:p>8663.87676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425" calcext:value-type="float">
            <text:p>104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4.789146" calcext:value-type="float">
            <text:p>1284.789146</text:p>
          </table:table-cell>
          <table:table-cell office:value-type="float" office:value="8668.059921" calcext:value-type="float">
            <text:p>8668.05992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430" calcext:value-type="float">
            <text:p>104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2.050311" calcext:value-type="float">
            <text:p>1282.050311</text:p>
          </table:table-cell>
          <table:table-cell office:value-type="float" office:value="8672.243075" calcext:value-type="float">
            <text:p>8672.24307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435" calcext:value-type="float">
            <text:p>104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9.311475" calcext:value-type="float">
            <text:p>1279.311475</text:p>
          </table:table-cell>
          <table:table-cell office:value-type="float" office:value="8676.42623" calcext:value-type="float">
            <text:p>8676.4262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440" calcext:value-type="float">
            <text:p>104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6.57264" calcext:value-type="float">
            <text:p>1276.57264</text:p>
          </table:table-cell>
          <table:table-cell office:value-type="float" office:value="8680.609384" calcext:value-type="float">
            <text:p>8680.60938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445" calcext:value-type="float">
            <text:p>104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3.833804" calcext:value-type="float">
            <text:p>1273.833804</text:p>
          </table:table-cell>
          <table:table-cell office:value-type="float" office:value="8684.792538" calcext:value-type="float">
            <text:p>8684.79253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450" calcext:value-type="float">
            <text:p>104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1.094969" calcext:value-type="float">
            <text:p>1271.094969</text:p>
          </table:table-cell>
          <table:table-cell office:value-type="float" office:value="8688.975692" calcext:value-type="float">
            <text:p>8688.97569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455" calcext:value-type="float">
            <text:p>104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8.356133" calcext:value-type="float">
            <text:p>1268.356133</text:p>
          </table:table-cell>
          <table:table-cell office:value-type="float" office:value="8693.158847" calcext:value-type="float">
            <text:p>8693.15884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460" calcext:value-type="float">
            <text:p>104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5.617298" calcext:value-type="float">
            <text:p>1265.617298</text:p>
          </table:table-cell>
          <table:table-cell office:value-type="float" office:value="8697.342001" calcext:value-type="float">
            <text:p>8697.34200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465" calcext:value-type="float">
            <text:p>104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2.878462" calcext:value-type="float">
            <text:p>1262.878462</text:p>
          </table:table-cell>
          <table:table-cell office:value-type="float" office:value="8701.525155" calcext:value-type="float">
            <text:p>8701.52515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470" calcext:value-type="float">
            <text:p>104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0.139627" calcext:value-type="float">
            <text:p>1260.139627</text:p>
          </table:table-cell>
          <table:table-cell office:value-type="float" office:value="8705.70831" calcext:value-type="float">
            <text:p>8705.7083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475" calcext:value-type="float">
            <text:p>104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7.400791" calcext:value-type="float">
            <text:p>1257.400791</text:p>
          </table:table-cell>
          <table:table-cell office:value-type="float" office:value="8709.891464" calcext:value-type="float">
            <text:p>8709.89146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480" calcext:value-type="float">
            <text:p>104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4.661956" calcext:value-type="float">
            <text:p>1254.661956</text:p>
          </table:table-cell>
          <table:table-cell office:value-type="float" office:value="8714.074618" calcext:value-type="float">
            <text:p>8714.07461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485" calcext:value-type="float">
            <text:p>104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1.92312" calcext:value-type="float">
            <text:p>1251.92312</text:p>
          </table:table-cell>
          <table:table-cell office:value-type="float" office:value="8718.257773" calcext:value-type="float">
            <text:p>8718.25777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490" calcext:value-type="float">
            <text:p>104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9.184285" calcext:value-type="float">
            <text:p>1249.184285</text:p>
          </table:table-cell>
          <table:table-cell office:value-type="float" office:value="8722.440927" calcext:value-type="float">
            <text:p>8722.44092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495" calcext:value-type="float">
            <text:p>104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6.445449" calcext:value-type="float">
            <text:p>1246.445449</text:p>
          </table:table-cell>
          <table:table-cell office:value-type="float" office:value="8726.624081" calcext:value-type="float">
            <text:p>8726.62408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3.706614" calcext:value-type="float">
            <text:p>1243.706614</text:p>
          </table:table-cell>
          <table:table-cell office:value-type="float" office:value="8730.807236" calcext:value-type="float">
            <text:p>8730.80723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505" calcext:value-type="float">
            <text:p>105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0.967778" calcext:value-type="float">
            <text:p>1240.967778</text:p>
          </table:table-cell>
          <table:table-cell office:value-type="float" office:value="8734.99039" calcext:value-type="float">
            <text:p>8734.9903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510" calcext:value-type="float">
            <text:p>105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8.228943" calcext:value-type="float">
            <text:p>1238.228943</text:p>
          </table:table-cell>
          <table:table-cell office:value-type="float" office:value="8739.173544" calcext:value-type="float">
            <text:p>8739.17354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515" calcext:value-type="float">
            <text:p>105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5.490107" calcext:value-type="float">
            <text:p>1235.490107</text:p>
          </table:table-cell>
          <table:table-cell office:value-type="float" office:value="8743.356699" calcext:value-type="float">
            <text:p>8743.35669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520" calcext:value-type="float">
            <text:p>105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2.751272" calcext:value-type="float">
            <text:p>1232.751272</text:p>
          </table:table-cell>
          <table:table-cell office:value-type="float" office:value="8747.539853" calcext:value-type="float">
            <text:p>8747.53985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525" calcext:value-type="float">
            <text:p>105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0.012436" calcext:value-type="float">
            <text:p>1230.012436</text:p>
          </table:table-cell>
          <table:table-cell office:value-type="float" office:value="8751.723007" calcext:value-type="float">
            <text:p>8751.72300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530" calcext:value-type="float">
            <text:p>105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7.273601" calcext:value-type="float">
            <text:p>1227.273601</text:p>
          </table:table-cell>
          <table:table-cell office:value-type="float" office:value="8755.906162" calcext:value-type="float">
            <text:p>8755.90616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535" calcext:value-type="float">
            <text:p>105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4.534765" calcext:value-type="float">
            <text:p>1224.534765</text:p>
          </table:table-cell>
          <table:table-cell office:value-type="float" office:value="8760.089316" calcext:value-type="float">
            <text:p>8760.08931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540" calcext:value-type="float">
            <text:p>105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1.79593" calcext:value-type="float">
            <text:p>1221.79593</text:p>
          </table:table-cell>
          <table:table-cell office:value-type="float" office:value="8764.27247" calcext:value-type="float">
            <text:p>8764.2724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545" calcext:value-type="float">
            <text:p>105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9.057094" calcext:value-type="float">
            <text:p>1219.057094</text:p>
          </table:table-cell>
          <table:table-cell office:value-type="float" office:value="8768.455625" calcext:value-type="float">
            <text:p>8768.45562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550" calcext:value-type="float">
            <text:p>105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6.318259" calcext:value-type="float">
            <text:p>1216.318259</text:p>
          </table:table-cell>
          <table:table-cell office:value-type="float" office:value="8772.638779" calcext:value-type="float">
            <text:p>8772.63877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555" calcext:value-type="float">
            <text:p>105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3.579423" calcext:value-type="float">
            <text:p>1213.579423</text:p>
          </table:table-cell>
          <table:table-cell office:value-type="float" office:value="8776.821933" calcext:value-type="float">
            <text:p>8776.821933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560" calcext:value-type="float">
            <text:p>105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0.840588" calcext:value-type="float">
            <text:p>1210.840588</text:p>
          </table:table-cell>
          <table:table-cell office:value-type="float" office:value="8781.005088" calcext:value-type="float">
            <text:p>8781.00508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565" calcext:value-type="float">
            <text:p>105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8.101752" calcext:value-type="float">
            <text:p>1208.101752</text:p>
          </table:table-cell>
          <table:table-cell office:value-type="float" office:value="8785.188242" calcext:value-type="float">
            <text:p>8785.18824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570" calcext:value-type="float">
            <text:p>105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5.362917" calcext:value-type="float">
            <text:p>1205.362917</text:p>
          </table:table-cell>
          <table:table-cell office:value-type="float" office:value="8789.371396" calcext:value-type="float">
            <text:p>8789.371396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575" calcext:value-type="float">
            <text:p>105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2.624081" calcext:value-type="float">
            <text:p>1202.624081</text:p>
          </table:table-cell>
          <table:table-cell office:value-type="float" office:value="8793.554551" calcext:value-type="float">
            <text:p>8793.554551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580" calcext:value-type="float">
            <text:p>105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9.885246" calcext:value-type="float">
            <text:p>1199.885246</text:p>
          </table:table-cell>
          <table:table-cell office:value-type="float" office:value="8797.737705" calcext:value-type="float">
            <text:p>8797.737705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585" calcext:value-type="float">
            <text:p>105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7.14641" calcext:value-type="float">
            <text:p>1197.14641</text:p>
          </table:table-cell>
          <table:table-cell office:value-type="float" office:value="8801.920859" calcext:value-type="float">
            <text:p>8801.920859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590" calcext:value-type="float">
            <text:p>105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4.407575" calcext:value-type="float">
            <text:p>1194.407575</text:p>
          </table:table-cell>
          <table:table-cell office:value-type="float" office:value="8806.104014" calcext:value-type="float">
            <text:p>8806.104014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595" calcext:value-type="float">
            <text:p>105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1.668739" calcext:value-type="float">
            <text:p>1191.668739</text:p>
          </table:table-cell>
          <table:table-cell office:value-type="float" office:value="8810.287168" calcext:value-type="float">
            <text:p>8810.287168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600" calcext:value-type="float">
            <text:p>10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8.929904" calcext:value-type="float">
            <text:p>1188.929904</text:p>
          </table:table-cell>
          <table:table-cell office:value-type="float" office:value="8814.470322" calcext:value-type="float">
            <text:p>8814.470322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605" calcext:value-type="float">
            <text:p>106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6.191068" calcext:value-type="float">
            <text:p>1186.191068</text:p>
          </table:table-cell>
          <table:table-cell office:value-type="float" office:value="8818.653477" calcext:value-type="float">
            <text:p>8818.653477</text:p>
          </table:table-cell>
          <table:table-cell office:value-type="float" office:value="2.150489307" calcext:value-type="float">
            <text:p>2.150489307</text:p>
          </table:table-cell>
          <table:table-cell office:value-type="float" office:value="0" calcext:value-type="float">
            <text:p>0</text:p>
          </table:table-cell>
          <table:table-cell office:value-type="float" office:value="10610" calcext:value-type="float">
            <text:p>106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8T17:07:13.473813415</dc:date>
    <meta:editing-duration>PT56M36S</meta:editing-duration>
    <meta:editing-cycles>10</meta:editing-cycles>
    <meta:generator>LibreOffice/6.0.7.3$Linux_X86_64 LibreOffice_project/00m0$Build-3</meta:generator>
    <meta:document-statistic meta:table-count="1" meta:cell-count="12746" meta:object-count="0"/>
  </office:meta>
</office:document-meta>
</file>